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MISC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GEOID</text:p>
          </table:table-cell>
          <table:table-cell office:value-type="string">
            <text:p>Tract</text:p>
          </table:table-cell>
          <table:table-cell office:value-type="string">
            <text:p>cbus_data_</text:p>
          </table:table-cell>
          <table:table-cell office:value-type="string">
            <text:p>cbus_dat_1</text:p>
          </table:table-cell>
          <table:table-cell office:value-type="string">
            <text:p>cbus_dat_2</text:p>
          </table:table-cell>
          <table:table-cell office:value-type="string">
            <text:p>cbus_dat_3</text:p>
          </table:table-cell>
          <table:table-cell office:value-type="string">
            <text:p>cbus_dat_4</text:p>
          </table:table-cell>
          <table:table-cell office:value-type="string">
            <text:p>cbus_dat_5</text:p>
          </table:table-cell>
          <table:table-cell office:value-type="string">
            <text:p>cbus_dat_6</text:p>
          </table:table-cell>
          <table:table-cell office:value-type="string">
            <text:p>cbus_dat_7</text:p>
          </table:table-cell>
          <table:table-cell office:value-type="string">
            <text:p>cbus_dat_8</text:p>
          </table:table-cell>
          <table:table-cell office:value-type="string">
            <text:p>cbus_dat_9</text:p>
          </table:table-cell>
          <table:table-cell office:value-type="string">
            <text:p>cbus_dat10</text:p>
          </table:table-cell>
          <table:table-cell office:value-type="string">
            <text:p>cbus_dat11</text:p>
          </table:table-cell>
          <table:table-cell office:value-type="string">
            <text:p>cbus_dat12</text:p>
          </table:table-cell>
          <table:table-cell office:value-type="string">
            <text:p>cbus_dat13</text:p>
          </table:table-cell>
          <table:table-cell office:value-type="string">
            <text:p>cbus_dat14</text:p>
          </table:table-cell>
          <table:table-cell office:value-type="string">
            <text:p>cbus_dat15</text:p>
          </table:table-cell>
          <table:table-cell office:value-type="string">
            <text:p>cbus_dat16</text:p>
          </table:table-cell>
          <table:table-cell office:value-type="string">
            <text:p>cbus_dat17</text:p>
          </table:table-cell>
          <table:table-cell office:value-type="string">
            <text:p>cbus_dat18</text:p>
          </table:table-cell>
          <table:table-cell office:value-type="string">
            <text:p>cbus_dat19</text:p>
          </table:table-cell>
          <table:table-cell office:value-type="string">
            <text:p>cbus_dat20</text:p>
          </table:table-cell>
          <table:table-cell office:value-type="string">
            <text:p>cbus_cohor</text:p>
          </table:table-cell>
          <table:table-cell office:value-type="string">
            <text:p>cbus_coh_1</text:p>
          </table:table-cell>
          <table:table-cell office:value-type="string">
            <text:p>cbus_coh_2</text:p>
          </table:table-cell>
          <table:table-cell office:value-type="string">
            <text:p>cbus_coh_3</text:p>
          </table:table-cell>
          <table:table-cell office:value-type="string">
            <text:p>cbus_coh_4</text:p>
          </table:table-cell>
          <table:table-cell office:value-type="string">
            <text:p>Z-score</text:p>
          </table:table-cell>
          <table:table-cell office:value-type="string">
            <text:p>p-value</text:p>
          </table:table-cell>
        </table:table-row>
        <table:table-row>
          <table:table-cell office:value-type="string">
            <text:p>39049008380</text:p>
          </table:table-cell>
          <table:table-cell office:value-type="string">
            <text:p>83.80</text:p>
          </table:table-cell>
          <table:table-cell office:value-type="float" office:value="83.7999999999999970"/>
          <table:table-cell office:value-type="float" office:value="5417"/>
          <table:table-cell office:value-type="float" office:value="0.7583533320000000"/>
          <table:table-cell office:value-type="float" office:value="5.8227848099999999"/>
          <table:table-cell office:value-type="float" office:value="4.47622545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57980000000000"/>
          <table:table-cell office:value-type="float" office:value="-0.4112610000000000"/>
          <table:table-cell office:value-type="float" office:value="-0.0985830000000000"/>
          <table:table-cell office:value-type="float" office:value="-0.4975500000000000"/>
          <table:table-cell office:value-type="float" office:value="14.4452038799999990"/>
          <table:table-cell office:value-type="float" office:value="16.9792656899999980"/>
          <table:table-cell office:value-type="float" office:value="91"/>
          <table:table-cell office:value-type="float" office:value="8"/>
          <table:table-cell office:value-type="float" office:value="25.3393605499999990"/>
          <table:table-cell office:value-type="float" office:value="30.7332944099999990"/>
          <table:table-cell office:value-type="float" office:value="101"/>
          <table:table-cell office:value-type="float" office:value="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2836548125000000"/>
          <table:table-cell office:value-type="float" office:value="0.0223918257000000"/>
        </table:table-row>
        <table:table-row>
          <table:table-cell office:value-type="string">
            <text:p>39049008370</text:p>
          </table:table-cell>
          <table:table-cell office:value-type="string">
            <text:p>83.70</text:p>
          </table:table-cell>
          <table:table-cell office:value-type="float" office:value="83.7000000000000030"/>
          <table:table-cell office:value-type="float" office:value="7384"/>
          <table:table-cell office:value-type="float" office:value="0.8894907910000000"/>
          <table:table-cell office:value-type="float" office:value="5.9535822400000002"/>
          <table:table-cell office:value-type="float" office:value="2.60432729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55090000000000"/>
          <table:table-cell office:value-type="float" office:value="-0.3006250000000000"/>
          <table:table-cell office:value-type="float" office:value="0.0887920000000000"/>
          <table:table-cell office:value-type="float" office:value="-0.0446940000000000"/>
          <table:table-cell office:value-type="float" office:value="16.2771100400000000"/>
          <table:table-cell office:value-type="float" office:value="16.9435257800000020"/>
          <table:table-cell office:value-type="float" office:value="90"/>
          <table:table-cell office:value-type="float" office:value="11"/>
          <table:table-cell office:value-type="float" office:value="29.2715752999999990"/>
          <table:table-cell office:value-type="float" office:value="24.4179818600000010"/>
          <table:table-cell office:value-type="float" office:value="100"/>
          <table:table-cell office:value-type="float" office:value="2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992476695000001"/>
          <table:table-cell office:value-type="float" office:value="0.0278603165000000"/>
        </table:table-row>
        <table:table-row>
          <table:table-cell office:value-type="string">
            <text:p>39049008360</text:p>
          </table:table-cell>
          <table:table-cell office:value-type="string">
            <text:p>83.60</text:p>
          </table:table-cell>
          <table:table-cell office:value-type="float" office:value="83.5999999999999940"/>
          <table:table-cell office:value-type="float" office:value="6366"/>
          <table:table-cell office:value-type="float" office:value="0.8135406850000000"/>
          <table:table-cell office:value-type="float" office:value="5.4970224459999999"/>
          <table:table-cell office:value-type="float" office:value="1.6291180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456540000000000"/>
          <table:table-cell office:value-type="float" office:value="-0.4244210000000000"/>
          <table:table-cell office:value-type="float" office:value="-0.1789700000000000"/>
          <table:table-cell office:value-type="float" office:value="-0.1335720000000000"/>
          <table:table-cell office:value-type="float" office:value="19.0814672600000000"/>
          <table:table-cell office:value-type="float" office:value="18.8123648500000020"/>
          <table:table-cell office:value-type="float" office:value="91"/>
          <table:table-cell office:value-type="float" office:value="12"/>
          <table:table-cell office:value-type="float" office:value="28.1865130200000000"/>
          <table:table-cell office:value-type="float" office:value="20.6483834199999980"/>
          <table:table-cell office:value-type="float" office:value="98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516367806000000"/>
          <table:table-cell office:value-type="float" office:value="0.3944157188000000"/>
        </table:table-row>
        <table:table-row>
          <table:table-cell office:value-type="string">
            <text:p>39049008350</text:p>
          </table:table-cell>
          <table:table-cell office:value-type="string">
            <text:p>83.50</text:p>
          </table:table-cell>
          <table:table-cell office:value-type="float" office:value="83.5000000000000000"/>
          <table:table-cell office:value-type="float" office:value="6684"/>
          <table:table-cell office:value-type="float" office:value="0.5143626570000000"/>
          <table:table-cell office:value-type="float" office:value="6.9930069929999998"/>
          <table:table-cell office:value-type="float" office:value="1.74216019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118060000000000"/>
          <table:table-cell office:value-type="float" office:value="-0.4610090000000000"/>
          <table:table-cell office:value-type="float" office:value="0.0290280000000000"/>
          <table:table-cell office:value-type="float" office:value="-0.5034380000000001"/>
          <table:table-cell office:value-type="float" office:value="28.9685321599999990"/>
          <table:table-cell office:value-type="float" office:value="26.1900011000000000"/>
          <table:table-cell office:value-type="float" office:value="95"/>
          <table:table-cell office:value-type="float" office:value="18"/>
          <table:table-cell office:value-type="float" office:value="26.0227136900000000"/>
          <table:table-cell office:value-type="float" office:value="27.8910062699999980"/>
          <table:table-cell office:value-type="float" office:value="101"/>
          <table:table-cell office:value-type="float" office:value="1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2492737442999999"/>
          <table:table-cell office:value-type="float" office:value="0.2115649676000000"/>
        </table:table-row>
        <table:table-row>
          <table:table-cell office:value-type="string">
            <text:p>39049008340</text:p>
          </table:table-cell>
          <table:table-cell office:value-type="string">
            <text:p>83.40</text:p>
          </table:table-cell>
          <table:table-cell office:value-type="float" office:value="83.4000000000000060"/>
          <table:table-cell office:value-type="float" office:value="5988"/>
          <table:table-cell office:value-type="float" office:value="0.7571810290000000"/>
          <table:table-cell office:value-type="float" office:value="8.3944954129999996"/>
          <table:table-cell office:value-type="float" office:value="3.32742218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2946070000000000"/>
          <table:table-cell office:value-type="float" office:value="-0.4929820000000000"/>
          <table:table-cell office:value-type="float" office:value="-0.0626930000000000"/>
          <table:table-cell office:value-type="float" office:value="-0.3281460000000000"/>
          <table:table-cell office:value-type="float" office:value="13.3812754400000000"/>
          <table:table-cell office:value-type="float" office:value="15.4751424400000010"/>
          <table:table-cell office:value-type="float" office:value="85"/>
          <table:table-cell office:value-type="float" office:value="8"/>
          <table:table-cell office:value-type="float" office:value="40.4933152300000000"/>
          <table:table-cell office:value-type="float" office:value="28.61183400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607782170000000"/>
          <table:table-cell office:value-type="float" office:value="0.4467895473000000"/>
        </table:table-row>
        <table:table-row>
          <table:table-cell office:value-type="string">
            <text:p>39049007114</text:p>
          </table:table-cell>
          <table:table-cell office:value-type="string">
            <text:p>71.14</text:p>
          </table:table-cell>
          <table:table-cell office:value-type="float" office:value="71.1400000000000010"/>
          <table:table-cell office:value-type="float" office:value="4823"/>
          <table:table-cell office:value-type="float" office:value="0.6493883480000000"/>
          <table:table-cell office:value-type="float" office:value="8.5097550850000001"/>
          <table:table-cell office:value-type="float" office:value="1.6362689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052720000000001"/>
          <table:table-cell office:value-type="float" office:value="0.6835140000000000"/>
          <table:table-cell office:value-type="float" office:value="0.6046520000000000"/>
          <table:table-cell office:value-type="float" office:value="0.2276520000000000"/>
          <table:table-cell office:value-type="float" office:value="17.7337014199999990"/>
          <table:table-cell office:value-type="float" office:value="18.0556586300000000"/>
          <table:table-cell office:value-type="float" office:value="91"/>
          <table:table-cell office:value-type="float" office:value="12"/>
          <table:table-cell office:value-type="float" office:value="49.0932059399999970"/>
          <table:table-cell office:value-type="float" office:value="28.8456249900000010"/>
          <table:table-cell office:value-type="float" office:value="101"/>
          <table:table-cell office:value-type="float" office:value="50"/>
          <table:table-cell office:value-type="float" office:value="1981"/>
          <table:table-cell office:value-type="float" office:value="-0.4824125420000000"/>
          <table:table-cell office:value-type="float" office:value="-0.0776428700000000"/>
          <table:table-cell office:value-type="float" office:value="1.8396753699999999"/>
          <table:table-cell office:value-type="float" office:value="0.5705814390000000"/>
          <table:table-cell office:value-type="float" office:value="-0.6472987207000001"/>
          <table:table-cell office:value-type="float" office:value="0.5174386293000000"/>
        </table:table-row>
        <table:table-row>
          <table:table-cell office:value-type="string">
            <text:p>39049009520</text:p>
          </table:table-cell>
          <table:table-cell office:value-type="string">
            <text:p>95.20</text:p>
          </table:table-cell>
          <table:table-cell office:value-type="float" office:value="95.2000000000000030"/>
          <table:table-cell office:value-type="float" office:value="4308"/>
          <table:table-cell office:value-type="float" office:value="0.8681522750000000"/>
          <table:table-cell office:value-type="float" office:value="6.4554692170000001"/>
          <table:table-cell office:value-type="float" office:value="2.45993393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89340000000000"/>
          <table:table-cell office:value-type="float" office:value="-0.3454280000000000"/>
          <table:table-cell office:value-type="float" office:value="-0.2466620000000000"/>
          <table:table-cell office:value-type="float" office:value="-0.4247140000000000"/>
          <table:table-cell office:value-type="float" office:value="10.2812146900000010"/>
          <table:table-cell office:value-type="float" office:value="11.5833207400000000"/>
          <table:table-cell office:value-type="float" office:value="75"/>
          <table:table-cell office:value-type="float" office:value="6"/>
          <table:table-cell office:value-type="float" office:value="38.5345387799999980"/>
          <table:table-cell office:value-type="float" office:value="30.507640100000000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113704596000001"/>
          <table:table-cell office:value-type="float" office:value="0.1581354085000000"/>
        </table:table-row>
        <table:table-row>
          <table:table-cell office:value-type="string">
            <text:p>39049009430</text:p>
          </table:table-cell>
          <table:table-cell office:value-type="string">
            <text:p>94.30</text:p>
          </table:table-cell>
          <table:table-cell office:value-type="float" office:value="94.2999999999999970"/>
          <table:table-cell office:value-type="float" office:value="7328"/>
          <table:table-cell office:value-type="float" office:value="0.6116266379999999"/>
          <table:table-cell office:value-type="float" office:value="5.5463301229999997"/>
          <table:table-cell office:value-type="float" office:value="4.76991716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2103550000000000"/>
          <table:table-cell office:value-type="float" office:value="-0.3597690000000000"/>
          <table:table-cell office:value-type="float" office:value="0.1590700000000000"/>
          <table:table-cell office:value-type="float" office:value="-0.4303660000000000"/>
          <table:table-cell office:value-type="float" office:value="21.5793575599999980"/>
          <table:table-cell office:value-type="float" office:value="24.3195514899999980"/>
          <table:table-cell office:value-type="float" office:value="93"/>
          <table:table-cell office:value-type="float" office:value="12"/>
          <table:table-cell office:value-type="float" office:value="21.4588372400000010"/>
          <table:table-cell office:value-type="float" office:value="27.398112739999998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990524541999999"/>
          <table:table-cell office:value-type="float" office:value="0.0720103836000000"/>
        </table:table-row>
        <table:table-row>
          <table:table-cell office:value-type="string">
            <text:p>39049009361</text:p>
          </table:table-cell>
          <table:table-cell office:value-type="string">
            <text:p>93.61</text:p>
          </table:table-cell>
          <table:table-cell office:value-type="float" office:value="93.6099999999999990"/>
          <table:table-cell office:value-type="float" office:value="4770"/>
          <table:table-cell office:value-type="float" office:value="0.5129979040000000"/>
          <table:table-cell office:value-type="float" office:value="8.1899775619999993"/>
          <table:table-cell office:value-type="float" office:value="2.4383564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1615010000000000"/>
          <table:table-cell office:value-type="float" office:value="-0.1727260000000000"/>
          <table:table-cell office:value-type="float" office:value="0.1853970000000000"/>
          <table:table-cell office:value-type="float" office:value="0.4718320000000000"/>
          <table:table-cell office:value-type="float" office:value="30.3425516699999990"/>
          <table:table-cell office:value-type="float" office:value="23.9830298999999980"/>
          <table:table-cell office:value-type="float" office:value="93"/>
          <table:table-cell office:value-type="float" office:value="22"/>
          <table:table-cell office:value-type="float" office:value="25.9336560399999990"/>
          <table:table-cell office:value-type="float" office:value="26.8893452000000010"/>
          <table:table-cell office:value-type="float" office:value="101"/>
          <table:table-cell office:value-type="float" office:value="19"/>
          <table:table-cell office:value-type="float" office:value="1975"/>
          <table:table-cell office:value-type="float" office:value="1.0961975140000000"/>
          <table:table-cell office:value-type="float" office:value="1.5232884069999999"/>
          <table:table-cell office:value-type="float" office:value="-0.9345380780000000"/>
          <table:table-cell office:value-type="float" office:value="-1.2446973440000000"/>
          <table:table-cell office:value-type="float" office:value="-1.1044313705000000"/>
          <table:table-cell office:value-type="float" office:value="0.2694060589000000"/>
        </table:table-row>
        <table:table-row>
          <table:table-cell office:value-type="string">
            <text:p>39049008330</text:p>
          </table:table-cell>
          <table:table-cell office:value-type="string">
            <text:p>83.30</text:p>
          </table:table-cell>
          <table:table-cell office:value-type="float" office:value="83.2999999999999970"/>
          <table:table-cell office:value-type="float" office:value="1744"/>
          <table:table-cell office:value-type="float" office:value="0.9260321100000000"/>
          <table:table-cell office:value-type="float" office:value="9.7964376590000004"/>
          <table:table-cell office:value-type="float" office:value="0.6090202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012840000000000"/>
          <table:table-cell office:value-type="float" office:value="-0.3733040000000000"/>
          <table:table-cell office:value-type="float" office:value="-0.0956470000000000"/>
          <table:table-cell office:value-type="float" office:value="-0.4349020000000000"/>
          <table:table-cell office:value-type="float" office:value="23.4230330699999990"/>
          <table:table-cell office:value-type="float" office:value="19.9406203700000010"/>
          <table:table-cell office:value-type="float" office:value="87"/>
          <table:table-cell office:value-type="float" office:value="17"/>
          <table:table-cell office:value-type="float" office:value="36.4825614599999990"/>
          <table:table-cell office:value-type="float" office:value="24.888002050000001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2355892931000000"/>
          <table:table-cell office:value-type="float" office:value="0.8137513825000000"/>
        </table:table-row>
        <table:table-row>
          <table:table-cell office:value-type="string">
            <text:p>39049008322</text:p>
          </table:table-cell>
          <table:table-cell office:value-type="string">
            <text:p>83.22</text:p>
          </table:table-cell>
          <table:table-cell office:value-type="float" office:value="83.2199999999999990"/>
          <table:table-cell office:value-type="float" office:value="4536"/>
          <table:table-cell office:value-type="float" office:value="0.8284832450000000"/>
          <table:table-cell office:value-type="float" office:value="10.1488498000000010"/>
          <table:table-cell office:value-type="float" office:value="0.6480706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572850000000000"/>
          <table:table-cell office:value-type="float" office:value="-0.9015500000000000"/>
          <table:table-cell office:value-type="float" office:value="-0.0272180000000000"/>
          <table:table-cell office:value-type="float" office:value="-0.1430860000000000"/>
          <table:table-cell office:value-type="float" office:value="12.2945902500000010"/>
          <table:table-cell office:value-type="float" office:value="9.2028841850000003"/>
          <table:table-cell office:value-type="float" office:value="55"/>
          <table:table-cell office:value-type="float" office:value="10"/>
          <table:table-cell office:value-type="float" office:value="42.2888531600000020"/>
          <table:table-cell office:value-type="float" office:value="16.9693202200000000"/>
          <table:table-cell office:value-type="float" office:value="94"/>
          <table:table-cell office:value-type="float" office:value="45"/>
          <table:table-cell office:value-type="float" office:value="1958"/>
          <table:table-cell office:value-type="float" office:value="-0.8397839310000000"/>
          <table:table-cell office:value-type="float" office:value="-0.7682405870000000"/>
          <table:table-cell office:value-type="float" office:value="0.1728625730000000"/>
          <table:table-cell office:value-type="float" office:value="0.0372464950000000"/>
          <table:table-cell office:value-type="float" office:value="0.1038171039000000"/>
          <table:table-cell office:value-type="float" office:value="0.9173144928000000"/>
        </table:table-row>
        <table:table-row>
          <table:table-cell office:value-type="string">
            <text:p>39049008321</text:p>
          </table:table-cell>
          <table:table-cell office:value-type="string">
            <text:p>83.21</text:p>
          </table:table-cell>
          <table:table-cell office:value-type="float" office:value="83.2099999999999940"/>
          <table:table-cell office:value-type="float" office:value="2299"/>
          <table:table-cell office:value-type="float" office:value="0.8003479770000000"/>
          <table:table-cell office:value-type="float" office:value="8.6142322100000008"/>
          <table:table-cell office:value-type="float" office:value="0.4259250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3281720000000000"/>
          <table:table-cell office:value-type="float" office:value="-0.9333500000000000"/>
          <table:table-cell office:value-type="float" office:value="-0.1274900000000000"/>
          <table:table-cell office:value-type="float" office:value="0.0763240000000000"/>
          <table:table-cell office:value-type="float" office:value="10.9959250200000000"/>
          <table:table-cell office:value-type="float" office:value="6.9102394780000003"/>
          <table:table-cell office:value-type="float" office:value="42"/>
          <table:table-cell office:value-type="float" office:value="9"/>
          <table:table-cell office:value-type="float" office:value="43.3988627100000030"/>
          <table:table-cell office:value-type="float" office:value="13.2528726700000000"/>
          <table:table-cell office:value-type="float" office:value="89"/>
          <table:table-cell office:value-type="float" office:value="45"/>
          <table:table-cell office:value-type="float" office:value="1956"/>
          <table:table-cell office:value-type="float" office:value="-0.9934051260000000"/>
          <table:table-cell office:value-type="float" office:value="-0.9331306240000000"/>
          <table:table-cell office:value-type="float" office:value="0.2696307270000000"/>
          <table:table-cell office:value-type="float" office:value="0.1242506380000000"/>
          <table:table-cell office:value-type="float" office:value="0.1958926023000000"/>
          <table:table-cell office:value-type="float" office:value="0.8446942276000000"/>
        </table:table-row>
        <table:table-row>
          <table:table-cell office:value-type="string">
            <text:p>39049008312</text:p>
          </table:table-cell>
          <table:table-cell office:value-type="string">
            <text:p>83.12</text:p>
          </table:table-cell>
          <table:table-cell office:value-type="float" office:value="83.1200000000000050"/>
          <table:table-cell office:value-type="float" office:value="4805"/>
          <table:table-cell office:value-type="float" office:value="0.6170655570000000"/>
          <table:table-cell office:value-type="float" office:value="12.5246548299999990"/>
          <table:table-cell office:value-type="float" office:value="0.58711648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90110000000000"/>
          <table:table-cell office:value-type="float" office:value="-0.9684290000000000"/>
          <table:table-cell office:value-type="float" office:value="-0.2963420000000000"/>
          <table:table-cell office:value-type="float" office:value="-0.7722640000000000"/>
          <table:table-cell office:value-type="float" office:value="9.5767634850000007"/>
          <table:table-cell office:value-type="float" office:value="6.6697793670000003"/>
          <table:table-cell office:value-type="float" office:value="43"/>
          <table:table-cell office:value-type="float" office:value="8"/>
          <table:table-cell office:value-type="float" office:value="44.2677725100000000"/>
          <table:table-cell office:value-type="float" office:value="17.0320120700000000"/>
          <table:table-cell office:value-type="float" office:value="98"/>
          <table:table-cell office:value-type="float" office:value="46"/>
          <table:table-cell office:value-type="float" office:value="1960"/>
          <table:table-cell office:value-type="float" office:value="-1.1612800219999999"/>
          <table:table-cell office:value-type="float" office:value="-1.1133199389999999"/>
          <table:table-cell office:value-type="float" office:value="0.3453803430000000"/>
          <table:table-cell office:value-type="float" office:value="0.1923570360000000"/>
          <table:table-cell office:value-type="float" office:value="-0.4370039480000000"/>
          <table:table-cell office:value-type="float" office:value="0.6621084848000000"/>
        </table:table-row>
        <table:table-row>
          <table:table-cell office:value-type="string">
            <text:p>39049008311</text:p>
          </table:table-cell>
          <table:table-cell office:value-type="string">
            <text:p>83.11</text:p>
          </table:table-cell>
          <table:table-cell office:value-type="float" office:value="83.1099999999999990"/>
          <table:table-cell office:value-type="float" office:value="4857"/>
          <table:table-cell office:value-type="float" office:value="0.6088120240000000"/>
          <table:table-cell office:value-type="float" office:value="7.4576271189999996"/>
          <table:table-cell office:value-type="float" office:value="0.9616458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86700000000000"/>
          <table:table-cell office:value-type="float" office:value="-0.9854440000000000"/>
          <table:table-cell office:value-type="float" office:value="-0.0750780000000000"/>
          <table:table-cell office:value-type="float" office:value="-0.8254880000000000"/>
          <table:table-cell office:value-type="float" office:value="12.4815751400000000"/>
          <table:table-cell office:value-type="float" office:value="13.5907496299999990"/>
          <table:table-cell office:value-type="float" office:value="81"/>
          <table:table-cell office:value-type="float" office:value="8"/>
          <table:table-cell office:value-type="float" office:value="44.1741958799999990"/>
          <table:table-cell office:value-type="float" office:value="26.8883033900000010"/>
          <table:table-cell office:value-type="float" office:value="100"/>
          <table:table-cell office:value-type="float" office:value="47"/>
          <table:table-cell office:value-type="float" office:value="1960"/>
          <table:table-cell office:value-type="float" office:value="-0.8176651870000000"/>
          <table:table-cell office:value-type="float" office:value="-0.7444993290000000"/>
          <table:table-cell office:value-type="float" office:value="0.3372225410000000"/>
          <table:table-cell office:value-type="float" office:value="0.1850223650000000"/>
          <table:table-cell office:value-type="float" office:value="1.0290106838999999"/>
          <table:table-cell office:value-type="float" office:value="0.3034746544000000"/>
        </table:table-row>
        <table:table-row>
          <table:table-cell office:value-type="string">
            <text:p>39049008242</text:p>
          </table:table-cell>
          <table:table-cell office:value-type="string">
            <text:p>82.42</text:p>
          </table:table-cell>
          <table:table-cell office:value-type="float" office:value="82.4200000000000020"/>
          <table:table-cell office:value-type="float" office:value="6425"/>
          <table:table-cell office:value-type="float" office:value="0.7690272370000000"/>
          <table:table-cell office:value-type="float" office:value="5.9391771020000004"/>
          <table:table-cell office:value-type="float" office:value="2.12013345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float" office:value="-0.0056910000000000"/>
          <table:table-cell office:value-type="float" office:value="-0.1157460000000000"/>
          <table:table-cell office:value-type="float" office:value="-0.3832100000000000"/>
          <table:table-cell office:value-type="float" office:value="0.4818840000000000"/>
          <table:table-cell office:value-type="float" office:value="22.5746636000000010"/>
          <table:table-cell office:value-type="float" office:value="21.2297183200000000"/>
          <table:table-cell office:value-type="float" office:value="93"/>
          <table:table-cell office:value-type="float" office:value="15"/>
          <table:table-cell office:value-type="float" office:value="31.7141452199999990"/>
          <table:table-cell office:value-type="float" office:value="24.8606853200000020"/>
          <table:table-cell office:value-type="float" office:value="101"/>
          <table:table-cell office:value-type="float" office:value="29"/>
          <table:table-cell office:value-type="float" office:value="1974"/>
          <table:table-cell office:value-type="float" office:value="0.1236690140000000"/>
          <table:table-cell office:value-type="float" office:value="0.5370085540000000"/>
          <table:table-cell office:value-type="float" office:value="-0.2421105090000000"/>
          <table:table-cell office:value-type="float" office:value="-0.7916143000000000"/>
          <table:table-cell office:value-type="float" office:value="0.2586847617000000"/>
          <table:table-cell office:value-type="float" office:value="0.7958784779000000"/>
        </table:table-row>
        <table:table-row>
          <table:table-cell office:value-type="string">
            <text:p>39049009350</text:p>
          </table:table-cell>
          <table:table-cell office:value-type="string">
            <text:p>93.50</text:p>
          </table:table-cell>
          <table:table-cell office:value-type="float" office:value="93.5000000000000000"/>
          <table:table-cell office:value-type="float" office:value="2700"/>
          <table:table-cell office:value-type="float" office:value="0.4329629630000000"/>
          <table:table-cell office:value-type="float" office:value="9.1458805739999995"/>
          <table:table-cell office:value-type="float" office:value="0.6985773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078910000000000"/>
          <table:table-cell office:value-type="float" office:value="-0.4631000000000000"/>
          <table:table-cell office:value-type="float" office:value="0.2563370000000000"/>
          <table:table-cell office:value-type="float" office:value="0.2304360000000000"/>
          <table:table-cell office:value-type="float" office:value="36.2547169799999980"/>
          <table:table-cell office:value-type="float" office:value="26.6479897500000010"/>
          <table:table-cell office:value-type="float" office:value="92"/>
          <table:table-cell office:value-type="float" office:value="27"/>
          <table:table-cell office:value-type="float" office:value="27.7275896400000010"/>
          <table:table-cell office:value-type="float" office:value="27.6552840700000000"/>
          <table:table-cell office:value-type="float" office:value="101"/>
          <table:table-cell office:value-type="float" office:value="2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393095459000000"/>
          <table:table-cell office:value-type="float" office:value="0.9686435960000001"/>
        </table:table-row>
        <table:table-row>
          <table:table-cell office:value-type="string">
            <text:p>39049009340</text:p>
          </table:table-cell>
          <table:table-cell office:value-type="string">
            <text:p>93.40</text:p>
          </table:table-cell>
          <table:table-cell office:value-type="float" office:value="93.4000000000000060"/>
          <table:table-cell office:value-type="float" office:value="2816"/>
          <table:table-cell office:value-type="float" office:value="0.5188210230000000"/>
          <table:table-cell office:value-type="float" office:value="11.9279820000000000"/>
          <table:table-cell office:value-type="float" office:value="0.605638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657670000000000"/>
          <table:table-cell office:value-type="float" office:value="-0.4556610000000000"/>
          <table:table-cell office:value-type="float" office:value="-0.0024530000000000"/>
          <table:table-cell office:value-type="float" office:value="0.2608140000000000"/>
          <table:table-cell office:value-type="float" office:value="15.8093318000000010"/>
          <table:table-cell office:value-type="float" office:value="12.8844986200000000"/>
          <table:table-cell office:value-type="float" office:value="66"/>
          <table:table-cell office:value-type="float" office:value="14"/>
          <table:table-cell office:value-type="float" office:value="51.1344827599999970"/>
          <table:table-cell office:value-type="float" office:value="28.921281700000002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624647212000000"/>
          <table:table-cell office:value-type="float" office:value="0.8709399075000001"/>
        </table:table-row>
        <table:table-row>
          <table:table-cell office:value-type="string">
            <text:p>39049009337</text:p>
          </table:table-cell>
          <table:table-cell office:value-type="string">
            <text:p>93.37</text:p>
          </table:table-cell>
          <table:table-cell office:value-type="float" office:value="93.3700000000000050"/>
          <table:table-cell office:value-type="float" office:value="3857"/>
          <table:table-cell office:value-type="float" office:value="0.1516722840000000"/>
          <table:table-cell office:value-type="float" office:value="12.3058542400000000"/>
          <table:table-cell office:value-type="float" office:value="1.1460284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381160000000000"/>
          <table:table-cell office:value-type="float" office:value="-0.7460580000000000"/>
          <table:table-cell office:value-type="float" office:value="-0.2399330000000000"/>
          <table:table-cell office:value-type="float" office:value="-0.6283560000000000"/>
          <table:table-cell office:value-type="float" office:value="14.2742718400000010"/>
          <table:table-cell office:value-type="float" office:value="13.2520384300000010"/>
          <table:table-cell office:value-type="float" office:value="83"/>
          <table:table-cell office:value-type="float" office:value="11"/>
          <table:table-cell office:value-type="float" office:value="34.7301732000000030"/>
          <table:table-cell office:value-type="float" office:value="29.5126442299999990"/>
          <table:table-cell office:value-type="float" office:value="101"/>
          <table:table-cell office:value-type="float" office:value="34"/>
          <table:table-cell office:value-type="float" office:value="1970"/>
          <table:table-cell office:value-type="float" office:value="-0.4787922760000000"/>
          <table:table-cell office:value-type="float" office:value="-0.5168826820000000"/>
          <table:table-cell office:value-type="float" office:value="-0.5173813750000000"/>
          <table:table-cell office:value-type="float" office:value="-0.5552136950000000"/>
          <table:table-cell office:value-type="float" office:value="-0.7495499111000000"/>
          <table:table-cell office:value-type="float" office:value="0.4535258277000000"/>
        </table:table-row>
        <table:table-row>
          <table:table-cell office:value-type="string">
            <text:p>39049009336</text:p>
          </table:table-cell>
          <table:table-cell office:value-type="string">
            <text:p>93.36</text:p>
          </table:table-cell>
          <table:table-cell office:value-type="float" office:value="93.3599999999999990"/>
          <table:table-cell office:value-type="float" office:value="2738"/>
          <table:table-cell office:value-type="float" office:value="0.4218407600000000"/>
          <table:table-cell office:value-type="float" office:value="4.4041450780000000"/>
          <table:table-cell office:value-type="float" office:value="0.6784859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226220000000000"/>
          <table:table-cell office:value-type="float" office:value="-0.4365510000000000"/>
          <table:table-cell office:value-type="float" office:value="-0.2213750000000000"/>
          <table:table-cell office:value-type="float" office:value="0.2900600000000000"/>
          <table:table-cell office:value-type="float" office:value="28.4510005100000000"/>
          <table:table-cell office:value-type="float" office:value="28.0910395199999990"/>
          <table:table-cell office:value-type="float" office:value="91"/>
          <table:table-cell office:value-type="float" office:value="15"/>
          <table:table-cell office:value-type="float" office:value="33.8911042900000010"/>
          <table:table-cell office:value-type="float" office:value="30.4364116799999990"/>
          <table:table-cell office:value-type="float" office:value="101"/>
          <table:table-cell office:value-type="float" office:value="35"/>
          <table:table-cell office:value-type="float" office:value="1963"/>
          <table:table-cell office:value-type="float" office:value="1.5352087740000000"/>
          <table:table-cell office:value-type="float" office:value="1.2831203220000000"/>
          <table:table-cell office:value-type="float" office:value="-0.5854842070000000"/>
          <table:table-cell office:value-type="float" office:value="-0.6209811210000000"/>
          <table:table-cell office:value-type="float" office:value="-0.4715980702000000"/>
          <table:table-cell office:value-type="float" office:value="0.6372137044000000"/>
        </table:table-row>
        <table:table-row>
          <table:table-cell office:value-type="string">
            <text:p>39049009334</text:p>
          </table:table-cell>
          <table:table-cell office:value-type="string">
            <text:p>93.34</text:p>
          </table:table-cell>
          <table:table-cell office:value-type="float" office:value="93.3400000000000030"/>
          <table:table-cell office:value-type="float" office:value="2810"/>
          <table:table-cell office:value-type="float" office:value="0.1402135230000000"/>
          <table:table-cell office:value-type="float" office:value="12.3907863400000000"/>
          <table:table-cell office:value-type="float" office:value="0.5694509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196930000000001"/>
          <table:table-cell office:value-type="float" office:value="-0.6424300000000000"/>
          <table:table-cell office:value-type="float" office:value="-0.2066370000000000"/>
          <table:table-cell office:value-type="float" office:value="-1.0100119999999999"/>
          <table:table-cell office:value-type="float" office:value="18.0413877099999990"/>
          <table:table-cell office:value-type="float" office:value="10.5141467900000000"/>
          <table:table-cell office:value-type="float" office:value="65"/>
          <table:table-cell office:value-type="float" office:value="16"/>
          <table:table-cell office:value-type="float" office:value="40.6415094299999990"/>
          <table:table-cell office:value-type="float" office:value="20.6279958100000020"/>
          <table:table-cell office:value-type="float" office:value="100"/>
          <table:table-cell office:value-type="float" office:value="44"/>
          <table:table-cell office:value-type="float" office:value="1959"/>
          <table:table-cell office:value-type="float" office:value="-0.1599860340000000"/>
          <table:table-cell office:value-type="float" office:value="-0.0385762950000000"/>
          <table:table-cell office:value-type="float" office:value="0.0292508260000000"/>
          <table:table-cell office:value-type="float" office:value="-0.0918746720000000"/>
          <table:table-cell office:value-type="float" office:value="0.6593477445000000"/>
          <table:table-cell office:value-type="float" office:value="0.5096724898000000"/>
        </table:table-row>
        <table:table-row>
          <table:table-cell office:value-type="string">
            <text:p>39049009333</text:p>
          </table:table-cell>
          <table:table-cell office:value-type="string">
            <text:p>93.33</text:p>
          </table:table-cell>
          <table:table-cell office:value-type="float" office:value="93.3299999999999980"/>
          <table:table-cell office:value-type="float" office:value="2059"/>
          <table:table-cell office:value-type="float" office:value="0.1704711020000000"/>
          <table:table-cell office:value-type="float" office:value="6.9138276550000004"/>
          <table:table-cell office:value-type="float" office:value="0.303078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5388740000000000"/>
          <table:table-cell office:value-type="float" office:value="-0.6505660000000000"/>
          <table:table-cell office:value-type="float" office:value="-0.0478850000000000"/>
          <table:table-cell office:value-type="float" office:value="-0.9181700000000000"/>
          <table:table-cell office:value-type="float" office:value="14.3634285700000000"/>
          <table:table-cell office:value-type="float" office:value="6.5787910060000003"/>
          <table:table-cell office:value-type="float" office:value="36"/>
          <table:table-cell office:value-type="float" office:value="13"/>
          <table:table-cell office:value-type="float" office:value="47.6483390599999980"/>
          <table:table-cell office:value-type="float" office:value="16.4866928900000000"/>
          <table:table-cell office:value-type="float" office:value="93"/>
          <table:table-cell office:value-type="float" office:value="49"/>
          <table:table-cell office:value-type="float" office:value="1958"/>
          <table:table-cell office:value-type="float" office:value="-0.5950577240000000"/>
          <table:table-cell office:value-type="float" office:value="-0.5055625550000000"/>
          <table:table-cell office:value-type="float" office:value="0.6400905850000001"/>
          <table:table-cell office:value-type="float" office:value="0.4573306970000000"/>
          <table:table-cell office:value-type="float" office:value="0.8145722689000000"/>
          <table:table-cell office:value-type="float" office:value="0.4153171893000000"/>
        </table:table-row>
        <table:table-row>
          <table:table-cell office:value-type="string">
            <text:p>39049009332</text:p>
          </table:table-cell>
          <table:table-cell office:value-type="string">
            <text:p>93.32</text:p>
          </table:table-cell>
          <table:table-cell office:value-type="float" office:value="93.3199999999999930"/>
          <table:table-cell office:value-type="float" office:value="3100"/>
          <table:table-cell office:value-type="float" office:value="0.1754838710000000"/>
          <table:table-cell office:value-type="float" office:value="6.2251655630000000"/>
          <table:table-cell office:value-type="float" office:value="0.74298675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275250000000000"/>
          <table:table-cell office:value-type="float" office:value="-0.1860040000000000"/>
          <table:table-cell office:value-type="float" office:value="-0.2143680000000000"/>
          <table:table-cell office:value-type="float" office:value="0.0177960000000000"/>
          <table:table-cell office:value-type="float" office:value="16.7275700900000000"/>
          <table:table-cell office:value-type="float" office:value="10.4118950100000000"/>
          <table:table-cell office:value-type="float" office:value="65"/>
          <table:table-cell office:value-type="float" office:value="15"/>
          <table:table-cell office:value-type="float" office:value="41.2262295100000030"/>
          <table:table-cell office:value-type="float" office:value="19.1669080900000000"/>
          <table:table-cell office:value-type="float" office:value="100"/>
          <table:table-cell office:value-type="float" office:value="44"/>
          <table:table-cell office:value-type="float" office:value="1961"/>
          <table:table-cell office:value-type="float" office:value="-0.3153996280000000"/>
          <table:table-cell office:value-type="float" office:value="-0.2053902130000000"/>
          <table:table-cell office:value-type="float" office:value="0.0802254170000000"/>
          <table:table-cell office:value-type="float" office:value="-0.0460434730000000"/>
          <table:table-cell office:value-type="float" office:value="0.1703618222000000"/>
          <table:table-cell office:value-type="float" office:value="0.8647255946000000"/>
        </table:table-row>
        <table:table-row>
          <table:table-cell office:value-type="string">
            <text:p>39049009331</text:p>
          </table:table-cell>
          <table:table-cell office:value-type="string">
            <text:p>93.31</text:p>
          </table:table-cell>
          <table:table-cell office:value-type="float" office:value="93.3100000000000020"/>
          <table:table-cell office:value-type="float" office:value="803"/>
          <table:table-cell office:value-type="float" office:value="0.1494396010000000"/>
          <table:table-cell office:value-type="float" office:value="47.4600870800000010"/>
          <table:table-cell office:value-type="float" office:value="0.2234456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428270000000000"/>
          <table:table-cell office:value-type="float" office:value="-0.8045700000000000"/>
          <table:table-cell office:value-type="float" office:value="-0.9898970000000000"/>
          <table:table-cell office:value-type="float" office:value="-0.4340140000000000"/>
          <table:table-cell office:value-type="float" office:value="12.4638364799999990"/>
          <table:table-cell office:value-type="float" office:value="12.1703170300000000"/>
          <table:table-cell office:value-type="float" office:value="60"/>
          <table:table-cell office:value-type="float" office:value="9"/>
          <table:table-cell office:value-type="float" office:value="56.8160377399999990"/>
          <table:table-cell office:value-type="float" office:value="29.3220428300000010"/>
          <table:table-cell office:value-type="float" office:value="92"/>
          <table:table-cell office:value-type="float" office:value="58"/>
          <table:table-cell office:value-type="float" office:value="1963"/>
          <table:table-cell office:value-type="float" office:value="-0.7359897440000000"/>
          <table:table-cell office:value-type="float" office:value="-0.7467515870000000"/>
          <table:table-cell office:value-type="float" office:value="1.2752126509999999"/>
          <table:table-cell office:value-type="float" office:value="1.1759080860000000"/>
          <table:table-cell office:value-type="float" office:value="0.7851393031000000"/>
          <table:table-cell office:value-type="float" office:value="0.4323718981000000"/>
        </table:table-row>
        <table:table-row>
          <table:table-cell office:value-type="string">
            <text:p>39049009325</text:p>
          </table:table-cell>
          <table:table-cell office:value-type="string">
            <text:p>93.25</text:p>
          </table:table-cell>
          <table:table-cell office:value-type="float" office:value="93.2500000000000000"/>
          <table:table-cell office:value-type="float" office:value="4598"/>
          <table:table-cell office:value-type="float" office:value="0.1855154410000000"/>
          <table:table-cell office:value-type="float" office:value="12.7257454900000000"/>
          <table:table-cell office:value-type="float" office:value="2.0235764000000001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97360000000000"/>
          <table:table-cell office:value-type="float" office:value="-0.7927430000000000"/>
          <table:table-cell office:value-type="float" office:value="-0.1370220000000000"/>
          <table:table-cell office:value-type="float" office:value="-0.1794440000000000"/>
          <table:table-cell office:value-type="float" office:value="17.1729646199999980"/>
          <table:table-cell office:value-type="float" office:value="20.8278792499999990"/>
          <table:table-cell office:value-type="float" office:value="91"/>
          <table:table-cell office:value-type="float" office:value="9"/>
          <table:table-cell office:value-type="float" office:value="47.0918139699999970"/>
          <table:table-cell office:value-type="float" office:value="34.6897397899999970"/>
          <table:table-cell office:value-type="float" office:value="101"/>
          <table:table-cell office:value-type="float" office:value="50"/>
          <table:table-cell office:value-type="float" office:value="1973"/>
          <table:table-cell office:value-type="float" office:value="-0.5526159900000000"/>
          <table:table-cell office:value-type="float" office:value="-0.1488389800000000"/>
          <table:table-cell office:value-type="float" office:value="1.5999345910000000"/>
          <table:table-cell office:value-type="float" office:value="0.4137094610000000"/>
          <table:table-cell office:value-type="float" office:value="-0.8074305178000000"/>
          <table:table-cell office:value-type="float" office:value="0.4194184905000000"/>
        </table:table-row>
        <table:table-row>
          <table:table-cell office:value-type="string">
            <text:p>39049009323</text:p>
          </table:table-cell>
          <table:table-cell office:value-type="string">
            <text:p>93.23</text:p>
          </table:table-cell>
          <table:table-cell office:value-type="float" office:value="93.2300000000000040"/>
          <table:table-cell office:value-type="float" office:value="3232"/>
          <table:table-cell office:value-type="float" office:value="0.2243193070000000"/>
          <table:table-cell office:value-type="float" office:value="15.5570652200000000"/>
          <table:table-cell office:value-type="float" office:value="0.4270513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61240000000000"/>
          <table:table-cell office:value-type="float" office:value="-0.8482300000000000"/>
          <table:table-cell office:value-type="float" office:value="-0.2934550000000000"/>
          <table:table-cell office:value-type="float" office:value="-0.8866880000000000"/>
          <table:table-cell office:value-type="float" office:value="15.9007323000000000"/>
          <table:table-cell office:value-type="float" office:value="9.1462170700000005"/>
          <table:table-cell office:value-type="float" office:value="57"/>
          <table:table-cell office:value-type="float" office:value="15"/>
          <table:table-cell office:value-type="float" office:value="46.0674796699999970"/>
          <table:table-cell office:value-type="float" office:value="20.9789945100000000"/>
          <table:table-cell office:value-type="float" office:value="100"/>
          <table:table-cell office:value-type="float" office:value="47"/>
          <table:table-cell office:value-type="float" office:value="1959"/>
          <table:table-cell office:value-type="float" office:value="-0.4132075980000000"/>
          <table:table-cell office:value-type="float" office:value="-0.3103728600000000"/>
          <table:table-cell office:value-type="float" office:value="0.5022747940000000"/>
          <table:table-cell office:value-type="float" office:value="0.3334206680000000"/>
          <table:table-cell office:value-type="float" office:value="0.7848005665000000"/>
          <table:table-cell office:value-type="float" office:value="0.4325705079000000"/>
        </table:table-row>
        <table:table-row>
          <table:table-cell office:value-type="string">
            <text:p>39049008241</text:p>
          </table:table-cell>
          <table:table-cell office:value-type="string">
            <text:p>82.41</text:p>
          </table:table-cell>
          <table:table-cell office:value-type="float" office:value="82.4099999999999970"/>
          <table:table-cell office:value-type="float" office:value="2772"/>
          <table:table-cell office:value-type="float" office:value="0.7023809520000000"/>
          <table:table-cell office:value-type="float" office:value="5.1344743279999996"/>
          <table:table-cell office:value-type="float" office:value="1.6965398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200960000000000"/>
          <table:table-cell office:value-type="float" office:value="-1.0417190000000001"/>
          <table:table-cell office:value-type="float" office:value="-0.1458870000000000"/>
          <table:table-cell office:value-type="float" office:value="-0.3726840000000000"/>
          <table:table-cell office:value-type="float" office:value="20.0787369300000020"/>
          <table:table-cell office:value-type="float" office:value="20.8809850100000000"/>
          <table:table-cell office:value-type="float" office:value="93"/>
          <table:table-cell office:value-type="float" office:value="13"/>
          <table:table-cell office:value-type="float" office:value="35.6062717800000000"/>
          <table:table-cell office:value-type="float" office:value="31.4487081400000010"/>
          <table:table-cell office:value-type="float" office:value="101"/>
          <table:table-cell office:value-type="float" office:value="33"/>
          <table:table-cell office:value-type="float" office:value="1964"/>
          <table:table-cell office:value-type="float" office:value="0.3458125430000000"/>
          <table:table-cell office:value-type="float" office:value="0.2201036030000000"/>
          <table:table-cell office:value-type="float" office:value="-0.4462730390000000"/>
          <table:table-cell office:value-type="float" office:value="-0.4865438310000000"/>
          <table:table-cell office:value-type="float" office:value="-0.0590092305000000"/>
          <table:table-cell office:value-type="float" office:value="0.9529447561000000"/>
        </table:table-row>
        <table:table-row>
          <table:table-cell office:value-type="string">
            <text:p>39049008230</text:p>
          </table:table-cell>
          <table:table-cell office:value-type="string">
            <text:p>82.30</text:p>
          </table:table-cell>
          <table:table-cell office:value-type="float" office:value="82.2999999999999970"/>
          <table:table-cell office:value-type="float" office:value="1745"/>
          <table:table-cell office:value-type="float" office:value="0.4240687680000000"/>
          <table:table-cell office:value-type="float" office:value="49.5412844000000020"/>
          <table:table-cell office:value-type="float" office:value="0.4313349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5660150000000001"/>
          <table:table-cell office:value-type="float" office:value="-0.5350600000000000"/>
          <table:table-cell office:value-type="float" office:value="-1.1508250000000000"/>
          <table:table-cell office:value-type="float" office:value="-0.0121600000000000"/>
          <table:table-cell office:value-type="float" office:value="8.3341384860000005"/>
          <table:table-cell office:value-type="float" office:value="11.8984678300000000"/>
          <table:table-cell office:value-type="float" office:value="60"/>
          <table:table-cell office:value-type="float" office:value="4"/>
          <table:table-cell office:value-type="float" office:value="63.3303715699999970"/>
          <table:table-cell office:value-type="float" office:value="25.3954805899999980"/>
          <table:table-cell office:value-type="float" office:value="98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665382822000000"/>
          <table:table-cell office:value-type="float" office:value="0.3861950423000000"/>
        </table:table-row>
        <table:table-row>
          <table:table-cell office:value-type="string">
            <text:p>39049008210</text:p>
          </table:table-cell>
          <table:table-cell office:value-type="string">
            <text:p>82.10</text:p>
          </table:table-cell>
          <table:table-cell office:value-type="float" office:value="82.0999999999999940"/>
          <table:table-cell office:value-type="float" office:value="2210"/>
          <table:table-cell office:value-type="float" office:value="0.7343891400000000"/>
          <table:table-cell office:value-type="float" office:value="11.3888888900000000"/>
          <table:table-cell office:value-type="float" office:value="2.8861493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851190000000000"/>
          <table:table-cell office:value-type="float" office:value="-0.4526610000000000"/>
          <table:table-cell office:value-type="float" office:value="-0.1680370000000000"/>
          <table:table-cell office:value-type="float" office:value="-0.5346600000000000"/>
          <table:table-cell office:value-type="float" office:value="6.6544842510000004"/>
          <table:table-cell office:value-type="float" office:value="9.0959129329999993"/>
          <table:table-cell office:value-type="float" office:value="72"/>
          <table:table-cell office:value-type="float" office:value="4"/>
          <table:table-cell office:value-type="float" office:value="62.5145537599999980"/>
          <table:table-cell office:value-type="float" office:value="29.8921458300000000"/>
          <table:table-cell office:value-type="float" office:value="100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947162290000000"/>
          <table:table-cell office:value-type="float" office:value="0.3709388010000000"/>
        </table:table-row>
        <table:table-row>
          <table:table-cell office:value-type="string">
            <text:p>39049008161</text:p>
          </table:table-cell>
          <table:table-cell office:value-type="string">
            <text:p>81.61</text:p>
          </table:table-cell>
          <table:table-cell office:value-type="float" office:value="81.6099999999999990"/>
          <table:table-cell office:value-type="float" office:value="7166"/>
          <table:table-cell office:value-type="float" office:value="0.7672341610000000"/>
          <table:table-cell office:value-type="float" office:value="6.8611203180000002"/>
          <table:table-cell office:value-type="float" office:value="6.8503645799999999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19380000000000"/>
          <table:table-cell office:value-type="float" office:value="-0.3802310000000000"/>
          <table:table-cell office:value-type="float" office:value="-0.0499200000000000"/>
          <table:table-cell office:value-type="float" office:value="-0.1456620000000000"/>
          <table:table-cell office:value-type="float" office:value="7.4737562759999996"/>
          <table:table-cell office:value-type="float" office:value="13.1407168999999990"/>
          <table:table-cell office:value-type="float" office:value="92"/>
          <table:table-cell office:value-type="float" office:value="3"/>
          <table:table-cell office:value-type="float" office:value="17.2113083200000010"/>
          <table:table-cell office:value-type="float" office:value="27.7307765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8432417423000000"/>
          <table:table-cell office:value-type="float" office:value="0.0001214198000000"/>
        </table:table-row>
        <table:table-row>
          <table:table-cell office:value-type="string">
            <text:p>39049008120</text:p>
          </table:table-cell>
          <table:table-cell office:value-type="string">
            <text:p>81.20</text:p>
          </table:table-cell>
          <table:table-cell office:value-type="float" office:value="81.2000000000000030"/>
          <table:table-cell office:value-type="float" office:value="3789"/>
          <table:table-cell office:value-type="float" office:value="0.7788334650000000"/>
          <table:table-cell office:value-type="float" office:value="9.6734442390000002"/>
          <table:table-cell office:value-type="float" office:value="0.77809207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398810000000000"/>
          <table:table-cell office:value-type="float" office:value="-0.3951370000000000"/>
          <table:table-cell office:value-type="float" office:value="-0.0292470000000000"/>
          <table:table-cell office:value-type="float" office:value="0.0047420000000000"/>
          <table:table-cell office:value-type="float" office:value="13.6044642899999990"/>
          <table:table-cell office:value-type="float" office:value="14.1399187200000010"/>
          <table:table-cell office:value-type="float" office:value="83"/>
          <table:table-cell office:value-type="float" office:value="9"/>
          <table:table-cell office:value-type="float" office:value="43.1758928599999980"/>
          <table:table-cell office:value-type="float" office:value="22.6346042999999990"/>
          <table:table-cell office:value-type="float" office:value="98"/>
          <table:table-cell office:value-type="float" office:value="4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771142417000000"/>
          <table:table-cell office:value-type="float" office:value="0.4370913723000000"/>
        </table:table-row>
        <table:table-row>
          <table:table-cell office:value-type="string">
            <text:p>39049007395</text:p>
          </table:table-cell>
          <table:table-cell office:value-type="string">
            <text:p>73.95</text:p>
          </table:table-cell>
          <table:table-cell office:value-type="float" office:value="73.9500000000000030"/>
          <table:table-cell office:value-type="float" office:value="11281"/>
          <table:table-cell office:value-type="float" office:value="0.6435599680000000"/>
          <table:table-cell office:value-type="float" office:value="7.7125658389999998"/>
          <table:table-cell office:value-type="float" office:value="3.2271261299999998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89990000000000"/>
          <table:table-cell office:value-type="float" office:value="0.5364170000000000"/>
          <table:table-cell office:value-type="float" office:value="-0.0624920000000000"/>
          <table:table-cell office:value-type="float" office:value="0.5730700000000000"/>
          <table:table-cell office:value-type="float" office:value="18.1562163299999990"/>
          <table:table-cell office:value-type="float" office:value="22.9452602799999990"/>
          <table:table-cell office:value-type="float" office:value="93"/>
          <table:table-cell office:value-type="float" office:value="8"/>
          <table:table-cell office:value-type="float" office:value="36.7255493300000000"/>
          <table:table-cell office:value-type="float" office:value="31.6927140499999990"/>
          <table:table-cell office:value-type="float" office:value="101"/>
          <table:table-cell office:value-type="float" office:value="34"/>
          <table:table-cell office:value-type="float" office:value="1981"/>
          <table:table-cell office:value-type="float" office:value="-0.4295142780000000"/>
          <table:table-cell office:value-type="float" office:value="-0.0239966360000000"/>
          <table:table-cell office:value-type="float" office:value="0.3581906510000000"/>
          <table:table-cell office:value-type="float" office:value="-0.3988132480000000"/>
          <table:table-cell office:value-type="float" office:value="-1.2368187408000000"/>
          <table:table-cell office:value-type="float" office:value="0.2161543829000000"/>
        </table:table-row>
        <table:table-row>
          <table:table-cell office:value-type="string">
            <text:p>39049007396</text:p>
          </table:table-cell>
          <table:table-cell office:value-type="string">
            <text:p>73.96</text:p>
          </table:table-cell>
          <table:table-cell office:value-type="float" office:value="73.9599999999999940"/>
          <table:table-cell office:value-type="float" office:value="9839"/>
          <table:table-cell office:value-type="float" office:value="0.6880780570000000"/>
          <table:table-cell office:value-type="float" office:value="6.0126582280000003"/>
          <table:table-cell office:value-type="float" office:value="6.7824983000000003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0.0459430000000000"/>
          <table:table-cell office:value-type="float" office:value="0.3804240000000000"/>
          <table:table-cell office:value-type="float" office:value="-0.4592630000000000"/>
          <table:table-cell office:value-type="float" office:value="0.2166700000000000"/>
          <table:table-cell office:value-type="float" office:value="25.3840520299999990"/>
          <table:table-cell office:value-type="float" office:value="28.4157839099999980"/>
          <table:table-cell office:value-type="float" office:value="94"/>
          <table:table-cell office:value-type="float" office:value="12"/>
          <table:table-cell office:value-type="float" office:value="14.7840274600000010"/>
          <table:table-cell office:value-type="float" office:value="23.0375592400000000"/>
          <table:table-cell office:value-type="float" office:value="101"/>
          <table:table-cell office:value-type="float" office:value="1"/>
          <table:table-cell office:value-type="float" office:value="1959"/>
          <table:table-cell office:value-type="float" office:value="0.7085895170000000"/>
          <table:table-cell office:value-type="float" office:value="0.8937133860000001"/>
          <table:table-cell office:value-type="float" office:value="-2.2249467030000001"/>
          <table:table-cell office:value-type="float" office:value="-2.1186212439999998"/>
          <table:table-cell office:value-type="float" office:value="-1.7917637007000000"/>
          <table:table-cell office:value-type="float" office:value="0.0731708257000000"/>
        </table:table-row>
        <table:table-row>
          <table:table-cell office:value-type="string">
            <text:p>39049001122</text:p>
          </table:table-cell>
          <table:table-cell office:value-type="string">
            <text:p>11.22</text:p>
          </table:table-cell>
          <table:table-cell office:value-type="float" office:value="11.2200000000000010"/>
          <table:table-cell office:value-type="float" office:value="3159"/>
          <table:table-cell office:value-type="float" office:value="0.6717315610000000"/>
          <table:table-cell office:value-type="float" office:value="10.4966139999999990"/>
          <table:table-cell office:value-type="float" office:value="2.40592988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19720000000000"/>
          <table:table-cell office:value-type="float" office:value="0.2752540000000000"/>
          <table:table-cell office:value-type="float" office:value="0.2802080000000000"/>
          <table:table-cell office:value-type="float" office:value="0.0204540000000000"/>
          <table:table-cell office:value-type="float" office:value="9.7686416180000002"/>
          <table:table-cell office:value-type="float" office:value="13.2731779800000000"/>
          <table:table-cell office:value-type="float" office:value="89"/>
          <table:table-cell office:value-type="float" office:value="6"/>
          <table:table-cell office:value-type="float" office:value="43.6652211600000020"/>
          <table:table-cell office:value-type="float" office:value="33.8389008799999970"/>
          <table:table-cell office:value-type="float" office:value="101"/>
          <table:table-cell office:value-type="float" office:value="43"/>
          <table:table-cell office:value-type="float" office:value="1941"/>
          <table:table-cell office:value-type="float" office:value="-1.0990439460000001"/>
          <table:table-cell office:value-type="float" office:value="-1.0889573920000000"/>
          <table:table-cell office:value-type="float" office:value="-0.0276258460000000"/>
          <table:table-cell office:value-type="float" office:value="0.1451281960000000"/>
          <table:table-cell office:value-type="float" office:value="2.8928877980999999"/>
          <table:table-cell office:value-type="float" office:value="0.0038171763000000"/>
        </table:table-row>
        <table:table-row>
          <table:table-cell office:value-type="string">
            <text:p>39049001901</text:p>
          </table:table-cell>
          <table:table-cell office:value-type="string">
            <text:p>19.01</text:p>
          </table:table-cell>
          <table:table-cell office:value-type="float" office:value="19.0100000000000020"/>
          <table:table-cell office:value-type="float" office:value="2031"/>
          <table:table-cell office:value-type="float" office:value="0.8365337270000000"/>
          <table:table-cell office:value-type="float" office:value="7.2664359860000003"/>
          <table:table-cell office:value-type="float" office:value="0.68937603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413170000000000"/>
          <table:table-cell office:value-type="float" office:value="0.0746950000000000"/>
          <table:table-cell office:value-type="float" office:value="0.2785300000000000"/>
          <table:table-cell office:value-type="float" office:value="0.9707260000000000"/>
          <table:table-cell office:value-type="float" office:value="8.5347432019999996"/>
          <table:table-cell office:value-type="float" office:value="7.4772600120000003"/>
          <table:table-cell office:value-type="float" office:value="51"/>
          <table:table-cell office:value-type="float" office:value="6"/>
          <table:table-cell office:value-type="float" office:value="73.3024785000000070"/>
          <table:table-cell office:value-type="float" office:value="23.5520400999999990"/>
          <table:table-cell office:value-type="float" office:value="99"/>
          <table:table-cell office:value-type="float" office:value="79"/>
          <table:table-cell office:value-type="float" office:value="1950"/>
          <table:table-cell office:value-type="float" office:value="-1.2420012800000000"/>
          <table:table-cell office:value-type="float" office:value="-1.2456240610000000"/>
          <table:table-cell office:value-type="float" office:value="2.1910363700000000"/>
          <table:table-cell office:value-type="float" office:value="2.4681389899999999"/>
          <table:table-cell office:value-type="float" office:value="4.1148901068999999"/>
          <table:table-cell office:value-type="float" office:value="0.0000387364000000"/>
        </table:table-row>
        <table:table-row>
          <table:table-cell office:value-type="string">
            <text:p>39049001902</text:p>
          </table:table-cell>
          <table:table-cell office:value-type="string">
            <text:p>19.02</text:p>
          </table:table-cell>
          <table:table-cell office:value-type="float" office:value="19.0200000000000000"/>
          <table:table-cell office:value-type="float" office:value="3410"/>
          <table:table-cell office:value-type="float" office:value="0.9008797650000000"/>
          <table:table-cell office:value-type="float" office:value="7.9501169129999996"/>
          <table:table-cell office:value-type="float" office:value="0.4174864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2641710000000000"/>
          <table:table-cell office:value-type="float" office:value="0.1037650000000000"/>
          <table:table-cell office:value-type="float" office:value="0.0264250000000000"/>
          <table:table-cell office:value-type="float" office:value="0.6623240000000000"/>
          <table:table-cell office:value-type="float" office:value="11.3026755900000000"/>
          <table:table-cell office:value-type="float" office:value="6.4463590249999996"/>
          <table:table-cell office:value-type="float" office:value="40"/>
          <table:table-cell office:value-type="float" office:value="10"/>
          <table:table-cell office:value-type="float" office:value="62.3612040100000020"/>
          <table:table-cell office:value-type="float" office:value="20.3516732000000000"/>
          <table:table-cell office:value-type="float" office:value="94"/>
          <table:table-cell office:value-type="float" office:value="59"/>
          <table:table-cell office:value-type="float" office:value="1942"/>
          <table:table-cell office:value-type="float" office:value="-0.9213134270000000"/>
          <table:table-cell office:value-type="float" office:value="-0.8941828560000000"/>
          <table:table-cell office:value-type="float" office:value="1.3719662370000001"/>
          <table:table-cell office:value-type="float" office:value="1.6105461820000000"/>
          <table:table-cell office:value-type="float" office:value="2.7349164396000001"/>
          <table:table-cell office:value-type="float" office:value="0.0062396113000000"/>
        </table:table-row>
        <table:table-row>
          <table:table-cell office:value-type="string">
            <text:p>39049008163</text:p>
          </table:table-cell>
          <table:table-cell office:value-type="string">
            <text:p>81.63</text:p>
          </table:table-cell>
          <table:table-cell office:value-type="float" office:value="81.6299999999999950"/>
          <table:table-cell office:value-type="float" office:value="3518"/>
          <table:table-cell office:value-type="float" office:value="0.5807276860000000"/>
          <table:table-cell office:value-type="float" office:value="6.2460165710000002"/>
          <table:table-cell office:value-type="float" office:value="0.3564116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00140000000000"/>
          <table:table-cell office:value-type="float" office:value="-0.4419450000000000"/>
          <table:table-cell office:value-type="float" office:value="0.0818870000000000"/>
          <table:table-cell office:value-type="float" office:value="-0.2099840000000000"/>
          <table:table-cell office:value-type="float" office:value="15.6424418600000000"/>
          <table:table-cell office:value-type="float" office:value="15.3335985699999990"/>
          <table:table-cell office:value-type="float" office:value="76"/>
          <table:table-cell office:value-type="float" office:value="11"/>
          <table:table-cell office:value-type="float" office:value="39.6985365900000030"/>
          <table:table-cell office:value-type="float" office:value="22.8144551500000010"/>
          <table:table-cell office:value-type="float" office:value="98"/>
          <table:table-cell office:value-type="float" office:value="41"/>
          <table:table-cell office:value-type="float" office:value="1985"/>
          <table:table-cell office:value-type="float" office:value="0.0776410080000000"/>
          <table:table-cell office:value-type="float" office:value="-0.3431677020000000"/>
          <table:table-cell office:value-type="float" office:value="-0.0436881070000000"/>
          <table:table-cell office:value-type="float" office:value="-0.1657862380000000"/>
          <table:table-cell office:value-type="float" office:value="0.0615063973000000"/>
          <table:table-cell office:value-type="float" office:value="0.9509559197000000"/>
        </table:table-row>
        <table:table-row>
          <table:table-cell office:value-type="string">
            <text:p>39049008164</text:p>
          </table:table-cell>
          <table:table-cell office:value-type="string">
            <text:p>81.64</text:p>
          </table:table-cell>
          <table:table-cell office:value-type="float" office:value="81.6400000000000010"/>
          <table:table-cell office:value-type="float" office:value="4008"/>
          <table:table-cell office:value-type="float" office:value="0.6811377250000000"/>
          <table:table-cell office:value-type="float" office:value="14.2089552200000000"/>
          <table:table-cell office:value-type="float" office:value="0.5013190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313850000000000"/>
          <table:table-cell office:value-type="float" office:value="-0.3317700000000000"/>
          <table:table-cell office:value-type="float" office:value="-0.2216180000000000"/>
          <table:table-cell office:value-type="float" office:value="0.1592340000000000"/>
          <table:table-cell office:value-type="float" office:value="14.8826388900000010"/>
          <table:table-cell office:value-type="float" office:value="14.5975446500000000"/>
          <table:table-cell office:value-type="float" office:value="75"/>
          <table:table-cell office:value-type="float" office:value="10"/>
          <table:table-cell office:value-type="float" office:value="36.2246879300000020"/>
          <table:table-cell office:value-type="float" office:value="19.0428963399999990"/>
          <table:table-cell office:value-type="float" office:value="87"/>
          <table:table-cell office:value-type="float" office:value="39"/>
          <table:table-cell office:value-type="float" office:value="1989"/>
          <table:table-cell office:value-type="float" office:value="-0.0512144060000000"/>
          <table:table-cell office:value-type="float" office:value="-0.4396390150000000"/>
          <table:table-cell office:value-type="float" office:value="-0.4488632400000000"/>
          <table:table-cell office:value-type="float" office:value="-0.4380714840000000"/>
          <table:table-cell office:value-type="float" office:value="-2.2130378232000001"/>
          <table:table-cell office:value-type="float" office:value="0.0268950381000000"/>
        </table:table-row>
        <table:table-row>
          <table:table-cell office:value-type="string">
            <text:p>39049006236</text:p>
          </table:table-cell>
          <table:table-cell office:value-type="string">
            <text:p>62.36</text:p>
          </table:table-cell>
          <table:table-cell office:value-type="float" office:value="62.3599999999999990"/>
          <table:table-cell office:value-type="float" office:value="5979"/>
          <table:table-cell office:value-type="float" office:value="0.8954674690000000"/>
          <table:table-cell office:value-type="float" office:value="2.3868722029999998"/>
          <table:table-cell office:value-type="float" office:value="2.60097338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88350000000000"/>
          <table:table-cell office:value-type="float" office:value="1.2737430000000001"/>
          <table:table-cell office:value-type="float" office:value="0.3699520000000000"/>
          <table:table-cell office:value-type="float" office:value="0.7228100000000000"/>
          <table:table-cell office:value-type="float" office:value="32.2668539300000030"/>
          <table:table-cell office:value-type="float" office:value="23.5662284799999990"/>
          <table:table-cell office:value-type="float" office:value="92"/>
          <table:table-cell office:value-type="float" office:value="25"/>
          <table:table-cell office:value-type="float" office:value="20.5747926099999990"/>
          <table:table-cell office:value-type="float" office:value="18.4235712000000010"/>
          <table:table-cell office:value-type="float" office:value="90"/>
          <table:table-cell office:value-type="float" office:value="16"/>
          <table:table-cell office:value-type="float" office:value="1984"/>
          <table:table-cell office:value-type="float" office:value="2.8969844070000002"/>
          <table:table-cell office:value-type="float" office:value="1.7676148610000000"/>
          <table:table-cell office:value-type="float" office:value="-2.2742013760000002"/>
          <table:table-cell office:value-type="float" office:value="-1.6647327550000000"/>
          <table:table-cell office:value-type="float" office:value="-0.9631415796000000"/>
          <table:table-cell office:value-type="float" office:value="0.3354764779000000"/>
        </table:table-row>
        <table:table-row>
          <table:table-cell office:value-type="string">
            <text:p>39049006396</text:p>
          </table:table-cell>
          <table:table-cell office:value-type="string">
            <text:p>63.96</text:p>
          </table:table-cell>
          <table:table-cell office:value-type="float" office:value="63.9600000000000010"/>
          <table:table-cell office:value-type="float" office:value="4289"/>
          <table:table-cell office:value-type="float" office:value="0.8092795520000000"/>
          <table:table-cell office:value-type="float" office:value="6.0915962649999997"/>
          <table:table-cell office:value-type="float" office:value="3.2875193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67360000000000"/>
          <table:table-cell office:value-type="float" office:value="0.2166750000000000"/>
          <table:table-cell office:value-type="float" office:value="0.4545000000000000"/>
          <table:table-cell office:value-type="float" office:value="0.6390340000000000"/>
          <table:table-cell office:value-type="float" office:value="11.9084187200000000"/>
          <table:table-cell office:value-type="float" office:value="18.7737008400000000"/>
          <table:table-cell office:value-type="float" office:value="92"/>
          <table:table-cell office:value-type="float" office:value="4"/>
          <table:table-cell office:value-type="float" office:value="24.5380302499999980"/>
          <table:table-cell office:value-type="float" office:value="30.820562530000000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826828573000000"/>
          <table:table-cell office:value-type="float" office:value="0.4948072644000000"/>
        </table:table-row>
        <table:table-row>
          <table:table-cell office:value-type="string">
            <text:p>39049006394</text:p>
          </table:table-cell>
          <table:table-cell office:value-type="string">
            <text:p>63.94</text:p>
          </table:table-cell>
          <table:table-cell office:value-type="float" office:value="63.9399999999999980"/>
          <table:table-cell office:value-type="float" office:value="2750"/>
          <table:table-cell office:value-type="float" office:value="0.8625454550000000"/>
          <table:table-cell office:value-type="float" office:value="2.4856596560000002"/>
          <table:table-cell office:value-type="float" office:value="0.3954977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847070000000000"/>
          <table:table-cell office:value-type="float" office:value="0.6464630000000000"/>
          <table:table-cell office:value-type="float" office:value="0.0066750000000000"/>
          <table:table-cell office:value-type="float" office:value="0.5009840000000000"/>
          <table:table-cell office:value-type="float" office:value="12.4767747600000000"/>
          <table:table-cell office:value-type="float" office:value="7.8074232940000003"/>
          <table:table-cell office:value-type="float" office:value="46"/>
          <table:table-cell office:value-type="float" office:value="11"/>
          <table:table-cell office:value-type="float" office:value="37.1105263199999980"/>
          <table:table-cell office:value-type="float" office:value="16.2849105100000000"/>
          <table:table-cell office:value-type="float" office:value="70"/>
          <table:table-cell office:value-type="float" office:value="40"/>
          <table:table-cell office:value-type="float" office:value="1983"/>
          <table:table-cell office:value-type="float" office:value="-0.4592262580000000"/>
          <table:table-cell office:value-type="float" office:value="-0.7451088290000000"/>
          <table:table-cell office:value-type="float" office:value="-0.3455427670000000"/>
          <table:table-cell office:value-type="float" office:value="-0.3686382000000000"/>
          <table:table-cell office:value-type="float" office:value="-1.0547841051000000"/>
          <table:table-cell office:value-type="float" office:value="0.2915240758000000"/>
        </table:table-row>
        <table:table-row>
          <table:table-cell office:value-type="string">
            <text:p>39049009322</text:p>
          </table:table-cell>
          <table:table-cell office:value-type="string">
            <text:p>93.22</text:p>
          </table:table-cell>
          <table:table-cell office:value-type="float" office:value="93.2199999999999990"/>
          <table:table-cell office:value-type="float" office:value="3205"/>
          <table:table-cell office:value-type="float" office:value="0.3912636510000000"/>
          <table:table-cell office:value-type="float" office:value="11.1341632100000010"/>
          <table:table-cell office:value-type="float" office:value="0.58222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4310000000000"/>
          <table:table-cell office:value-type="float" office:value="-0.7577910000000000"/>
          <table:table-cell office:value-type="float" office:value="-0.1209200000000000"/>
          <table:table-cell office:value-type="float" office:value="-0.2895820000000000"/>
          <table:table-cell office:value-type="float" office:value="19.4670623099999990"/>
          <table:table-cell office:value-type="float" office:value="14.6038778199999990"/>
          <table:table-cell office:value-type="float" office:value="86"/>
          <table:table-cell office:value-type="float" office:value="16"/>
          <table:table-cell office:value-type="float" office:value="42.7984542200000040"/>
          <table:table-cell office:value-type="float" office:value="18.1465279899999990"/>
          <table:table-cell office:value-type="float" office:value="95"/>
          <table:table-cell office:value-type="float" office:value="46"/>
          <table:table-cell office:value-type="float" office:value="1959"/>
          <table:table-cell office:value-type="float" office:value="0.0086593040000000"/>
          <table:table-cell office:value-type="float" office:value="0.1424399770000000"/>
          <table:table-cell office:value-type="float" office:value="0.2172884560000000"/>
          <table:table-cell office:value-type="float" office:value="0.0771897580000000"/>
          <table:table-cell office:value-type="float" office:value="0.3062618662000000"/>
          <table:table-cell office:value-type="float" office:value="0.7594052715000000"/>
        </table:table-row>
        <table:table-row>
          <table:table-cell office:value-type="string">
            <text:p>39049009321</text:p>
          </table:table-cell>
          <table:table-cell office:value-type="string">
            <text:p>93.21</text:p>
          </table:table-cell>
          <table:table-cell office:value-type="float" office:value="93.2099999999999940"/>
          <table:table-cell office:value-type="float" office:value="2164"/>
          <table:table-cell office:value-type="float" office:value="0.4108133090000000"/>
          <table:table-cell office:value-type="float" office:value="8.0967402730000000"/>
          <table:table-cell office:value-type="float" office:value="0.3862767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9190000000000"/>
          <table:table-cell office:value-type="float" office:value="-0.8407240000000000"/>
          <table:table-cell office:value-type="float" office:value="-0.0781780000000000"/>
          <table:table-cell office:value-type="float" office:value="-0.2508560000000000"/>
          <table:table-cell office:value-type="float" office:value="18.5107913700000000"/>
          <table:table-cell office:value-type="float" office:value="15.4715412500000000"/>
          <table:table-cell office:value-type="float" office:value="78"/>
          <table:table-cell office:value-type="float" office:value="14"/>
          <table:table-cell office:value-type="float" office:value="42.4131413100000000"/>
          <table:table-cell office:value-type="float" office:value="20.3896200300000000"/>
          <table:table-cell office:value-type="float" office:value="90"/>
          <table:table-cell office:value-type="float" office:value="46"/>
          <table:table-cell office:value-type="float" office:value="1959"/>
          <table:table-cell office:value-type="float" office:value="-0.1044595210000000"/>
          <table:table-cell office:value-type="float" office:value="0.0210233500000000"/>
          <table:table-cell office:value-type="float" office:value="0.1836977370000000"/>
          <table:table-cell office:value-type="float" office:value="0.0469883790000000"/>
          <table:table-cell office:value-type="float" office:value="0.9749200788000000"/>
          <table:table-cell office:value-type="float" office:value="0.3295999054000000"/>
        </table:table-row>
        <table:table-row>
          <table:table-cell office:value-type="string">
            <text:p>39049007952</text:p>
          </table:table-cell>
          <table:table-cell office:value-type="string">
            <text:p>79.52</text:p>
          </table:table-cell>
          <table:table-cell office:value-type="float" office:value="79.5199999999999960"/>
          <table:table-cell office:value-type="float" office:value="7428"/>
          <table:table-cell office:value-type="float" office:value="0.9231287020000000"/>
          <table:table-cell office:value-type="float" office:value="4.2207792209999999"/>
          <table:table-cell office:value-type="float" office:value="3.25874596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3637580000000000"/>
          <table:table-cell office:value-type="float" office:value="0.6729590000000000"/>
          <table:table-cell office:value-type="float" office:value="-0.0738680000000000"/>
          <table:table-cell office:value-type="float" office:value="0.4921840000000000"/>
          <table:table-cell office:value-type="float" office:value="24.6492051600000010"/>
          <table:table-cell office:value-type="float" office:value="20.1795117500000000"/>
          <table:table-cell office:value-type="float" office:value="92"/>
          <table:table-cell office:value-type="float" office:value="18"/>
          <table:table-cell office:value-type="float" office:value="33.5245464200000000"/>
          <table:table-cell office:value-type="float" office:value="25.7380301500000000"/>
          <table:table-cell office:value-type="float" office:value="101"/>
          <table:table-cell office:value-type="float" office:value="30"/>
          <table:table-cell office:value-type="float" office:value="1972"/>
          <table:table-cell office:value-type="float" office:value="0.9951109840000000"/>
          <table:table-cell office:value-type="float" office:value="0.8004107200000000"/>
          <table:table-cell office:value-type="float" office:value="-0.6152357900000000"/>
          <table:table-cell office:value-type="float" office:value="-0.6497124530000000"/>
          <table:table-cell office:value-type="float" office:value="-1.7095019198000001"/>
          <table:table-cell office:value-type="float" office:value="0.0873580164000000"/>
        </table:table-row>
        <table:table-row>
          <table:table-cell office:value-type="string">
            <text:p>39049007951</text:p>
          </table:table-cell>
          <table:table-cell office:value-type="string">
            <text:p>79.51</text:p>
          </table:table-cell>
          <table:table-cell office:value-type="float" office:value="79.5100000000000050"/>
          <table:table-cell office:value-type="float" office:value="8386"/>
          <table:table-cell office:value-type="float" office:value="0.8861197230000000"/>
          <table:table-cell office:value-type="float" office:value="4.9458182830000004"/>
          <table:table-cell office:value-type="float" office:value="2.30501519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376180000000000"/>
          <table:table-cell office:value-type="float" office:value="0.6882110000000000"/>
          <table:table-cell office:value-type="float" office:value="0.1029620000000000"/>
          <table:table-cell office:value-type="float" office:value="0.5216820000000000"/>
          <table:table-cell office:value-type="float" office:value="26.0512897899999980"/>
          <table:table-cell office:value-type="float" office:value="21.8790493099999990"/>
          <table:table-cell office:value-type="float" office:value="90"/>
          <table:table-cell office:value-type="float" office:value="18"/>
          <table:table-cell office:value-type="float" office:value="26.3773158600000000"/>
          <table:table-cell office:value-type="float" office:value="21.1820938599999980"/>
          <table:table-cell office:value-type="float" office:value="96"/>
          <table:table-cell office:value-type="float" office:value="23"/>
          <table:table-cell office:value-type="float" office:value="1984"/>
          <table:table-cell office:value-type="float" office:value="1.8428833849999999"/>
          <table:table-cell office:value-type="float" office:value="0.9784318000000000"/>
          <table:table-cell office:value-type="float" office:value="-1.5974194070000001"/>
          <table:table-cell office:value-type="float" office:value="-1.2099226489999999"/>
          <table:table-cell office:value-type="float" office:value="-1.8584061849000000"/>
          <table:table-cell office:value-type="float" office:value="0.0631113546000000"/>
        </table:table-row>
        <table:table-row>
          <table:table-cell office:value-type="string">
            <text:p>39049007931</text:p>
          </table:table-cell>
          <table:table-cell office:value-type="string">
            <text:p>79.31</text:p>
          </table:table-cell>
          <table:table-cell office:value-type="float" office:value="79.3100000000000020"/>
          <table:table-cell office:value-type="float" office:value="4175"/>
          <table:table-cell office:value-type="float" office:value="0.8946107780000000"/>
          <table:table-cell office:value-type="float" office:value="3.7308868500000001"/>
          <table:table-cell office:value-type="float" office:value="1.6222541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22690000000000"/>
          <table:table-cell office:value-type="float" office:value="0.4610140000000000"/>
          <table:table-cell office:value-type="float" office:value="0.0689120000000000"/>
          <table:table-cell office:value-type="float" office:value="0.2268820000000000"/>
          <table:table-cell office:value-type="float" office:value="15.4452304400000000"/>
          <table:table-cell office:value-type="float" office:value="15.9662173900000010"/>
          <table:table-cell office:value-type="float" office:value="87"/>
          <table:table-cell office:value-type="float" office:value="10"/>
          <table:table-cell office:value-type="float" office:value="36.0365931899999980"/>
          <table:table-cell office:value-type="float" office:value="25.5855740800000010"/>
          <table:table-cell office:value-type="float" office:value="101"/>
          <table:table-cell office:value-type="float" office:value="37"/>
          <table:table-cell office:value-type="float" office:value="1959"/>
          <table:table-cell office:value-type="float" office:value="-0.4670896450000000"/>
          <table:table-cell office:value-type="float" office:value="-0.3682074100000000"/>
          <table:table-cell office:value-type="float" office:value="-0.3721954870000000"/>
          <table:table-cell office:value-type="float" office:value="-0.4528146200000000"/>
          <table:table-cell office:value-type="float" office:value="-1.3024412718000000"/>
          <table:table-cell office:value-type="float" office:value="0.1927655817000000"/>
        </table:table-row>
        <table:table-row>
          <table:table-cell office:value-type="string">
            <text:p>39049007830</text:p>
          </table:table-cell>
          <table:table-cell office:value-type="string">
            <text:p>78.30</text:p>
          </table:table-cell>
          <table:table-cell office:value-type="float" office:value="78.2999999999999970"/>
          <table:table-cell office:value-type="float" office:value="2719"/>
          <table:table-cell office:value-type="float" office:value="0.7914674510000000"/>
          <table:table-cell office:value-type="float" office:value="6.4584436209999998"/>
          <table:table-cell office:value-type="float" office:value="0.4344287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929640000000000"/>
          <table:table-cell office:value-type="float" office:value="-0.0716270000000000"/>
          <table:table-cell office:value-type="float" office:value="0.0870920000000000"/>
          <table:table-cell office:value-type="float" office:value="0.5634280000000000"/>
          <table:table-cell office:value-type="float" office:value="10.0032232100000000"/>
          <table:table-cell office:value-type="float" office:value="9.1045493010000005"/>
          <table:table-cell office:value-type="float" office:value="54"/>
          <table:table-cell office:value-type="float" office:value="7"/>
          <table:table-cell office:value-type="float" office:value="67.9436846300000070"/>
          <table:table-cell office:value-type="float" office:value="22.6412444800000010"/>
          <table:table-cell office:value-type="float" office:value="93"/>
          <table:table-cell office:value-type="float" office:value="6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3637285065999998"/>
          <table:table-cell office:value-type="float" office:value="0.0180920655000000"/>
        </table:table-row>
        <table:table-row>
          <table:table-cell office:value-type="string">
            <text:p>39049007820</text:p>
          </table:table-cell>
          <table:table-cell office:value-type="string">
            <text:p>78.20</text:p>
          </table:table-cell>
          <table:table-cell office:value-type="float" office:value="78.2000000000000030"/>
          <table:table-cell office:value-type="float" office:value="4095"/>
          <table:table-cell office:value-type="float" office:value="0.5286935290000000"/>
          <table:table-cell office:value-type="float" office:value="5.0180831829999999"/>
          <table:table-cell office:value-type="float" office:value="0.8379568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394020000000000"/>
          <table:table-cell office:value-type="float" office:value="0.1792680000000000"/>
          <table:table-cell office:value-type="float" office:value="0.4129750000000000"/>
          <table:table-cell office:value-type="float" office:value="0.4259640000000000"/>
          <table:table-cell office:value-type="float" office:value="13.7823213500000000"/>
          <table:table-cell office:value-type="float" office:value="13.8819636600000000"/>
          <table:table-cell office:value-type="float" office:value="79"/>
          <table:table-cell office:value-type="float" office:value="9"/>
          <table:table-cell office:value-type="float" office:value="44.7146997899999970"/>
          <table:table-cell office:value-type="float" office:value="32.545470199999997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630253211000000"/>
          <table:table-cell office:value-type="float" office:value="0.4454482950000000"/>
        </table:table-row>
        <table:table-row>
          <table:table-cell office:value-type="string">
            <text:p>39049007812</text:p>
          </table:table-cell>
          <table:table-cell office:value-type="string">
            <text:p>78.12</text:p>
          </table:table-cell>
          <table:table-cell office:value-type="float" office:value="78.1200000000000050"/>
          <table:table-cell office:value-type="float" office:value="4094"/>
          <table:table-cell office:value-type="float" office:value="0.8834880310000000"/>
          <table:table-cell office:value-type="float" office:value="9.2860475969999996"/>
          <table:table-cell office:value-type="float" office:value="1.6779888999999999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378940000000000"/>
          <table:table-cell office:value-type="float" office:value="0.5338840000000000"/>
          <table:table-cell office:value-type="float" office:value="0.6435870000000000"/>
          <table:table-cell office:value-type="float" office:value="0.4362120000000000"/>
          <table:table-cell office:value-type="float" office:value="21.8535928800000010"/>
          <table:table-cell office:value-type="float" office:value="20.6736792200000000"/>
          <table:table-cell office:value-type="float" office:value="92"/>
          <table:table-cell office:value-type="float" office:value="15"/>
          <table:table-cell office:value-type="float" office:value="42.3929089800000010"/>
          <table:table-cell office:value-type="float" office:value="29.7935756599999980"/>
          <table:table-cell office:value-type="float" office:value="101"/>
          <table:table-cell office:value-type="float" office:value="43"/>
          <table:table-cell office:value-type="float" office:value="1970"/>
          <table:table-cell office:value-type="float" office:value="0.5979554620000001"/>
          <table:table-cell office:value-type="float" office:value="0.4454550300000000"/>
          <table:table-cell office:value-type="float" office:value="0.1045627810000000"/>
          <table:table-cell office:value-type="float" office:value="0.0454025400000000"/>
          <table:table-cell office:value-type="float" office:value="0.0495334652000000"/>
          <table:table-cell office:value-type="float" office:value="0.9604941686000000"/>
        </table:table-row>
        <table:table-row>
          <table:table-cell office:value-type="string">
            <text:p>39049007811</text:p>
          </table:table-cell>
          <table:table-cell office:value-type="string">
            <text:p>78.11</text:p>
          </table:table-cell>
          <table:table-cell office:value-type="float" office:value="78.1099999999999990"/>
          <table:table-cell office:value-type="float" office:value="3461"/>
          <table:table-cell office:value-type="float" office:value="0.8922276800000000"/>
          <table:table-cell office:value-type="float" office:value="5.2432432430000002"/>
          <table:table-cell office:value-type="float" office:value="0.82229549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071480000000000"/>
          <table:table-cell office:value-type="float" office:value="0.3277910000000000"/>
          <table:table-cell office:value-type="float" office:value="0.9973300000000001"/>
          <table:table-cell office:value-type="float" office:value="0.4963240000000000"/>
          <table:table-cell office:value-type="float" office:value="22.6656829699999990"/>
          <table:table-cell office:value-type="float" office:value="14.8043150200000010"/>
          <table:table-cell office:value-type="float" office:value="87"/>
          <table:table-cell office:value-type="float" office:value="20"/>
          <table:table-cell office:value-type="float" office:value="37.9291438200000000"/>
          <table:table-cell office:value-type="float" office:value="19.3072353300000010"/>
          <table:table-cell office:value-type="float" office:value="100"/>
          <table:table-cell office:value-type="float" office:value="41"/>
          <table:table-cell office:value-type="float" office:value="1962"/>
          <table:table-cell office:value-type="float" office:value="0.3870292760000000"/>
          <table:table-cell office:value-type="float" office:value="0.5485651790000000"/>
          <table:table-cell office:value-type="float" office:value="-0.2072071500000000"/>
          <table:table-cell office:value-type="float" office:value="-0.3044737840000000"/>
          <table:table-cell office:value-type="float" office:value="0.2129775405000000"/>
          <table:table-cell office:value-type="float" office:value="0.8313444809000000"/>
        </table:table-row>
        <table:table-row>
          <table:table-cell office:value-type="string">
            <text:p>39049006950</text:p>
          </table:table-cell>
          <table:table-cell office:value-type="string">
            <text:p>69.50</text:p>
          </table:table-cell>
          <table:table-cell office:value-type="float" office:value="69.5000000000000000"/>
          <table:table-cell office:value-type="float" office:value="2744"/>
          <table:table-cell office:value-type="float" office:value="0.9518950440000000"/>
          <table:table-cell office:value-type="float" office:value="5.9043348279999996"/>
          <table:table-cell office:value-type="float" office:value="1.71720096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786170000000000"/>
          <table:table-cell office:value-type="float" office:value="0.1455410000000000"/>
          <table:table-cell office:value-type="float" office:value="0.5564930000000000"/>
          <table:table-cell office:value-type="float" office:value="0.7338160000000000"/>
          <table:table-cell office:value-type="float" office:value="33.4216063100000010"/>
          <table:table-cell office:value-type="float" office:value="24.7369792299999990"/>
          <table:table-cell office:value-type="float" office:value="93"/>
          <table:table-cell office:value-type="float" office:value="25"/>
          <table:table-cell office:value-type="float" office:value="26.2123786400000010"/>
          <table:table-cell office:value-type="float" office:value="25.2816217200000000"/>
          <table:table-cell office:value-type="float" office:value="100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250923205999999"/>
          <table:table-cell office:value-type="float" office:value="0.1541305162000000"/>
        </table:table-row>
        <table:table-row>
          <table:table-cell office:value-type="string">
            <text:p>39049006600</text:p>
          </table:table-cell>
          <table:table-cell office:value-type="string">
            <text:p>66</text:p>
          </table:table-cell>
          <table:table-cell office:value-type="float" office:value="66.0000000000000000"/>
          <table:table-cell office:value-type="float" office:value="3903"/>
          <table:table-cell office:value-type="float" office:value="0.9587496800000001"/>
          <table:table-cell office:value-type="float" office:value="6.3932448730000004"/>
          <table:table-cell office:value-type="float" office:value="0.8474628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7189190000000000"/>
          <table:table-cell office:value-type="float" office:value="0.9118510000000000"/>
          <table:table-cell office:value-type="float" office:value="0.2422830000000000"/>
          <table:table-cell office:value-type="float" office:value="1.0026219999999999"/>
          <table:table-cell office:value-type="float" office:value="24.1127108200000000"/>
          <table:table-cell office:value-type="float" office:value="13.8536915900000000"/>
          <table:table-cell office:value-type="float" office:value="82"/>
          <table:table-cell office:value-type="float" office:value="22"/>
          <table:table-cell office:value-type="float" office:value="38.3905544100000000"/>
          <table:table-cell office:value-type="float" office:value="18.7610674600000000"/>
          <table:table-cell office:value-type="float" office:value="100"/>
          <table:table-cell office:value-type="float" office:value="39"/>
          <table:table-cell office:value-type="float" office:value="1940"/>
          <table:table-cell office:value-type="float" office:value="0.5628350740000000"/>
          <table:table-cell office:value-type="float" office:value="0.7322926480000001"/>
          <table:table-cell office:value-type="float" office:value="-0.4224904480000000"/>
          <table:table-cell office:value-type="float" office:value="-0.2683077590000000"/>
          <table:table-cell office:value-type="float" office:value="1.0640663883999999"/>
          <table:table-cell office:value-type="float" office:value="0.2872986260000000"/>
        </table:table-row>
        <table:table-row>
          <table:table-cell office:value-type="string">
            <text:p>39049006393</text:p>
          </table:table-cell>
          <table:table-cell office:value-type="string">
            <text:p>63.93</text:p>
          </table:table-cell>
          <table:table-cell office:value-type="float" office:value="63.9300000000000000"/>
          <table:table-cell office:value-type="float" office:value="5239"/>
          <table:table-cell office:value-type="float" office:value="0.8354647830000000"/>
          <table:table-cell office:value-type="float" office:value="2.7376804379999999"/>
          <table:table-cell office:value-type="float" office:value="0.9124421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552310000000000"/>
          <table:table-cell office:value-type="float" office:value="0.9573950000000000"/>
          <table:table-cell office:value-type="float" office:value="0.3314430000000000"/>
          <table:table-cell office:value-type="float" office:value="0.3768560000000000"/>
          <table:table-cell office:value-type="float" office:value="19.9969581699999990"/>
          <table:table-cell office:value-type="float" office:value="16.4770606300000000"/>
          <table:table-cell office:value-type="float" office:value="91"/>
          <table:table-cell office:value-type="float" office:value="16"/>
          <table:table-cell office:value-type="float" office:value="33.7204260199999980"/>
          <table:table-cell office:value-type="float" office:value="19.9262000200000000"/>
          <table:table-cell office:value-type="float" office:value="93"/>
          <table:table-cell office:value-type="float" office:value="37"/>
          <table:table-cell office:value-type="float" office:value="1981"/>
          <table:table-cell office:value-type="float" office:value="-0.1990560270000000"/>
          <table:table-cell office:value-type="float" office:value="0.2097202480000000"/>
          <table:table-cell office:value-type="float" office:value="-0.0017841130000000"/>
          <table:table-cell office:value-type="float" office:value="-0.6343591300000000"/>
          <table:table-cell office:value-type="float" office:value="-0.8821690293000000"/>
          <table:table-cell office:value-type="float" office:value="0.3776854074000000"/>
        </table:table-row>
        <table:table-row>
          <table:table-cell office:value-type="string">
            <text:p>39049007044</text:p>
          </table:table-cell>
          <table:table-cell office:value-type="string">
            <text:p>70.44</text:p>
          </table:table-cell>
          <table:table-cell office:value-type="float" office:value="70.4399999999999980"/>
          <table:table-cell office:value-type="float" office:value="5614"/>
          <table:table-cell office:value-type="float" office:value="0.7203420020000000"/>
          <table:table-cell office:value-type="float" office:value="7.5260804769999998"/>
          <table:table-cell office:value-type="float" office:value="0.86705700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267690000000000"/>
          <table:table-cell office:value-type="float" office:value="0.4160340000000000"/>
          <table:table-cell office:value-type="float" office:value="0.0038130000000000"/>
          <table:table-cell office:value-type="float" office:value="0.8604600000000000"/>
          <table:table-cell office:value-type="float" office:value="20.1680032099999980"/>
          <table:table-cell office:value-type="float" office:value="19.6924896499999990"/>
          <table:table-cell office:value-type="float" office:value="90"/>
          <table:table-cell office:value-type="float" office:value="13"/>
          <table:table-cell office:value-type="float" office:value="41.1526442300000000"/>
          <table:table-cell office:value-type="float" office:value="25.2149321899999990"/>
          <table:table-cell office:value-type="float" office:value="101"/>
          <table:table-cell office:value-type="float" office:value="46"/>
          <table:table-cell office:value-type="float" office:value="1988"/>
          <table:table-cell office:value-type="float" office:value="0.8451335030000000"/>
          <table:table-cell office:value-type="float" office:value="0.2314376400000000"/>
          <table:table-cell office:value-type="float" office:value="0.1259129090000000"/>
          <table:table-cell office:value-type="float" office:value="-0.0518111920000000"/>
          <table:table-cell office:value-type="float" office:value="-0.3316260793000000"/>
          <table:table-cell office:value-type="float" office:value="0.7401716245000000"/>
        </table:table-row>
        <table:table-row>
          <table:table-cell office:value-type="string">
            <text:p>39049007043</text:p>
          </table:table-cell>
          <table:table-cell office:value-type="string">
            <text:p>70.43</text:p>
          </table:table-cell>
          <table:table-cell office:value-type="float" office:value="70.4300000000000070"/>
          <table:table-cell office:value-type="float" office:value="4047"/>
          <table:table-cell office:value-type="float" office:value="0.7667407960000000"/>
          <table:table-cell office:value-type="float" office:value="6.2590975249999996"/>
          <table:table-cell office:value-type="float" office:value="1.00646477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49640000000000"/>
          <table:table-cell office:value-type="float" office:value="0.3639470000000000"/>
          <table:table-cell office:value-type="float" office:value="0.3680730000000000"/>
          <table:table-cell office:value-type="float" office:value="0.7828720000000000"/>
          <table:table-cell office:value-type="float" office:value="14.0586813900000000"/>
          <table:table-cell office:value-type="float" office:value="15.3710299600000000"/>
          <table:table-cell office:value-type="float" office:value="83"/>
          <table:table-cell office:value-type="float" office:value="9"/>
          <table:table-cell office:value-type="float" office:value="52.4760262200000010"/>
          <table:table-cell office:value-type="float" office:value="28.5351406999999990"/>
          <table:table-cell office:value-type="float" office:value="100"/>
          <table:table-cell office:value-type="float" office:value="55"/>
          <table:table-cell office:value-type="float" office:value="1986"/>
          <table:table-cell office:value-type="float" office:value="-0.1909498210000000"/>
          <table:table-cell office:value-type="float" office:value="-0.5442559550000000"/>
          <table:table-cell office:value-type="float" office:value="1.4466246800000000"/>
          <table:table-cell office:value-type="float" office:value="0.8357317500000000"/>
          <table:table-cell office:value-type="float" office:value="-0.0618795010000000"/>
          <table:table-cell office:value-type="float" office:value="0.9506587920000000"/>
        </table:table-row>
        <table:table-row>
          <table:table-cell office:value-type="string">
            <text:p>39049007041</text:p>
          </table:table-cell>
          <table:table-cell office:value-type="string">
            <text:p>70.41</text:p>
          </table:table-cell>
          <table:table-cell office:value-type="float" office:value="70.4099999999999970"/>
          <table:table-cell office:value-type="float" office:value="2062"/>
          <table:table-cell office:value-type="float" office:value="0.8700290980000000"/>
          <table:table-cell office:value-type="float" office:value="8.2504970180000008"/>
          <table:table-cell office:value-type="float" office:value="1.50054013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529040000000000"/>
          <table:table-cell office:value-type="float" office:value="0.5206100000000000"/>
          <table:table-cell office:value-type="float" office:value="0.3171570000000000"/>
          <table:table-cell office:value-type="float" office:value="0.8209460000000000"/>
          <table:table-cell office:value-type="float" office:value="49.3725716900000010"/>
          <table:table-cell office:value-type="float" office:value="33.8148998699999980"/>
          <table:table-cell office:value-type="float" office:value="95"/>
          <table:table-cell office:value-type="float" office:value="45"/>
          <table:table-cell office:value-type="float" office:value="16.5474756800000020"/>
          <table:table-cell office:value-type="float" office:value="25.2373346199999990"/>
          <table:table-cell office:value-type="float" office:value="101"/>
          <table:table-cell office:value-type="float" office:value="1"/>
          <table:table-cell office:value-type="float" office:value="1957"/>
          <table:table-cell office:value-type="float" office:value="3.5462300180000002"/>
          <table:table-cell office:value-type="float" office:value="3.9395082559999999"/>
          <table:table-cell office:value-type="float" office:value="-2.0712132250000002"/>
          <table:table-cell office:value-type="float" office:value="-1.9803996399999999"/>
          <table:table-cell office:value-type="float" office:value="-0.8719370662000000"/>
          <table:table-cell office:value-type="float" office:value="0.3832427112000000"/>
        </table:table-row>
        <table:table-row>
          <table:table-cell office:value-type="string">
            <text:p>39049007048</text:p>
          </table:table-cell>
          <table:table-cell office:value-type="string">
            <text:p>70.48</text:p>
          </table:table-cell>
          <table:table-cell office:value-type="float" office:value="70.4800000000000040"/>
          <table:table-cell office:value-type="float" office:value="5672"/>
          <table:table-cell office:value-type="float" office:value="0.7674541610000000"/>
          <table:table-cell office:value-type="float" office:value="4.0246406570000000"/>
          <table:table-cell office:value-type="float" office:value="1.12124010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5780000000000"/>
          <table:table-cell office:value-type="float" office:value="0.3465640000000000"/>
          <table:table-cell office:value-type="float" office:value="0.3515930000000000"/>
          <table:table-cell office:value-type="float" office:value="0.4075760000000000"/>
          <table:table-cell office:value-type="float" office:value="10.1042183600000010"/>
          <table:table-cell office:value-type="float" office:value="10.2023111800000010"/>
          <table:table-cell office:value-type="float" office:value="76"/>
          <table:table-cell office:value-type="float" office:value="8"/>
          <table:table-cell office:value-type="float" office:value="44.2859801500000000"/>
          <table:table-cell office:value-type="float" office:value="26.1936523100000010"/>
          <table:table-cell office:value-type="float" office:value="101"/>
          <table:table-cell office:value-type="float" office:value="46"/>
          <table:table-cell office:value-type="float" office:value="1987"/>
          <table:table-cell office:value-type="float" office:value="-0.8615894320000000"/>
          <table:table-cell office:value-type="float" office:value="-1.0463495970000001"/>
          <table:table-cell office:value-type="float" office:value="0.4913720660000000"/>
          <table:table-cell office:value-type="float" office:value="0.1937841770000000"/>
          <table:table-cell office:value-type="float" office:value="0.7463560661000001"/>
          <table:table-cell office:value-type="float" office:value="0.4554523513000000"/>
        </table:table-row>
        <table:table-row>
          <table:table-cell office:value-type="string">
            <text:p>39049007047</text:p>
          </table:table-cell>
          <table:table-cell office:value-type="string">
            <text:p>70.47</text:p>
          </table:table-cell>
          <table:table-cell office:value-type="float" office:value="70.4699999999999990"/>
          <table:table-cell office:value-type="float" office:value="3727"/>
          <table:table-cell office:value-type="float" office:value="0.7641534750000000"/>
          <table:table-cell office:value-type="float" office:value="5.3229665070000003"/>
          <table:table-cell office:value-type="float" office:value="0.9099216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04080000000000"/>
          <table:table-cell office:value-type="float" office:value="0.0928020000000000"/>
          <table:table-cell office:value-type="float" office:value="0.3218900000000000"/>
          <table:table-cell office:value-type="float" office:value="0.6365320000000000"/>
          <table:table-cell office:value-type="float" office:value="11.8501529100000000"/>
          <table:table-cell office:value-type="float" office:value="12.8414416000000000"/>
          <table:table-cell office:value-type="float" office:value="82"/>
          <table:table-cell office:value-type="float" office:value="8"/>
          <table:table-cell office:value-type="float" office:value="47.1627196299999980"/>
          <table:table-cell office:value-type="float" office:value="29.4121205400000000"/>
          <table:table-cell office:value-type="float" office:value="101"/>
          <table:table-cell office:value-type="float" office:value="48"/>
          <table:table-cell office:value-type="float" office:value="1985"/>
          <table:table-cell office:value-type="float" office:value="-0.5654954110000000"/>
          <table:table-cell office:value-type="float" office:value="-0.8246702880000000"/>
          <table:table-cell office:value-type="float" office:value="0.8269028910000000"/>
          <table:table-cell office:value-type="float" office:value="0.4192671490000000"/>
          <table:table-cell office:value-type="float" office:value="0.5439717854000000"/>
          <table:table-cell office:value-type="float" office:value="0.5864608887000000"/>
        </table:table-row>
        <table:table-row>
          <table:table-cell office:value-type="string">
            <text:p>39049007198</text:p>
          </table:table-cell>
          <table:table-cell office:value-type="string">
            <text:p>71.98</text:p>
          </table:table-cell>
          <table:table-cell office:value-type="float" office:value="71.9800000000000040"/>
          <table:table-cell office:value-type="float" office:value="2812"/>
          <table:table-cell office:value-type="float" office:value="0.8111664300000000"/>
          <table:table-cell office:value-type="float" office:value="5.2282157680000001"/>
          <table:table-cell office:value-type="float" office:value="0.5951239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462500000000000"/>
          <table:table-cell office:value-type="float" office:value="0.4271100000000000"/>
          <table:table-cell office:value-type="float" office:value="0.3343830000000000"/>
          <table:table-cell office:value-type="float" office:value="0.5772580000000001"/>
          <table:table-cell office:value-type="float" office:value="21.7202797200000010"/>
          <table:table-cell office:value-type="float" office:value="19.5398960499999990"/>
          <table:table-cell office:value-type="float" office:value="92"/>
          <table:table-cell office:value-type="float" office:value="16"/>
          <table:table-cell office:value-type="float" office:value="39.4894859799999980"/>
          <table:table-cell office:value-type="float" office:value="25.0358599200000000"/>
          <table:table-cell office:value-type="float" office:value="101"/>
          <table:table-cell office:value-type="float" office:value="43"/>
          <table:table-cell office:value-type="float" office:value="1985"/>
          <table:table-cell office:value-type="float" office:value="1.1083849509999999"/>
          <table:table-cell office:value-type="float" office:value="0.4285284110000000"/>
          <table:table-cell office:value-type="float" office:value="-0.0680708920000000"/>
          <table:table-cell office:value-type="float" office:value="-0.1821719240000000"/>
          <table:table-cell office:value-type="float" office:value="-1.7099696542000000"/>
          <table:table-cell office:value-type="float" office:value="0.0872714847000000"/>
        </table:table-row>
        <table:table-row>
          <table:table-cell office:value-type="string">
            <text:p>39049007202</text:p>
          </table:table-cell>
          <table:table-cell office:value-type="string">
            <text:p>72.02</text:p>
          </table:table-cell>
          <table:table-cell office:value-type="float" office:value="72.0199999999999960"/>
          <table:table-cell office:value-type="float" office:value="2915"/>
          <table:table-cell office:value-type="float" office:value="0.5828473410000000"/>
          <table:table-cell office:value-type="float" office:value="13.2940406000000010"/>
          <table:table-cell office:value-type="float" office:value="1.54344288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933980000000000"/>
          <table:table-cell office:value-type="float" office:value="-0.0056360000000000"/>
          <table:table-cell office:value-type="float" office:value="0.2788250000000000"/>
          <table:table-cell office:value-type="float" office:value="0.6070060000000001"/>
          <table:table-cell office:value-type="float" office:value="29.3900900900000010"/>
          <table:table-cell office:value-type="float" office:value="27.4132882100000010"/>
          <table:table-cell office:value-type="float" office:value="94"/>
          <table:table-cell office:value-type="float" office:value="17"/>
          <table:table-cell office:value-type="float" office:value="24.8851351399999990"/>
          <table:table-cell office:value-type="float" office:value="29.2354276400000010"/>
          <table:table-cell office:value-type="float" office:value="101"/>
          <table:table-cell office:value-type="float" office:value="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737732239000000"/>
          <table:table-cell office:value-type="float" office:value="0.0381003770000000"/>
        </table:table-row>
        <table:table-row>
          <table:table-cell office:value-type="string">
            <text:p>39049007199</text:p>
          </table:table-cell>
          <table:table-cell office:value-type="string">
            <text:p>71.99</text:p>
          </table:table-cell>
          <table:table-cell office:value-type="float" office:value="71.9899999999999950"/>
          <table:table-cell office:value-type="float" office:value="5271"/>
          <table:table-cell office:value-type="float" office:value="0.6829823560000000"/>
          <table:table-cell office:value-type="float" office:value="5.2298608179999997"/>
          <table:table-cell office:value-type="float" office:value="1.37095561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19010000000000"/>
          <table:table-cell office:value-type="float" office:value="-0.1057400000000000"/>
          <table:table-cell office:value-type="float" office:value="0.3863780000000000"/>
          <table:table-cell office:value-type="float" office:value="0.5350640000000000"/>
          <table:table-cell office:value-type="float" office:value="24.8897338400000020"/>
          <table:table-cell office:value-type="float" office:value="25.4814678800000000"/>
          <table:table-cell office:value-type="float" office:value="93"/>
          <table:table-cell office:value-type="float" office:value="15"/>
          <table:table-cell office:value-type="float" office:value="37.1694958200000020"/>
          <table:table-cell office:value-type="float" office:value="30.5220252099999990"/>
          <table:table-cell office:value-type="float" office:value="101"/>
          <table:table-cell office:value-type="float" office:value="38"/>
          <table:table-cell office:value-type="float" office:value="1984"/>
          <table:table-cell office:value-type="float" office:value="1.6458944590000000"/>
          <table:table-cell office:value-type="float" office:value="0.8309503710000000"/>
          <table:table-cell office:value-type="float" office:value="-0.3386648120000000"/>
          <table:table-cell office:value-type="float" office:value="-0.3640160850000000"/>
          <table:table-cell office:value-type="float" office:value="-0.8425908197000001"/>
          <table:table-cell office:value-type="float" office:value="0.3994573271000000"/>
        </table:table-row>
        <table:table-row>
          <table:table-cell office:value-type="string">
            <text:p>39049007210</text:p>
          </table:table-cell>
          <table:table-cell office:value-type="string">
            <text:p>72.10</text:p>
          </table:table-cell>
          <table:table-cell office:value-type="float" office:value="72.0999999999999940"/>
          <table:table-cell office:value-type="float" office:value="8200"/>
          <table:table-cell office:value-type="float" office:value="0.8826829270000000"/>
          <table:table-cell office:value-type="float" office:value="6.9813829790000002"/>
          <table:table-cell office:value-type="float" office:value="9.33330506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6366980000000000"/>
          <table:table-cell office:value-type="float" office:value="1.0979429999999999"/>
          <table:table-cell office:value-type="float" office:value="0.2981250000000000"/>
          <table:table-cell office:value-type="float" office:value="0.5140260000000000"/>
          <table:table-cell office:value-type="float" office:value="24.7569842800000010"/>
          <table:table-cell office:value-type="float" office:value="26.9090785600000010"/>
          <table:table-cell office:value-type="float" office:value="94"/>
          <table:table-cell office:value-type="float" office:value="13"/>
          <table:table-cell office:value-type="float" office:value="10.9627905200000000"/>
          <table:table-cell office:value-type="float" office:value="19.2562852800000000"/>
          <table:table-cell office:value-type="float" office:value="101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9044633755000002"/>
          <table:table-cell office:value-type="float" office:value="0.0000944347000000"/>
        </table:table-row>
        <table:table-row>
          <table:table-cell office:value-type="string">
            <text:p>39049007209</text:p>
          </table:table-cell>
          <table:table-cell office:value-type="string">
            <text:p>72.09</text:p>
          </table:table-cell>
          <table:table-cell office:value-type="float" office:value="72.0900000000000030"/>
          <table:table-cell office:value-type="float" office:value="5706"/>
          <table:table-cell office:value-type="float" office:value="0.7700665970000000"/>
          <table:table-cell office:value-type="float" office:value="10.0071994199999990"/>
          <table:table-cell office:value-type="float" office:value="2.233251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3080000000000"/>
          <table:table-cell office:value-type="float" office:value="0.6282940000000000"/>
          <table:table-cell office:value-type="float" office:value="0.4923100000000000"/>
          <table:table-cell office:value-type="float" office:value="0.6773200000000000"/>
          <table:table-cell office:value-type="float" office:value="17.2490665800000010"/>
          <table:table-cell office:value-type="float" office:value="22.7210028599999990"/>
          <table:table-cell office:value-type="float" office:value="92"/>
          <table:table-cell office:value-type="float" office:value="8"/>
          <table:table-cell office:value-type="float" office:value="25.2966879200000000"/>
          <table:table-cell office:value-type="float" office:value="29.1956118899999990"/>
          <table:table-cell office:value-type="float" office:value="101"/>
          <table:table-cell office:value-type="float" office:value="1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0191311228000002"/>
          <table:table-cell office:value-type="float" office:value="0.0000584132000000"/>
        </table:table-row>
        <table:table-row>
          <table:table-cell office:value-type="string">
            <text:p>39049009312</text:p>
          </table:table-cell>
          <table:table-cell office:value-type="string">
            <text:p>93.12</text:p>
          </table:table-cell>
          <table:table-cell office:value-type="float" office:value="93.1200000000000050"/>
          <table:table-cell office:value-type="float" office:value="2996"/>
          <table:table-cell office:value-type="float" office:value="0.3027369830000000"/>
          <table:table-cell office:value-type="float" office:value="19.8433420400000000"/>
          <table:table-cell office:value-type="float" office:value="0.618637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4638790000000000"/>
          <table:table-cell office:value-type="float" office:value="-0.9514850000000000"/>
          <table:table-cell office:value-type="float" office:value="-0.1344350000000000"/>
          <table:table-cell office:value-type="float" office:value="-0.3057160000000000"/>
          <table:table-cell office:value-type="float" office:value="19.8347386200000000"/>
          <table:table-cell office:value-type="float" office:value="15.6230435700000000"/>
          <table:table-cell office:value-type="float" office:value="80"/>
          <table:table-cell office:value-type="float" office:value="16"/>
          <table:table-cell office:value-type="float" office:value="33.4019111900000000"/>
          <table:table-cell office:value-type="float" office:value="23.3616583099999990"/>
          <table:table-cell office:value-type="float" office:value="99"/>
          <table:table-cell office:value-type="float" office:value="36"/>
          <table:table-cell office:value-type="float" office:value="1961"/>
          <table:table-cell office:value-type="float" office:value="0.0521523240000000"/>
          <table:table-cell office:value-type="float" office:value="0.1891234160000000"/>
          <table:table-cell office:value-type="float" office:value="-0.6018811800000000"/>
          <table:table-cell office:value-type="float" office:value="-0.6593247800000001"/>
          <table:table-cell office:value-type="float" office:value="-0.6982227952000000"/>
          <table:table-cell office:value-type="float" office:value="0.4850378729000000"/>
        </table:table-row>
        <table:table-row>
          <table:table-cell office:value-type="string">
            <text:p>39049009311</text:p>
          </table:table-cell>
          <table:table-cell office:value-type="string">
            <text:p>93.11</text:p>
          </table:table-cell>
          <table:table-cell office:value-type="float" office:value="93.1099999999999990"/>
          <table:table-cell office:value-type="float" office:value="2879"/>
          <table:table-cell office:value-type="float" office:value="0.3952761380000000"/>
          <table:table-cell office:value-type="float" office:value="11.3293051400000010"/>
          <table:table-cell office:value-type="float" office:value="0.6562804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482550000000000"/>
          <table:table-cell office:value-type="float" office:value="-0.6048700000000000"/>
          <table:table-cell office:value-type="float" office:value="0.1039320000000000"/>
          <table:table-cell office:value-type="float" office:value="0.0561740000000000"/>
          <table:table-cell office:value-type="float" office:value="30.0736619000000010"/>
          <table:table-cell office:value-type="float" office:value="25.7320253400000000"/>
          <table:table-cell office:value-type="float" office:value="93"/>
          <table:table-cell office:value-type="float" office:value="20"/>
          <table:table-cell office:value-type="float" office:value="30.8879447700000010"/>
          <table:table-cell office:value-type="float" office:value="24.8458375400000020"/>
          <table:table-cell office:value-type="float" office:value="100"/>
          <table:table-cell office:value-type="float" office:value="35"/>
          <table:table-cell office:value-type="float" office:value="1960"/>
          <table:table-cell office:value-type="float" office:value="1.2633309970000000"/>
          <table:table-cell office:value-type="float" office:value="1.4891477799999999"/>
          <table:table-cell office:value-type="float" office:value="-0.8210431580000001"/>
          <table:table-cell office:value-type="float" office:value="-0.8563730780000000"/>
          <table:table-cell office:value-type="float" office:value="-0.9428846683000000"/>
          <table:table-cell office:value-type="float" office:value="0.3457398978000000"/>
        </table:table-row>
        <table:table-row>
          <table:table-cell office:value-type="string">
            <text:p>39049009250</text:p>
          </table:table-cell>
          <table:table-cell office:value-type="string">
            <text:p>92.50</text:p>
          </table:table-cell>
          <table:table-cell office:value-type="float" office:value="92.5000000000000000"/>
          <table:table-cell office:value-type="float" office:value="1889"/>
          <table:table-cell office:value-type="float" office:value="0.7273689780000000"/>
          <table:table-cell office:value-type="float" office:value="8.7871287129999995"/>
          <table:table-cell office:value-type="float" office:value="0.4472250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267830000000000"/>
          <table:table-cell office:value-type="float" office:value="-0.3148790000000000"/>
          <table:table-cell office:value-type="float" office:value="-0.0099650000000000"/>
          <table:table-cell office:value-type="float" office:value="-0.6555060000000000"/>
          <table:table-cell office:value-type="float" office:value="13.3148869800000010"/>
          <table:table-cell office:value-type="float" office:value="8.4337215000000008"/>
          <table:table-cell office:value-type="float" office:value="52"/>
          <table:table-cell office:value-type="float" office:value="12"/>
          <table:table-cell office:value-type="float" office:value="53.0582750600000000"/>
          <table:table-cell office:value-type="float" office:value="20.91126458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5840804573000000"/>
          <table:table-cell office:value-type="float" office:value="0.5591661823000000"/>
        </table:table-row>
        <table:table-row>
          <table:table-cell office:value-type="string">
            <text:p>39049009240</text:p>
          </table:table-cell>
          <table:table-cell office:value-type="string">
            <text:p>92.40</text:p>
          </table:table-cell>
          <table:table-cell office:value-type="float" office:value="92.4000000000000060"/>
          <table:table-cell office:value-type="float" office:value="1919"/>
          <table:table-cell office:value-type="float" office:value="0.8207399690000000"/>
          <table:table-cell office:value-type="float" office:value="8.3832335330000003"/>
          <table:table-cell office:value-type="float" office:value="0.3197870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40530000000000"/>
          <table:table-cell office:value-type="float" office:value="-0.5734310000000000"/>
          <table:table-cell office:value-type="float" office:value="-0.0021600000000000"/>
          <table:table-cell office:value-type="float" office:value="-0.7565680000000000"/>
          <table:table-cell office:value-type="float" office:value="13.4703344100000000"/>
          <table:table-cell office:value-type="float" office:value="6.5653247360000000"/>
          <table:table-cell office:value-type="float" office:value="38"/>
          <table:table-cell office:value-type="float" office:value="13"/>
          <table:table-cell office:value-type="float" office:value="47.1880434799999970"/>
          <table:table-cell office:value-type="float" office:value="15.5843590900000000"/>
          <table:table-cell office:value-type="float" office:value="9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855460744000000"/>
          <table:table-cell office:value-type="float" office:value="0.3758621812000000"/>
        </table:table-row>
        <table:table-row>
          <table:table-cell office:value-type="string">
            <text:p>39049009230</text:p>
          </table:table-cell>
          <table:table-cell office:value-type="string">
            <text:p>92.30</text:p>
          </table:table-cell>
          <table:table-cell office:value-type="float" office:value="92.2999999999999970"/>
          <table:table-cell office:value-type="float" office:value="4429"/>
          <table:table-cell office:value-type="float" office:value="0.5920072250000000"/>
          <table:table-cell office:value-type="float" office:value="15.5893536100000000"/>
          <table:table-cell office:value-type="float" office:value="0.71200300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511950000000000"/>
          <table:table-cell office:value-type="float" office:value="-0.4194590000000000"/>
          <table:table-cell office:value-type="float" office:value="-0.2504050000000000"/>
          <table:table-cell office:value-type="float" office:value="-0.0837220000000000"/>
          <table:table-cell office:value-type="float" office:value="15.7926829300000000"/>
          <table:table-cell office:value-type="float" office:value="10.9625724700000000"/>
          <table:table-cell office:value-type="float" office:value="62"/>
          <table:table-cell office:value-type="float" office:value="14"/>
          <table:table-cell office:value-type="float" office:value="46.8982473200000030"/>
          <table:table-cell office:value-type="float" office:value="23.09385336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480433397000000"/>
          <table:table-cell office:value-type="float" office:value="0.3431073911000000"/>
        </table:table-row>
        <table:table-row>
          <table:table-cell office:value-type="string">
            <text:p>39049009220</text:p>
          </table:table-cell>
          <table:table-cell office:value-type="string">
            <text:p>92.20</text:p>
          </table:table-cell>
          <table:table-cell office:value-type="float" office:value="92.2000000000000030"/>
          <table:table-cell office:value-type="float" office:value="2372"/>
          <table:table-cell office:value-type="float" office:value="0.7200674540000001"/>
          <table:table-cell office:value-type="float" office:value="10.6751824800000000"/>
          <table:table-cell office:value-type="float" office:value="0.7722557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387850000000000"/>
          <table:table-cell office:value-type="float" office:value="-0.6640900000000000"/>
          <table:table-cell office:value-type="float" office:value="-0.1783530000000000"/>
          <table:table-cell office:value-type="float" office:value="0.4260880000000000"/>
          <table:table-cell office:value-type="float" office:value="23.6959064300000010"/>
          <table:table-cell office:value-type="float" office:value="18.3374481100000000"/>
          <table:table-cell office:value-type="float" office:value="82"/>
          <table:table-cell office:value-type="float" office:value="19"/>
          <table:table-cell office:value-type="float" office:value="38.7620549800000020"/>
          <table:table-cell office:value-type="float" office:value="29.967177220000000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619264296000001"/>
          <table:table-cell office:value-type="float" office:value="0.1437613715000000"/>
        </table:table-row>
        <table:table-row>
          <table:table-cell office:value-type="string">
            <text:p>39049009210</text:p>
          </table:table-cell>
          <table:table-cell office:value-type="string">
            <text:p>92.10</text:p>
          </table:table-cell>
          <table:table-cell office:value-type="float" office:value="92.0999999999999940"/>
          <table:table-cell office:value-type="float" office:value="4713"/>
          <table:table-cell office:value-type="float" office:value="0.3961383410000000"/>
          <table:table-cell office:value-type="float" office:value="20.1993355500000010"/>
          <table:table-cell office:value-type="float" office:value="2.4632827000000002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452380000000000"/>
          <table:table-cell office:value-type="float" office:value="-0.4110490000000000"/>
          <table:table-cell office:value-type="float" office:value="0.0420300000000000"/>
          <table:table-cell office:value-type="float" office:value="0.2333060000000000"/>
          <table:table-cell office:value-type="float" office:value="11.4380118600000000"/>
          <table:table-cell office:value-type="float" office:value="17.1296668200000010"/>
          <table:table-cell office:value-type="float" office:value="89"/>
          <table:table-cell office:value-type="float" office:value="5"/>
          <table:table-cell office:value-type="float" office:value="53.5505506900000010"/>
          <table:table-cell office:value-type="float" office:value="34.6329084999999990"/>
          <table:table-cell office:value-type="float" office:value="101"/>
          <table:table-cell office:value-type="float" office:value="5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446277128000000"/>
          <table:table-cell office:value-type="float" office:value="0.9644040530000000"/>
        </table:table-row>
        <table:table-row>
          <table:table-cell office:value-type="string">
            <text:p>39049009100</text:p>
          </table:table-cell>
          <table:table-cell office:value-type="string">
            <text:p>91</text:p>
          </table:table-cell>
          <table:table-cell office:value-type="float" office:value="91.0000000000000000"/>
          <table:table-cell office:value-type="float" office:value="4737"/>
          <table:table-cell office:value-type="float" office:value="0.9075364150000000"/>
          <table:table-cell office:value-type="float" office:value="5.0619278410000002"/>
          <table:table-cell office:value-type="float" office:value="0.80723691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5786730000000000"/>
          <table:table-cell office:value-type="float" office:value="1.0829830000000000"/>
          <table:table-cell office:value-type="float" office:value="-0.1166180000000000"/>
          <table:table-cell office:value-type="float" office:value="0.7696540000000000"/>
          <table:table-cell office:value-type="float" office:value="26.0240963900000000"/>
          <table:table-cell office:value-type="float" office:value="12.9131657499999990"/>
          <table:table-cell office:value-type="float" office:value="73"/>
          <table:table-cell office:value-type="float" office:value="23"/>
          <table:table-cell office:value-type="float" office:value="43.0000000000000000"/>
          <table:table-cell office:value-type="float" office:value="15.8265795500000000"/>
          <table:table-cell office:value-type="float" office:value="100"/>
          <table:table-cell office:value-type="float" office:value="42"/>
          <table:table-cell office:value-type="float" office:value="1940"/>
          <table:table-cell office:value-type="float" office:value="0.7842848960000000"/>
          <table:table-cell office:value-type="float" office:value="0.9749790840000000"/>
          <table:table-cell office:value-type="float" office:value="-0.0774246870000000"/>
          <table:table-cell office:value-type="float" office:value="0.0929872060000000"/>
          <table:table-cell office:value-type="float" office:value="0.3295883163000000"/>
          <table:table-cell office:value-type="float" office:value="0.7417110520000000"/>
        </table:table-row>
        <table:table-row>
          <table:table-cell office:value-type="string">
            <text:p>39049009000</text:p>
          </table:table-cell>
          <table:table-cell office:value-type="string">
            <text:p>90</text:p>
          </table:table-cell>
          <table:table-cell office:value-type="float" office:value="90.0000000000000000"/>
          <table:table-cell office:value-type="float" office:value="3257"/>
          <table:table-cell office:value-type="float" office:value="0.9223211540000000"/>
          <table:table-cell office:value-type="float" office:value="10.3522645600000000"/>
          <table:table-cell office:value-type="float" office:value="1.03163290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7223220000000000"/>
          <table:table-cell office:value-type="float" office:value="1.2347610000000000"/>
          <table:table-cell office:value-type="float" office:value="0.0217530000000000"/>
          <table:table-cell office:value-type="float" office:value="0.9104500000000000"/>
          <table:table-cell office:value-type="float" office:value="36.2782637999999980"/>
          <table:table-cell office:value-type="float" office:value="17.2449582600000010"/>
          <table:table-cell office:value-type="float" office:value="91"/>
          <table:table-cell office:value-type="float" office:value="32"/>
          <table:table-cell office:value-type="float" office:value="30.0188615699999990"/>
          <table:table-cell office:value-type="float" office:value="19.7284268599999990"/>
          <table:table-cell office:value-type="float" office:value="99"/>
          <table:table-cell office:value-type="float" office:value="30"/>
          <table:table-cell office:value-type="float" office:value="1925"/>
          <table:table-cell office:value-type="float" office:value="3.0539210880000001"/>
          <table:table-cell office:value-type="float" office:value="2.2769389780000000"/>
          <table:table-cell office:value-type="float" office:value="-1.4359918949999999"/>
          <table:table-cell office:value-type="float" office:value="-0.9244930670000000"/>
          <table:table-cell office:value-type="float" office:value="0.5792547170000000"/>
          <table:table-cell office:value-type="float" office:value="0.5624173154000000"/>
        </table:table-row>
        <table:table-row>
          <table:table-cell office:value-type="string">
            <text:p>39049008900</text:p>
          </table:table-cell>
          <table:table-cell office:value-type="string">
            <text:p>89</text:p>
          </table:table-cell>
          <table:table-cell office:value-type="float" office:value="89.0000000000000000"/>
          <table:table-cell office:value-type="float" office:value="5063"/>
          <table:table-cell office:value-type="float" office:value="0.8694449930000000"/>
          <table:table-cell office:value-type="float" office:value="7.9196876740000004"/>
          <table:table-cell office:value-type="float" office:value="0.611789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755160000000000"/>
          <table:table-cell office:value-type="float" office:value="0.8849740000000000"/>
          <table:table-cell office:value-type="float" office:value="0.1135830000000000"/>
          <table:table-cell office:value-type="float" office:value="0.4279920000000000"/>
          <table:table-cell office:value-type="float" office:value="19.6288483499999980"/>
          <table:table-cell office:value-type="float" office:value="12.1102259000000000"/>
          <table:table-cell office:value-type="float" office:value="74"/>
          <table:table-cell office:value-type="float" office:value="19"/>
          <table:table-cell office:value-type="float" office:value="47.7981756000000000"/>
          <table:table-cell office:value-type="float" office:value="18.9495001099999990"/>
          <table:table-cell office:value-type="float" office:value="100"/>
          <table:table-cell office:value-type="float" office:value="49"/>
          <table:table-cell office:value-type="float" office:value="1934"/>
          <table:table-cell office:value-type="float" office:value="0.0433425320000000"/>
          <table:table-cell office:value-type="float" office:value="0.1629817650000000"/>
          <table:table-cell office:value-type="float" office:value="0.2817695120000000"/>
          <table:table-cell office:value-type="float" office:value="0.4690751000000000"/>
          <table:table-cell office:value-type="float" office:value="0.7079434339000000"/>
          <table:table-cell office:value-type="float" office:value="0.4789803857000000"/>
        </table:table-row>
        <table:table-row>
          <table:table-cell office:value-type="string">
            <text:p>39049006500</text:p>
          </table:table-cell>
          <table:table-cell office:value-type="string">
            <text:p>65</text:p>
          </table:table-cell>
          <table:table-cell office:value-type="float" office:value="65.0000000000000000"/>
          <table:table-cell office:value-type="float" office:value="3646"/>
          <table:table-cell office:value-type="float" office:value="0.9690071310000000"/>
          <table:table-cell office:value-type="float" office:value="5.0919377649999999"/>
          <table:table-cell office:value-type="float" office:value="0.9476247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554440000000000"/>
          <table:table-cell office:value-type="float" office:value="0.8956440000000000"/>
          <table:table-cell office:value-type="float" office:value="0.5116920000000000"/>
          <table:table-cell office:value-type="float" office:value="0.8589980000000000"/>
          <table:table-cell office:value-type="float" office:value="24.0635268300000010"/>
          <table:table-cell office:value-type="float" office:value="13.3328625300000000"/>
          <table:table-cell office:value-type="float" office:value="78"/>
          <table:table-cell office:value-type="float" office:value="22"/>
          <table:table-cell office:value-type="float" office:value="29.3205128200000010"/>
          <table:table-cell office:value-type="float" office:value="20.7073499299999990"/>
          <table:table-cell office:value-type="float" office:value="100"/>
          <table:table-cell office:value-type="float" office:value="33"/>
          <table:table-cell office:value-type="float" office:value="1951"/>
          <table:table-cell office:value-type="float" office:value="0.5571367030000000"/>
          <table:table-cell office:value-type="float" office:value="0.7260478140000000"/>
          <table:table-cell office:value-type="float" office:value="-1.1014790040000000"/>
          <table:table-cell office:value-type="float" office:value="-0.9792306450000000"/>
          <table:table-cell office:value-type="float" office:value="-0.8036787956000000"/>
          <table:table-cell office:value-type="float" office:value="0.4215825033000000"/>
        </table:table-row>
        <table:table-row>
          <table:table-cell office:value-type="string">
            <text:p>39049006430</text:p>
          </table:table-cell>
          <table:table-cell office:value-type="string">
            <text:p>64.30</text:p>
          </table:table-cell>
          <table:table-cell office:value-type="float" office:value="64.2999999999999970"/>
          <table:table-cell office:value-type="float" office:value="4459"/>
          <table:table-cell office:value-type="float" office:value="0.8885400310000000"/>
          <table:table-cell office:value-type="float" office:value="7.4733096090000002"/>
          <table:table-cell office:value-type="float" office:value="1.0020899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8092570000000000"/>
          <table:table-cell office:value-type="float" office:value="0.9147790000000000"/>
          <table:table-cell office:value-type="float" office:value="0.6404250000000000"/>
          <table:table-cell office:value-type="float" office:value="0.8725680000000000"/>
          <table:table-cell office:value-type="float" office:value="18.5975694400000010"/>
          <table:table-cell office:value-type="float" office:value="13.8596960500000000"/>
          <table:table-cell office:value-type="float" office:value="81"/>
          <table:table-cell office:value-type="float" office:value="16"/>
          <table:table-cell office:value-type="float" office:value="44.6737170600000010"/>
          <table:table-cell office:value-type="float" office:value="23.1560913299999990"/>
          <table:table-cell office:value-type="float" office:value="100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133052660000000"/>
          <table:table-cell office:value-type="float" office:value="0.4160430586000000"/>
        </table:table-row>
        <table:table-row>
          <table:table-cell office:value-type="string">
            <text:p>39049006410</text:p>
          </table:table-cell>
          <table:table-cell office:value-type="string">
            <text:p>64.10</text:p>
          </table:table-cell>
          <table:table-cell office:value-type="float" office:value="64.0999999999999940"/>
          <table:table-cell office:value-type="float" office:value="2666"/>
          <table:table-cell office:value-type="float" office:value="0.9407351840000000"/>
          <table:table-cell office:value-type="float" office:value="7.3133179369999999"/>
          <table:table-cell office:value-type="float" office:value="0.871149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598270000000000"/>
          <table:table-cell office:value-type="float" office:value="0.6889660000000000"/>
          <table:table-cell office:value-type="float" office:value="0.4981120000000000"/>
          <table:table-cell office:value-type="float" office:value="0.4924020000000000"/>
          <table:table-cell office:value-type="float" office:value="35.0941129400000020"/>
          <table:table-cell office:value-type="float" office:value="20.2956608699999990"/>
          <table:table-cell office:value-type="float" office:value="90"/>
          <table:table-cell office:value-type="float" office:value="28"/>
          <table:table-cell office:value-type="float" office:value="26.8856000000000000"/>
          <table:table-cell office:value-type="float" office:value="19.0394462299999990"/>
          <table:table-cell office:value-type="float" office:value="90"/>
          <table:table-cell office:value-type="float" office:value="2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305185458000000"/>
          <table:table-cell office:value-type="float" office:value="0.1833474800000000"/>
        </table:table-row>
        <table:table-row>
          <table:table-cell office:value-type="string">
            <text:p>39049006392</text:p>
          </table:table-cell>
          <table:table-cell office:value-type="string">
            <text:p>63.92</text:p>
          </table:table-cell>
          <table:table-cell office:value-type="float" office:value="63.9200000000000020"/>
          <table:table-cell office:value-type="float" office:value="4386"/>
          <table:table-cell office:value-type="float" office:value="0.8903328770000000"/>
          <table:table-cell office:value-type="float" office:value="2.5234741779999998"/>
          <table:table-cell office:value-type="float" office:value="1.60651855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874940000000000"/>
          <table:table-cell office:value-type="float" office:value="0.5216250000000000"/>
          <table:table-cell office:value-type="float" office:value="0.1161150000000000"/>
          <table:table-cell office:value-type="float" office:value="0.8247420000000000"/>
          <table:table-cell office:value-type="float" office:value="29.0932552599999990"/>
          <table:table-cell office:value-type="float" office:value="23.2717527100000010"/>
          <table:table-cell office:value-type="float" office:value="94"/>
          <table:table-cell office:value-type="float" office:value="21"/>
          <table:table-cell office:value-type="float" office:value="31.8387865700000000"/>
          <table:table-cell office:value-type="float" office:value="23.8993377299999990"/>
          <table:table-cell office:value-type="float" office:value="101"/>
          <table:table-cell office:value-type="float" office:value="34"/>
          <table:table-cell office:value-type="float" office:value="1978"/>
          <table:table-cell office:value-type="float" office:value="0.9397873860000000"/>
          <table:table-cell office:value-type="float" office:value="1.3646666720000000"/>
          <table:table-cell office:value-type="float" office:value="-0.2271800940000000"/>
          <table:table-cell office:value-type="float" office:value="-0.7818447320000000"/>
          <table:table-cell office:value-type="float" office:value="-2.9338036939999999"/>
          <table:table-cell office:value-type="float" office:value="0.0033483591000000"/>
        </table:table-row>
        <table:table-row>
          <table:table-cell office:value-type="string">
            <text:p>39049006391</text:p>
          </table:table-cell>
          <table:table-cell office:value-type="string">
            <text:p>63.91</text:p>
          </table:table-cell>
          <table:table-cell office:value-type="float" office:value="63.9099999999999970"/>
          <table:table-cell office:value-type="float" office:value="4770"/>
          <table:table-cell office:value-type="float" office:value="0.8928721170000000"/>
          <table:table-cell office:value-type="float" office:value="5.1724137929999996"/>
          <table:table-cell office:value-type="float" office:value="2.545680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5396680000000000"/>
          <table:table-cell office:value-type="float" office:value="0.8914580000000000"/>
          <table:table-cell office:value-type="float" office:value="0.0832680000000000"/>
          <table:table-cell office:value-type="float" office:value="0.6442780000000000"/>
          <table:table-cell office:value-type="float" office:value="30.2834742299999990"/>
          <table:table-cell office:value-type="float" office:value="25.0728245500000000"/>
          <table:table-cell office:value-type="float" office:value="93"/>
          <table:table-cell office:value-type="float" office:value="22"/>
          <table:table-cell office:value-type="float" office:value="21.0753172300000000"/>
          <table:table-cell office:value-type="float" office:value="23.0838831300000000"/>
          <table:table-cell office:value-type="float" office:value="101"/>
          <table:table-cell office:value-type="float" office:value="11"/>
          <table:table-cell office:value-type="float" office:value="1967"/>
          <table:table-cell office:value-type="float" office:value="1.7955370960000001"/>
          <table:table-cell office:value-type="float" office:value="1.5157874119999999"/>
          <table:table-cell office:value-type="float" office:value="-1.6256745640000001"/>
          <table:table-cell office:value-type="float" office:value="-1.6255009160000000"/>
          <table:table-cell office:value-type="float" office:value="-2.0830311741999998"/>
          <table:table-cell office:value-type="float" office:value="0.0372483821000000"/>
        </table:table-row>
        <table:table-row>
          <table:table-cell office:value-type="string">
            <text:p>39049006387</text:p>
          </table:table-cell>
          <table:table-cell office:value-type="string">
            <text:p>63.87</text:p>
          </table:table-cell>
          <table:table-cell office:value-type="float" office:value="63.8699999999999970"/>
          <table:table-cell office:value-type="float" office:value="5527"/>
          <table:table-cell office:value-type="float" office:value="0.8143658400000000"/>
          <table:table-cell office:value-type="float" office:value="6.6106647189999999"/>
          <table:table-cell office:value-type="float" office:value="1.5100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360030000000000"/>
          <table:table-cell office:value-type="float" office:value="0.5498660000000000"/>
          <table:table-cell office:value-type="float" office:value="0.4009370000000000"/>
          <table:table-cell office:value-type="float" office:value="0.6572060000000000"/>
          <table:table-cell office:value-type="float" office:value="23.3463751399999990"/>
          <table:table-cell office:value-type="float" office:value="19.0327058200000000"/>
          <table:table-cell office:value-type="float" office:value="91"/>
          <table:table-cell office:value-type="float" office:value="18"/>
          <table:table-cell office:value-type="float" office:value="28.4820854399999990"/>
          <table:table-cell office:value-type="float" office:value="24.9616292700000000"/>
          <table:table-cell office:value-type="float" office:value="101"/>
          <table:table-cell office:value-type="float" office:value="26"/>
          <table:table-cell office:value-type="float" office:value="1966"/>
          <table:table-cell office:value-type="float" office:value="0.8100258990000000"/>
          <table:table-cell office:value-type="float" office:value="0.6349918850000000"/>
          <table:table-cell office:value-type="float" office:value="-1.0245059560000001"/>
          <table:table-cell office:value-type="float" office:value="-1.0449477869999999"/>
          <table:table-cell office:value-type="float" office:value="-1.9211473462999999"/>
          <table:table-cell office:value-type="float" office:value="0.0547131341000000"/>
        </table:table-row>
        <table:table-row>
          <table:table-cell office:value-type="string">
            <text:p>39049007207</text:p>
          </table:table-cell>
          <table:table-cell office:value-type="string">
            <text:p>72.07</text:p>
          </table:table-cell>
          <table:table-cell office:value-type="float" office:value="72.0699999999999930"/>
          <table:table-cell office:value-type="float" office:value="4173"/>
          <table:table-cell office:value-type="float" office:value="0.8341720580000001"/>
          <table:table-cell office:value-type="float" office:value="7.8994613999999999"/>
          <table:table-cell office:value-type="float" office:value="2.9524252400000002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186450000000000"/>
          <table:table-cell office:value-type="float" office:value="-0.1420900000000000"/>
          <table:table-cell office:value-type="float" office:value="0.1382320000000000"/>
          <table:table-cell office:value-type="float" office:value="0.6597940000000000"/>
          <table:table-cell office:value-type="float" office:value="23.8898704399999990"/>
          <table:table-cell office:value-type="float" office:value="27.7695039699999990"/>
          <table:table-cell office:value-type="float" office:value="93"/>
          <table:table-cell office:value-type="float" office:value="11"/>
          <table:table-cell office:value-type="float" office:value="16.0850312100000000"/>
          <table:table-cell office:value-type="float" office:value="24.82151718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2491889743000000"/>
          <table:table-cell office:value-type="float" office:value="0.0000214546000000"/>
        </table:table-row>
        <table:table-row>
          <table:table-cell office:value-type="string">
            <text:p>39049007205</text:p>
          </table:table-cell>
          <table:table-cell office:value-type="string">
            <text:p>72.05</text:p>
          </table:table-cell>
          <table:table-cell office:value-type="float" office:value="72.0499999999999970"/>
          <table:table-cell office:value-type="float" office:value="3710"/>
          <table:table-cell office:value-type="float" office:value="0.8617250670000000"/>
          <table:table-cell office:value-type="float" office:value="12.7551020400000010"/>
          <table:table-cell office:value-type="float" office:value="2.0942166900000001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41130000000000"/>
          <table:table-cell office:value-type="float" office:value="-0.1835240000000000"/>
          <table:table-cell office:value-type="float" office:value="0.3824700000000000"/>
          <table:table-cell office:value-type="float" office:value="0.6233940000000000"/>
          <table:table-cell office:value-type="float" office:value="12.7913836000000000"/>
          <table:table-cell office:value-type="float" office:value="18.6875071900000020"/>
          <table:table-cell office:value-type="float" office:value="91"/>
          <table:table-cell office:value-type="float" office:value="6"/>
          <table:table-cell office:value-type="float" office:value="25.6911984099999980"/>
          <table:table-cell office:value-type="float" office:value="30.6707752300000000"/>
          <table:table-cell office:value-type="float" office:value="101"/>
          <table:table-cell office:value-type="float" office:value="8"/>
          <table:table-cell office:value-type="float" office:value="1900"/>
          <table:table-cell office:value-type="float" office:value="-0.5061009380000000"/>
          <table:table-cell office:value-type="float" office:value="-0.7051633050000000"/>
          <table:table-cell office:value-type="float" office:value="-1.7345640640000000"/>
          <table:table-cell office:value-type="float" office:value="-1.2637015210000000"/>
          <table:table-cell office:value-type="float" office:value="-3.6201083710000002"/>
          <table:table-cell office:value-type="float" office:value="0.0002944797000000"/>
        </table:table-row>
        <table:table-row>
          <table:table-cell office:value-type="string">
            <text:p>39049007201</text:p>
          </table:table-cell>
          <table:table-cell office:value-type="string">
            <text:p>72.01</text:p>
          </table:table-cell>
          <table:table-cell office:value-type="float" office:value="72.0100000000000050"/>
          <table:table-cell office:value-type="float" office:value="613"/>
          <table:table-cell office:value-type="float" office:value="0.9412724310000000"/>
          <table:table-cell office:value-type="float" office:value="4.0650406500000003"/>
          <table:table-cell office:value-type="float" office:value="3.7111722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883120000000000"/>
          <table:table-cell office:value-type="float" office:value="0.5609700000000000"/>
          <table:table-cell office:value-type="float" office:value="0.1430170000000000"/>
          <table:table-cell office:value-type="float" office:value="0.4609480000000000"/>
          <table:table-cell office:value-type="float" office:value="22.6836486200000000"/>
          <table:table-cell office:value-type="float" office:value="29.1264389199999980"/>
          <table:table-cell office:value-type="float" office:value="95"/>
          <table:table-cell office:value-type="float" office:value="8"/>
          <table:table-cell office:value-type="float" office:value="1.9755549310000000"/>
          <table:table-cell office:value-type="float" office:value="8.5037310609999999"/>
          <table:table-cell office:value-type="float" office:value="82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6682955571000000"/>
          <table:table-cell office:value-type="float" office:value="0.0002441728000000"/>
        </table:table-row>
        <table:table-row>
          <table:table-cell office:value-type="string">
            <text:p>39049007394</text:p>
          </table:table-cell>
          <table:table-cell office:value-type="string">
            <text:p>73.94</text:p>
          </table:table-cell>
          <table:table-cell office:value-type="float" office:value="73.9399999999999980"/>
          <table:table-cell office:value-type="float" office:value="2806"/>
          <table:table-cell office:value-type="float" office:value="0.8941553810000000"/>
          <table:table-cell office:value-type="float" office:value="4.9808429120000000"/>
          <table:table-cell office:value-type="float" office:value="6.9057243599999998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930760000000000"/>
          <table:table-cell office:value-type="float" office:value="0.7166620000000000"/>
          <table:table-cell office:value-type="float" office:value="-0.0112820000000000"/>
          <table:table-cell office:value-type="float" office:value="0.4738460000000000"/>
          <table:table-cell office:value-type="float" office:value="38.1577437899999980"/>
          <table:table-cell office:value-type="float" office:value="31.2693619000000000"/>
          <table:table-cell office:value-type="float" office:value="95"/>
          <table:table-cell office:value-type="float" office:value="28"/>
          <table:table-cell office:value-type="float" office:value="4.5517050599999997"/>
          <table:table-cell office:value-type="float" office:value="11.6016462900000000"/>
          <table:table-cell office:value-type="float" office:value="98"/>
          <table:table-cell office:value-type="float" office:value="0"/>
          <table:table-cell office:value-type="float" office:value="1948"/>
          <table:table-cell office:value-type="float" office:value="2.1900682740000001"/>
          <table:table-cell office:value-type="float" office:value="2.5155744000000002"/>
          <table:table-cell office:value-type="float" office:value="-2.9556862700000002"/>
          <table:table-cell office:value-type="float" office:value="-2.9206453689999998"/>
          <table:table-cell office:value-type="float" office:value="-3.5428301787000001"/>
          <table:table-cell office:value-type="float" office:value="0.0003958575000000"/>
        </table:table-row>
        <table:table-row>
          <table:table-cell office:value-type="string">
            <text:p>39049007494</text:p>
          </table:table-cell>
          <table:table-cell office:value-type="string">
            <text:p>74.94</text:p>
          </table:table-cell>
          <table:table-cell office:value-type="float" office:value="74.9399999999999980"/>
          <table:table-cell office:value-type="float" office:value="4341"/>
          <table:table-cell office:value-type="float" office:value="0.7788527990000000"/>
          <table:table-cell office:value-type="float" office:value="2.9169308809999999"/>
          <table:table-cell office:value-type="float" office:value="1.11658569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4880000000000"/>
          <table:table-cell office:value-type="float" office:value="0.1930520000000000"/>
          <table:table-cell office:value-type="float" office:value="0.4835800000000000"/>
          <table:table-cell office:value-type="float" office:value="0.3868300000000000"/>
          <table:table-cell office:value-type="float" office:value="14.9975116600000010"/>
          <table:table-cell office:value-type="float" office:value="15.2030935300000000"/>
          <table:table-cell office:value-type="float" office:value="88"/>
          <table:table-cell office:value-type="float" office:value="11"/>
          <table:table-cell office:value-type="float" office:value="39.5035769799999980"/>
          <table:table-cell office:value-type="float" office:value="27.7594628700000000"/>
          <table:table-cell office:value-type="float" office:value="101"/>
          <table:table-cell office:value-type="float" office:value="39"/>
          <table:table-cell office:value-type="float" office:value="1978"/>
          <table:table-cell office:value-type="float" office:value="-0.8249795950000000"/>
          <table:table-cell office:value-type="float" office:value="-0.4250537500000000"/>
          <table:table-cell office:value-type="float" office:value="0.6909623020000000"/>
          <table:table-cell office:value-type="float" office:value="-0.1810674510000000"/>
          <table:table-cell office:value-type="float" office:value="-1.2994911215000000"/>
          <table:table-cell office:value-type="float" office:value="0.1937754385000000"/>
        </table:table-row>
        <table:table-row>
          <table:table-cell office:value-type="string">
            <text:p>39049007551</text:p>
          </table:table-cell>
          <table:table-cell office:value-type="string">
            <text:p>75.51</text:p>
          </table:table-cell>
          <table:table-cell office:value-type="float" office:value="75.5100000000000050"/>
          <table:table-cell office:value-type="float" office:value="8138"/>
          <table:table-cell office:value-type="float" office:value="0.1339395430000000"/>
          <table:table-cell office:value-type="float" office:value="6.6760961810000001"/>
          <table:table-cell office:value-type="float" office:value="1.1086278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1892070000000000"/>
          <table:table-cell office:value-type="float" office:value="-1.0067600000000001"/>
          <table:table-cell office:value-type="float" office:value="0.1670980000000000"/>
          <table:table-cell office:value-type="float" office:value="0.2720400000000000"/>
          <table:table-cell office:value-type="float" office:value="13.8331246100000000"/>
          <table:table-cell office:value-type="float" office:value="16.3077599800000000"/>
          <table:table-cell office:value-type="float" office:value="91"/>
          <table:table-cell office:value-type="float" office:value="8"/>
          <table:table-cell office:value-type="float" office:value="35.0579937300000000"/>
          <table:table-cell office:value-type="float" office:value="25.2609966800000020"/>
          <table:table-cell office:value-type="float" office:value="101"/>
          <table:table-cell office:value-type="float" office:value="35"/>
          <table:table-cell office:value-type="float" office:value="1998"/>
          <table:table-cell office:value-type="float" office:value="-0.2292021230000000"/>
          <table:table-cell office:value-type="float" office:value="-0.5728946410000000"/>
          <table:table-cell office:value-type="float" office:value="-0.5849415570000000"/>
          <table:table-cell office:value-type="float" office:value="-0.5295186510000000"/>
          <table:table-cell office:value-type="float" office:value="-1.6955613061999999"/>
          <table:table-cell office:value-type="float" office:value="0.0899689908000000"/>
        </table:table-row>
        <table:table-row>
          <table:table-cell office:value-type="string">
            <text:p>39049010602</text:p>
          </table:table-cell>
          <table:table-cell office:value-type="string">
            <text:p>106.02</text:p>
          </table:table-cell>
          <table:table-cell office:value-type="float" office:value="106.0200000000000000"/>
          <table:table-cell office:value-type="float" office:value="6239"/>
          <table:table-cell office:value-type="float" office:value="0.8793075810000000"/>
          <table:table-cell office:value-type="float" office:value="3.7758830689999998"/>
          <table:table-cell office:value-type="float" office:value="1.39584109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3650310000000000"/>
          <table:table-cell office:value-type="float" office:value="0.6015240000000000"/>
          <table:table-cell office:value-type="float" office:value="0.0947600000000000"/>
          <table:table-cell office:value-type="float" office:value="0.3988100000000000"/>
          <table:table-cell office:value-type="float" office:value="9.9985063479999994"/>
          <table:table-cell office:value-type="float" office:value="10.5467886100000000"/>
          <table:table-cell office:value-type="float" office:value="77"/>
          <table:table-cell office:value-type="float" office:value="7"/>
          <table:table-cell office:value-type="float" office:value="34.1594022399999990"/>
          <table:table-cell office:value-type="float" office:value="21.9169494500000010"/>
          <table:table-cell office:value-type="float" office:value="99"/>
          <table:table-cell office:value-type="float" office:value="36"/>
          <table:table-cell office:value-type="float" office:value="1995"/>
          <table:table-cell office:value-type="float" office:value="-0.8795171920000000"/>
          <table:table-cell office:value-type="float" office:value="-1.0597717310000001"/>
          <table:table-cell office:value-type="float" office:value="-0.6897494990000000"/>
          <table:table-cell office:value-type="float" office:value="-0.5999515430000000"/>
          <table:table-cell office:value-type="float" office:value="-1.3577852744000001"/>
          <table:table-cell office:value-type="float" office:value="0.1745318289000000"/>
        </table:table-row>
        <table:table-row>
          <table:table-cell office:value-type="string">
            <text:p>39049008825</text:p>
          </table:table-cell>
          <table:table-cell office:value-type="string">
            <text:p>88.25</text:p>
          </table:table-cell>
          <table:table-cell office:value-type="float" office:value="88.2500000000000000"/>
          <table:table-cell office:value-type="float" office:value="6296"/>
          <table:table-cell office:value-type="float" office:value="0.8738881830000000"/>
          <table:table-cell office:value-type="float" office:value="5.4008438820000002"/>
          <table:table-cell office:value-type="float" office:value="1.6951935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20930000000000"/>
          <table:table-cell office:value-type="float" office:value="-0.1959880000000000"/>
          <table:table-cell office:value-type="float" office:value="0.0363200000000000"/>
          <table:table-cell office:value-type="float" office:value="-0.2066100000000000"/>
          <table:table-cell office:value-type="float" office:value="10.9257668700000000"/>
          <table:table-cell office:value-type="float" office:value="10.6940922999999990"/>
          <table:table-cell office:value-type="float" office:value="77"/>
          <table:table-cell office:value-type="float" office:value="8"/>
          <table:table-cell office:value-type="float" office:value="28.7884063899999990"/>
          <table:table-cell office:value-type="float" office:value="23.3562633899999990"/>
          <table:table-cell office:value-type="float" office:value="99"/>
          <table:table-cell office:value-type="float" office:value="32"/>
          <table:table-cell office:value-type="float" office:value="1954"/>
          <table:table-cell office:value-type="float" office:value="-1.0017042460000001"/>
          <table:table-cell office:value-type="float" office:value="-0.9420385240000000"/>
          <table:table-cell office:value-type="float" office:value="-1.0040762249999999"/>
          <table:table-cell office:value-type="float" office:value="-1.0209379110000001"/>
          <table:table-cell office:value-type="float" office:value="-1.5083389523999999"/>
          <table:table-cell office:value-type="float" office:value="0.1314677987000000"/>
        </table:table-row>
        <table:table-row>
          <table:table-cell office:value-type="string">
            <text:p>39049008822</text:p>
          </table:table-cell>
          <table:table-cell office:value-type="string">
            <text:p>88.22</text:p>
          </table:table-cell>
          <table:table-cell office:value-type="float" office:value="88.2199999999999990"/>
          <table:table-cell office:value-type="float" office:value="4016"/>
          <table:table-cell office:value-type="float" office:value="0.6924800800000001"/>
          <table:table-cell office:value-type="float" office:value="9.4609460950000006"/>
          <table:table-cell office:value-type="float" office:value="2.275739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333940000000000"/>
          <table:table-cell office:value-type="float" office:value="-0.5837320000000000"/>
          <table:table-cell office:value-type="float" office:value="-0.1459650000000000"/>
          <table:table-cell office:value-type="float" office:value="-0.5704840000000000"/>
          <table:table-cell office:value-type="float" office:value="13.8828113099999990"/>
          <table:table-cell office:value-type="float" office:value="15.9395013400000000"/>
          <table:table-cell office:value-type="float" office:value="88"/>
          <table:table-cell office:value-type="float" office:value="8"/>
          <table:table-cell office:value-type="float" office:value="29.3581587400000000"/>
          <table:table-cell office:value-type="float" office:value="31.9832336600000000"/>
          <table:table-cell office:value-type="float" office:value="101"/>
          <table:table-cell office:value-type="float" office:value="17"/>
          <table:table-cell office:value-type="float" office:value="1950"/>
          <table:table-cell office:value-type="float" office:value="-0.6223833700000000"/>
          <table:table-cell office:value-type="float" office:value="-0.5665859780000000"/>
          <table:table-cell office:value-type="float" office:value="-1.0986608090000001"/>
          <table:table-cell office:value-type="float" office:value="-0.9762799040000000"/>
          <table:table-cell office:value-type="float" office:value="-2.3984875846000002"/>
          <table:table-cell office:value-type="float" office:value="0.0164629346000000"/>
        </table:table-row>
        <table:table-row>
          <table:table-cell office:value-type="string">
            <text:p>39049008821</text:p>
          </table:table-cell>
          <table:table-cell office:value-type="string">
            <text:p>88.21</text:p>
          </table:table-cell>
          <table:table-cell office:value-type="float" office:value="88.2099999999999940"/>
          <table:table-cell office:value-type="float" office:value="2695"/>
          <table:table-cell office:value-type="float" office:value="0.9428571430000000"/>
          <table:table-cell office:value-type="float" office:value="8.1260364840000001"/>
          <table:table-cell office:value-type="float" office:value="1.87468507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4873740000000000"/>
          <table:table-cell office:value-type="float" office:value="-0.9140150000000000"/>
          <table:table-cell office:value-type="float" office:value="-0.4573250000000000"/>
          <table:table-cell office:value-type="float" office:value="-0.0907820000000000"/>
          <table:table-cell office:value-type="float" office:value="15.0798296000000000"/>
          <table:table-cell office:value-type="float" office:value="18.2002637500000010"/>
          <table:table-cell office:value-type="float" office:value="85"/>
          <table:table-cell office:value-type="float" office:value="8"/>
          <table:table-cell office:value-type="float" office:value="37.6877199500000020"/>
          <table:table-cell office:value-type="float" office:value="33.7347483499999970"/>
          <table:table-cell office:value-type="float" office:value="101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0415163878000000"/>
          <table:table-cell office:value-type="float" office:value="0.2976359515000000"/>
        </table:table-row>
        <table:table-row>
          <table:table-cell office:value-type="string">
            <text:p>39049008813</text:p>
          </table:table-cell>
          <table:table-cell office:value-type="string">
            <text:p>88.13</text:p>
          </table:table-cell>
          <table:table-cell office:value-type="float" office:value="88.1299999999999950"/>
          <table:table-cell office:value-type="float" office:value="2326"/>
          <table:table-cell office:value-type="float" office:value="0.1319862420000000"/>
          <table:table-cell office:value-type="float" office:value="7.5757575760000000"/>
          <table:table-cell office:value-type="float" office:value="0.7635803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698470000000000"/>
          <table:table-cell office:value-type="float" office:value="-1.0068060000000001"/>
          <table:table-cell office:value-type="float" office:value="-0.4297120000000000"/>
          <table:table-cell office:value-type="float" office:value="-1.4730239999999999"/>
          <table:table-cell office:value-type="float" office:value="10.1519274400000000"/>
          <table:table-cell office:value-type="float" office:value="9.2340713940000008"/>
          <table:table-cell office:value-type="float" office:value="59"/>
          <table:table-cell office:value-type="float" office:value="8"/>
          <table:table-cell office:value-type="float" office:value="55.0612244900000010"/>
          <table:table-cell office:value-type="float" office:value="26.5729879599999990"/>
          <table:table-cell office:value-type="float" office:value="100"/>
          <table:table-cell office:value-type="float" office:value="51"/>
          <table:table-cell office:value-type="float" office:value="1967"/>
          <table:table-cell office:value-type="float" office:value="-1.0644285080000000"/>
          <table:table-cell office:value-type="float" office:value="-1.0402920309999999"/>
          <table:table-cell office:value-type="float" office:value="1.1327836450000000"/>
          <table:table-cell office:value-type="float" office:value="1.0383633029999999"/>
          <table:table-cell office:value-type="float" office:value="0.5904432950000000"/>
          <table:table-cell office:value-type="float" office:value="0.5548934917000000"/>
        </table:table-row>
        <table:table-row>
          <table:table-cell office:value-type="string">
            <text:p>39049008812</text:p>
          </table:table-cell>
          <table:table-cell office:value-type="string">
            <text:p>88.12</text:p>
          </table:table-cell>
          <table:table-cell office:value-type="float" office:value="88.1200000000000050"/>
          <table:table-cell office:value-type="float" office:value="3034"/>
          <table:table-cell office:value-type="float" office:value="0.2752142390000000"/>
          <table:table-cell office:value-type="float" office:value="9.3772893770000003"/>
          <table:table-cell office:value-type="float" office:value="3.3119821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5150840000000000"/>
          <table:table-cell office:value-type="float" office:value="-1.1249160000000000"/>
          <table:table-cell office:value-type="float" office:value="0.1138230000000000"/>
          <table:table-cell office:value-type="float" office:value="-0.5341580000000000"/>
          <table:table-cell office:value-type="float" office:value="14.5353471800000000"/>
          <table:table-cell office:value-type="float" office:value="18.2843183700000010"/>
          <table:table-cell office:value-type="float" office:value="90"/>
          <table:table-cell office:value-type="float" office:value="8"/>
          <table:table-cell office:value-type="float" office:value="44.1314381600000020"/>
          <table:table-cell office:value-type="float" office:value="33.6984802400000020"/>
          <table:table-cell office:value-type="float" office:value="101"/>
          <table:table-cell office:value-type="float" office:value="43"/>
          <table:table-cell office:value-type="float" office:value="1962"/>
          <table:table-cell office:value-type="float" office:value="-0.5747211960000001"/>
          <table:table-cell office:value-type="float" office:value="-0.4837342460000000"/>
          <table:table-cell office:value-type="float" office:value="0.3334950190000000"/>
          <table:table-cell office:value-type="float" office:value="0.1816709540000000"/>
          <table:table-cell office:value-type="float" office:value="-0.0049518589000000"/>
          <table:table-cell office:value-type="float" office:value="0.9960490044000000"/>
        </table:table-row>
        <table:table-row>
          <table:table-cell office:value-type="string">
            <text:p>39049008811</text:p>
          </table:table-cell>
          <table:table-cell office:value-type="string">
            <text:p>88.11</text:p>
          </table:table-cell>
          <table:table-cell office:value-type="float" office:value="88.1099999999999990"/>
          <table:table-cell office:value-type="float" office:value="1873"/>
          <table:table-cell office:value-type="float" office:value="0.8446342770000000"/>
          <table:table-cell office:value-type="float" office:value="11.5723270399999990"/>
          <table:table-cell office:value-type="float" office:value="2.01781656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364440000000000"/>
          <table:table-cell office:value-type="float" office:value="-0.7039320000000000"/>
          <table:table-cell office:value-type="float" office:value="-0.3679770000000000"/>
          <table:table-cell office:value-type="float" office:value="-0.8374220000000000"/>
          <table:table-cell office:value-type="float" office:value="12.4584700400000000"/>
          <table:table-cell office:value-type="float" office:value="13.6318352300000000"/>
          <table:table-cell office:value-type="float" office:value="79"/>
          <table:table-cell office:value-type="float" office:value="8"/>
          <table:table-cell office:value-type="float" office:value="44.7034993999999980"/>
          <table:table-cell office:value-type="float" office:value="34.848098030000003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970762897000000"/>
          <table:table-cell office:value-type="float" office:value="0.4857550516000000"/>
        </table:table-row>
        <table:table-row>
          <table:table-cell office:value-type="string">
            <text:p>39049008730</text:p>
          </table:table-cell>
          <table:table-cell office:value-type="string">
            <text:p>87.30</text:p>
          </table:table-cell>
          <table:table-cell office:value-type="float" office:value="87.2999999999999970"/>
          <table:table-cell office:value-type="float" office:value="1761"/>
          <table:table-cell office:value-type="float" office:value="0.3083475300000000"/>
          <table:table-cell office:value-type="float" office:value="56.8141592899999990"/>
          <table:table-cell office:value-type="float" office:value="1.846605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9851610000000000"/>
          <table:table-cell office:value-type="float" office:value="-1.2304360000000001"/>
          <table:table-cell office:value-type="float" office:value="-1.4454320000000001"/>
          <table:table-cell office:value-type="float" office:value="-0.2796160000000000"/>
          <table:table-cell office:value-type="float" office:value="13.7724449500000010"/>
          <table:table-cell office:value-type="float" office:value="18.0208167800000010"/>
          <table:table-cell office:value-type="float" office:value="90"/>
          <table:table-cell office:value-type="float" office:value="7"/>
          <table:table-cell office:value-type="float" office:value="53.8893280599999970"/>
          <table:table-cell office:value-type="float" office:value="31.8593007300000010"/>
          <table:table-cell office:value-type="float" office:value="101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216196396000000"/>
          <table:table-cell office:value-type="float" office:value="0.3567270106000000"/>
        </table:table-row>
        <table:table-row>
          <table:table-cell office:value-type="string">
            <text:p>39049008720</text:p>
          </table:table-cell>
          <table:table-cell office:value-type="string">
            <text:p>87.20</text:p>
          </table:table-cell>
          <table:table-cell office:value-type="float" office:value="87.2000000000000030"/>
          <table:table-cell office:value-type="float" office:value="3459"/>
          <table:table-cell office:value-type="float" office:value="0.3628216250000000"/>
          <table:table-cell office:value-type="float" office:value="13.5693215300000000"/>
          <table:table-cell office:value-type="float" office:value="1.0991835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541620000000000"/>
          <table:table-cell office:value-type="float" office:value="-1.1675990000000001"/>
          <table:table-cell office:value-type="float" office:value="-0.4308980000000000"/>
          <table:table-cell office:value-type="float" office:value="-0.3639900000000000"/>
          <table:table-cell office:value-type="float" office:value="11.3064976200000000"/>
          <table:table-cell office:value-type="float" office:value="10.9283883799999990"/>
          <table:table-cell office:value-type="float" office:value="73"/>
          <table:table-cell office:value-type="float" office:value="9"/>
          <table:table-cell office:value-type="float" office:value="55.2176116600000030"/>
          <table:table-cell office:value-type="float" office:value="27.9963203000000010"/>
          <table:table-cell office:value-type="float" office:value="101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429216796000000"/>
          <table:table-cell office:value-type="float" office:value="0.0145688986000000"/>
        </table:table-row>
        <table:table-row>
          <table:table-cell office:value-type="string">
            <text:p>39049008710</text:p>
          </table:table-cell>
          <table:table-cell office:value-type="string">
            <text:p>87.10</text:p>
          </table:table-cell>
          <table:table-cell office:value-type="float" office:value="87.0999999999999940"/>
          <table:table-cell office:value-type="float" office:value="2691"/>
          <table:table-cell office:value-type="float" office:value="0.1393534000000000"/>
          <table:table-cell office:value-type="float" office:value="12.0760959499999990"/>
          <table:table-cell office:value-type="float" office:value="0.6080957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178920000000000"/>
          <table:table-cell office:value-type="float" office:value="-1.2490650000000001"/>
          <table:table-cell office:value-type="float" office:value="-0.3388100000000000"/>
          <table:table-cell office:value-type="float" office:value="-0.2658000000000000"/>
          <table:table-cell office:value-type="float" office:value="15.2954934400000000"/>
          <table:table-cell office:value-type="float" office:value="12.0162215499999990"/>
          <table:table-cell office:value-type="float" office:value="67"/>
          <table:table-cell office:value-type="float" office:value="13"/>
          <table:table-cell office:value-type="float" office:value="43.1051428600000010"/>
          <table:table-cell office:value-type="float" office:value="25.9483074500000010"/>
          <table:table-cell office:value-type="float" office:value="101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468198179999999"/>
          <table:table-cell office:value-type="float" office:value="0.1219067000000000"/>
        </table:table-row>
        <table:table-row>
          <table:table-cell office:value-type="string">
            <text:p>39049006386</text:p>
          </table:table-cell>
          <table:table-cell office:value-type="string">
            <text:p>63.86</text:p>
          </table:table-cell>
          <table:table-cell office:value-type="float" office:value="63.8599999999999990"/>
          <table:table-cell office:value-type="float" office:value="3702"/>
          <table:table-cell office:value-type="float" office:value="0.7568881690000000"/>
          <table:table-cell office:value-type="float" office:value="8.2256169210000003"/>
          <table:table-cell office:value-type="float" office:value="1.6810323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544420000000000"/>
          <table:table-cell office:value-type="float" office:value="0.9348240000000000"/>
          <table:table-cell office:value-type="float" office:value="0.4106330000000000"/>
          <table:table-cell office:value-type="float" office:value="0.6178680000000000"/>
          <table:table-cell office:value-type="float" office:value="11.8467908899999990"/>
          <table:table-cell office:value-type="float" office:value="12.4737457200000000"/>
          <table:table-cell office:value-type="float" office:value="86"/>
          <table:table-cell office:value-type="float" office:value="8"/>
          <table:table-cell office:value-type="float" office:value="52.7957746499999980"/>
          <table:table-cell office:value-type="float" office:value="30.4336125200000010"/>
          <table:table-cell office:value-type="float" office:value="101"/>
          <table:table-cell office:value-type="float" office:value="54"/>
          <table:table-cell office:value-type="float" office:value="1986"/>
          <table:table-cell office:value-type="float" office:value="-0.5660655770000000"/>
          <table:table-cell office:value-type="float" office:value="-0.8250971590000000"/>
          <table:table-cell office:value-type="float" office:value="1.4839187960000000"/>
          <table:table-cell office:value-type="float" office:value="0.8607940910000000"/>
          <table:table-cell office:value-type="float" office:value="-1.5020172450000000"/>
          <table:table-cell office:value-type="float" office:value="0.1330926552000000"/>
        </table:table-row>
        <table:table-row>
          <table:table-cell office:value-type="string">
            <text:p>39049006372</text:p>
          </table:table-cell>
          <table:table-cell office:value-type="string">
            <text:p>63.72</text:p>
          </table:table-cell>
          <table:table-cell office:value-type="float" office:value="63.7199999999999990"/>
          <table:table-cell office:value-type="float" office:value="5738"/>
          <table:table-cell office:value-type="float" office:value="0.7138375740000000"/>
          <table:table-cell office:value-type="float" office:value="7.6597382600000001"/>
          <table:table-cell office:value-type="float" office:value="0.89155262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986180000000000"/>
          <table:table-cell office:value-type="float" office:value="0.2785700000000000"/>
          <table:table-cell office:value-type="float" office:value="0.4798470000000000"/>
          <table:table-cell office:value-type="float" office:value="0.4374360000000000"/>
          <table:table-cell office:value-type="float" office:value="18.4759859400000010"/>
          <table:table-cell office:value-type="float" office:value="15.2134465100000010"/>
          <table:table-cell office:value-type="float" office:value="79"/>
          <table:table-cell office:value-type="float" office:value="15"/>
          <table:table-cell office:value-type="float" office:value="44.2034428799999970"/>
          <table:table-cell office:value-type="float" office:value="24.3036043400000000"/>
          <table:table-cell office:value-type="float" office:value="101"/>
          <table:table-cell office:value-type="float" office:value="46"/>
          <table:table-cell office:value-type="float" office:value="1984"/>
          <table:table-cell office:value-type="float" office:value="0.5581833430000001"/>
          <table:table-cell office:value-type="float" office:value="0.0166041450000000"/>
          <table:table-cell office:value-type="float" office:value="0.4817452650000000"/>
          <table:table-cell office:value-type="float" office:value="0.1873147870000000"/>
          <table:table-cell office:value-type="float" office:value="-1.0794274233000001"/>
          <table:table-cell office:value-type="float" office:value="0.2803972314000000"/>
        </table:table-row>
        <table:table-row>
          <table:table-cell office:value-type="string">
            <text:p>39049006371</text:p>
          </table:table-cell>
          <table:table-cell office:value-type="string">
            <text:p>63.71</text:p>
          </table:table-cell>
          <table:table-cell office:value-type="float" office:value="63.7100000000000010"/>
          <table:table-cell office:value-type="float" office:value="6472"/>
          <table:table-cell office:value-type="float" office:value="0.7496909770000000"/>
          <table:table-cell office:value-type="float" office:value="5.8225184150000002"/>
          <table:table-cell office:value-type="float" office:value="1.4698938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283200000000000"/>
          <table:table-cell office:value-type="float" office:value="0.7881610000000000"/>
          <table:table-cell office:value-type="float" office:value="0.6588200000000000"/>
          <table:table-cell office:value-type="float" office:value="0.4379800000000000"/>
          <table:table-cell office:value-type="float" office:value="23.7961738300000010"/>
          <table:table-cell office:value-type="float" office:value="19.4053977300000010"/>
          <table:table-cell office:value-type="float" office:value="90"/>
          <table:table-cell office:value-type="float" office:value="18"/>
          <table:table-cell office:value-type="float" office:value="37.2076941199999990"/>
          <table:table-cell office:value-type="float" office:value="27.4535212599999990"/>
          <table:table-cell office:value-type="float" office:value="101"/>
          <table:table-cell office:value-type="float" office:value="38"/>
          <table:table-cell office:value-type="float" office:value="1980"/>
          <table:table-cell office:value-type="float" office:value="0.2766003510000000"/>
          <table:table-cell office:value-type="float" office:value="0.6921023090000000"/>
          <table:table-cell office:value-type="float" office:value="0.4159453380000000"/>
          <table:table-cell office:value-type="float" office:value="-0.3610220470000000"/>
          <table:table-cell office:value-type="float" office:value="-0.6373985458000000"/>
          <table:table-cell office:value-type="float" office:value="0.5238652754000001"/>
        </table:table-row>
        <table:table-row>
          <table:table-cell office:value-type="string">
            <text:p>39049006353</text:p>
          </table:table-cell>
          <table:table-cell office:value-type="string">
            <text:p>63.53</text:p>
          </table:table-cell>
          <table:table-cell office:value-type="float" office:value="63.5300000000000010"/>
          <table:table-cell office:value-type="float" office:value="4462"/>
          <table:table-cell office:value-type="float" office:value="0.7328552220000000"/>
          <table:table-cell office:value-type="float" office:value="6.9858712719999998"/>
          <table:table-cell office:value-type="float" office:value="0.67593830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3761630000000000"/>
          <table:table-cell office:value-type="float" office:value="0.1506240000000000"/>
          <table:table-cell office:value-type="float" office:value="0.3971200000000000"/>
          <table:table-cell office:value-type="float" office:value="0.5807460000000000"/>
          <table:table-cell office:value-type="float" office:value="15.0341614900000010"/>
          <table:table-cell office:value-type="float" office:value="10.7629681400000000"/>
          <table:table-cell office:value-type="float" office:value="66"/>
          <table:table-cell office:value-type="float" office:value="13"/>
          <table:table-cell office:value-type="float" office:value="50.1441860500000020"/>
          <table:table-cell office:value-type="float" office:value="23.9501287599999980"/>
          <table:table-cell office:value-type="float" office:value="100"/>
          <table:table-cell office:value-type="float" office:value="51"/>
          <table:table-cell office:value-type="float" office:value="1972"/>
          <table:table-cell office:value-type="float" office:value="-0.3708394060000000"/>
          <table:table-cell office:value-type="float" office:value="-0.4204003640000000"/>
          <table:table-cell office:value-type="float" office:value="0.7336933700000000"/>
          <table:table-cell office:value-type="float" office:value="0.6529587680000000"/>
          <table:table-cell office:value-type="float" office:value="-0.2757259476000000"/>
          <table:table-cell office:value-type="float" office:value="0.7827585646000000"/>
        </table:table-row>
        <table:table-row>
          <table:table-cell office:value-type="string">
            <text:p>39049006352</text:p>
          </table:table-cell>
          <table:table-cell office:value-type="string">
            <text:p>63.52</text:p>
          </table:table-cell>
          <table:table-cell office:value-type="float" office:value="63.5200000000000030"/>
          <table:table-cell office:value-type="float" office:value="2985"/>
          <table:table-cell office:value-type="float" office:value="0.6633165830000000"/>
          <table:table-cell office:value-type="float" office:value="7.5798592310000004"/>
          <table:table-cell office:value-type="float" office:value="0.317957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9700000000000"/>
          <table:table-cell office:value-type="float" office:value="0.2529240000000000"/>
          <table:table-cell office:value-type="float" office:value="0.3841250000000000"/>
          <table:table-cell office:value-type="float" office:value="0.4278620000000000"/>
          <table:table-cell office:value-type="float" office:value="9.9370249729999998"/>
          <table:table-cell office:value-type="float" office:value="5.8337766960000002"/>
          <table:table-cell office:value-type="float" office:value="34"/>
          <table:table-cell office:value-type="float" office:value="9"/>
          <table:table-cell office:value-type="float" office:value="60.4214517899999990"/>
          <table:table-cell office:value-type="float" office:value="19.7738310300000000"/>
          <table:table-cell office:value-type="float" office:value="93"/>
          <table:table-cell office:value-type="float" office:value="61"/>
          <table:table-cell office:value-type="float" office:value="1970"/>
          <table:table-cell office:value-type="float" office:value="-1.0949583850000000"/>
          <table:table-cell office:value-type="float" office:value="-1.0675779510000001"/>
          <table:table-cell office:value-type="float" office:value="1.5678452389999999"/>
          <table:table-cell office:value-type="float" office:value="1.4585056169999999"/>
          <table:table-cell office:value-type="float" office:value="-0.0864895784000000"/>
          <table:table-cell office:value-type="float" office:value="0.9310772403000001"/>
        </table:table-row>
        <table:table-row>
          <table:table-cell office:value-type="string">
            <text:p>39049006351</text:p>
          </table:table-cell>
          <table:table-cell office:value-type="string">
            <text:p>63.51</text:p>
          </table:table-cell>
          <table:table-cell office:value-type="float" office:value="63.5099999999999980"/>
          <table:table-cell office:value-type="float" office:value="3789"/>
          <table:table-cell office:value-type="float" office:value="0.8566904200000000"/>
          <table:table-cell office:value-type="float" office:value="4.5007759959999998"/>
          <table:table-cell office:value-type="float" office:value="0.886741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148270000000000"/>
          <table:table-cell office:value-type="float" office:value="0.2048200000000000"/>
          <table:table-cell office:value-type="float" office:value="0.4685600000000000"/>
          <table:table-cell office:value-type="float" office:value="0.5711020000000000"/>
          <table:table-cell office:value-type="float" office:value="20.0770735500000010"/>
          <table:table-cell office:value-type="float" office:value="17.4310604600000010"/>
          <table:table-cell office:value-type="float" office:value="88"/>
          <table:table-cell office:value-type="float" office:value="15"/>
          <table:table-cell office:value-type="float" office:value="39.1686228499999980"/>
          <table:table-cell office:value-type="float" office:value="23.2884068100000010"/>
          <table:table-cell office:value-type="float" office:value="101"/>
          <table:table-cell office:value-type="float" office:value="41"/>
          <table:table-cell office:value-type="float" office:value="1972"/>
          <table:table-cell office:value-type="float" office:value="0.3455762370000000"/>
          <table:table-cell office:value-type="float" office:value="0.2198924060000000"/>
          <table:table-cell office:value-type="float" office:value="-0.1571356480000000"/>
          <table:table-cell office:value-type="float" office:value="-0.2073216380000000"/>
          <table:table-cell office:value-type="float" office:value="-0.1054840009000000"/>
          <table:table-cell office:value-type="float" office:value="0.9159917646000000"/>
        </table:table-row>
        <table:table-row>
          <table:table-cell office:value-type="string">
            <text:p>39049006340</text:p>
          </table:table-cell>
          <table:table-cell office:value-type="string">
            <text:p>63.40</text:p>
          </table:table-cell>
          <table:table-cell office:value-type="float" office:value="63.3999999999999990"/>
          <table:table-cell office:value-type="float" office:value="3105"/>
          <table:table-cell office:value-type="float" office:value="0.8640901770000000"/>
          <table:table-cell office:value-type="float" office:value="4.8084147259999996"/>
          <table:table-cell office:value-type="float" office:value="1.3062766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74730000000000"/>
          <table:table-cell office:value-type="float" office:value="1.1639839999999999"/>
          <table:table-cell office:value-type="float" office:value="0.4586330000000000"/>
          <table:table-cell office:value-type="float" office:value="0.7398020000000000"/>
          <table:table-cell office:value-type="float" office:value="31.6214057500000010"/>
          <table:table-cell office:value-type="float" office:value="22.8103705099999980"/>
          <table:table-cell office:value-type="float" office:value="94"/>
          <table:table-cell office:value-type="float" office:value="24"/>
          <table:table-cell office:value-type="float" office:value="30.1090085300000010"/>
          <table:table-cell office:value-type="float" office:value="25.4582333600000010"/>
          <table:table-cell office:value-type="float" office:value="101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9529087209000000"/>
          <table:table-cell office:value-type="float" office:value="0.3406363211000000"/>
        </table:table-row>
        <table:table-row>
          <table:table-cell office:value-type="string">
            <text:p>39049007954</text:p>
          </table:table-cell>
          <table:table-cell office:value-type="string">
            <text:p>79.54</text:p>
          </table:table-cell>
          <table:table-cell office:value-type="float" office:value="79.5400000000000060"/>
          <table:table-cell office:value-type="float" office:value="7659"/>
          <table:table-cell office:value-type="float" office:value="0.7132784960000000"/>
          <table:table-cell office:value-type="float" office:value="9.0146750519999994"/>
          <table:table-cell office:value-type="float" office:value="3.10671899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float" office:value="0.0615030000000000"/>
          <table:table-cell office:value-type="float" office:value="0.2017510000000000"/>
          <table:table-cell office:value-type="float" office:value="-0.3339150000000000"/>
          <table:table-cell office:value-type="float" office:value="0.3166740000000000"/>
          <table:table-cell office:value-type="float" office:value="8.2079650970000007"/>
          <table:table-cell office:value-type="float" office:value="12.7122516400000000"/>
          <table:table-cell office:value-type="float" office:value="89"/>
          <table:table-cell office:value-type="float" office:value="4"/>
          <table:table-cell office:value-type="float" office:value="53.1954845200000010"/>
          <table:table-cell office:value-type="float" office:value="30.4266136699999980"/>
          <table:table-cell office:value-type="float" office:value="101"/>
          <table:table-cell office:value-type="float" office:value="55"/>
          <table:table-cell office:value-type="float" office:value="1987"/>
          <table:table-cell office:value-type="float" office:value="-1.1831760910000000"/>
          <table:table-cell office:value-type="float" office:value="-1.2871147030000001"/>
          <table:table-cell office:value-type="float" office:value="1.5305392790000001"/>
          <table:table-cell office:value-type="float" office:value="0.8921239250000000"/>
          <table:table-cell office:value-type="float" office:value="-0.7601878690000000"/>
          <table:table-cell office:value-type="float" office:value="0.4471422952000000"/>
        </table:table-row>
        <table:table-row>
          <table:table-cell office:value-type="string">
            <text:p>39049007953</text:p>
          </table:table-cell>
          <table:table-cell office:value-type="string">
            <text:p>79.53</text:p>
          </table:table-cell>
          <table:table-cell office:value-type="float" office:value="79.5300000000000010"/>
          <table:table-cell office:value-type="float" office:value="6569"/>
          <table:table-cell office:value-type="float" office:value="0.8252397630000000"/>
          <table:table-cell office:value-type="float" office:value="4.2446043170000003"/>
          <table:table-cell office:value-type="float" office:value="2.0119515099999998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610390000000000"/>
          <table:table-cell office:value-type="float" office:value="-0.4074210000000000"/>
          <table:table-cell office:value-type="float" office:value="0.1809150000000000"/>
          <table:table-cell office:value-type="float" office:value="0.4096240000000000"/>
          <table:table-cell office:value-type="float" office:value="11.3988249500000000"/>
          <table:table-cell office:value-type="float" office:value="15.7414938300000000"/>
          <table:table-cell office:value-type="float" office:value="89"/>
          <table:table-cell office:value-type="float" office:value="6"/>
          <table:table-cell office:value-type="float" office:value="17.0958383699999990"/>
          <table:table-cell office:value-type="float" office:value="21.5716762100000000"/>
          <table:table-cell office:value-type="float" office:value="87"/>
          <table:table-cell office:value-type="float" office:value="0"/>
          <table:table-cell office:value-type="float" office:value="1890"/>
          <table:table-cell office:value-type="float" office:value="-0.7171779050000000"/>
          <table:table-cell office:value-type="float" office:value="-0.8819748810000000"/>
          <table:table-cell office:value-type="float" office:value="-2.3275712340000001"/>
          <table:table-cell office:value-type="float" office:value="-1.9374181850000001"/>
          <table:table-cell office:value-type="float" office:value="-2.4017957510999999"/>
          <table:table-cell office:value-type="float" office:value="0.0163148150000000"/>
        </table:table-row>
        <table:table-row>
          <table:table-cell office:value-type="string">
            <text:p>39049010601</text:p>
          </table:table-cell>
          <table:table-cell office:value-type="string">
            <text:p>106.01</text:p>
          </table:table-cell>
          <table:table-cell office:value-type="float" office:value="106.0100000000000100"/>
          <table:table-cell office:value-type="float" office:value="4644"/>
          <table:table-cell office:value-type="float" office:value="0.8468992250000000"/>
          <table:table-cell office:value-type="float" office:value="2.1276595739999999"/>
          <table:table-cell office:value-type="float" office:value="1.45050414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03610000000000"/>
          <table:table-cell office:value-type="float" office:value="0.5161910000000000"/>
          <table:table-cell office:value-type="float" office:value="-0.0392080000000000"/>
          <table:table-cell office:value-type="float" office:value="0.5441000000000000"/>
          <table:table-cell office:value-type="float" office:value="8.9602395210000001"/>
          <table:table-cell office:value-type="float" office:value="11.7134182700000000"/>
          <table:table-cell office:value-type="float" office:value="79"/>
          <table:table-cell office:value-type="float" office:value="5"/>
          <table:table-cell office:value-type="float" office:value="23.6625179500000020"/>
          <table:table-cell office:value-type="float" office:value="21.8985440199999990"/>
          <table:table-cell office:value-type="float" office:value="88"/>
          <table:table-cell office:value-type="float" office:value="19"/>
          <table:table-cell office:value-type="float" office:value="1997"/>
          <table:table-cell office:value-type="float" office:value="-1.0555974480000001"/>
          <table:table-cell office:value-type="float" office:value="-1.1915992810000000"/>
          <table:table-cell office:value-type="float" office:value="-1.9140620470000000"/>
          <table:table-cell office:value-type="float" office:value="-1.4227124080000000"/>
          <table:table-cell office:value-type="float" office:value="-3.1551265071999999"/>
          <table:table-cell office:value-type="float" office:value="0.0016042853000000"/>
        </table:table-row>
        <table:table-row>
          <table:table-cell office:value-type="string">
            <text:p>39049009497</text:p>
          </table:table-cell>
          <table:table-cell office:value-type="string">
            <text:p>94.97</text:p>
          </table:table-cell>
          <table:table-cell office:value-type="float" office:value="94.9699999999999990"/>
          <table:table-cell office:value-type="float" office:value="1625"/>
          <table:table-cell office:value-type="float" office:value="0.9513846150000000"/>
          <table:table-cell office:value-type="float" office:value="6.6473988439999996"/>
          <table:table-cell office:value-type="float" office:value="15.96508666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0187240000000000"/>
          <table:table-cell office:value-type="float" office:value="-0.3137400000000000"/>
          <table:table-cell office:value-type="float" office:value="0.1173450000000000"/>
          <table:table-cell office:value-type="float" office:value="0.1402220000000000"/>
          <table:table-cell office:value-type="float" office:value="13.0264383300000000"/>
          <table:table-cell office:value-type="float" office:value="22.1783264299999980"/>
          <table:table-cell office:value-type="float" office:value="95"/>
          <table:table-cell office:value-type="float" office:value="3"/>
          <table:table-cell office:value-type="float" office:value="3.4343909130000001"/>
          <table:table-cell office:value-type="float" office:value="12.43333503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5241104405999999"/>
          <table:table-cell office:value-type="float" office:value="0.0004249071000000"/>
        </table:table-row>
        <table:table-row>
          <table:table-cell office:value-type="string">
            <text:p>39049009495</text:p>
          </table:table-cell>
          <table:table-cell office:value-type="string">
            <text:p>94.95</text:p>
          </table:table-cell>
          <table:table-cell office:value-type="float" office:value="94.9500000000000030"/>
          <table:table-cell office:value-type="float" office:value="4843"/>
          <table:table-cell office:value-type="float" office:value="0.7092711130000000"/>
          <table:table-cell office:value-type="float" office:value="7.4987418220000004"/>
          <table:table-cell office:value-type="float" office:value="7.8087201999999998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736170000000000"/>
          <table:table-cell office:value-type="float" office:value="-0.4677540000000000"/>
          <table:table-cell office:value-type="float" office:value="-0.3499620000000000"/>
          <table:table-cell office:value-type="float" office:value="-0.0031360000000000"/>
          <table:table-cell office:value-type="float" office:value="22.0824320100000020"/>
          <table:table-cell office:value-type="float" office:value="27.0198311400000010"/>
          <table:table-cell office:value-type="float" office:value="93"/>
          <table:table-cell office:value-type="float" office:value="8"/>
          <table:table-cell office:value-type="float" office:value="23.0617767500000000"/>
          <table:table-cell office:value-type="float" office:value="30.3540676900000010"/>
          <table:table-cell office:value-type="float" office:value="101"/>
          <table:table-cell office:value-type="float" office:value="4"/>
          <table:table-cell office:value-type="float" office:value="1965"/>
          <table:table-cell office:value-type="float" office:value="0.6304652370000000"/>
          <table:table-cell office:value-type="float" office:value="0.4745104730000000"/>
          <table:table-cell office:value-type="float" office:value="-1.4644440420000000"/>
          <table:table-cell office:value-type="float" office:value="-1.4697993670000000"/>
          <table:table-cell office:value-type="float" office:value="-3.6933022109999998"/>
          <table:table-cell office:value-type="float" office:value="0.0002213607000000"/>
        </table:table-row>
        <table:table-row>
          <table:table-cell office:value-type="string">
            <text:p>39049007740</text:p>
          </table:table-cell>
          <table:table-cell office:value-type="string">
            <text:p>77.40</text:p>
          </table:table-cell>
          <table:table-cell office:value-type="float" office:value="77.4000000000000060"/>
          <table:table-cell office:value-type="float" office:value="1653"/>
          <table:table-cell office:value-type="float" office:value="0.8221415610000000"/>
          <table:table-cell office:value-type="float" office:value="9.4179894179999994"/>
          <table:table-cell office:value-type="float" office:value="0.67922569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030220000000000"/>
          <table:table-cell office:value-type="float" office:value="-0.3947900000000000"/>
          <table:table-cell office:value-type="float" office:value="-0.0733530000000000"/>
          <table:table-cell office:value-type="float" office:value="0.4590760000000000"/>
          <table:table-cell office:value-type="float" office:value="24.4119144599999980"/>
          <table:table-cell office:value-type="float" office:value="18.5509394100000020"/>
          <table:table-cell office:value-type="float" office:value="84"/>
          <table:table-cell office:value-type="float" office:value="19"/>
          <table:table-cell office:value-type="float" office:value="29.6699029100000010"/>
          <table:table-cell office:value-type="float" office:value="24.4619437600000000"/>
          <table:table-cell office:value-type="float" office:value="100"/>
          <table:table-cell office:value-type="float" office:value="3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464742481000000"/>
          <table:table-cell office:value-type="float" office:value="0.9629322590000000"/>
        </table:table-row>
        <table:table-row>
          <table:table-cell office:value-type="string">
            <text:p>39049007730</text:p>
          </table:table-cell>
          <table:table-cell office:value-type="string">
            <text:p>77.30</text:p>
          </table:table-cell>
          <table:table-cell office:value-type="float" office:value="77.2999999999999970"/>
          <table:table-cell office:value-type="float" office:value="2925"/>
          <table:table-cell office:value-type="float" office:value="0.5996581200000000"/>
          <table:table-cell office:value-type="float" office:value="6.1933534740000002"/>
          <table:table-cell office:value-type="float" office:value="0.5595433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722600000000000"/>
          <table:table-cell office:value-type="float" office:value="-0.7453310000000000"/>
          <table:table-cell office:value-type="float" office:value="0.1001030000000000"/>
          <table:table-cell office:value-type="float" office:value="0.1284480000000000"/>
          <table:table-cell office:value-type="float" office:value="12.8136645999999990"/>
          <table:table-cell office:value-type="float" office:value="7.9194743609999998"/>
          <table:table-cell office:value-type="float" office:value="50"/>
          <table:table-cell office:value-type="float" office:value="12"/>
          <table:table-cell office:value-type="float" office:value="49.9907063200000010"/>
          <table:table-cell office:value-type="float" office:value="19.4948418900000000"/>
          <table:table-cell office:value-type="float" office:value="99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199202058999999"/>
          <table:table-cell office:value-type="float" office:value="0.1868616606000000"/>
        </table:table-row>
        <table:table-row>
          <table:table-cell office:value-type="string">
            <text:p>39049007722</text:p>
          </table:table-cell>
          <table:table-cell office:value-type="string">
            <text:p>77.22</text:p>
          </table:table-cell>
          <table:table-cell office:value-type="float" office:value="77.2199999999999990"/>
          <table:table-cell office:value-type="float" office:value="3210"/>
          <table:table-cell office:value-type="float" office:value="0.6246105920000000"/>
          <table:table-cell office:value-type="float" office:value="18.8181296600000000"/>
          <table:table-cell office:value-type="float" office:value="0.692065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637410000000000"/>
          <table:table-cell office:value-type="float" office:value="-0.5563420000000000"/>
          <table:table-cell office:value-type="float" office:value="-0.1325030000000000"/>
          <table:table-cell office:value-type="float" office:value="-0.1023780000000000"/>
          <table:table-cell office:value-type="float" office:value="19.2901606400000000"/>
          <table:table-cell office:value-type="float" office:value="14.1756459900000000"/>
          <table:table-cell office:value-type="float" office:value="81"/>
          <table:table-cell office:value-type="float" office:value="16"/>
          <table:table-cell office:value-type="float" office:value="39.4480160700000010"/>
          <table:table-cell office:value-type="float" office:value="22.47320375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-0.0122666790000000"/>
          <table:table-cell office:value-type="float" office:value="0.1199789750000000"/>
          <table:table-cell office:value-type="float" office:value="-0.0747952590000000"/>
          <table:table-cell office:value-type="float" office:value="-0.1854223950000000"/>
          <table:table-cell office:value-type="float" office:value="0.4768950367000000"/>
          <table:table-cell office:value-type="float" office:value="0.6334368665000000"/>
        </table:table-row>
        <table:table-row>
          <table:table-cell office:value-type="string">
            <text:p>39049007721</text:p>
          </table:table-cell>
          <table:table-cell office:value-type="string">
            <text:p>77.21</text:p>
          </table:table-cell>
          <table:table-cell office:value-type="float" office:value="77.2099999999999940"/>
          <table:table-cell office:value-type="float" office:value="5155"/>
          <table:table-cell office:value-type="float" office:value="0.3464597480000000"/>
          <table:table-cell office:value-type="float" office:value="22.3952539900000000"/>
          <table:table-cell office:value-type="float" office:value="0.83618444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00760000000000"/>
          <table:table-cell office:value-type="float" office:value="-0.5789650000000000"/>
          <table:table-cell office:value-type="float" office:value="-0.1925270000000000"/>
          <table:table-cell office:value-type="float" office:value="-0.1887360000000000"/>
          <table:table-cell office:value-type="float" office:value="11.6708177699999990"/>
          <table:table-cell office:value-type="float" office:value="11.1192628700000000"/>
          <table:table-cell office:value-type="float" office:value="68"/>
          <table:table-cell office:value-type="float" office:value="10"/>
          <table:table-cell office:value-type="float" office:value="57.7392931400000010"/>
          <table:table-cell office:value-type="float" office:value="27.4338026699999990"/>
          <table:table-cell office:value-type="float" office:value="100"/>
          <table:table-cell office:value-type="float" office:value="55"/>
          <table:table-cell office:value-type="float" office:value="1957"/>
          <table:table-cell office:value-type="float" office:value="-0.9135709790000000"/>
          <table:table-cell office:value-type="float" office:value="-0.8474402650000000"/>
          <table:table-cell office:value-type="float" office:value="1.5197974240000001"/>
          <table:table-cell office:value-type="float" office:value="1.2482741700000000"/>
          <table:table-cell office:value-type="float" office:value="0.8196587619000000"/>
          <table:table-cell office:value-type="float" office:value="0.4124106649000000"/>
        </table:table-row>
        <table:table-row>
          <table:table-cell office:value-type="string">
            <text:p>39049007710</text:p>
          </table:table-cell>
          <table:table-cell office:value-type="string">
            <text:p>77.10</text:p>
          </table:table-cell>
          <table:table-cell office:value-type="float" office:value="77.0999999999999940"/>
          <table:table-cell office:value-type="float" office:value="4236"/>
          <table:table-cell office:value-type="float" office:value="0.5080264400000000"/>
          <table:table-cell office:value-type="float" office:value="9.0062111799999993"/>
          <table:table-cell office:value-type="float" office:value="0.7858669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639670000000000"/>
          <table:table-cell office:value-type="float" office:value="-0.3810950000000000"/>
          <table:table-cell office:value-type="float" office:value="-0.0173720000000000"/>
          <table:table-cell office:value-type="float" office:value="-0.0934340000000000"/>
          <table:table-cell office:value-type="float" office:value="10.9982300900000000"/>
          <table:table-cell office:value-type="float" office:value="8.8980457459999993"/>
          <table:table-cell office:value-type="float" office:value="59"/>
          <table:table-cell office:value-type="float" office:value="10"/>
          <table:table-cell office:value-type="float" office:value="57.2832523200000030"/>
          <table:table-cell office:value-type="float" office:value="25.277753879999999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3415606889000000"/>
          <table:table-cell office:value-type="float" office:value="0.7326815255000000"/>
        </table:table-row>
        <table:table-row>
          <table:table-cell office:value-type="string">
            <text:p>39049007534</text:p>
          </table:table-cell>
          <table:table-cell office:value-type="string">
            <text:p>75.34</text:p>
          </table:table-cell>
          <table:table-cell office:value-type="float" office:value="75.3400000000000030"/>
          <table:table-cell office:value-type="float" office:value="3671"/>
          <table:table-cell office:value-type="float" office:value="0.1800599290000000"/>
          <table:table-cell office:value-type="float" office:value="6.8264342769999997"/>
          <table:table-cell office:value-type="float" office:value="0.8988525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65880000000000"/>
          <table:table-cell office:value-type="float" office:value="-0.6752620000000000"/>
          <table:table-cell office:value-type="float" office:value="0.0158700000000000"/>
          <table:table-cell office:value-type="float" office:value="-0.6803700000000000"/>
          <table:table-cell office:value-type="float" office:value="27.2073643400000020"/>
          <table:table-cell office:value-type="float" office:value="27.4413826300000000"/>
          <table:table-cell office:value-type="float" office:value="94"/>
          <table:table-cell office:value-type="float" office:value="15"/>
          <table:table-cell office:value-type="float" office:value="30.7617942800000000"/>
          <table:table-cell office:value-type="float" office:value="31.8730883500000000"/>
          <table:table-cell office:value-type="float" office:value="101"/>
          <table:table-cell office:value-type="float" office:value="23"/>
          <table:table-cell office:value-type="float" office:value="1952"/>
          <table:table-cell office:value-type="float" office:value="0.9242720570000000"/>
          <table:table-cell office:value-type="float" office:value="1.1252172620000001"/>
          <table:table-cell office:value-type="float" office:value="-0.8320406760000000"/>
          <table:table-cell office:value-type="float" office:value="-0.8662609340000000"/>
          <table:table-cell office:value-type="float" office:value="-1.0454078591000000"/>
          <table:table-cell office:value-type="float" office:value="0.2958345059000000"/>
        </table:table-row>
        <table:table-row>
          <table:table-cell office:value-type="string">
            <text:p>39049007533</text:p>
          </table:table-cell>
          <table:table-cell office:value-type="string">
            <text:p>75.33</text:p>
          </table:table-cell>
          <table:table-cell office:value-type="float" office:value="75.3299999999999980"/>
          <table:table-cell office:value-type="float" office:value="1569"/>
          <table:table-cell office:value-type="float" office:value="0.1618865520000000"/>
          <table:table-cell office:value-type="float" office:value="11.4754098399999990"/>
          <table:table-cell office:value-type="float" office:value="0.83319486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134200000000000"/>
          <table:table-cell office:value-type="float" office:value="-0.5841980000000000"/>
          <table:table-cell office:value-type="float" office:value="-0.1123480000000000"/>
          <table:table-cell office:value-type="float" office:value="-0.2437140000000000"/>
          <table:table-cell office:value-type="float" office:value="37.6334445399999990"/>
          <table:table-cell office:value-type="float" office:value="29.9613651499999990"/>
          <table:table-cell office:value-type="float" office:value="93"/>
          <table:table-cell office:value-type="float" office:value="25"/>
          <table:table-cell office:value-type="float" office:value="15.7743953300000010"/>
          <table:table-cell office:value-type="float" office:value="22.6296371800000000"/>
          <table:table-cell office:value-type="float" office:value="98"/>
          <table:table-cell office:value-type="float" office:value="2"/>
          <table:table-cell office:value-type="float" office:value="1950"/>
          <table:table-cell office:value-type="float" office:value="2.1293238710000000"/>
          <table:table-cell office:value-type="float" office:value="2.4490047250000000"/>
          <table:table-cell office:value-type="float" office:value="-2.1155491899999999"/>
          <table:table-cell office:value-type="float" office:value="-2.0409947879999999"/>
          <table:table-cell office:value-type="float" office:value="-1.3860012373999999"/>
          <table:table-cell office:value-type="float" office:value="0.1657465257000000"/>
        </table:table-row>
        <table:table-row>
          <table:table-cell office:value-type="string">
            <text:p>39049007532</text:p>
          </table:table-cell>
          <table:table-cell office:value-type="string">
            <text:p>75.32</text:p>
          </table:table-cell>
          <table:table-cell office:value-type="float" office:value="75.3199999999999930"/>
          <table:table-cell office:value-type="float" office:value="2080"/>
          <table:table-cell office:value-type="float" office:value="0.1225961540000000"/>
          <table:table-cell office:value-type="float" office:value="16.6137566099999990"/>
          <table:table-cell office:value-type="float" office:value="0.3332891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036230000000000"/>
          <table:table-cell office:value-type="float" office:value="-1.0038240000000000"/>
          <table:table-cell office:value-type="float" office:value="-0.2412870000000000"/>
          <table:table-cell office:value-type="float" office:value="-0.2657600000000000"/>
          <table:table-cell office:value-type="float" office:value="26.4424686200000000"/>
          <table:table-cell office:value-type="float" office:value="24.7249690800000010"/>
          <table:table-cell office:value-type="float" office:value="89"/>
          <table:table-cell office:value-type="float" office:value="16"/>
          <table:table-cell office:value-type="float" office:value="32.2815432700000000"/>
          <table:table-cell office:value-type="float" office:value="30.6134360100000010"/>
          <table:table-cell office:value-type="float" office:value="101"/>
          <table:table-cell office:value-type="float" office:value="30"/>
          <table:table-cell office:value-type="float" office:value="1950"/>
          <table:table-cell office:value-type="float" office:value="0.8327567790000000"/>
          <table:table-cell office:value-type="float" office:value="1.0280993279999999"/>
          <table:table-cell office:value-type="float" office:value="-0.8798145530000000"/>
          <table:table-cell office:value-type="float" office:value="-0.7471408250000000"/>
          <table:table-cell office:value-type="float" office:value="-1.0874748189000001"/>
          <table:table-cell office:value-type="float" office:value="0.2768270213000000"/>
        </table:table-row>
        <table:table-row>
          <table:table-cell office:value-type="string">
            <text:p>39049006330</text:p>
          </table:table-cell>
          <table:table-cell office:value-type="string">
            <text:p>63.30</text:p>
          </table:table-cell>
          <table:table-cell office:value-type="float" office:value="63.2999999999999970"/>
          <table:table-cell office:value-type="float" office:value="4716"/>
          <table:table-cell office:value-type="float" office:value="0.9238761660000000"/>
          <table:table-cell office:value-type="float" office:value="4.4371788880000000"/>
          <table:table-cell office:value-type="float" office:value="1.15757924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408430000000001"/>
          <table:table-cell office:value-type="float" office:value="0.8166160000000000"/>
          <table:table-cell office:value-type="float" office:value="0.4873050000000000"/>
          <table:table-cell office:value-type="float" office:value="0.6186080000000001"/>
          <table:table-cell office:value-type="float" office:value="24.0826322100000000"/>
          <table:table-cell office:value-type="float" office:value="14.2826704200000010"/>
          <table:table-cell office:value-type="float" office:value="80"/>
          <table:table-cell office:value-type="float" office:value="21"/>
          <table:table-cell office:value-type="float" office:value="33.0401919600000010"/>
          <table:table-cell office:value-type="float" office:value="19.3696914599999990"/>
          <table:table-cell office:value-type="float" office:value="100"/>
          <table:table-cell office:value-type="float" office:value="3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5738978142000000"/>
          <table:table-cell office:value-type="float" office:value="0.1155110753000000"/>
        </table:table-row>
        <table:table-row>
          <table:table-cell office:value-type="string">
            <text:p>39049006323</text:p>
          </table:table-cell>
          <table:table-cell office:value-type="string">
            <text:p>63.23</text:p>
          </table:table-cell>
          <table:table-cell office:value-type="float" office:value="63.2299999999999970"/>
          <table:table-cell office:value-type="float" office:value="3318"/>
          <table:table-cell office:value-type="float" office:value="0.8963230860000000"/>
          <table:table-cell office:value-type="float" office:value="6.1353573690000003"/>
          <table:table-cell office:value-type="float" office:value="0.924544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98720000000000"/>
          <table:table-cell office:value-type="float" office:value="1.0249120000000000"/>
          <table:table-cell office:value-type="float" office:value="0.5500980000000000"/>
          <table:table-cell office:value-type="float" office:value="0.7946060000000000"/>
          <table:table-cell office:value-type="float" office:value="24.0112359600000000"/>
          <table:table-cell office:value-type="float" office:value="13.7715940499999990"/>
          <table:table-cell office:value-type="float" office:value="78"/>
          <table:table-cell office:value-type="float" office:value="21"/>
          <table:table-cell office:value-type="float" office:value="39.0947368400000030"/>
          <table:table-cell office:value-type="float" office:value="17.6695452499999990"/>
          <table:table-cell office:value-type="float" office:value="99"/>
          <table:table-cell office:value-type="float" office:value="40"/>
          <table:table-cell office:value-type="float" office:value="1959"/>
          <table:table-cell office:value-type="float" office:value="0.5461968990000000"/>
          <table:table-cell office:value-type="float" office:value="0.7194085010000000"/>
          <table:table-cell office:value-type="float" office:value="-0.1055933540000000"/>
          <table:table-cell office:value-type="float" office:value="-0.2131129290000000"/>
          <table:table-cell office:value-type="float" office:value="-0.8718946708000001"/>
          <table:table-cell office:value-type="float" office:value="0.3832658412000000"/>
        </table:table-row>
        <table:table-row>
          <table:table-cell office:value-type="string">
            <text:p>39049006321</text:p>
          </table:table-cell>
          <table:table-cell office:value-type="string">
            <text:p>63.21</text:p>
          </table:table-cell>
          <table:table-cell office:value-type="float" office:value="63.2100000000000010"/>
          <table:table-cell office:value-type="float" office:value="4086"/>
          <table:table-cell office:value-type="float" office:value="0.9084679390000000"/>
          <table:table-cell office:value-type="float" office:value="4.8115942030000003"/>
          <table:table-cell office:value-type="float" office:value="1.68833223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6540000000000"/>
          <table:table-cell office:value-type="float" office:value="0.7688420000000000"/>
          <table:table-cell office:value-type="float" office:value="0.8029870000000000"/>
          <table:table-cell office:value-type="float" office:value="0.6561340000000000"/>
          <table:table-cell office:value-type="float" office:value="19.1534979400000010"/>
          <table:table-cell office:value-type="float" office:value="13.5316082500000000"/>
          <table:table-cell office:value-type="float" office:value="78"/>
          <table:table-cell office:value-type="float" office:value="17"/>
          <table:table-cell office:value-type="float" office:value="28.1921576700000000"/>
          <table:table-cell office:value-type="float" office:value="22.4786225299999990"/>
          <table:table-cell office:value-type="float" office:value="101"/>
          <table:table-cell office:value-type="float" office:value="30"/>
          <table:table-cell office:value-type="float" office:value="1964"/>
          <table:table-cell office:value-type="float" office:value="0.2143695050000000"/>
          <table:table-cell office:value-type="float" office:value="0.1026270680000000"/>
          <table:table-cell office:value-type="float" office:value="-1.0480378760000000"/>
          <table:table-cell office:value-type="float" office:value="-1.0676727420000001"/>
          <table:table-cell office:value-type="float" office:value="-0.5539376035000000"/>
          <table:table-cell office:value-type="float" office:value="0.5796215491000000"/>
        </table:table-row>
        <table:table-row>
          <table:table-cell office:value-type="string">
            <text:p>39049006310</text:p>
          </table:table-cell>
          <table:table-cell office:value-type="string">
            <text:p>63.10</text:p>
          </table:table-cell>
          <table:table-cell office:value-type="float" office:value="63.1000000000000010"/>
          <table:table-cell office:value-type="float" office:value="4439"/>
          <table:table-cell office:value-type="float" office:value="0.9371480060000000"/>
          <table:table-cell office:value-type="float" office:value="3.8163716810000001"/>
          <table:table-cell office:value-type="float" office:value="1.6794498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46810000000000"/>
          <table:table-cell office:value-type="float" office:value="0.7953560000000000"/>
          <table:table-cell office:value-type="float" office:value="0.1941230000000000"/>
          <table:table-cell office:value-type="float" office:value="0.7645620000000000"/>
          <table:table-cell office:value-type="float" office:value="31.4683491900000010"/>
          <table:table-cell office:value-type="float" office:value="18.8657345700000010"/>
          <table:table-cell office:value-type="float" office:value="92"/>
          <table:table-cell office:value-type="float" office:value="26"/>
          <table:table-cell office:value-type="float" office:value="26.5260977599999990"/>
          <table:table-cell office:value-type="float" office:value="17.7559499800000000"/>
          <table:table-cell office:value-type="float" office:value="93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805410257000001"/>
          <table:table-cell office:value-type="float" office:value="0.0749874615000000"/>
        </table:table-row>
        <table:table-row>
          <table:table-cell office:value-type="string">
            <text:p>39049006220</text:p>
          </table:table-cell>
          <table:table-cell office:value-type="string">
            <text:p>62.20</text:p>
          </table:table-cell>
          <table:table-cell office:value-type="float" office:value="62.2000000000000030"/>
          <table:table-cell office:value-type="float" office:value="6527"/>
          <table:table-cell office:value-type="float" office:value="0.8461774170000000"/>
          <table:table-cell office:value-type="float" office:value="5.8018446890000002"/>
          <table:table-cell office:value-type="float" office:value="3.7719315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02710000000000"/>
          <table:table-cell office:value-type="float" office:value="1.1026710000000000"/>
          <table:table-cell office:value-type="float" office:value="0.4067600000000000"/>
          <table:table-cell office:value-type="float" office:value="0.6513820000000000"/>
          <table:table-cell office:value-type="float" office:value="18.7770307599999990"/>
          <table:table-cell office:value-type="float" office:value="18.4354353999999990"/>
          <table:table-cell office:value-type="float" office:value="93"/>
          <table:table-cell office:value-type="float" office:value="13"/>
          <table:table-cell office:value-type="float" office:value="38.0683115400000030"/>
          <table:table-cell office:value-type="float" office:value="27.895435840000001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6885440846999999"/>
          <table:table-cell office:value-type="float" office:value="0.0913068339000000"/>
        </table:table-row>
        <table:table-row>
          <table:table-cell office:value-type="string">
            <text:p>39049005100</text:p>
          </table:table-cell>
          <table:table-cell office:value-type="string">
            <text:p>51</text:p>
          </table:table-cell>
          <table:table-cell office:value-type="float" office:value="51.0000000000000000"/>
          <table:table-cell office:value-type="float" office:value="1928"/>
          <table:table-cell office:value-type="float" office:value="0.4237551870000000"/>
          <table:table-cell office:value-type="float" office:value="11.5671641800000010"/>
          <table:table-cell office:value-type="float" office:value="1.6344866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8827830000000000"/>
          <table:table-cell office:value-type="float" office:value="-1.1346030000000000"/>
          <table:table-cell office:value-type="float" office:value="-0.0147130000000000"/>
          <table:table-cell office:value-type="float" office:value="-1.4990319999999999"/>
          <table:table-cell office:value-type="float" office:value="15.1552200700000000"/>
          <table:table-cell office:value-type="float" office:value="19.5857519000000020"/>
          <table:table-cell office:value-type="float" office:value="89"/>
          <table:table-cell office:value-type="float" office:value="7"/>
          <table:table-cell office:value-type="float" office:value="34.5459953299999970"/>
          <table:table-cell office:value-type="float" office:value="31.4107866300000000"/>
          <table:table-cell office:value-type="float" office:value="101"/>
          <table:table-cell office:value-type="float" office:value="21"/>
          <table:table-cell office:value-type="float" office:value="1988"/>
          <table:table-cell office:value-type="float" office:value="-0.0049872100000000"/>
          <table:table-cell office:value-type="float" office:value="-0.4050296940000000"/>
          <table:table-cell office:value-type="float" office:value="-0.6446589030000000"/>
          <table:table-cell office:value-type="float" office:value="-0.5696498220000000"/>
          <table:table-cell office:value-type="float" office:value="2.2091576104000001"/>
          <table:table-cell office:value-type="float" office:value="0.0271636802000000"/>
        </table:table-row>
        <table:table-row>
          <table:table-cell office:value-type="string">
            <text:p>39049005000</text:p>
          </table:table-cell>
          <table:table-cell office:value-type="string">
            <text:p>50</text:p>
          </table:table-cell>
          <table:table-cell office:value-type="float" office:value="50.0000000000000000"/>
          <table:table-cell office:value-type="float" office:value="5205"/>
          <table:table-cell office:value-type="float" office:value="0.7800192120000000"/>
          <table:table-cell office:value-type="float" office:value="28.1274281299999980"/>
          <table:table-cell office:value-type="float" office:value="0.82103890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637190000000000"/>
          <table:table-cell office:value-type="float" office:value="-0.3849260000000000"/>
          <table:table-cell office:value-type="float" office:value="-0.4147300000000000"/>
          <table:table-cell office:value-type="float" office:value="-0.5915020000000000"/>
          <table:table-cell office:value-type="float" office:value="9.7159813479999997"/>
          <table:table-cell office:value-type="float" office:value="7.5302894800000004"/>
          <table:table-cell office:value-type="float" office:value="54"/>
          <table:table-cell office:value-type="float" office:value="8"/>
          <table:table-cell office:value-type="float" office:value="59.7581395300000010"/>
          <table:table-cell office:value-type="float" office:value="19.6492892800000010"/>
          <table:table-cell office:value-type="float" office:value="98"/>
          <table:table-cell office:value-type="float" office:value="57"/>
          <table:table-cell office:value-type="float" office:value="1918"/>
          <table:table-cell office:value-type="float" office:value="-0.9722547920000000"/>
          <table:table-cell office:value-type="float" office:value="-1.0956436060000001"/>
          <table:table-cell office:value-type="float" office:value="0.6157668430000000"/>
          <table:table-cell office:value-type="float" office:value="1.4065142500000001"/>
          <table:table-cell office:value-type="float" office:value="0.9266082885000000"/>
          <table:table-cell office:value-type="float" office:value="0.3541299499000000"/>
        </table:table-row>
        <table:table-row>
          <table:table-cell office:value-type="string">
            <text:p>39049007393</text:p>
          </table:table-cell>
          <table:table-cell office:value-type="string">
            <text:p>73.93</text:p>
          </table:table-cell>
          <table:table-cell office:value-type="float" office:value="73.9300000000000070"/>
          <table:table-cell office:value-type="float" office:value="8742"/>
          <table:table-cell office:value-type="float" office:value="0.8487760240000000"/>
          <table:table-cell office:value-type="float" office:value="3.7465564740000001"/>
          <table:table-cell office:value-type="float" office:value="3.8493867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16530000000001"/>
          <table:table-cell office:value-type="float" office:value="0.6325840000000000"/>
          <table:table-cell office:value-type="float" office:value="0.3948670000000000"/>
          <table:table-cell office:value-type="float" office:value="0.5975080000000000"/>
          <table:table-cell office:value-type="float" office:value="31.6008843199999990"/>
          <table:table-cell office:value-type="float" office:value="27.8892732099999990"/>
          <table:table-cell office:value-type="float" office:value="94"/>
          <table:table-cell office:value-type="float" office:value="20"/>
          <table:table-cell office:value-type="float" office:value="19.6838540699999990"/>
          <table:table-cell office:value-type="float" office:value="22.5949408100000010"/>
          <table:table-cell office:value-type="float" office:value="101"/>
          <table:table-cell office:value-type="float" office:value="9"/>
          <table:table-cell office:value-type="float" office:value="1980"/>
          <table:table-cell office:value-type="float" office:value="1.2537389649999999"/>
          <table:table-cell office:value-type="float" office:value="1.6830574620000001"/>
          <table:table-cell office:value-type="float" office:value="-1.6831832250000001"/>
          <table:table-cell office:value-type="float" office:value="-1.7345657969999999"/>
          <table:table-cell office:value-type="float" office:value="-3.7873091073000000"/>
          <table:table-cell office:value-type="float" office:value="0.0001522876000000"/>
        </table:table-row>
        <table:table-row>
          <table:table-cell office:value-type="string">
            <text:p>39049001121</text:p>
          </table:table-cell>
          <table:table-cell office:value-type="string">
            <text:p>11.21</text:p>
          </table:table-cell>
          <table:table-cell office:value-type="float" office:value="11.2100000000000010"/>
          <table:table-cell office:value-type="float" office:value="7300"/>
          <table:table-cell office:value-type="float" office:value="0.8579452050000000"/>
          <table:table-cell office:value-type="float" office:value="10.1010101000000000"/>
          <table:table-cell office:value-type="float" office:value="0.34907686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41220000000000"/>
          <table:table-cell office:value-type="float" office:value="-0.2540660000000000"/>
          <table:table-cell office:value-type="float" office:value="0.0443600000000000"/>
          <table:table-cell office:value-type="float" office:value="-0.1626600000000000"/>
          <table:table-cell office:value-type="float" office:value="8.6019900499999995"/>
          <table:table-cell office:value-type="float" office:value="7.6104664780000002"/>
          <table:table-cell office:value-type="float" office:value="44"/>
          <table:table-cell office:value-type="float" office:value="6"/>
          <table:table-cell office:value-type="float" office:value="67.2440239000000020"/>
          <table:table-cell office:value-type="float" office:value="23.8025412600000020"/>
          <table:table-cell office:value-type="float" office:value="98"/>
          <table:table-cell office:value-type="float" office:value="7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8030694083999999"/>
          <table:table-cell office:value-type="float" office:value="0.0001429143000000"/>
        </table:table-row>
        <table:table-row>
          <table:table-cell office:value-type="string">
            <text:p>39049006395</text:p>
          </table:table-cell>
          <table:table-cell office:value-type="string">
            <text:p>63.95</text:p>
          </table:table-cell>
          <table:table-cell office:value-type="float" office:value="63.9500000000000030"/>
          <table:table-cell office:value-type="float" office:value="3673"/>
          <table:table-cell office:value-type="float" office:value="0.7487067790000000"/>
          <table:table-cell office:value-type="float" office:value="7.4307916460000003"/>
          <table:table-cell office:value-type="float" office:value="0.7167276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68950000000000"/>
          <table:table-cell office:value-type="float" office:value="0.5216550000000000"/>
          <table:table-cell office:value-type="float" office:value="0.3740370000000000"/>
          <table:table-cell office:value-type="float" office:value="0.6249940000000001"/>
          <table:table-cell office:value-type="float" office:value="10.5977680700000010"/>
          <table:table-cell office:value-type="float" office:value="9.9006601389999993"/>
          <table:table-cell office:value-type="float" office:value="66"/>
          <table:table-cell office:value-type="float" office:value="8"/>
          <table:table-cell office:value-type="float" office:value="44.3363988400000010"/>
          <table:table-cell office:value-type="float" office:value="28.5613180400000000"/>
          <table:table-cell office:value-type="float" office:value="100"/>
          <table:table-cell office:value-type="float" office:value="47"/>
          <table:table-cell office:value-type="float" office:value="1988"/>
          <table:table-cell office:value-type="float" office:value="-0.7778880590000000"/>
          <table:table-cell office:value-type="float" office:value="-0.9836841560000000"/>
          <table:table-cell office:value-type="float" office:value="0.4972526900000000"/>
          <table:table-cell office:value-type="float" office:value="0.1977360660000000"/>
          <table:table-cell office:value-type="float" office:value="-0.3639714805000000"/>
          <table:table-cell office:value-type="float" office:value="0.7158793061000000"/>
        </table:table-row>
        <table:table-row>
          <table:table-cell office:value-type="string">
            <text:p>39049010700</text:p>
          </table:table-cell>
          <table:table-cell office:value-type="string">
            <text:p>107</text:p>
          </table:table-cell>
          <table:table-cell office:value-type="float" office:value="107.0000000000000000"/>
          <table:table-cell office:value-type="float" office:value="1299"/>
          <table:table-cell office:value-type="float" office:value="0.8175519630000000"/>
          <table:table-cell office:value-type="float" office:value="10.6359649100000000"/>
          <table:table-cell office:value-type="float" office:value="0.5413726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117100000000000"/>
          <table:table-cell office:value-type="float" office:value="-0.3966010000000000"/>
          <table:table-cell office:value-type="float" office:value="0.0348330000000000"/>
          <table:table-cell office:value-type="float" office:value="0.3266380000000000"/>
          <table:table-cell office:value-type="float" office:value="27.0406189600000000"/>
          <table:table-cell office:value-type="float" office:value="28.5540021499999990"/>
          <table:table-cell office:value-type="float" office:value="94"/>
          <table:table-cell office:value-type="float" office:value="15"/>
          <table:table-cell office:value-type="float" office:value="27.2535301700000010"/>
          <table:table-cell office:value-type="float" office:value="30.0207764600000000"/>
          <table:table-cell office:value-type="float" office:value="101"/>
          <table:table-cell office:value-type="float" office:value="1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438160136000000"/>
          <table:table-cell office:value-type="float" office:value="0.6571756097000000"/>
        </table:table-row>
        <table:table-row>
          <table:table-cell office:value-type="string">
            <text:p>39049010500</text:p>
          </table:table-cell>
          <table:table-cell office:value-type="string">
            <text:p>105</text:p>
          </table:table-cell>
          <table:table-cell office:value-type="float" office:value="105.0000000000000000"/>
          <table:table-cell office:value-type="float" office:value="7953"/>
          <table:table-cell office:value-type="float" office:value="0.8171759080000000"/>
          <table:table-cell office:value-type="float" office:value="4.7573435499999999"/>
          <table:table-cell office:value-type="float" office:value="3.27726570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8839660000000000"/>
          <table:table-cell office:value-type="float" office:value="1.5848180000000001"/>
          <table:table-cell office:value-type="float" office:value="0.6405120000000000"/>
          <table:table-cell office:value-type="float" office:value="0.4265700000000000"/>
          <table:table-cell office:value-type="float" office:value="15.4043930400000000"/>
          <table:table-cell office:value-type="float" office:value="16.1956871400000000"/>
          <table:table-cell office:value-type="float" office:value="92"/>
          <table:table-cell office:value-type="float" office:value="10"/>
          <table:table-cell office:value-type="float" office:value="35.2992584699999980"/>
          <table:table-cell office:value-type="float" office:value="25.2715539699999990"/>
          <table:table-cell office:value-type="float" office:value="101"/>
          <table:table-cell office:value-type="float" office:value="34"/>
          <table:table-cell office:value-type="float" office:value="1987"/>
          <table:table-cell office:value-type="float" office:value="0.0372701740000000"/>
          <table:table-cell office:value-type="float" office:value="-0.3733924880000000"/>
          <table:table-cell office:value-type="float" office:value="-0.5568014500000000"/>
          <table:table-cell office:value-type="float" office:value="-0.5106079740000000"/>
          <table:table-cell office:value-type="float" office:value="-1.7386051758000001"/>
          <table:table-cell office:value-type="float" office:value="0.0821042355000000"/>
        </table:table-row>
        <table:table-row>
          <table:table-cell office:value-type="string">
            <text:p>39049009900</text:p>
          </table:table-cell>
          <table:table-cell office:value-type="string">
            <text:p>99</text:p>
          </table:table-cell>
          <table:table-cell office:value-type="float" office:value="99.0000000000000000"/>
          <table:table-cell office:value-type="float" office:value="1499"/>
          <table:table-cell office:value-type="float" office:value="0.4556370910000000"/>
          <table:table-cell office:value-type="float" office:value="13.2874015700000000"/>
          <table:table-cell office:value-type="float" office:value="1.1322080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354180000000000"/>
          <table:table-cell office:value-type="float" office:value="0.0838400000000000"/>
          <table:table-cell office:value-type="float" office:value="0.1281570000000000"/>
          <table:table-cell office:value-type="float" office:value="0.4942560000000000"/>
          <table:table-cell office:value-type="float" office:value="6.3585021490000004"/>
          <table:table-cell office:value-type="float" office:value="7.5087685490000000"/>
          <table:table-cell office:value-type="float" office:value="62"/>
          <table:table-cell office:value-type="float" office:value="4"/>
          <table:table-cell office:value-type="float" office:value="59.5629788500000000"/>
          <table:table-cell office:value-type="float" office:value="33.2112491400000000"/>
          <table:table-cell office:value-type="float" office:value="101"/>
          <table:table-cell office:value-type="float" office:value="67"/>
          <table:table-cell office:value-type="float" office:value="1970"/>
          <table:table-cell office:value-type="float" office:value="-1.6033372150000000"/>
          <table:table-cell office:value-type="float" office:value="-1.5219388960000000"/>
          <table:table-cell office:value-type="float" office:value="1.4981674840000001"/>
          <table:table-cell office:value-type="float" office:value="1.3912172750000000"/>
          <table:table-cell office:value-type="float" office:value="0.8658086640000000"/>
          <table:table-cell office:value-type="float" office:value="0.3865950972000000"/>
        </table:table-row>
        <table:table-row>
          <table:table-cell office:value-type="string">
            <text:p>39049007531</text:p>
          </table:table-cell>
          <table:table-cell office:value-type="string">
            <text:p>75.31</text:p>
          </table:table-cell>
          <table:table-cell office:value-type="float" office:value="75.3100000000000020"/>
          <table:table-cell office:value-type="float" office:value="2496"/>
          <table:table-cell office:value-type="float" office:value="0.3457532050000000"/>
          <table:table-cell office:value-type="float" office:value="17.8151260500000000"/>
          <table:table-cell office:value-type="float" office:value="0.742167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73010000000000"/>
          <table:table-cell office:value-type="float" office:value="-0.2871690000000000"/>
          <table:table-cell office:value-type="float" office:value="0.0150730000000000"/>
          <table:table-cell office:value-type="float" office:value="-0.0798080000000000"/>
          <table:table-cell office:value-type="float" office:value="21.7374354200000010"/>
          <table:table-cell office:value-type="float" office:value="23.2619432099999980"/>
          <table:table-cell office:value-type="float" office:value="94"/>
          <table:table-cell office:value-type="float" office:value="13"/>
          <table:table-cell office:value-type="float" office:value="41.4484536100000010"/>
          <table:table-cell office:value-type="float" office:value="32.956859070000000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5814536820000000"/>
          <table:table-cell office:value-type="float" office:value="0.4307066500000000"/>
          <table:table-cell office:value-type="float" office:value="0.0279062820000000"/>
          <table:table-cell office:value-type="float" office:value="-0.0286252280000000"/>
          <table:table-cell office:value-type="float" office:value="-0.1075372002000000"/>
          <table:table-cell office:value-type="float" office:value="0.9143628149000000"/>
        </table:table-row>
        <table:table-row>
          <table:table-cell office:value-type="string">
            <text:p>39049007520</text:p>
          </table:table-cell>
          <table:table-cell office:value-type="string">
            <text:p>75.20</text:p>
          </table:table-cell>
          <table:table-cell office:value-type="float" office:value="75.2000000000000030"/>
          <table:table-cell office:value-type="float" office:value="3321"/>
          <table:table-cell office:value-type="float" office:value="0.2306534180000000"/>
          <table:table-cell office:value-type="float" office:value="13.6434108500000000"/>
          <table:table-cell office:value-type="float" office:value="0.99173474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240970000000000"/>
          <table:table-cell office:value-type="float" office:value="-0.1633040000000000"/>
          <table:table-cell office:value-type="float" office:value="-0.2481480000000000"/>
          <table:table-cell office:value-type="float" office:value="-1.1608380000000000"/>
          <table:table-cell office:value-type="float" office:value="34.6915266099999970"/>
          <table:table-cell office:value-type="float" office:value="29.6144532000000000"/>
          <table:table-cell office:value-type="float" office:value="94"/>
          <table:table-cell office:value-type="float" office:value="21"/>
          <table:table-cell office:value-type="float" office:value="24.2719943900000000"/>
          <table:table-cell office:value-type="float" office:value="24.0964510400000020"/>
          <table:table-cell office:value-type="float" office:value="98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119582255000000"/>
          <table:table-cell office:value-type="float" office:value="0.5405653968000000"/>
        </table:table-row>
        <table:table-row>
          <table:table-cell office:value-type="string">
            <text:p>39049007512</text:p>
          </table:table-cell>
          <table:table-cell office:value-type="string">
            <text:p>75.12</text:p>
          </table:table-cell>
          <table:table-cell office:value-type="float" office:value="75.1200000000000050"/>
          <table:table-cell office:value-type="float" office:value="4053"/>
          <table:table-cell office:value-type="float" office:value="0.0870959780000000"/>
          <table:table-cell office:value-type="float" office:value="8.4523129640000008"/>
          <table:table-cell office:value-type="float" office:value="0.767917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49470000000000"/>
          <table:table-cell office:value-type="float" office:value="-0.8814600000000000"/>
          <table:table-cell office:value-type="float" office:value="-0.1466500000000000"/>
          <table:table-cell office:value-type="float" office:value="-0.8467300000000000"/>
          <table:table-cell office:value-type="float" office:value="22.3983703000000000"/>
          <table:table-cell office:value-type="float" office:value="18.5280602100000000"/>
          <table:table-cell office:value-type="float" office:value="89"/>
          <table:table-cell office:value-type="float" office:value="17"/>
          <table:table-cell office:value-type="float" office:value="32.8044464600000010"/>
          <table:table-cell office:value-type="float" office:value="20.6579910399999990"/>
          <table:table-cell office:value-type="float" office:value="94"/>
          <table:table-cell office:value-type="float" office:value="36"/>
          <table:table-cell office:value-type="float" office:value="1959"/>
          <table:table-cell office:value-type="float" office:value="0.3554084320000000"/>
          <table:table-cell office:value-type="float" office:value="0.5146247960000000"/>
          <table:table-cell office:value-type="float" office:value="-0.6539668210000000"/>
          <table:table-cell office:value-type="float" office:value="-0.7061549230000001"/>
          <table:table-cell office:value-type="float" office:value="-0.8871377368000000"/>
          <table:table-cell office:value-type="float" office:value="0.3750047492000000"/>
        </table:table-row>
        <table:table-row>
          <table:table-cell office:value-type="string">
            <text:p>39049007511</text:p>
          </table:table-cell>
          <table:table-cell office:value-type="string">
            <text:p>75.11</text:p>
          </table:table-cell>
          <table:table-cell office:value-type="float" office:value="75.1099999999999990"/>
          <table:table-cell office:value-type="float" office:value="1851"/>
          <table:table-cell office:value-type="float" office:value="0.0875202590000000"/>
          <table:table-cell office:value-type="float" office:value="11.1398963700000010"/>
          <table:table-cell office:value-type="float" office:value="0.6623337900000000"/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121000000000000"/>
          <table:table-cell office:value-type="float" office:value="0.1991440000000000"/>
          <table:table-cell office:value-type="float" office:value="-0.3591980000000000"/>
          <table:table-cell office:value-type="float" office:value="-1.0762460000000000"/>
          <table:table-cell office:value-type="float" office:value="11.2789722099999990"/>
          <table:table-cell office:value-type="float" office:value="12.5182108900000010"/>
          <table:table-cell office:value-type="float" office:value="69"/>
          <table:table-cell office:value-type="float" office:value="7"/>
          <table:table-cell office:value-type="float" office:value="47.0838135099999990"/>
          <table:table-cell office:value-type="float" office:value="29.1535609300000010"/>
          <table:table-cell office:value-type="float" office:value="100"/>
          <table:table-cell office:value-type="float" office:value="48"/>
          <table:table-cell office:value-type="float" office:value="1964"/>
          <table:table-cell office:value-type="float" office:value="-0.9043161570000000"/>
          <table:table-cell office:value-type="float" office:value="-0.8971924470000000"/>
          <table:table-cell office:value-type="float" office:value="0.4852989500000000"/>
          <table:table-cell office:value-type="float" office:value="0.4130823740000000"/>
          <table:table-cell office:value-type="float" office:value="0.8929816963000000"/>
          <table:table-cell office:value-type="float" office:value="0.3718669747000000"/>
        </table:table-row>
        <table:table-row>
          <table:table-cell office:value-type="string">
            <text:p>39049980000</text:p>
          </table:table-cell>
          <table:table-cell office:value-type="string">
            <text:p>9800</text:p>
          </table:table-cell>
          <table:table-cell office:value-type="float" office:value="9800.0000000000000000"/>
          <table:table-cell office:value-type="float" office:value="2"/>
          <table:table-cell office:value-type="float" office:value="1.0000000000000000"/>
          <table:table-cell office:value-type="float" office:value="0.0000000000000000"/>
          <table:table-cell office:value-type="float" office:value="4.3907409299999998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9129020000000000"/>
          <table:table-cell office:value-type="float" office:value="-0.6775290000000001"/>
          <table:table-cell office:value-type="float" office:value="0.4667030000000000"/>
          <table:table-cell office:value-type="float" office:value="-2.5278820000000000"/>
          <table:table-cell office:value-type="float" office:value="8.7603070350000003"/>
          <table:table-cell office:value-type="float" office:value="16.5212555499999990"/>
          <table:table-cell office:value-type="float" office:value="92"/>
          <table:table-cell office:value-type="float" office:value="2"/>
          <table:table-cell office:value-type="float" office:value="46.8308008899999990"/>
          <table:table-cell office:value-type="float" office:value="37.3710024100000030"/>
          <table:table-cell office:value-type="float" office:value="101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665875105000000"/>
          <table:table-cell office:value-type="float" office:value="0.5709944624000000"/>
        </table:table-row>
        <table:table-row>
          <table:table-cell office:value-type="string">
            <text:p>39049007113</text:p>
          </table:table-cell>
          <table:table-cell office:value-type="string">
            <text:p>71.13</text:p>
          </table:table-cell>
          <table:table-cell office:value-type="float" office:value="71.1299999999999950"/>
          <table:table-cell office:value-type="float" office:value="4918"/>
          <table:table-cell office:value-type="float" office:value="0.5636437580000000"/>
          <table:table-cell office:value-type="float" office:value="4.0576615059999996"/>
          <table:table-cell office:value-type="float" office:value="1.04206185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917400000000000"/>
          <table:table-cell office:value-type="float" office:value="0.0089390000000000"/>
          <table:table-cell office:value-type="float" office:value="0.2506770000000000"/>
          <table:table-cell office:value-type="float" office:value="0.0156060000000000"/>
          <table:table-cell office:value-type="float" office:value="18.6009327099999990"/>
          <table:table-cell office:value-type="float" office:value="21.0523277900000000"/>
          <table:table-cell office:value-type="float" office:value="91"/>
          <table:table-cell office:value-type="float" office:value="11"/>
          <table:table-cell office:value-type="float" office:value="39.6992330799999990"/>
          <table:table-cell office:value-type="float" office:value="28.3370881799999990"/>
          <table:table-cell office:value-type="float" office:value="101"/>
          <table:table-cell office:value-type="float" office:value="42"/>
          <table:table-cell office:value-type="float" office:value="1972"/>
          <table:table-cell office:value-type="float" office:value="0.1358699450000000"/>
          <table:table-cell office:value-type="float" office:value="0.0324684930000000"/>
          <table:table-cell office:value-type="float" office:value="-0.1140687930000000"/>
          <table:table-cell office:value-type="float" office:value="-0.1657316460000000"/>
          <table:table-cell office:value-type="float" office:value="-0.7065245359000000"/>
          <table:table-cell office:value-type="float" office:value="0.4798619999000000"/>
        </table:table-row>
        <table:table-row>
          <table:table-cell office:value-type="string">
            <text:p>39049007112</text:p>
          </table:table-cell>
          <table:table-cell office:value-type="string">
            <text:p>71.12</text:p>
          </table:table-cell>
          <table:table-cell office:value-type="float" office:value="71.1200000000000050"/>
          <table:table-cell office:value-type="float" office:value="5431"/>
          <table:table-cell office:value-type="float" office:value="0.5271589030000000"/>
          <table:table-cell office:value-type="float" office:value="5.9942911509999997"/>
          <table:table-cell office:value-type="float" office:value="1.5404211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41230000000000"/>
          <table:table-cell office:value-type="float" office:value="0.1372490000000000"/>
          <table:table-cell office:value-type="float" office:value="0.2960300000000000"/>
          <table:table-cell office:value-type="float" office:value="0.1490900000000000"/>
          <table:table-cell office:value-type="float" office:value="21.7292418800000000"/>
          <table:table-cell office:value-type="float" office:value="20.2109647999999990"/>
          <table:table-cell office:value-type="float" office:value="91"/>
          <table:table-cell office:value-type="float" office:value="15"/>
          <table:table-cell office:value-type="float" office:value="28.9828558500000000"/>
          <table:table-cell office:value-type="float" office:value="25.0803837300000010"/>
          <table:table-cell office:value-type="float" office:value="101"/>
          <table:table-cell office:value-type="float" office:value="27"/>
          <table:table-cell office:value-type="float" office:value="1970"/>
          <table:table-cell office:value-type="float" office:value="0.5802896770000000"/>
          <table:table-cell office:value-type="float" office:value="0.4296663260000000"/>
          <table:table-cell office:value-type="float" office:value="-0.9838610430000000"/>
          <table:table-cell office:value-type="float" office:value="-1.0056966830000000"/>
          <table:table-cell office:value-type="float" office:value="1.0499831765000001"/>
          <table:table-cell office:value-type="float" office:value="0.2937258477000000"/>
        </table:table-row>
        <table:table-row>
          <table:table-cell office:value-type="string">
            <text:p>39049004900</text:p>
          </table:table-cell>
          <table:table-cell office:value-type="string">
            <text:p>49</text:p>
          </table:table-cell>
          <table:table-cell office:value-type="float" office:value="49.0000000000000000"/>
          <table:table-cell office:value-type="float" office:value="5651"/>
          <table:table-cell office:value-type="float" office:value="0.6869580610000000"/>
          <table:table-cell office:value-type="float" office:value="19.0494296600000010"/>
          <table:table-cell office:value-type="float" office:value="0.94010512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125530000000000"/>
          <table:table-cell office:value-type="float" office:value="-0.0779850000000000"/>
          <table:table-cell office:value-type="float" office:value="-0.3024750000000000"/>
          <table:table-cell office:value-type="float" office:value="-0.2571980000000000"/>
          <table:table-cell office:value-type="float" office:value="13.8828529199999990"/>
          <table:table-cell office:value-type="float" office:value="12.7994344700000000"/>
          <table:table-cell office:value-type="float" office:value="82"/>
          <table:table-cell office:value-type="float" office:value="10"/>
          <table:table-cell office:value-type="float" office:value="43.8660516599999970"/>
          <table:table-cell office:value-type="float" office:value="20.2491344300000020"/>
          <table:table-cell office:value-type="float" office:value="100"/>
          <table:table-cell office:value-type="float" office:value="46"/>
          <table:table-cell office:value-type="float" office:value="1928"/>
          <table:table-cell office:value-type="float" office:value="-0.3406615600000000"/>
          <table:table-cell office:value-type="float" office:value="-0.5665806950000000"/>
          <table:table-cell office:value-type="float" office:value="-0.4806528550000000"/>
          <table:table-cell office:value-type="float" office:value="0.1608695790000000"/>
          <table:table-cell office:value-type="float" office:value="0.6460976267000000"/>
          <table:table-cell office:value-type="float" office:value="0.5182161323000000"/>
        </table:table-row>
        <table:table-row>
          <table:table-cell office:value-type="string">
            <text:p>39049004820</text:p>
          </table:table-cell>
          <table:table-cell office:value-type="string">
            <text:p>48.20</text:p>
          </table:table-cell>
          <table:table-cell office:value-type="float" office:value="48.2000000000000030"/>
          <table:table-cell office:value-type="float" office:value="2589"/>
          <table:table-cell office:value-type="float" office:value="0.7022016220000000"/>
          <table:table-cell office:value-type="float" office:value="15.6195462500000010"/>
          <table:table-cell office:value-type="float" office:value="0.32671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30020000000001"/>
          <table:table-cell office:value-type="float" office:value="-0.8654360000000000"/>
          <table:table-cell office:value-type="float" office:value="-0.3430020000000000"/>
          <table:table-cell office:value-type="float" office:value="-0.6305680000000000"/>
          <table:table-cell office:value-type="float" office:value="11.8500000000000000"/>
          <table:table-cell office:value-type="float" office:value="7.9916079650000000"/>
          <table:table-cell office:value-type="float" office:value="47"/>
          <table:table-cell office:value-type="float" office:value="10"/>
          <table:table-cell office:value-type="float" office:value="47.4138297900000010"/>
          <table:table-cell office:value-type="float" office:value="13.9869247500000000"/>
          <table:table-cell office:value-type="float" office:value="9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720849636000000"/>
          <table:table-cell office:value-type="float" office:value="0.3831620284000000"/>
        </table:table-row>
        <table:table-row>
          <table:table-cell office:value-type="string">
            <text:p>39049004810</text:p>
          </table:table-cell>
          <table:table-cell office:value-type="string">
            <text:p>48.10</text:p>
          </table:table-cell>
          <table:table-cell office:value-type="float" office:value="48.1000000000000010"/>
          <table:table-cell office:value-type="float" office:value="2891"/>
          <table:table-cell office:value-type="float" office:value="0.8097544100000000"/>
          <table:table-cell office:value-type="float" office:value="10.9046849800000010"/>
          <table:table-cell office:value-type="float" office:value="0.30501332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83880000000000"/>
          <table:table-cell office:value-type="float" office:value="-0.6546080000000000"/>
          <table:table-cell office:value-type="float" office:value="-0.1848670000000000"/>
          <table:table-cell office:value-type="float" office:value="-0.2656900000000000"/>
          <table:table-cell office:value-type="float" office:value="11.5472127400000010"/>
          <table:table-cell office:value-type="float" office:value="6.4527503529999999"/>
          <table:table-cell office:value-type="float" office:value="38"/>
          <table:table-cell office:value-type="float" office:value="10"/>
          <table:table-cell office:value-type="float" office:value="51.3325714300000020"/>
          <table:table-cell office:value-type="float" office:value="10.6147187100000000"/>
          <table:table-cell office:value-type="float" office:value="69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090690209000000"/>
          <table:table-cell office:value-type="float" office:value="0.2674004079000000"/>
        </table:table-row>
        <table:table-row>
          <table:table-cell office:value-type="string">
            <text:p>39049004700</text:p>
          </table:table-cell>
          <table:table-cell office:value-type="string">
            <text:p>47</text:p>
          </table:table-cell>
          <table:table-cell office:value-type="float" office:value="47.0000000000000000"/>
          <table:table-cell office:value-type="float" office:value="4971"/>
          <table:table-cell office:value-type="float" office:value="0.5425467710000000"/>
          <table:table-cell office:value-type="float" office:value="25.7129714800000000"/>
          <table:table-cell office:value-type="float" office:value="0.51249401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055410000000000"/>
          <table:table-cell office:value-type="float" office:value="-0.9164710000000000"/>
          <table:table-cell office:value-type="float" office:value="-0.6071120000000000"/>
          <table:table-cell office:value-type="float" office:value="-1.1930400000000001"/>
          <table:table-cell office:value-type="float" office:value="14.2500000000000000"/>
          <table:table-cell office:value-type="float" office:value="7.8115542910000002"/>
          <table:table-cell office:value-type="float" office:value="46"/>
          <table:table-cell office:value-type="float" office:value="13"/>
          <table:table-cell office:value-type="float" office:value="50.2700135700000030"/>
          <table:table-cell office:value-type="float" office:value="13.3548413499999990"/>
          <table:table-cell office:value-type="float" office:value="85"/>
          <table:table-cell office:value-type="float" office:value="49"/>
          <table:table-cell office:value-type="float" office:value="1920"/>
          <table:table-cell office:value-type="float" office:value="-0.2850112700000000"/>
          <table:table-cell office:value-type="float" office:value="-0.5199644500000000"/>
          <table:table-cell office:value-type="float" office:value="-0.0388336280000000"/>
          <table:table-cell office:value-type="float" office:value="0.6628213100000000"/>
          <table:table-cell office:value-type="float" office:value="1.1040003835000001"/>
          <table:table-cell office:value-type="float" office:value="0.2695929713000000"/>
        </table:table-row>
        <table:table-row>
          <table:table-cell office:value-type="string">
            <text:p>39049004620</text:p>
          </table:table-cell>
          <table:table-cell office:value-type="string">
            <text:p>46.20</text:p>
          </table:table-cell>
          <table:table-cell office:value-type="float" office:value="46.2000000000000030"/>
          <table:table-cell office:value-type="float" office:value="2659"/>
          <table:table-cell office:value-type="float" office:value="0.7186912370000000"/>
          <table:table-cell office:value-type="float" office:value="20.0723327299999990"/>
          <table:table-cell office:value-type="float" office:value="0.2856301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219510000000000"/>
          <table:table-cell office:value-type="float" office:value="-0.8772310000000000"/>
          <table:table-cell office:value-type="float" office:value="-0.4286970000000000"/>
          <table:table-cell office:value-type="float" office:value="-1.4599260000000001"/>
          <table:table-cell office:value-type="float" office:value="12.5792682900000000"/>
          <table:table-cell office:value-type="float" office:value="7.5968420559999998"/>
          <table:table-cell office:value-type="float" office:value="41"/>
          <table:table-cell office:value-type="float" office:value="12"/>
          <table:table-cell office:value-type="float" office:value="52.9049939100000020"/>
          <table:table-cell office:value-type="float" office:value="16.5528934600000000"/>
          <table:table-cell office:value-type="float" office:value="96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0419166820000001"/>
          <table:table-cell office:value-type="float" office:value="0.2974503091000000"/>
        </table:table-row>
        <table:table-row>
          <table:table-cell office:value-type="string">
            <text:p>39049004610</text:p>
          </table:table-cell>
          <table:table-cell office:value-type="string">
            <text:p>46.10</text:p>
          </table:table-cell>
          <table:table-cell office:value-type="float" office:value="46.1000000000000010"/>
          <table:table-cell office:value-type="float" office:value="3368"/>
          <table:table-cell office:value-type="float" office:value="0.8752969120000000"/>
          <table:table-cell office:value-type="float" office:value="6.0323383079999999"/>
          <table:table-cell office:value-type="float" office:value="0.5755665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343310000000000"/>
          <table:table-cell office:value-type="float" office:value="-0.8186350000000000"/>
          <table:table-cell office:value-type="float" office:value="-0.0476970000000000"/>
          <table:table-cell office:value-type="float" office:value="-0.1366620000000000"/>
          <table:table-cell office:value-type="float" office:value="15.7401812700000010"/>
          <table:table-cell office:value-type="float" office:value="9.4869692140000002"/>
          <table:table-cell office:value-type="float" office:value="64"/>
          <table:table-cell office:value-type="float" office:value="14"/>
          <table:table-cell office:value-type="float" office:value="44.5574365200000030"/>
          <table:table-cell office:value-type="float" office:value="17.2747560600000010"/>
          <table:table-cell office:value-type="float" office:value="9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143823089000000"/>
          <table:table-cell office:value-type="float" office:value="0.1887175809000000"/>
        </table:table-row>
        <table:table-row>
          <table:table-cell office:value-type="string">
            <text:p>39049004500</text:p>
          </table:table-cell>
          <table:table-cell office:value-type="string">
            <text:p>45</text:p>
          </table:table-cell>
          <table:table-cell office:value-type="float" office:value="45.0000000000000000"/>
          <table:table-cell office:value-type="float" office:value="5154"/>
          <table:table-cell office:value-type="float" office:value="0.7797826930000000"/>
          <table:table-cell office:value-type="float" office:value="17.1021377699999990"/>
          <table:table-cell office:value-type="float" office:value="0.9834088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980090000000000"/>
          <table:table-cell office:value-type="float" office:value="-0.6181300000000000"/>
          <table:table-cell office:value-type="float" office:value="-0.2330930000000000"/>
          <table:table-cell office:value-type="float" office:value="-0.6428040000000000"/>
          <table:table-cell office:value-type="float" office:value="16.4544169600000000"/>
          <table:table-cell office:value-type="float" office:value="16.1364939800000010"/>
          <table:table-cell office:value-type="float" office:value="86"/>
          <table:table-cell office:value-type="float" office:value="12"/>
          <table:table-cell office:value-type="float" office:value="41.8550724600000020"/>
          <table:table-cell office:value-type="float" office:value="24.9679935099999990"/>
          <table:table-cell office:value-type="float" office:value="100"/>
          <table:table-cell office:value-type="float" office:value="46"/>
          <table:table-cell office:value-type="float" office:value="1946"/>
          <table:table-cell office:value-type="float" office:value="-0.3244415910000000"/>
          <table:table-cell office:value-type="float" office:value="-0.2400721530000000"/>
          <table:table-cell office:value-type="float" office:value="-0.1631346240000000"/>
          <table:table-cell office:value-type="float" office:value="0.0032461410000000"/>
          <table:table-cell office:value-type="float" office:value="1.4192923092000000"/>
          <table:table-cell office:value-type="float" office:value="0.1558138134000000"/>
        </table:table-row>
        <table:table-row>
          <table:table-cell office:value-type="string">
            <text:p>39049004300</text:p>
          </table:table-cell>
          <table:table-cell office:value-type="string">
            <text:p>43</text:p>
          </table:table-cell>
          <table:table-cell office:value-type="float" office:value="43.0000000000000000"/>
          <table:table-cell office:value-type="float" office:value="5613"/>
          <table:table-cell office:value-type="float" office:value="0.8113308390000000"/>
          <table:table-cell office:value-type="float" office:value="11.5044247800000010"/>
          <table:table-cell office:value-type="float" office:value="2.47475711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534190000000000"/>
          <table:table-cell office:value-type="float" office:value="-0.2891350000000000"/>
          <table:table-cell office:value-type="float" office:value="0.1644080000000000"/>
          <table:table-cell office:value-type="float" office:value="0.2849840000000000"/>
          <table:table-cell office:value-type="float" office:value="14.8587855799999990"/>
          <table:table-cell office:value-type="float" office:value="14.5189917500000000"/>
          <table:table-cell office:value-type="float" office:value="84"/>
          <table:table-cell office:value-type="float" office:value="11"/>
          <table:table-cell office:value-type="float" office:value="42.8151213399999970"/>
          <table:table-cell office:value-type="float" office:value="31.9805188800000020"/>
          <table:table-cell office:value-type="float" office:value="101"/>
          <table:table-cell office:value-type="float" office:value="45"/>
          <table:table-cell office:value-type="float" office:value="1950"/>
          <table:table-cell office:value-type="float" office:value="-0.5093086800000000"/>
          <table:table-cell office:value-type="float" office:value="-0.4426676420000000"/>
          <table:table-cell office:value-type="float" office:value="-0.0912648100000000"/>
          <table:table-cell office:value-type="float" office:value="0.0784961510000000"/>
          <table:table-cell office:value-type="float" office:value="1.1239146558999999"/>
          <table:table-cell office:value-type="float" office:value="0.2610492332000000"/>
        </table:table-row>
        <table:table-row>
          <table:table-cell office:value-type="string">
            <text:p>39049010000</text:p>
          </table:table-cell>
          <table:table-cell office:value-type="string">
            <text:p>100</text:p>
          </table:table-cell>
          <table:table-cell office:value-type="float" office:value="100.0000000000000000"/>
          <table:table-cell office:value-type="float" office:value="5388"/>
          <table:table-cell office:value-type="float" office:value="0.8064216780000000"/>
          <table:table-cell office:value-type="float" office:value="7.5827696690000002"/>
          <table:table-cell office:value-type="float" office:value="4.95324350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4047920000000000"/>
          <table:table-cell office:value-type="float" office:value="0.7392440000000000"/>
          <table:table-cell office:value-type="float" office:value="0.3634400000000000"/>
          <table:table-cell office:value-type="float" office:value="0.1116920000000000"/>
          <table:table-cell office:value-type="float" office:value="37.2126271500000030"/>
          <table:table-cell office:value-type="float" office:value="33.1468195599999970"/>
          <table:table-cell office:value-type="float" office:value="95"/>
          <table:table-cell office:value-type="float" office:value="24"/>
          <table:table-cell office:value-type="float" office:value="9.5011576509999998"/>
          <table:table-cell office:value-type="float" office:value="19.7931973399999990"/>
          <table:table-cell office:value-type="float" office:value="101"/>
          <table:table-cell office:value-type="float" office:value="0"/>
          <table:table-cell office:value-type="float" office:value="1955"/>
          <table:table-cell office:value-type="float" office:value="2.1078106569999999"/>
          <table:table-cell office:value-type="float" office:value="2.3955740230000000"/>
          <table:table-cell office:value-type="float" office:value="-2.6854954950000001"/>
          <table:table-cell office:value-type="float" office:value="-2.5327001669999998"/>
          <table:table-cell office:value-type="float" office:value="-3.7115859287999999"/>
          <table:table-cell office:value-type="float" office:value="0.0002059647000000"/>
        </table:table-row>
        <table:table-row>
          <table:table-cell office:value-type="string">
            <text:p>39049010200</text:p>
          </table:table-cell>
          <table:table-cell office:value-type="string">
            <text:p>102</text:p>
          </table:table-cell>
          <table:table-cell office:value-type="float" office:value="102.0000000000000000"/>
          <table:table-cell office:value-type="float" office:value="15920"/>
          <table:table-cell office:value-type="float" office:value="0.5834798990000000"/>
          <table:table-cell office:value-type="float" office:value="11.5207373299999990"/>
          <table:table-cell office:value-type="float" office:value="10.698265660000001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550490000000000"/>
          <table:table-cell office:value-type="float" office:value="0.6892270000000000"/>
          <table:table-cell office:value-type="float" office:value="-0.0193000000000000"/>
          <table:table-cell office:value-type="float" office:value="0.0952200000000000"/>
          <table:table-cell office:value-type="float" office:value="9.3866220519999999"/>
          <table:table-cell office:value-type="float" office:value="15.5791700399999990"/>
          <table:table-cell office:value-type="float" office:value="93"/>
          <table:table-cell office:value-type="float" office:value="4"/>
          <table:table-cell office:value-type="float" office:value="14.3341564100000000"/>
          <table:table-cell office:value-type="float" office:value="24.14967366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296466021000001"/>
          <table:table-cell office:value-type="float" office:value="0.0033934770000000"/>
        </table:table-row>
        <table:table-row>
          <table:table-cell office:value-type="string">
            <text:p>39049010300</text:p>
          </table:table-cell>
          <table:table-cell office:value-type="string">
            <text:p>103</text:p>
          </table:table-cell>
          <table:table-cell office:value-type="float" office:value="103.0000000000000000"/>
          <table:table-cell office:value-type="float" office:value="2801"/>
          <table:table-cell office:value-type="float" office:value="0.7782934670000000"/>
          <table:table-cell office:value-type="float" office:value="12.9191321499999990"/>
          <table:table-cell office:value-type="float" office:value="7.5726913600000003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977660000000000"/>
          <table:table-cell office:value-type="float" office:value="-0.5388850000000000"/>
          <table:table-cell office:value-type="float" office:value="-0.5775720000000000"/>
          <table:table-cell office:value-type="float" office:value="-0.0768400000000000"/>
          <table:table-cell office:value-type="float" office:value="7.5030745230000004"/>
          <table:table-cell office:value-type="float" office:value="16.2405312299999980"/>
          <table:table-cell office:value-type="float" office:value="93"/>
          <table:table-cell office:value-type="float" office:value="2"/>
          <table:table-cell office:value-type="float" office:value="27.7421724400000010"/>
          <table:table-cell office:value-type="float" office:value="35.4543227300000010"/>
          <table:table-cell office:value-type="float" office:value="101"/>
          <table:table-cell office:value-type="float" office:value="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5573246370999998"/>
          <table:table-cell office:value-type="float" office:value="0.0003746510000000"/>
        </table:table-row>
        <table:table-row>
          <table:table-cell office:value-type="string">
            <text:p>39049010100</text:p>
          </table:table-cell>
          <table:table-cell office:value-type="string">
            <text:p>101</text:p>
          </table:table-cell>
          <table:table-cell office:value-type="float" office:value="101.0000000000000000"/>
          <table:table-cell office:value-type="float" office:value="1020"/>
          <table:table-cell office:value-type="float" office:value="0.4039215690000000"/>
          <table:table-cell office:value-type="float" office:value="25.0677506800000000"/>
          <table:table-cell office:value-type="float" office:value="2.5446334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383470000000000"/>
          <table:table-cell office:value-type="float" office:value="-0.3396430000000000"/>
          <table:table-cell office:value-type="float" office:value="-0.1656650000000000"/>
          <table:table-cell office:value-type="float" office:value="0.3902660000000000"/>
          <table:table-cell office:value-type="float" office:value="16.4719377300000000"/>
          <table:table-cell office:value-type="float" office:value="20.9384856400000000"/>
          <table:table-cell office:value-type="float" office:value="92"/>
          <table:table-cell office:value-type="float" office:value="7"/>
          <table:table-cell office:value-type="float" office:value="40.1594044499999970"/>
          <table:table-cell office:value-type="float" office:value="36.1073824100000000"/>
          <table:table-cell office:value-type="float" office:value="101"/>
          <table:table-cell office:value-type="float" office:value="3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426449651000000"/>
          <table:table-cell office:value-type="float" office:value="0.0813956505000000"/>
        </table:table-row>
        <table:table-row>
          <table:table-cell office:value-type="string">
            <text:p>39049006933</text:p>
          </table:table-cell>
          <table:table-cell office:value-type="string">
            <text:p>69.33</text:p>
          </table:table-cell>
          <table:table-cell office:value-type="float" office:value="69.3299999999999980"/>
          <table:table-cell office:value-type="float" office:value="5257"/>
          <table:table-cell office:value-type="float" office:value="0.2746813770000000"/>
          <table:table-cell office:value-type="float" office:value="13.6927851000000000"/>
          <table:table-cell office:value-type="float" office:value="0.5840739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500070000000000"/>
          <table:table-cell office:value-type="float" office:value="-0.3502180000000000"/>
          <table:table-cell office:value-type="float" office:value="0.0844220000000000"/>
          <table:table-cell office:value-type="float" office:value="-0.1842260000000000"/>
          <table:table-cell office:value-type="float" office:value="9.0827380949999998"/>
          <table:table-cell office:value-type="float" office:value="7.6929737349999998"/>
          <table:table-cell office:value-type="float" office:value="53"/>
          <table:table-cell office:value-type="float" office:value="7"/>
          <table:table-cell office:value-type="float" office:value="62.7841854899999990"/>
          <table:table-cell office:value-type="float" office:value="25.3514729700000000"/>
          <table:table-cell office:value-type="float" office:value="100"/>
          <table:table-cell office:value-type="float" office:value="63"/>
          <table:table-cell office:value-type="float" office:value="1971"/>
          <table:table-cell office:value-type="float" office:value="-1.2163216920000000"/>
          <table:table-cell office:value-type="float" office:value="-1.1760457769999999"/>
          <table:table-cell office:value-type="float" office:value="1.7596159670000000"/>
          <table:table-cell office:value-type="float" office:value="1.6437000780000000"/>
          <table:table-cell office:value-type="float" office:value="1.1692972111000000"/>
          <table:table-cell office:value-type="float" office:value="0.2422839064000000"/>
        </table:table-row>
        <table:table-row>
          <table:table-cell office:value-type="string">
            <text:p>39049006932</text:p>
          </table:table-cell>
          <table:table-cell office:value-type="string">
            <text:p>69.32</text:p>
          </table:table-cell>
          <table:table-cell office:value-type="float" office:value="69.3199999999999930"/>
          <table:table-cell office:value-type="float" office:value="5996"/>
          <table:table-cell office:value-type="float" office:value="0.4214476320000000"/>
          <table:table-cell office:value-type="float" office:value="4.7498949140000004"/>
          <table:table-cell office:value-type="float" office:value="0.98822267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2003110000000000"/>
          <table:table-cell office:value-type="float" office:value="0.3473100000000000"/>
          <table:table-cell office:value-type="float" office:value="0.3183880000000000"/>
          <table:table-cell office:value-type="float" office:value="-0.0647640000000000"/>
          <table:table-cell office:value-type="float" office:value="15.6873902399999990"/>
          <table:table-cell office:value-type="float" office:value="11.0817091300000000"/>
          <table:table-cell office:value-type="float" office:value="78"/>
          <table:table-cell office:value-type="float" office:value="14"/>
          <table:table-cell office:value-type="float" office:value="39.7463895699999980"/>
          <table:table-cell office:value-type="float" office:value="18.0474053900000020"/>
          <table:table-cell office:value-type="float" office:value="97"/>
          <table:table-cell office:value-type="float" office:value="43"/>
          <table:table-cell office:value-type="float" office:value="1969"/>
          <table:table-cell office:value-type="float" office:value="-0.2780391970000000"/>
          <table:table-cell office:value-type="float" office:value="-0.3374606580000000"/>
          <table:table-cell office:value-type="float" office:value="-0.1102413470000000"/>
          <table:table-cell office:value-type="float" office:value="-0.1620354520000000"/>
          <table:table-cell office:value-type="float" office:value="1.0590361194000000"/>
          <table:table-cell office:value-type="float" office:value="0.2895833305000000"/>
        </table:table-row>
        <table:table-row>
          <table:table-cell office:value-type="string">
            <text:p>39049006931</text:p>
          </table:table-cell>
          <table:table-cell office:value-type="string">
            <text:p>69.31</text:p>
          </table:table-cell>
          <table:table-cell office:value-type="float" office:value="69.3100000000000020"/>
          <table:table-cell office:value-type="float" office:value="6249"/>
          <table:table-cell office:value-type="float" office:value="0.4239078250000000"/>
          <table:table-cell office:value-type="float" office:value="6.8847470519999998"/>
          <table:table-cell office:value-type="float" office:value="0.78065298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1345100000000000"/>
          <table:table-cell office:value-type="float" office:value="0.1907930000000000"/>
          <table:table-cell office:value-type="float" office:value="0.3221320000000000"/>
          <table:table-cell office:value-type="float" office:value="-0.1093940000000000"/>
          <table:table-cell office:value-type="float" office:value="10.9861792200000000"/>
          <table:table-cell office:value-type="float" office:value="7.5851114089999996"/>
          <table:table-cell office:value-type="float" office:value="50"/>
          <table:table-cell office:value-type="float" office:value="10"/>
          <table:table-cell office:value-type="float" office:value="55.2349023100000030"/>
          <table:table-cell office:value-type="float" office:value="23.2754447999999990"/>
          <table:table-cell office:value-type="float" office:value="100"/>
          <table:table-cell office:value-type="float" office:value="54"/>
          <table:table-cell office:value-type="float" office:value="1971"/>
          <table:table-cell office:value-type="float" office:value="-0.9459114640000000"/>
          <table:table-cell office:value-type="float" office:value="-0.9343680370000000"/>
          <table:table-cell office:value-type="float" office:value="1.1468801639999999"/>
          <table:table-cell office:value-type="float" office:value="1.0519764199999999"/>
          <table:table-cell office:value-type="float" office:value="0.6317112017000000"/>
          <table:table-cell office:value-type="float" office:value="0.5275756070000000"/>
        </table:table-row>
        <table:table-row>
          <table:table-cell office:value-type="string">
            <text:p>39049006924</text:p>
          </table:table-cell>
          <table:table-cell office:value-type="string">
            <text:p>69.24</text:p>
          </table:table-cell>
          <table:table-cell office:value-type="float" office:value="69.2399999999999950"/>
          <table:table-cell office:value-type="float" office:value="3677"/>
          <table:table-cell office:value-type="float" office:value="0.5371226540000000"/>
          <table:table-cell office:value-type="float" office:value="10.9149277700000000"/>
          <table:table-cell office:value-type="float" office:value="0.6374938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348100000000000"/>
          <table:table-cell office:value-type="float" office:value="-0.4081540000000000"/>
          <table:table-cell office:value-type="float" office:value="0.2019880000000000"/>
          <table:table-cell office:value-type="float" office:value="0.3105960000000000"/>
          <table:table-cell office:value-type="float" office:value="11.4621253400000000"/>
          <table:table-cell office:value-type="float" office:value="8.1917788819999995"/>
          <table:table-cell office:value-type="float" office:value="51"/>
          <table:table-cell office:value-type="float" office:value="10"/>
          <table:table-cell office:value-type="float" office:value="53.8779291600000010"/>
          <table:table-cell office:value-type="float" office:value="22.2360712400000010"/>
          <table:table-cell office:value-type="float" office:value="100"/>
          <table:table-cell office:value-type="float" office:value="52"/>
          <table:table-cell office:value-type="float" office:value="1964"/>
          <table:table-cell office:value-type="float" office:value="-0.8782967130000000"/>
          <table:table-cell office:value-type="float" office:value="-0.8739377030000000"/>
          <table:table-cell office:value-type="float" office:value="1.0367417560000001"/>
          <table:table-cell office:value-type="float" office:value="0.9456149149999999"/>
          <table:table-cell office:value-type="float" office:value="1.7479699842000000"/>
          <table:table-cell office:value-type="float" office:value="0.0804692251000000"/>
        </table:table-row>
        <table:table-row>
          <table:table-cell office:value-type="string">
            <text:p>39049006923</text:p>
          </table:table-cell>
          <table:table-cell office:value-type="string">
            <text:p>69.23</text:p>
          </table:table-cell>
          <table:table-cell office:value-type="float" office:value="69.2300000000000040"/>
          <table:table-cell office:value-type="float" office:value="3281"/>
          <table:table-cell office:value-type="float" office:value="0.6299908560000000"/>
          <table:table-cell office:value-type="float" office:value="8.5149863759999995"/>
          <table:table-cell office:value-type="float" office:value="0.7049642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808280000000000"/>
          <table:table-cell office:value-type="float" office:value="-0.1425880000000000"/>
          <table:table-cell office:value-type="float" office:value="0.7054730000000000"/>
          <table:table-cell office:value-type="float" office:value="0.2795980000000000"/>
          <table:table-cell office:value-type="float" office:value="17.1310344800000000"/>
          <table:table-cell office:value-type="float" office:value="18.1285929999999990"/>
          <table:table-cell office:value-type="float" office:value="88"/>
          <table:table-cell office:value-type="float" office:value="12"/>
          <table:table-cell office:value-type="float" office:value="45.3520710100000030"/>
          <table:table-cell office:value-type="float" office:value="23.2611940100000010"/>
          <table:table-cell office:value-type="float" office:value="101"/>
          <table:table-cell office:value-type="float" office:value="47"/>
          <table:table-cell office:value-type="float" office:value="1964"/>
          <table:table-cell office:value-type="float" office:value="-0.0729494970000000"/>
          <table:table-cell office:value-type="float" office:value="-0.1541628010000000"/>
          <table:table-cell office:value-type="float" office:value="0.3447424740000000"/>
          <table:table-cell office:value-type="float" office:value="0.2773459090000000"/>
          <table:table-cell office:value-type="float" office:value="1.5626044924000000"/>
          <table:table-cell office:value-type="float" office:value="0.1181456510000000"/>
        </table:table-row>
        <table:table-row>
          <table:table-cell office:value-type="string">
            <text:p>39049006921</text:p>
          </table:table-cell>
          <table:table-cell office:value-type="string">
            <text:p>69.21</text:p>
          </table:table-cell>
          <table:table-cell office:value-type="float" office:value="69.2099999999999940"/>
          <table:table-cell office:value-type="float" office:value="3431"/>
          <table:table-cell office:value-type="float" office:value="0.6648207520000000"/>
          <table:table-cell office:value-type="float" office:value="19.3304535599999990"/>
          <table:table-cell office:value-type="float" office:value="1.03103484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0249100000000000"/>
          <table:table-cell office:value-type="float" office:value="-0.7753540000000000"/>
          <table:table-cell office:value-type="float" office:value="0.3156350000000000"/>
          <table:table-cell office:value-type="float" office:value="0.3849900000000000"/>
          <table:table-cell office:value-type="float" office:value="15.6039004699999990"/>
          <table:table-cell office:value-type="float" office:value="13.8035671099999990"/>
          <table:table-cell office:value-type="float" office:value="79"/>
          <table:table-cell office:value-type="float" office:value="12"/>
          <table:table-cell office:value-type="float" office:value="48.1696969699999970"/>
          <table:table-cell office:value-type="float" office:value="29.8776318699999980"/>
          <table:table-cell office:value-type="float" office:value="101"/>
          <table:table-cell office:value-type="float" office:value="49"/>
          <table:table-cell office:value-type="float" office:value="1961"/>
          <table:table-cell office:value-type="float" office:value="-0.4483203120000000"/>
          <table:table-cell office:value-type="float" office:value="-0.3480612580000000"/>
          <table:table-cell office:value-type="float" office:value="0.6855414030000000"/>
          <table:table-cell office:value-type="float" office:value="0.4981954790000000"/>
          <table:table-cell office:value-type="float" office:value="0.5024637059000000"/>
          <table:table-cell office:value-type="float" office:value="0.6153413764000000"/>
        </table:table-row>
        <table:table-row>
          <table:table-cell office:value-type="string">
            <text:p>39049006910</text:p>
          </table:table-cell>
          <table:table-cell office:value-type="string">
            <text:p>69.10</text:p>
          </table:table-cell>
          <table:table-cell office:value-type="float" office:value="69.0999999999999940"/>
          <table:table-cell office:value-type="float" office:value="1530"/>
          <table:table-cell office:value-type="float" office:value="0.9464052290000000"/>
          <table:table-cell office:value-type="float" office:value="4.9155145930000002"/>
          <table:table-cell office:value-type="float" office:value="0.6928197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59100000000000"/>
          <table:table-cell office:value-type="float" office:value="0.6096600000000000"/>
          <table:table-cell office:value-type="float" office:value="0.1980120000000000"/>
          <table:table-cell office:value-type="float" office:value="0.7100580000000000"/>
          <table:table-cell office:value-type="float" office:value="35.0785894200000000"/>
          <table:table-cell office:value-type="float" office:value="23.0461560799999990"/>
          <table:table-cell office:value-type="float" office:value="92"/>
          <table:table-cell office:value-type="float" office:value="29"/>
          <table:table-cell office:value-type="float" office:value="24.5592964800000000"/>
          <table:table-cell office:value-type="float" office:value="21.1551638199999990"/>
          <table:table-cell office:value-type="float" office:value="97"/>
          <table:table-cell office:value-type="float" office:value="2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573608730000001"/>
          <table:table-cell office:value-type="float" office:value="0.0788563181000000"/>
        </table:table-row>
        <table:table-row>
          <table:table-cell office:value-type="string">
            <text:p>39049006822</text:p>
          </table:table-cell>
          <table:table-cell office:value-type="string">
            <text:p>68.22</text:p>
          </table:table-cell>
          <table:table-cell office:value-type="float" office:value="68.2199999999999990"/>
          <table:table-cell office:value-type="float" office:value="1876"/>
          <table:table-cell office:value-type="float" office:value="0.9355010660000001"/>
          <table:table-cell office:value-type="float" office:value="3.9959016389999999"/>
          <table:table-cell office:value-type="float" office:value="0.4445414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643390000000000"/>
          <table:table-cell office:value-type="float" office:value="-0.1546130000000000"/>
          <table:table-cell office:value-type="float" office:value="0.3363470000000000"/>
          <table:table-cell office:value-type="float" office:value="0.6112840000000001"/>
          <table:table-cell office:value-type="float" office:value="27.2208300700000020"/>
          <table:table-cell office:value-type="float" office:value="19.0588612600000000"/>
          <table:table-cell office:value-type="float" office:value="84"/>
          <table:table-cell office:value-type="float" office:value="22"/>
          <table:table-cell office:value-type="float" office:value="36.2663000800000010"/>
          <table:table-cell office:value-type="float" office:value="20.6058801600000020"/>
          <table:table-cell office:value-type="float" office:value="98"/>
          <table:table-cell office:value-type="float" office:value="39"/>
          <table:table-cell office:value-type="float" office:value="1954"/>
          <table:table-cell office:value-type="float" office:value="0.9258649400000000"/>
          <table:table-cell office:value-type="float" office:value="1.1269269900000001"/>
          <table:table-cell office:value-type="float" office:value="-0.3521701540000000"/>
          <table:table-cell office:value-type="float" office:value="-0.4348098640000000"/>
          <table:table-cell office:value-type="float" office:value="-0.8342239635000001"/>
          <table:table-cell office:value-type="float" office:value="0.4041547898000000"/>
        </table:table-row>
        <table:table-row>
          <table:table-cell office:value-type="string">
            <text:p>39049004200</text:p>
          </table:table-cell>
          <table:table-cell office:value-type="string">
            <text:p>42</text:p>
          </table:table-cell>
          <table:table-cell office:value-type="float" office:value="42.0000000000000000"/>
          <table:table-cell office:value-type="float" office:value="1370"/>
          <table:table-cell office:value-type="float" office:value="0.3671532850000000"/>
          <table:table-cell office:value-type="float" office:value="8.9743589739999994"/>
          <table:table-cell office:value-type="float" office:value="0.5367436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8019950000000000"/>
          <table:table-cell office:value-type="float" office:value="-0.4398520000000000"/>
          <table:table-cell office:value-type="float" office:value="0.1248450000000000"/>
          <table:table-cell office:value-type="float" office:value="-2.0909779999999998"/>
          <table:table-cell office:value-type="float" office:value="8.5496774190000000"/>
          <table:table-cell office:value-type="float" office:value="9.9678086649999997"/>
          <table:table-cell office:value-type="float" office:value="58"/>
          <table:table-cell office:value-type="float" office:value="5"/>
          <table:table-cell office:value-type="float" office:value="58.2365869400000020"/>
          <table:table-cell office:value-type="float" office:value="30.8902953800000010"/>
          <table:table-cell office:value-type="float" office:value="99"/>
          <table:table-cell office:value-type="float" office:value="64"/>
          <table:table-cell office:value-type="float" office:value="1959"/>
          <table:table-cell office:value-type="float" office:value="-1.2827756820000000"/>
          <table:table-cell office:value-type="float" office:value="-1.2437278810000001"/>
          <table:table-cell office:value-type="float" office:value="1.5631503879999999"/>
          <table:table-cell office:value-type="float" office:value="1.2872527730000001"/>
          <table:table-cell office:value-type="float" office:value="3.3829829832999998"/>
          <table:table-cell office:value-type="float" office:value="0.0007170307000000"/>
        </table:table-row>
        <table:table-row>
          <table:table-cell office:value-type="string">
            <text:p>39049009800</text:p>
          </table:table-cell>
          <table:table-cell office:value-type="string">
            <text:p>98</text:p>
          </table:table-cell>
          <table:table-cell office:value-type="float" office:value="98.0000000000000000"/>
          <table:table-cell office:value-type="float" office:value="6745"/>
          <table:table-cell office:value-type="float" office:value="0.9657524090000000"/>
          <table:table-cell office:value-type="float" office:value="6.2523122459999998"/>
          <table:table-cell office:value-type="float" office:value="42.219678209999998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557400000000000"/>
          <table:table-cell office:value-type="float" office:value="-0.2144640000000000"/>
          <table:table-cell office:value-type="float" office:value="0.2024670000000000"/>
          <table:table-cell office:value-type="float" office:value="-0.1552240000000000"/>
          <table:table-cell office:value-type="float" office:value="20.6210205800000000"/>
          <table:table-cell office:value-type="float" office:value="29.6615073199999980"/>
          <table:table-cell office:value-type="float" office:value="96"/>
          <table:table-cell office:value-type="float" office:value="4"/>
          <table:table-cell office:value-type="float" office:value="1.8662436110000000"/>
          <table:table-cell office:value-type="float" office:value="7.7006232570000002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5265408667000004"/>
          <table:table-cell office:value-type="float" office:value="0.0000059957000000"/>
        </table:table-row>
        <table:table-row>
          <table:table-cell office:value-type="string">
            <text:p>39049009751</text:p>
          </table:table-cell>
          <table:table-cell office:value-type="string">
            <text:p>97.51</text:p>
          </table:table-cell>
          <table:table-cell office:value-type="float" office:value="97.5100000000000050"/>
          <table:table-cell office:value-type="float" office:value="5032"/>
          <table:table-cell office:value-type="float" office:value="0.9405802860000000"/>
          <table:table-cell office:value-type="float" office:value="5.0791916989999999"/>
          <table:table-cell office:value-type="float" office:value="10.5694969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585560000000000"/>
          <table:table-cell office:value-type="float" office:value="0.5083540000000000"/>
          <table:table-cell office:value-type="float" office:value="0.3095120000000000"/>
          <table:table-cell office:value-type="float" office:value="0.2578040000000000"/>
          <table:table-cell office:value-type="float" office:value="7.2986001580000002"/>
          <table:table-cell office:value-type="float" office:value="14.4451713000000000"/>
          <table:table-cell office:value-type="float" office:value="93"/>
          <table:table-cell office:value-type="float" office:value="2"/>
          <table:table-cell office:value-type="float" office:value="9.3906840670000005"/>
          <table:table-cell office:value-type="float" office:value="20.11519185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8833615505000001"/>
          <table:table-cell office:value-type="float" office:value="0.0039345556000000"/>
        </table:table-row>
        <table:table-row>
          <table:table-cell office:value-type="string">
            <text:p>39049009712</text:p>
          </table:table-cell>
          <table:table-cell office:value-type="string">
            <text:p>97.12</text:p>
          </table:table-cell>
          <table:table-cell office:value-type="float" office:value="97.1200000000000050"/>
          <table:table-cell office:value-type="float" office:value="2523"/>
          <table:table-cell office:value-type="float" office:value="0.9544193420000000"/>
          <table:table-cell office:value-type="float" office:value="4.8034934500000004"/>
          <table:table-cell office:value-type="float" office:value="0.456777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418270000000000"/>
          <table:table-cell office:value-type="float" office:value="0.3451860000000000"/>
          <table:table-cell office:value-type="float" office:value="0.0573530000000000"/>
          <table:table-cell office:value-type="float" office:value="0.0229420000000000"/>
          <table:table-cell office:value-type="float" office:value="13.7741194500000010"/>
          <table:table-cell office:value-type="float" office:value="10.4067493900000000"/>
          <table:table-cell office:value-type="float" office:value="59"/>
          <table:table-cell office:value-type="float" office:value="11"/>
          <table:table-cell office:value-type="float" office:value="43.9664889600000000"/>
          <table:table-cell office:value-type="float" office:value="14.8948210299999990"/>
          <table:table-cell office:value-type="float" office:value="95"/>
          <table:table-cell office:value-type="float" office:value="45"/>
          <table:table-cell office:value-type="float" office:value="1959"/>
          <table:table-cell office:value-type="float" office:value="-0.6647680470000000"/>
          <table:table-cell office:value-type="float" office:value="-0.5803864590000000"/>
          <table:table-cell office:value-type="float" office:value="0.3191151150000000"/>
          <table:table-cell office:value-type="float" office:value="0.1687419980000000"/>
          <table:table-cell office:value-type="float" office:value="-1.3956971559000000"/>
          <table:table-cell office:value-type="float" office:value="0.1628057111000000"/>
        </table:table-row>
        <table:table-row>
          <table:table-cell office:value-type="string">
            <text:p>39049009711</text:p>
          </table:table-cell>
          <table:table-cell office:value-type="string">
            <text:p>97.11</text:p>
          </table:table-cell>
          <table:table-cell office:value-type="float" office:value="97.1099999999999990"/>
          <table:table-cell office:value-type="float" office:value="4352"/>
          <table:table-cell office:value-type="float" office:value="0.9209558820000000"/>
          <table:table-cell office:value-type="float" office:value="6.1850027369999996"/>
          <table:table-cell office:value-type="float" office:value="0.75198067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66570000000000"/>
          <table:table-cell office:value-type="float" office:value="-0.0790500000000000"/>
          <table:table-cell office:value-type="float" office:value="-0.0192450000000000"/>
          <table:table-cell office:value-type="float" office:value="-0.2816760000000000"/>
          <table:table-cell office:value-type="float" office:value="14.2295308200000010"/>
          <table:table-cell office:value-type="float" office:value="9.8880221769999999"/>
          <table:table-cell office:value-type="float" office:value="58"/>
          <table:table-cell office:value-type="float" office:value="13"/>
          <table:table-cell office:value-type="float" office:value="42.9824399299999980"/>
          <table:table-cell office:value-type="float" office:value="18.3850444099999990"/>
          <table:table-cell office:value-type="float" office:value="99"/>
          <table:table-cell office:value-type="float" office:value="43"/>
          <table:table-cell office:value-type="float" office:value="1962"/>
          <table:table-cell office:value-type="float" office:value="-0.6108967050000000"/>
          <table:table-cell office:value-type="float" office:value="-0.5225633990000000"/>
          <table:table-cell office:value-type="float" office:value="0.2333279190000000"/>
          <table:table-cell office:value-type="float" office:value="0.0916108220000000"/>
          <table:table-cell office:value-type="float" office:value="0.2668246159000000"/>
          <table:table-cell office:value-type="float" office:value="0.7896042004000000"/>
        </table:table-row>
        <table:table-row>
          <table:table-cell office:value-type="string">
            <text:p>39049009600</text:p>
          </table:table-cell>
          <table:table-cell office:value-type="string">
            <text:p>96</text:p>
          </table:table-cell>
          <table:table-cell office:value-type="float" office:value="96.0000000000000000"/>
          <table:table-cell office:value-type="float" office:value="4169"/>
          <table:table-cell office:value-type="float" office:value="0.7733269370000000"/>
          <table:table-cell office:value-type="float" office:value="6.8206229860000001"/>
          <table:table-cell office:value-type="float" office:value="2.4792732000000002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287980000000000"/>
          <table:table-cell office:value-type="float" office:value="-0.2977730000000000"/>
          <table:table-cell office:value-type="float" office:value="-0.0736980000000000"/>
          <table:table-cell office:value-type="float" office:value="-0.6149240000000000"/>
          <table:table-cell office:value-type="float" office:value="12.2868760500000000"/>
          <table:table-cell office:value-type="float" office:value="14.0055325800000010"/>
          <table:table-cell office:value-type="float" office:value="84"/>
          <table:table-cell office:value-type="float" office:value="7"/>
          <table:table-cell office:value-type="float" office:value="42.3352495800000030"/>
          <table:table-cell office:value-type="float" office:value="29.6516403000000000"/>
          <table:table-cell office:value-type="float" office:value="101"/>
          <table:table-cell office:value-type="float" office:value="40"/>
          <table:table-cell office:value-type="float" office:value="1969"/>
          <table:table-cell office:value-type="float" office:value="-0.7611294290000000"/>
          <table:table-cell office:value-type="float" office:value="-0.7692200500000000"/>
          <table:table-cell office:value-type="float" office:value="0.0998828690000000"/>
          <table:table-cell office:value-type="float" office:value="0.0408831130000000"/>
          <table:table-cell office:value-type="float" office:value="-1.4481536844000000"/>
          <table:table-cell office:value-type="float" office:value="0.1475740744000000"/>
        </table:table-row>
        <table:table-row>
          <table:table-cell office:value-type="string">
            <text:p>39049008162</text:p>
          </table:table-cell>
          <table:table-cell office:value-type="string">
            <text:p>81.62</text:p>
          </table:table-cell>
          <table:table-cell office:value-type="float" office:value="81.6200000000000050"/>
          <table:table-cell office:value-type="float" office:value="9125"/>
          <table:table-cell office:value-type="float" office:value="0.7960547950000000"/>
          <table:table-cell office:value-type="float" office:value="7.1351058060000003"/>
          <table:table-cell office:value-type="float" office:value="13.917826659999999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1348820000000000"/>
          <table:table-cell office:value-type="float" office:value="-0.5127840000000000"/>
          <table:table-cell office:value-type="float" office:value="0.1209550000000000"/>
          <table:table-cell office:value-type="float" office:value="-0.0128160000000000"/>
          <table:table-cell office:value-type="float" office:value="11.6695624000000000"/>
          <table:table-cell office:value-type="float" office:value="22.4816197299999980"/>
          <table:table-cell office:value-type="float" office:value="96"/>
          <table:table-cell office:value-type="float" office:value="3"/>
          <table:table-cell office:value-type="float" office:value="5.1104314390000001"/>
          <table:table-cell office:value-type="float" office:value="14.1853682400000010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1642864072999997"/>
          <table:table-cell office:value-type="float" office:value="0.0000312328000000"/>
        </table:table-row>
        <table:table-row>
          <table:table-cell office:value-type="string">
            <text:p>39049006821</text:p>
          </table:table-cell>
          <table:table-cell office:value-type="string">
            <text:p>68.21</text:p>
          </table:table-cell>
          <table:table-cell office:value-type="float" office:value="68.2099999999999940"/>
          <table:table-cell office:value-type="float" office:value="3327"/>
          <table:table-cell office:value-type="float" office:value="0.7294860230000000"/>
          <table:table-cell office:value-type="float" office:value="14.1674333000000010"/>
          <table:table-cell office:value-type="float" office:value="0.57108270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0771040000000000"/>
          <table:table-cell office:value-type="float" office:value="-0.1439600000000000"/>
          <table:table-cell office:value-type="float" office:value="0.0867430000000000"/>
          <table:table-cell office:value-type="float" office:value="0.2885300000000000"/>
          <table:table-cell office:value-type="float" office:value="27.5992713999999990"/>
          <table:table-cell office:value-type="float" office:value="23.9766066800000000"/>
          <table:table-cell office:value-type="float" office:value="91"/>
          <table:table-cell office:value-type="float" office:value="19"/>
          <table:table-cell office:value-type="float" office:value="40.5904936000000020"/>
          <table:table-cell office:value-type="float" office:value="30.92520918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0.9706313730000000"/>
          <table:table-cell office:value-type="float" office:value="1.1749772530000000"/>
          <table:table-cell office:value-type="float" office:value="0.0248033800000000"/>
          <table:table-cell office:value-type="float" office:value="-0.0958733660000000"/>
          <table:table-cell office:value-type="float" office:value="-1.2960349133000000"/>
          <table:table-cell office:value-type="float" office:value="0.1949634568000000"/>
        </table:table-row>
        <table:table-row>
          <table:table-cell office:value-type="string">
            <text:p>39049006810</text:p>
          </table:table-cell>
          <table:table-cell office:value-type="string">
            <text:p>68.10</text:p>
          </table:table-cell>
          <table:table-cell office:value-type="float" office:value="68.0999999999999940"/>
          <table:table-cell office:value-type="float" office:value="2140"/>
          <table:table-cell office:value-type="float" office:value="0.9602803740000000"/>
          <table:table-cell office:value-type="float" office:value="3.0549898170000001"/>
          <table:table-cell office:value-type="float" office:value="0.6838919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40300000000000"/>
          <table:table-cell office:value-type="float" office:value="0.6291900000000000"/>
          <table:table-cell office:value-type="float" office:value="0.2859800000000000"/>
          <table:table-cell office:value-type="float" office:value="0.5969200000000000"/>
          <table:table-cell office:value-type="float" office:value="39.4561049400000030"/>
          <table:table-cell office:value-type="float" office:value="24.0355194700000010"/>
          <table:table-cell office:value-type="float" office:value="90"/>
          <table:table-cell office:value-type="float" office:value="30"/>
          <table:table-cell office:value-type="float" office:value="25.1330971699999990"/>
          <table:table-cell office:value-type="float" office:value="22.5906405900000000"/>
          <table:table-cell office:value-type="float" office:value="96"/>
          <table:table-cell office:value-type="float" office:value="2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2869176331000001"/>
          <table:table-cell office:value-type="float" office:value="0.1981229986000000"/>
        </table:table-row>
        <table:table-row>
          <table:table-cell office:value-type="string">
            <text:p>39049006722</text:p>
          </table:table-cell>
          <table:table-cell office:value-type="string">
            <text:p>67.22</text:p>
          </table:table-cell>
          <table:table-cell office:value-type="float" office:value="67.2199999999999990"/>
          <table:table-cell office:value-type="float" office:value="2828"/>
          <table:table-cell office:value-type="float" office:value="0.8935643560000000"/>
          <table:table-cell office:value-type="float" office:value="5.8333333329999997"/>
          <table:table-cell office:value-type="float" office:value="1.4943964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13540000000000"/>
          <table:table-cell office:value-type="float" office:value="0.8155950000000000"/>
          <table:table-cell office:value-type="float" office:value="0.5949020000000000"/>
          <table:table-cell office:value-type="float" office:value="0.5735640000000000"/>
          <table:table-cell office:value-type="float" office:value="17.1440539900000000"/>
          <table:table-cell office:value-type="float" office:value="17.6062341600000000"/>
          <table:table-cell office:value-type="float" office:value="89"/>
          <table:table-cell office:value-type="float" office:value="11"/>
          <table:table-cell office:value-type="float" office:value="51.6634861499999970"/>
          <table:table-cell office:value-type="float" office:value="29.2204249199999990"/>
          <table:table-cell office:value-type="float" office:value="100"/>
          <table:table-cell office:value-type="float" office:value="51"/>
          <table:table-cell office:value-type="float" office:value="1969"/>
          <table:table-cell office:value-type="float" office:value="-0.0710998950000000"/>
          <table:table-cell office:value-type="float" office:value="-0.1525097290000000"/>
          <table:table-cell office:value-type="float" office:value="0.8570070080000000"/>
          <table:table-cell office:value-type="float" office:value="0.7720436930000000"/>
          <table:table-cell office:value-type="float" office:value="0.5255913082000000"/>
          <table:table-cell office:value-type="float" office:value="0.5991721971000000"/>
        </table:table-row>
        <table:table-row>
          <table:table-cell office:value-type="string">
            <text:p>39049006721</text:p>
          </table:table-cell>
          <table:table-cell office:value-type="string">
            <text:p>67.21</text:p>
          </table:table-cell>
          <table:table-cell office:value-type="float" office:value="67.2099999999999940"/>
          <table:table-cell office:value-type="float" office:value="3390"/>
          <table:table-cell office:value-type="float" office:value="0.9495575220000000"/>
          <table:table-cell office:value-type="float" office:value="2.6143790849999999"/>
          <table:table-cell office:value-type="float" office:value="1.11827366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5830000000000"/>
          <table:table-cell office:value-type="float" office:value="0.9322220000000000"/>
          <table:table-cell office:value-type="float" office:value="0.5015770000000001"/>
          <table:table-cell office:value-type="float" office:value="0.7939500000000000"/>
          <table:table-cell office:value-type="float" office:value="26.6317913699999980"/>
          <table:table-cell office:value-type="float" office:value="19.1536646600000000"/>
          <table:table-cell office:value-type="float" office:value="88"/>
          <table:table-cell office:value-type="float" office:value="22"/>
          <table:table-cell office:value-type="float" office:value="38.3658385100000030"/>
          <table:table-cell office:value-type="float" office:value="25.6201289400000010"/>
          <table:table-cell office:value-type="float" office:value="101"/>
          <table:table-cell office:value-type="float" office:value="40"/>
          <table:table-cell office:value-type="float" office:value="1966"/>
          <table:table-cell office:value-type="float" office:value="1.2767648690000000"/>
          <table:table-cell office:value-type="float" office:value="1.0521374210000001"/>
          <table:table-cell office:value-type="float" office:value="-0.2222934510000000"/>
          <table:table-cell office:value-type="float" office:value="-0.2702450270000000"/>
          <table:table-cell office:value-type="float" office:value="-1.3360675070000001"/>
          <table:table-cell office:value-type="float" office:value="0.1815272093000000"/>
        </table:table-row>
        <table:table-row>
          <table:table-cell office:value-type="string">
            <text:p>39049006710</text:p>
          </table:table-cell>
          <table:table-cell office:value-type="string">
            <text:p>67.10</text:p>
          </table:table-cell>
          <table:table-cell office:value-type="float" office:value="67.0999999999999940"/>
          <table:table-cell office:value-type="float" office:value="2666"/>
          <table:table-cell office:value-type="float" office:value="0.9122280570000000"/>
          <table:table-cell office:value-type="float" office:value="5.2469135800000002"/>
          <table:table-cell office:value-type="float" office:value="0.6727464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6111620000000000"/>
          <table:table-cell office:value-type="float" office:value="0.9295970000000000"/>
          <table:table-cell office:value-type="float" office:value="0.0990830000000000"/>
          <table:table-cell office:value-type="float" office:value="0.8048060000000000"/>
          <table:table-cell office:value-type="float" office:value="30.7608695700000010"/>
          <table:table-cell office:value-type="float" office:value="19.5734472000000000"/>
          <table:table-cell office:value-type="float" office:value="89"/>
          <table:table-cell office:value-type="float" office:value="25"/>
          <table:table-cell office:value-type="float" office:value="35.6295723900000000"/>
          <table:table-cell office:value-type="float" office:value="22.010005010000000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284711189000000"/>
          <table:table-cell office:value-type="float" office:value="0.5296953606000000"/>
        </table:table-row>
        <table:table-row>
          <table:table-cell office:value-type="string">
            <text:p>39049006100</text:p>
          </table:table-cell>
          <table:table-cell office:value-type="string">
            <text:p>61</text:p>
          </table:table-cell>
          <table:table-cell office:value-type="float" office:value="61.0000000000000000"/>
          <table:table-cell office:value-type="float" office:value="2398"/>
          <table:table-cell office:value-type="float" office:value="0.7668890740000000"/>
          <table:table-cell office:value-type="float" office:value="28.6470143600000000"/>
          <table:table-cell office:value-type="float" office:value="0.407404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248150000000000"/>
          <table:table-cell office:value-type="float" office:value="-0.8119870000000000"/>
          <table:table-cell office:value-type="float" office:value="-0.8109300000000000"/>
          <table:table-cell office:value-type="float" office:value="-1.4515279999999999"/>
          <table:table-cell office:value-type="float" office:value="9.2283531409999995"/>
          <table:table-cell office:value-type="float" office:value="8.2527750649999998"/>
          <table:table-cell office:value-type="float" office:value="47"/>
          <table:table-cell office:value-type="float" office:value="7"/>
          <table:table-cell office:value-type="float" office:value="68.1109215000000030"/>
          <table:table-cell office:value-type="float" office:value="19.2070535100000010"/>
          <table:table-cell office:value-type="float" office:value="83"/>
          <table:table-cell office:value-type="float" office:value="6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5751338214000001"/>
          <table:table-cell office:value-type="float" office:value="0.0100201310000000"/>
        </table:table-row>
        <table:table-row>
          <table:table-cell office:value-type="string">
            <text:p>39049008142</text:p>
          </table:table-cell>
          <table:table-cell office:value-type="string">
            <text:p>81.42</text:p>
          </table:table-cell>
          <table:table-cell office:value-type="float" office:value="81.4200000000000020"/>
          <table:table-cell office:value-type="float" office:value="6806"/>
          <table:table-cell office:value-type="float" office:value="0.7461063770000000"/>
          <table:table-cell office:value-type="float" office:value="6.9328381309999996"/>
          <table:table-cell office:value-type="float" office:value="3.1573615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219260000000000"/>
          <table:table-cell office:value-type="float" office:value="-0.3014110000000000"/>
          <table:table-cell office:value-type="float" office:value="0.2972570000000000"/>
          <table:table-cell office:value-type="float" office:value="0.3699340000000000"/>
          <table:table-cell office:value-type="float" office:value="9.2171233630000007"/>
          <table:table-cell office:value-type="float" office:value="11.2914539100000000"/>
          <table:table-cell office:value-type="float" office:value="84"/>
          <table:table-cell office:value-type="float" office:value="5"/>
          <table:table-cell office:value-type="float" office:value="43.2330727700000000"/>
          <table:table-cell office:value-type="float" office:value="29.5110687700000010"/>
          <table:table-cell office:value-type="float" office:value="101"/>
          <table:table-cell office:value-type="float" office:value="42"/>
          <table:table-cell office:value-type="float" office:value="1976"/>
          <table:table-cell office:value-type="float" office:value="-1.5486759610000000"/>
          <table:table-cell office:value-type="float" office:value="-1.1589830340000000"/>
          <table:table-cell office:value-type="float" office:value="1.1377074850000000"/>
          <table:table-cell office:value-type="float" office:value="0.1112557850000000"/>
          <table:table-cell office:value-type="float" office:value="-1.5091635781999999"/>
          <table:table-cell office:value-type="float" office:value="0.1312569853000000"/>
        </table:table-row>
        <table:table-row>
          <table:table-cell office:value-type="string">
            <text:p>39049008141</text:p>
          </table:table-cell>
          <table:table-cell office:value-type="string">
            <text:p>81.41</text:p>
          </table:table-cell>
          <table:table-cell office:value-type="float" office:value="81.4099999999999970"/>
          <table:table-cell office:value-type="float" office:value="7575"/>
          <table:table-cell office:value-type="float" office:value="0.8528052810000000"/>
          <table:table-cell office:value-type="float" office:value="5.3571428570000004"/>
          <table:table-cell office:value-type="float" office:value="3.26938343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0014670000000000"/>
          <table:table-cell office:value-type="float" office:value="-0.1233180000000000"/>
          <table:table-cell office:value-type="float" office:value="0.1857500000000000"/>
          <table:table-cell office:value-type="float" office:value="-0.0580320000000000"/>
          <table:table-cell office:value-type="float" office:value="9.2801233649999997"/>
          <table:table-cell office:value-type="float" office:value="12.9483145099999990"/>
          <table:table-cell office:value-type="float" office:value="92"/>
          <table:table-cell office:value-type="float" office:value="5"/>
          <table:table-cell office:value-type="float" office:value="18.2898936200000010"/>
          <table:table-cell office:value-type="float" office:value="23.38789248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463310036000001"/>
          <table:table-cell office:value-type="float" office:value="0.0032156808000000"/>
        </table:table-row>
        <table:table-row>
          <table:table-cell office:value-type="string">
            <text:p>39049008132</text:p>
          </table:table-cell>
          <table:table-cell office:value-type="string">
            <text:p>81.32</text:p>
          </table:table-cell>
          <table:table-cell office:value-type="float" office:value="81.3199999999999930"/>
          <table:table-cell office:value-type="float" office:value="6619"/>
          <table:table-cell office:value-type="float" office:value="0.7205015860000000"/>
          <table:table-cell office:value-type="float" office:value="9.9316300829999999"/>
          <table:table-cell office:value-type="float" office:value="1.0263282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36180000000000"/>
          <table:table-cell office:value-type="float" office:value="-0.2861940000000000"/>
          <table:table-cell office:value-type="float" office:value="0.0163550000000000"/>
          <table:table-cell office:value-type="float" office:value="0.0189860000000000"/>
          <table:table-cell office:value-type="float" office:value="9.7503392130000002"/>
          <table:table-cell office:value-type="float" office:value="9.3671212869999998"/>
          <table:table-cell office:value-type="float" office:value="68"/>
          <table:table-cell office:value-type="float" office:value="7"/>
          <table:table-cell office:value-type="float" office:value="40.6059580200000030"/>
          <table:table-cell office:value-type="float" office:value="22.5849883300000020"/>
          <table:table-cell office:value-type="float" office:value="101"/>
          <table:table-cell office:value-type="float" office:value="42"/>
          <table:table-cell office:value-type="float" office:value="1981"/>
          <table:table-cell office:value-type="float" office:value="-1.4819180970000001"/>
          <table:table-cell office:value-type="float" office:value="-1.0912812279999999"/>
          <table:table-cell office:value-type="float" office:value="0.8230132410000000"/>
          <table:table-cell office:value-type="float" office:value="-0.0946612420000000"/>
          <table:table-cell office:value-type="float" office:value="-1.5345893633000001"/>
          <table:table-cell office:value-type="float" office:value="0.1248847270000000"/>
        </table:table-row>
        <table:table-row>
          <table:table-cell office:value-type="string">
            <text:p>39049008110</text:p>
          </table:table-cell>
          <table:table-cell office:value-type="string">
            <text:p>81.10</text:p>
          </table:table-cell>
          <table:table-cell office:value-type="float" office:value="81.0999999999999940"/>
          <table:table-cell office:value-type="float" office:value="3973"/>
          <table:table-cell office:value-type="float" office:value="0.8230556250000000"/>
          <table:table-cell office:value-type="float" office:value="12.4509803900000000"/>
          <table:table-cell office:value-type="float" office:value="0.80369257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455200000000000"/>
          <table:table-cell office:value-type="float" office:value="-0.4615900000000000"/>
          <table:table-cell office:value-type="float" office:value="-0.2627250000000000"/>
          <table:table-cell office:value-type="float" office:value="-0.0122440000000000"/>
          <table:table-cell office:value-type="float" office:value="16.8279756700000010"/>
          <table:table-cell office:value-type="float" office:value="13.2097605999999990"/>
          <table:table-cell office:value-type="float" office:value="78"/>
          <table:table-cell office:value-type="float" office:value="15"/>
          <table:table-cell office:value-type="float" office:value="43.5727272700000010"/>
          <table:table-cell office:value-type="float" office:value="21.6226520800000020"/>
          <table:table-cell office:value-type="float" office:value="99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719005415000000"/>
          <table:table-cell office:value-type="float" office:value="0.5016470157000000"/>
        </table:table-row>
        <table:table-row>
          <table:table-cell office:value-type="string">
            <text:p>39049008000</text:p>
          </table:table-cell>
          <table:table-cell office:value-type="string">
            <text:p>80</text:p>
          </table:table-cell>
          <table:table-cell office:value-type="float" office:value="80.0000000000000000"/>
          <table:table-cell office:value-type="float" office:value="5410"/>
          <table:table-cell office:value-type="float" office:value="0.9384473200000000"/>
          <table:table-cell office:value-type="float" office:value="2.0925110130000002"/>
          <table:table-cell office:value-type="float" office:value="22.53842175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770870000000000"/>
          <table:table-cell office:value-type="float" office:value="0.1920660000000000"/>
          <table:table-cell office:value-type="float" office:value="0.2130420000000000"/>
          <table:table-cell office:value-type="float" office:value="0.1261520000000000"/>
          <table:table-cell office:value-type="float" office:value="11.4743123199999990"/>
          <table:table-cell office:value-type="float" office:value="21.8965959999999990"/>
          <table:table-cell office:value-type="float" office:value="94"/>
          <table:table-cell office:value-type="float" office:value="3"/>
          <table:table-cell office:value-type="float" office:value="2.4382630409999999"/>
          <table:table-cell office:value-type="float" office:value="9.8026373850000006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2246329106999996"/>
          <table:table-cell office:value-type="float" office:value="0.0000239331000000"/>
        </table:table-row>
        <table:table-row>
          <table:table-cell office:value-type="string">
            <text:p>39049007941</text:p>
          </table:table-cell>
          <table:table-cell office:value-type="string">
            <text:p>79.41</text:p>
          </table:table-cell>
          <table:table-cell office:value-type="float" office:value="79.4099999999999970"/>
          <table:table-cell office:value-type="float" office:value="2588"/>
          <table:table-cell office:value-type="float" office:value="0.8315301390000000"/>
          <table:table-cell office:value-type="float" office:value="6.8091844810000000"/>
          <table:table-cell office:value-type="float" office:value="3.0009509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2930880000000000"/>
          <table:table-cell office:value-type="float" office:value="0.4115410000000000"/>
          <table:table-cell office:value-type="float" office:value="-0.2356100000000000"/>
          <table:table-cell office:value-type="float" office:value="0.7033320000000000"/>
          <table:table-cell office:value-type="float" office:value="17.6260115599999980"/>
          <table:table-cell office:value-type="float" office:value="20.5079123199999990"/>
          <table:table-cell office:value-type="float" office:value="93"/>
          <table:table-cell office:value-type="float" office:value="10"/>
          <table:table-cell office:value-type="float" office:value="30.0925196900000000"/>
          <table:table-cell office:value-type="float" office:value="29.4952227600000010"/>
          <table:table-cell office:value-type="float" office:value="101"/>
          <table:table-cell office:value-type="float" office:value="23"/>
          <table:table-cell office:value-type="float" office:value="1979"/>
          <table:table-cell office:value-type="float" office:value="-0.4958951590000000"/>
          <table:table-cell office:value-type="float" office:value="-0.0913161290000000"/>
          <table:table-cell office:value-type="float" office:value="-0.4363601990000000"/>
          <table:table-cell office:value-type="float" office:value="-0.9187196380000000"/>
          <table:table-cell office:value-type="float" office:value="-0.9663423266000000"/>
          <table:table-cell office:value-type="float" office:value="0.3338729128000000"/>
        </table:table-row>
        <table:table-row>
          <table:table-cell office:value-type="string">
            <text:p>39049006000</text:p>
          </table:table-cell>
          <table:table-cell office:value-type="string">
            <text:p>60</text:p>
          </table:table-cell>
          <table:table-cell office:value-type="float" office:value="60.0000000000000000"/>
          <table:table-cell office:value-type="float" office:value="2345"/>
          <table:table-cell office:value-type="float" office:value="0.5036247330000000"/>
          <table:table-cell office:value-type="float" office:value="19.0009794300000010"/>
          <table:table-cell office:value-type="float" office:value="0.3739336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24890000000000"/>
          <table:table-cell office:value-type="float" office:value="-1.1925680000000001"/>
          <table:table-cell office:value-type="float" office:value="-0.4474700000000000"/>
          <table:table-cell office:value-type="float" office:value="-0.8574300000000000"/>
          <table:table-cell office:value-type="float" office:value="6.3172541740000003"/>
          <table:table-cell office:value-type="float" office:value="4.8490669180000001"/>
          <table:table-cell office:value-type="float" office:value="25"/>
          <table:table-cell office:value-type="float" office:value="5"/>
          <table:table-cell office:value-type="float" office:value="70.2615955499999960"/>
          <table:table-cell office:value-type="float" office:value="21.1080845600000020"/>
          <table:table-cell office:value-type="float" office:value="89"/>
          <table:table-cell office:value-type="float" office:value="70"/>
          <table:table-cell office:value-type="float" office:value="1957"/>
          <table:table-cell office:value-type="float" office:value="-1.5468526110000000"/>
          <table:table-cell office:value-type="float" office:value="-1.5271761040000000"/>
          <table:table-cell office:value-type="float" office:value="2.6114637820000000"/>
          <table:table-cell office:value-type="float" office:value="2.2297902170000001"/>
          <table:table-cell office:value-type="float" office:value="3.7458037869999998"/>
          <table:table-cell office:value-type="float" office:value="0.0001798171000000"/>
        </table:table-row>
        <table:table-row>
          <table:table-cell office:value-type="string">
            <text:p>39049005900</text:p>
          </table:table-cell>
          <table:table-cell office:value-type="string">
            <text:p>59</text:p>
          </table:table-cell>
          <table:table-cell office:value-type="float" office:value="59.0000000000000000"/>
          <table:table-cell office:value-type="float" office:value="2546"/>
          <table:table-cell office:value-type="float" office:value="0.2348782400000000"/>
          <table:table-cell office:value-type="float" office:value="22.7827501999999990"/>
          <table:table-cell office:value-type="float" office:value="0.3014611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988120000000001"/>
          <table:table-cell office:value-type="float" office:value="-1.4132590000000000"/>
          <table:table-cell office:value-type="float" office:value="-0.4585070000000000"/>
          <table:table-cell office:value-type="float" office:value="-0.8246700000000000"/>
          <table:table-cell office:value-type="float" office:value="13.2485549099999990"/>
          <table:table-cell office:value-type="float" office:value="6.9753952960000003"/>
          <table:table-cell office:value-type="float" office:value="41"/>
          <table:table-cell office:value-type="float" office:value="11"/>
          <table:table-cell office:value-type="float" office:value="53.6363636399999990"/>
          <table:table-cell office:value-type="float" office:value="15.1723922100000000"/>
          <table:table-cell office:value-type="float" office:value="94"/>
          <table:table-cell office:value-type="float" office:value="55"/>
          <table:table-cell office:value-type="float" office:value="1928"/>
          <table:table-cell office:value-type="float" office:value="-0.4368052310000000"/>
          <table:table-cell office:value-type="float" office:value="-0.6471167860000000"/>
          <table:table-cell office:value-type="float" office:value="0.1934160650000000"/>
          <table:table-cell office:value-type="float" office:value="0.9266806630000000"/>
          <table:table-cell office:value-type="float" office:value="2.7987904400999999"/>
          <table:table-cell office:value-type="float" office:value="0.0051294415000000"/>
        </table:table-row>
        <table:table-row>
          <table:table-cell office:value-type="string">
            <text:p>39049005820</text:p>
          </table:table-cell>
          <table:table-cell office:value-type="string">
            <text:p>58.20</text:p>
          </table:table-cell>
          <table:table-cell office:value-type="float" office:value="58.2000000000000030"/>
          <table:table-cell office:value-type="float" office:value="2230"/>
          <table:table-cell office:value-type="float" office:value="0.8847533630000000"/>
          <table:table-cell office:value-type="float" office:value="13.0252100800000010"/>
          <table:table-cell office:value-type="float" office:value="0.294344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139340000000000"/>
          <table:table-cell office:value-type="float" office:value="-0.8803040000000000"/>
          <table:table-cell office:value-type="float" office:value="-0.3272370000000000"/>
          <table:table-cell office:value-type="float" office:value="-0.3342620000000000"/>
          <table:table-cell office:value-type="float" office:value="9.0921985820000000"/>
          <table:table-cell office:value-type="float" office:value="6.0664960340000000"/>
          <table:table-cell office:value-type="float" office:value="36"/>
          <table:table-cell office:value-type="float" office:value="7"/>
          <table:table-cell office:value-type="float" office:value="66.1101895700000030"/>
          <table:table-cell office:value-type="float" office:value="16.5657798499999980"/>
          <table:table-cell office:value-type="float" office:value="83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8981960703000000"/>
          <table:table-cell office:value-type="float" office:value="0.0037531588000000"/>
        </table:table-row>
        <table:table-row>
          <table:table-cell office:value-type="string">
            <text:p>39049005810</text:p>
          </table:table-cell>
          <table:table-cell office:value-type="string">
            <text:p>58.10</text:p>
          </table:table-cell>
          <table:table-cell office:value-type="float" office:value="58.1000000000000010"/>
          <table:table-cell office:value-type="float" office:value="2548"/>
          <table:table-cell office:value-type="float" office:value="0.9144427000000001"/>
          <table:table-cell office:value-type="float" office:value="9.5999999999999996"/>
          <table:table-cell office:value-type="float" office:value="0.374904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1717660000000000"/>
          <table:table-cell office:value-type="float" office:value="-0.7607710000000000"/>
          <table:table-cell office:value-type="float" office:value="0.0139350000000000"/>
          <table:table-cell office:value-type="float" office:value="0.2315380000000000"/>
          <table:table-cell office:value-type="float" office:value="14.1500920800000000"/>
          <table:table-cell office:value-type="float" office:value="10.9231593300000010"/>
          <table:table-cell office:value-type="float" office:value="59"/>
          <table:table-cell office:value-type="float" office:value="12"/>
          <table:table-cell office:value-type="float" office:value="61.5843318000000010"/>
          <table:table-cell office:value-type="float" office:value="22.5029139700000020"/>
          <table:table-cell office:value-type="float" office:value="92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3663124030999998"/>
          <table:table-cell office:value-type="float" office:value="0.0179662769000000"/>
        </table:table-row>
        <table:table-row>
          <table:table-cell office:value-type="string">
            <text:p>39049005700</text:p>
          </table:table-cell>
          <table:table-cell office:value-type="string">
            <text:p>57</text:p>
          </table:table-cell>
          <table:table-cell office:value-type="float" office:value="57.0000000000000000"/>
          <table:table-cell office:value-type="float" office:value="3629"/>
          <table:table-cell office:value-type="float" office:value="0.9076880680000000"/>
          <table:table-cell office:value-type="float" office:value="9.0752688169999995"/>
          <table:table-cell office:value-type="float" office:value="0.8801839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325740000000000"/>
          <table:table-cell office:value-type="float" office:value="-0.1319580000000000"/>
          <table:table-cell office:value-type="float" office:value="0.3169780000000000"/>
          <table:table-cell office:value-type="float" office:value="0.8127000000000000"/>
          <table:table-cell office:value-type="float" office:value="13.4697269500000000"/>
          <table:table-cell office:value-type="float" office:value="12.8736736700000010"/>
          <table:table-cell office:value-type="float" office:value="69"/>
          <table:table-cell office:value-type="float" office:value="10"/>
          <table:table-cell office:value-type="float" office:value="56.6532066500000010"/>
          <table:table-cell office:value-type="float" office:value="30.8704814100000000"/>
          <table:table-cell office:value-type="float" office:value="101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8041541873000000"/>
          <table:table-cell office:value-type="float" office:value="0.0001422895000000"/>
        </table:table-row>
        <table:table-row>
          <table:table-cell office:value-type="string">
            <text:p>39049005620</text:p>
          </table:table-cell>
          <table:table-cell office:value-type="string">
            <text:p>56.20</text:p>
          </table:table-cell>
          <table:table-cell office:value-type="float" office:value="56.2000000000000030"/>
          <table:table-cell office:value-type="float" office:value="2542"/>
          <table:table-cell office:value-type="float" office:value="0.6215578280000000"/>
          <table:table-cell office:value-type="float" office:value="21.9552609799999980"/>
          <table:table-cell office:value-type="float" office:value="0.2800799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924370000000000"/>
          <table:table-cell office:value-type="float" office:value="-0.9470340000000000"/>
          <table:table-cell office:value-type="float" office:value="-0.1816570000000000"/>
          <table:table-cell office:value-type="float" office:value="-0.9486220000000000"/>
          <table:table-cell office:value-type="float" office:value="9.1499380420000005"/>
          <table:table-cell office:value-type="float" office:value="4.7535100830000001"/>
          <table:table-cell office:value-type="float" office:value="27"/>
          <table:table-cell office:value-type="float" office:value="9"/>
          <table:table-cell office:value-type="float" office:value="62.4577114399999970"/>
          <table:table-cell office:value-type="float" office:value="15.8668104700000010"/>
          <table:table-cell office:value-type="float" office:value="83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2978772482999998"/>
          <table:table-cell office:value-type="float" office:value="0.0009741871000000"/>
        </table:table-row>
        <table:table-row>
          <table:table-cell office:value-type="string">
            <text:p>39049005610</text:p>
          </table:table-cell>
          <table:table-cell office:value-type="string">
            <text:p>56.10</text:p>
          </table:table-cell>
          <table:table-cell office:value-type="float" office:value="56.1000000000000010"/>
          <table:table-cell office:value-type="float" office:value="1784"/>
          <table:table-cell office:value-type="float" office:value="0.3211883410000000"/>
          <table:table-cell office:value-type="float" office:value="31.2690355300000000"/>
          <table:table-cell office:value-type="float" office:value="0.24408696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268230000000000"/>
          <table:table-cell office:value-type="float" office:value="-0.8518930000000000"/>
          <table:table-cell office:value-type="float" office:value="-0.2960600000000000"/>
          <table:table-cell office:value-type="float" office:value="-1.0325180000000000"/>
          <table:table-cell office:value-type="float" office:value="11.4683908000000000"/>
          <table:table-cell office:value-type="float" office:value="5.8281550820000003"/>
          <table:table-cell office:value-type="float" office:value="33"/>
          <table:table-cell office:value-type="float" office:value="11"/>
          <table:table-cell office:value-type="float" office:value="62.7496443799999990"/>
          <table:table-cell office:value-type="float" office:value="16.3837313700000000"/>
          <table:table-cell office:value-type="float" office:value="77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4187629908999999"/>
          <table:table-cell office:value-type="float" office:value="0.0006290649000000"/>
        </table:table-row>
        <table:table-row>
          <table:table-cell office:value-type="string">
            <text:p>39049005500</text:p>
          </table:table-cell>
          <table:table-cell office:value-type="string">
            <text:p>55</text:p>
          </table:table-cell>
          <table:table-cell office:value-type="float" office:value="55.0000000000000000"/>
          <table:table-cell office:value-type="float" office:value="4228"/>
          <table:table-cell office:value-type="float" office:value="0.0801797540000000"/>
          <table:table-cell office:value-type="float" office:value="28.3562822700000010"/>
          <table:table-cell office:value-type="float" office:value="0.5717156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12990000000000"/>
          <table:table-cell office:value-type="float" office:value="-0.9053000000000000"/>
          <table:table-cell office:value-type="float" office:value="-0.3795150000000000"/>
          <table:table-cell office:value-type="float" office:value="-1.2090820000000000"/>
          <table:table-cell office:value-type="float" office:value="13.8879467000000010"/>
          <table:table-cell office:value-type="float" office:value="8.9743652059999999"/>
          <table:table-cell office:value-type="float" office:value="65"/>
          <table:table-cell office:value-type="float" office:value="12"/>
          <table:table-cell office:value-type="float" office:value="52.1625076099999990"/>
          <table:table-cell office:value-type="float" office:value="17.8671572300000000"/>
          <table:table-cell office:value-type="float" office:value="98"/>
          <table:table-cell office:value-type="float" office:value="53"/>
          <table:table-cell office:value-type="float" office:value="1929"/>
          <table:table-cell office:value-type="float" office:value="-0.3398894710000000"/>
          <table:table-cell office:value-type="float" office:value="-0.5659339430000000"/>
          <table:table-cell office:value-type="float" office:value="0.0917324600000000"/>
          <table:table-cell office:value-type="float" office:value="0.8111577110000000"/>
          <table:table-cell office:value-type="float" office:value="2.7102237225999999"/>
          <table:table-cell office:value-type="float" office:value="0.0067237838000000"/>
        </table:table-row>
        <table:table-row>
          <table:table-cell office:value-type="string">
            <text:p>39049005420</text:p>
          </table:table-cell>
          <table:table-cell office:value-type="string">
            <text:p>54.20</text:p>
          </table:table-cell>
          <table:table-cell office:value-type="float" office:value="54.2000000000000030"/>
          <table:table-cell office:value-type="float" office:value="2151"/>
          <table:table-cell office:value-type="float" office:value="0.0822873080000000"/>
          <table:table-cell office:value-type="float" office:value="28.3101045300000000"/>
          <table:table-cell office:value-type="float" office:value="0.364097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585970000000000"/>
          <table:table-cell office:value-type="float" office:value="-1.2374210000000001"/>
          <table:table-cell office:value-type="float" office:value="-0.3090930000000000"/>
          <table:table-cell office:value-type="float" office:value="-0.7292760000000000"/>
          <table:table-cell office:value-type="float" office:value="14.5147759800000000"/>
          <table:table-cell office:value-type="float" office:value="7.9216865739999998"/>
          <table:table-cell office:value-type="float" office:value="49"/>
          <table:table-cell office:value-type="float" office:value="13"/>
          <table:table-cell office:value-type="float" office:value="56.4221585499999990"/>
          <table:table-cell office:value-type="float" office:value="17.136382149999999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098339151999999"/>
          <table:table-cell office:value-type="float" office:value="0.0348726641000000"/>
        </table:table-row>
        <table:table-row>
          <table:table-cell office:value-type="string">
            <text:p>39049005410</text:p>
          </table:table-cell>
          <table:table-cell office:value-type="string">
            <text:p>54.10</text:p>
          </table:table-cell>
          <table:table-cell office:value-type="float" office:value="54.1000000000000010"/>
          <table:table-cell office:value-type="float" office:value="1362"/>
          <table:table-cell office:value-type="float" office:value="0.0675477240000000"/>
          <table:table-cell office:value-type="float" office:value="35.7954545500000020"/>
          <table:table-cell office:value-type="float" office:value="0.392963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3741019999999999"/>
          <table:table-cell office:value-type="float" office:value="-1.1153940000000000"/>
          <table:table-cell office:value-type="float" office:value="-0.4751620000000000"/>
          <table:table-cell office:value-type="float" office:value="-2.5317520000000000"/>
          <table:table-cell office:value-type="float" office:value="16.5022026400000000"/>
          <table:table-cell office:value-type="float" office:value="13.6269280100000000"/>
          <table:table-cell office:value-type="float" office:value="74"/>
          <table:table-cell office:value-type="float" office:value="13"/>
          <table:table-cell office:value-type="float" office:value="54.5807590499999980"/>
          <table:table-cell office:value-type="float" office:value="22.7102292100000010"/>
          <table:table-cell office:value-type="float" office:value="98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2910795533999999"/>
          <table:table-cell office:value-type="float" office:value="0.1966760933000000"/>
        </table:table-row>
        <table:table-row>
          <table:table-cell office:value-type="string">
            <text:p>39049005300</text:p>
          </table:table-cell>
          <table:table-cell office:value-type="string">
            <text:p>53</text:p>
          </table:table-cell>
          <table:table-cell office:value-type="float" office:value="53.0000000000000000"/>
          <table:table-cell office:value-type="float" office:value="3054"/>
          <table:table-cell office:value-type="float" office:value="0.2206941720000000"/>
          <table:table-cell office:value-type="float" office:value="32.4775353000000000"/>
          <table:table-cell office:value-type="float" office:value="0.5655748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009270000000000"/>
          <table:table-cell office:value-type="float" office:value="-0.3906250000000000"/>
          <table:table-cell office:value-type="float" office:value="-0.2885150000000000"/>
          <table:table-cell office:value-type="float" office:value="-0.8236420000000000"/>
          <table:table-cell office:value-type="float" office:value="11.5369003700000000"/>
          <table:table-cell office:value-type="float" office:value="7.4058371799999998"/>
          <table:table-cell office:value-type="float" office:value="47"/>
          <table:table-cell office:value-type="float" office:value="11"/>
          <table:table-cell office:value-type="float" office:value="60.0141104300000020"/>
          <table:table-cell office:value-type="float" office:value="21.3431024399999990"/>
          <table:table-cell office:value-type="float" office:value="99"/>
          <table:table-cell office:value-type="float" office:value="60"/>
          <table:table-cell office:value-type="float" office:value="1900"/>
          <table:table-cell office:value-type="float" office:value="-0.6962491340000000"/>
          <table:table-cell office:value-type="float" office:value="-0.8644436040000000"/>
          <table:table-cell office:value-type="float" office:value="0.6334266710000001"/>
          <table:table-cell office:value-type="float" office:value="1.4265776160000001"/>
          <table:table-cell office:value-type="float" office:value="3.9924226275999999"/>
          <table:table-cell office:value-type="float" office:value="0.0000654017000000"/>
        </table:table-row>
        <table:table-row>
          <table:table-cell office:value-type="string">
            <text:p>39049007933</text:p>
          </table:table-cell>
          <table:table-cell office:value-type="string">
            <text:p>79.33</text:p>
          </table:table-cell>
          <table:table-cell office:value-type="float" office:value="79.3299999999999980"/>
          <table:table-cell office:value-type="float" office:value="7626"/>
          <table:table-cell office:value-type="float" office:value="0.8927353790000000"/>
          <table:table-cell office:value-type="float" office:value="2.5748086290000001"/>
          <table:table-cell office:value-type="float" office:value="2.14000205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192740000000000"/>
          <table:table-cell office:value-type="float" office:value="0.4251950000000000"/>
          <table:table-cell office:value-type="float" office:value="0.0700300000000000"/>
          <table:table-cell office:value-type="float" office:value="0.1625960000000000"/>
          <table:table-cell office:value-type="float" office:value="9.8834793899999998"/>
          <table:table-cell office:value-type="float" office:value="9.9371959850000007"/>
          <table:table-cell office:value-type="float" office:value="69"/>
          <table:table-cell office:value-type="float" office:value="7"/>
          <table:table-cell office:value-type="float" office:value="48.0881779799999980"/>
          <table:table-cell office:value-type="float" office:value="25.1361706200000010"/>
          <table:table-cell office:value-type="float" office:value="100"/>
          <table:table-cell office:value-type="float" office:value="46"/>
          <table:table-cell office:value-type="float" office:value="1989"/>
          <table:table-cell office:value-type="float" office:value="-0.8990246790000001"/>
          <table:table-cell office:value-type="float" office:value="-1.0743765720000000"/>
          <table:table-cell office:value-type="float" office:value="0.9348444700000000"/>
          <table:table-cell office:value-type="float" office:value="0.4918059030000000"/>
          <table:table-cell office:value-type="float" office:value="-0.3157114476000000"/>
          <table:table-cell office:value-type="float" office:value="0.7522215368000000"/>
        </table:table-row>
        <table:table-row>
          <table:table-cell office:value-type="string">
            <text:p>39049007922</text:p>
          </table:table-cell>
          <table:table-cell office:value-type="string">
            <text:p>79.22</text:p>
          </table:table-cell>
          <table:table-cell office:value-type="float" office:value="79.2199999999999990"/>
          <table:table-cell office:value-type="float" office:value="4101"/>
          <table:table-cell office:value-type="float" office:value="0.9044135580000000"/>
          <table:table-cell office:value-type="float" office:value="5.7506053269999997"/>
          <table:table-cell office:value-type="float" office:value="3.07300603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359060000000000"/>
          <table:table-cell office:value-type="float" office:value="0.6906340000000000"/>
          <table:table-cell office:value-type="float" office:value="0.1798920000000000"/>
          <table:table-cell office:value-type="float" office:value="0.4371940000000000"/>
          <table:table-cell office:value-type="float" office:value="9.0970621470000008"/>
          <table:table-cell office:value-type="float" office:value="13.2455199700000000"/>
          <table:table-cell office:value-type="float" office:value="91"/>
          <table:table-cell office:value-type="float" office:value="4"/>
          <table:table-cell office:value-type="float" office:value="32.5451357500000000"/>
          <table:table-cell office:value-type="float" office:value="29.1361292200000010"/>
          <table:table-cell office:value-type="float" office:value="101"/>
          <table:table-cell office:value-type="float" office:value="28"/>
          <table:table-cell office:value-type="float" office:value="1974"/>
          <table:table-cell office:value-type="float" office:value="-1.5637074540000000"/>
          <table:table-cell office:value-type="float" office:value="-1.1742270690000001"/>
          <table:table-cell office:value-type="float" office:value="-0.1425686320000000"/>
          <table:table-cell office:value-type="float" office:value="-0.7264800690000000"/>
          <table:table-cell office:value-type="float" office:value="-2.0555720059000002"/>
          <table:table-cell office:value-type="float" office:value="0.0398237884000000"/>
        </table:table-row>
        <table:table-row>
          <table:table-cell office:value-type="string">
            <text:p>39049007921</text:p>
          </table:table-cell>
          <table:table-cell office:value-type="string">
            <text:p>79.21</text:p>
          </table:table-cell>
          <table:table-cell office:value-type="float" office:value="79.2099999999999940"/>
          <table:table-cell office:value-type="float" office:value="7719"/>
          <table:table-cell office:value-type="float" office:value="0.8545148340000000"/>
          <table:table-cell office:value-type="float" office:value="4.3846720709999998"/>
          <table:table-cell office:value-type="float" office:value="3.84555579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655400000000000"/>
          <table:table-cell office:value-type="float" office:value="0.6523990000000000"/>
          <table:table-cell office:value-type="float" office:value="0.0658570000000000"/>
          <table:table-cell office:value-type="float" office:value="0.0783660000000000"/>
          <table:table-cell office:value-type="float" office:value="7.7444695259999996"/>
          <table:table-cell office:value-type="float" office:value="11.6359016700000010"/>
          <table:table-cell office:value-type="float" office:value="87"/>
          <table:table-cell office:value-type="float" office:value="4"/>
          <table:table-cell office:value-type="float" office:value="21.4950289199999990"/>
          <table:table-cell office:value-type="float" office:value="24.3067691800000000"/>
          <table:table-cell office:value-type="float" office:value="101"/>
          <table:table-cell office:value-type="float" office:value="11"/>
          <table:table-cell office:value-type="float" office:value="1957"/>
          <table:table-cell office:value-type="float" office:value="-1.3780250160000000"/>
          <table:table-cell office:value-type="float" office:value="-1.3459642050000000"/>
          <table:table-cell office:value-type="float" office:value="-1.6398965839999999"/>
          <table:table-cell office:value-type="float" office:value="-1.5926033110000000"/>
          <table:table-cell office:value-type="float" office:value="-3.0006266400000001"/>
          <table:table-cell office:value-type="float" office:value="0.0026942469000000"/>
        </table:table-row>
        <table:table-row>
          <table:table-cell office:value-type="string">
            <text:p>39049006384</text:p>
          </table:table-cell>
          <table:table-cell office:value-type="string">
            <text:p>63.84</text:p>
          </table:table-cell>
          <table:table-cell office:value-type="float" office:value="63.8400000000000030"/>
          <table:table-cell office:value-type="float" office:value="6194"/>
          <table:table-cell office:value-type="float" office:value="0.8120762030000001"/>
          <table:table-cell office:value-type="float" office:value="6.2200956940000003"/>
          <table:table-cell office:value-type="float" office:value="0.9498503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38370000000000"/>
          <table:table-cell office:value-type="float" office:value="0.7415850000000001"/>
          <table:table-cell office:value-type="float" office:value="0.2948420000000000"/>
          <table:table-cell office:value-type="float" office:value="0.4750840000000000"/>
          <table:table-cell office:value-type="float" office:value="13.2688644700000000"/>
          <table:table-cell office:value-type="float" office:value="9.5585462880000005"/>
          <table:table-cell office:value-type="float" office:value="63"/>
          <table:table-cell office:value-type="float" office:value="11"/>
          <table:table-cell office:value-type="float" office:value="40.6207402000000000"/>
          <table:table-cell office:value-type="float" office:value="23.1682746600000020"/>
          <table:table-cell office:value-type="float" office:value="100"/>
          <table:table-cell office:value-type="float" office:value="42"/>
          <table:table-cell office:value-type="float" office:value="1984"/>
          <table:table-cell office:value-type="float" office:value="-0.3248953180000000"/>
          <table:table-cell office:value-type="float" office:value="-0.6445381050000000"/>
          <table:table-cell office:value-type="float" office:value="0.0638738540000000"/>
          <table:table-cell office:value-type="float" office:value="-0.0935025940000000"/>
          <table:table-cell office:value-type="float" office:value="-1.3829706781000000"/>
          <table:table-cell office:value-type="float" office:value="0.1666738568000000"/>
        </table:table-row>
        <table:table-row>
          <table:table-cell office:value-type="string">
            <text:p>39049006383</text:p>
          </table:table-cell>
          <table:table-cell office:value-type="string">
            <text:p>63.83</text:p>
          </table:table-cell>
          <table:table-cell office:value-type="float" office:value="63.8299999999999980"/>
          <table:table-cell office:value-type="float" office:value="8813"/>
          <table:table-cell office:value-type="float" office:value="0.7911040510000000"/>
          <table:table-cell office:value-type="float" office:value="6.5418095489999999"/>
          <table:table-cell office:value-type="float" office:value="3.51002388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307520000000000"/>
          <table:table-cell office:value-type="float" office:value="1.0517110000000001"/>
          <table:table-cell office:value-type="float" office:value="0.4320620000000000"/>
          <table:table-cell office:value-type="float" office:value="0.4084820000000000"/>
          <table:table-cell office:value-type="float" office:value="27.6211057300000000"/>
          <table:table-cell office:value-type="float" office:value="26.2572452699999990"/>
          <table:table-cell office:value-type="float" office:value="94"/>
          <table:table-cell office:value-type="float" office:value="17"/>
          <table:table-cell office:value-type="float" office:value="26.3111462799999990"/>
          <table:table-cell office:value-type="float" office:value="27.6645974300000010"/>
          <table:table-cell office:value-type="float" office:value="101"/>
          <table:table-cell office:value-type="float" office:value="15"/>
          <table:table-cell office:value-type="float" office:value="1978"/>
          <table:table-cell office:value-type="float" office:value="0.7554763660000000"/>
          <table:table-cell office:value-type="float" office:value="1.1777495320000000"/>
          <table:table-cell office:value-type="float" office:value="-0.8893196480000000"/>
          <table:table-cell office:value-type="float" office:value="-1.2151091169999999"/>
          <table:table-cell office:value-type="float" office:value="-1.7012667762000000"/>
          <table:table-cell office:value-type="float" office:value="0.0888929037000000"/>
        </table:table-row>
        <table:table-row>
          <table:table-cell office:value-type="string">
            <text:p>39049006230</text:p>
          </table:table-cell>
          <table:table-cell office:value-type="string">
            <text:p>62.30</text:p>
          </table:table-cell>
          <table:table-cell office:value-type="float" office:value="62.2999999999999970"/>
          <table:table-cell office:value-type="float" office:value="13127"/>
          <table:table-cell office:value-type="float" office:value="0.7089205450000000"/>
          <table:table-cell office:value-type="float" office:value="8.5126887250000003"/>
          <table:table-cell office:value-type="float" office:value="11.8255208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671470000000000"/>
          <table:table-cell office:value-type="float" office:value="0.7495140000000000"/>
          <table:table-cell office:value-type="float" office:value="0.3847270000000000"/>
          <table:table-cell office:value-type="float" office:value="0.5672000000000000"/>
          <table:table-cell office:value-type="float" office:value="7.7365265939999999"/>
          <table:table-cell office:value-type="float" office:value="13.9738155000000010"/>
          <table:table-cell office:value-type="float" office:value="93"/>
          <table:table-cell office:value-type="float" office:value="3"/>
          <table:table-cell office:value-type="float" office:value="17.8427147899999990"/>
          <table:table-cell office:value-type="float" office:value="26.4050839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8531075473000000"/>
          <table:table-cell office:value-type="float" office:value="0.0043293967000000"/>
        </table:table-row>
        <table:table-row>
          <table:table-cell office:value-type="string">
            <text:p>39049007550</text:p>
          </table:table-cell>
          <table:table-cell office:value-type="string">
            <text:p>75.50</text:p>
          </table:table-cell>
          <table:table-cell office:value-type="float" office:value="75.5000000000000000"/>
          <table:table-cell office:value-type="float" office:value="2871"/>
          <table:table-cell office:value-type="float" office:value="0.3016370600000000"/>
          <table:table-cell office:value-type="float" office:value="5.1130776789999999"/>
          <table:table-cell office:value-type="float" office:value="2.37286462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829650000000000"/>
          <table:table-cell office:value-type="float" office:value="-0.6935760000000000"/>
          <table:table-cell office:value-type="float" office:value="-0.1955820000000000"/>
          <table:table-cell office:value-type="float" office:value="-0.5597380000000000"/>
          <table:table-cell office:value-type="float" office:value="28.2125639200000010"/>
          <table:table-cell office:value-type="float" office:value="28.7383189200000010"/>
          <table:table-cell office:value-type="float" office:value="93"/>
          <table:table-cell office:value-type="float" office:value="15"/>
          <table:table-cell office:value-type="float" office:value="28.9053401600000020"/>
          <table:table-cell office:value-type="float" office:value="31.7305677999999990"/>
          <table:table-cell office:value-type="float" office:value="101"/>
          <table:table-cell office:value-type="float" office:value="1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826729801999999"/>
          <table:table-cell office:value-type="float" office:value="0.2789536012000000"/>
        </table:table-row>
        <table:table-row>
          <table:table-cell office:value-type="string">
            <text:p>39049005200</text:p>
          </table:table-cell>
          <table:table-cell office:value-type="string">
            <text:p>52</text:p>
          </table:table-cell>
          <table:table-cell office:value-type="float" office:value="52.0000000000000000"/>
          <table:table-cell office:value-type="float" office:value="2584"/>
          <table:table-cell office:value-type="float" office:value="0.8958978330000000"/>
          <table:table-cell office:value-type="float" office:value="11.6722783400000000"/>
          <table:table-cell office:value-type="float" office:value="0.3392403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40030000000000"/>
          <table:table-cell office:value-type="float" office:value="0.3044710000000000"/>
          <table:table-cell office:value-type="float" office:value="0.3980880000000000"/>
          <table:table-cell office:value-type="float" office:value="0.9294500000000000"/>
          <table:table-cell office:value-type="float" office:value="8.6463414630000006"/>
          <table:table-cell office:value-type="float" office:value="6.5966028789999998"/>
          <table:table-cell office:value-type="float" office:value="42"/>
          <table:table-cell office:value-type="float" office:value="6"/>
          <table:table-cell office:value-type="float" office:value="76.6554536200000030"/>
          <table:table-cell office:value-type="float" office:value="15.8092459100000000"/>
          <table:table-cell office:value-type="float" office:value="64"/>
          <table:table-cell office:value-type="float" office:value="7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7977163120999999"/>
          <table:table-cell office:value-type="float" office:value="0.0001460353000000"/>
        </table:table-row>
        <table:table-row>
          <table:table-cell office:value-type="string">
            <text:p>39049004000</text:p>
          </table:table-cell>
          <table:table-cell office:value-type="string">
            <text:p>40</text:p>
          </table:table-cell>
          <table:table-cell office:value-type="float" office:value="40.0000000000000000"/>
          <table:table-cell office:value-type="float" office:value="2941"/>
          <table:table-cell office:value-type="float" office:value="0.6453587220000000"/>
          <table:table-cell office:value-type="float" office:value="15.1253918500000000"/>
          <table:table-cell office:value-type="float" office:value="0.910874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36350000000000"/>
          <table:table-cell office:value-type="float" office:value="0.6448159999999999"/>
          <table:table-cell office:value-type="float" office:value="0.2143620000000000"/>
          <table:table-cell office:value-type="float" office:value="0.5017260000000000"/>
          <table:table-cell office:value-type="float" office:value="6.9279141099999997"/>
          <table:table-cell office:value-type="float" office:value="6.6658423270000000"/>
          <table:table-cell office:value-type="float" office:value="55"/>
          <table:table-cell office:value-type="float" office:value="5"/>
          <table:table-cell office:value-type="float" office:value="78.1309160299999950"/>
          <table:table-cell office:value-type="float" office:value="25.6205435199999980"/>
          <table:table-cell office:value-type="float" office:value="101"/>
          <table:table-cell office:value-type="float" office:value="8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1772707402000000"/>
          <table:table-cell office:value-type="float" office:value="0.0000295028000000"/>
        </table:table-row>
        <table:table-row>
          <table:table-cell office:value-type="string">
            <text:p>39049003800</text:p>
          </table:table-cell>
          <table:table-cell office:value-type="string">
            <text:p>38</text:p>
          </table:table-cell>
          <table:table-cell office:value-type="float" office:value="38.0000000000000000"/>
          <table:table-cell office:value-type="float" office:value="1896"/>
          <table:table-cell office:value-type="float" office:value="0.5005274260000000"/>
          <table:table-cell office:value-type="float" office:value="21.9512195100000010"/>
          <table:table-cell office:value-type="float" office:value="0.281010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790140000000000"/>
          <table:table-cell office:value-type="float" office:value="-0.8140440000000000"/>
          <table:table-cell office:value-type="float" office:value="-0.1632000000000000"/>
          <table:table-cell office:value-type="float" office:value="-0.4597980000000000"/>
          <table:table-cell office:value-type="float" office:value="11.8466257699999990"/>
          <table:table-cell office:value-type="float" office:value="5.4848176640000004"/>
          <table:table-cell office:value-type="float" office:value="31"/>
          <table:table-cell office:value-type="float" office:value="11"/>
          <table:table-cell office:value-type="float" office:value="65.5037220800000030"/>
          <table:table-cell office:value-type="float" office:value="17.2053532300000000"/>
          <table:table-cell office:value-type="float" office:value="83"/>
          <table:table-cell office:value-type="float" office:value="65"/>
          <table:table-cell office:value-type="float" office:value="1899"/>
          <table:table-cell office:value-type="float" office:value="-0.6493025310000000"/>
          <table:table-cell office:value-type="float" office:value="-0.8251181250000000"/>
          <table:table-cell office:value-type="float" office:value="1.0121634610000001"/>
          <table:table-cell office:value-type="float" office:value="1.8568612620000000"/>
          <table:table-cell office:value-type="float" office:value="3.8590801422999998"/>
          <table:table-cell office:value-type="float" office:value="0.0001138146000000"/>
        </table:table-row>
        <table:table-row>
          <table:table-cell office:value-type="string">
            <text:p>39049003700</text:p>
          </table:table-cell>
          <table:table-cell office:value-type="string">
            <text:p>37</text:p>
          </table:table-cell>
          <table:table-cell office:value-type="float" office:value="37.0000000000000000"/>
          <table:table-cell office:value-type="float" office:value="3303"/>
          <table:table-cell office:value-type="float" office:value="0.2945806840000000"/>
          <table:table-cell office:value-type="float" office:value="21.0419828000000000"/>
          <table:table-cell office:value-type="float" office:value="0.8229956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401790000000000"/>
          <table:table-cell office:value-type="float" office:value="-0.6913300000000000"/>
          <table:table-cell office:value-type="float" office:value="-0.0492120000000000"/>
          <table:table-cell office:value-type="float" office:value="-0.2799960000000000"/>
          <table:table-cell office:value-type="float" office:value="18.9754549300000010"/>
          <table:table-cell office:value-type="float" office:value="14.0294801200000010"/>
          <table:table-cell office:value-type="float" office:value="74"/>
          <table:table-cell office:value-type="float" office:value="16"/>
          <table:table-cell office:value-type="float" office:value="43.9131168300000000"/>
          <table:table-cell office:value-type="float" office:value="25.4355737300000020"/>
          <table:table-cell office:value-type="float" office:value="101"/>
          <table:table-cell office:value-type="float" office:value="46"/>
          <table:table-cell office:value-type="float" office:value="1890"/>
          <table:table-cell office:value-type="float" office:value="0.4312491900000000"/>
          <table:table-cell office:value-type="float" office:value="0.0800211510000000"/>
          <table:table-cell office:value-type="float" office:value="-0.4774057560000000"/>
          <table:table-cell office:value-type="float" office:value="0.1645586140000000"/>
          <table:table-cell office:value-type="float" office:value="1.7216262482000000"/>
          <table:table-cell office:value-type="float" office:value="0.0851372452000000"/>
        </table:table-row>
        <table:table-row>
          <table:table-cell office:value-type="string">
            <text:p>39049003600</text:p>
          </table:table-cell>
          <table:table-cell office:value-type="string">
            <text:p>36</text:p>
          </table:table-cell>
          <table:table-cell office:value-type="float" office:value="36.0000000000000000"/>
          <table:table-cell office:value-type="float" office:value="1442"/>
          <table:table-cell office:value-type="float" office:value="0.1671289880000000"/>
          <table:table-cell office:value-type="float" office:value="27.6329509900000010"/>
          <table:table-cell office:value-type="float" office:value="0.2663190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349780000000000"/>
          <table:table-cell office:value-type="float" office:value="-0.2636070000000000"/>
          <table:table-cell office:value-type="float" office:value="-0.3621730000000000"/>
          <table:table-cell office:value-type="float" office:value="-0.3791520000000000"/>
          <table:table-cell office:value-type="float" office:value="11.4418300700000000"/>
          <table:table-cell office:value-type="float" office:value="6.8392046930000001"/>
          <table:table-cell office:value-type="float" office:value="36"/>
          <table:table-cell office:value-type="float" office:value="10"/>
          <table:table-cell office:value-type="float" office:value="61.5606258099999980"/>
          <table:table-cell office:value-type="float" office:value="18.7826007200000010"/>
          <table:table-cell office:value-type="float" office:value="89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1944524979000000"/>
          <table:table-cell office:value-type="float" office:value="0.0014009634000000"/>
        </table:table-row>
        <table:table-row>
          <table:table-cell office:value-type="string">
            <text:p>39049003200</text:p>
          </table:table-cell>
          <table:table-cell office:value-type="string">
            <text:p>32</text:p>
          </table:table-cell>
          <table:table-cell office:value-type="float" office:value="32.0000000000000000"/>
          <table:table-cell office:value-type="float" office:value="2147"/>
          <table:table-cell office:value-type="float" office:value="0.8388449000000000"/>
          <table:table-cell office:value-type="float" office:value="11.7567567600000000"/>
          <table:table-cell office:value-type="float" office:value="0.6312170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645460000000000"/>
          <table:table-cell office:value-type="float" office:value="-0.0120610000000000"/>
          <table:table-cell office:value-type="float" office:value="0.2961150000000000"/>
          <table:table-cell office:value-type="float" office:value="0.8095840000000000"/>
          <table:table-cell office:value-type="float" office:value="8.7498622590000004"/>
          <table:table-cell office:value-type="float" office:value="8.0883699609999997"/>
          <table:table-cell office:value-type="float" office:value="54"/>
          <table:table-cell office:value-type="float" office:value="6"/>
          <table:table-cell office:value-type="float" office:value="65.7811984599999990"/>
          <table:table-cell office:value-type="float" office:value="26.9921996900000000"/>
          <table:table-cell office:value-type="float" office:value="99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0104833471000001"/>
          <table:table-cell office:value-type="float" office:value="0.0000605946000000"/>
        </table:table-row>
        <table:table-row>
          <table:table-cell office:value-type="string">
            <text:p>39049003000</text:p>
          </table:table-cell>
          <table:table-cell office:value-type="string">
            <text:p>30</text:p>
          </table:table-cell>
          <table:table-cell office:value-type="float" office:value="30.0000000000000000"/>
          <table:table-cell office:value-type="float" office:value="3105"/>
          <table:table-cell office:value-type="float" office:value="0.6705314010000000"/>
          <table:table-cell office:value-type="float" office:value="13.0298273200000010"/>
          <table:table-cell office:value-type="float" office:value="1.59518983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051970000000000"/>
          <table:table-cell office:value-type="float" office:value="0.5934250000000000"/>
          <table:table-cell office:value-type="float" office:value="0.2989850000000000"/>
          <table:table-cell office:value-type="float" office:value="0.3231800000000000"/>
          <table:table-cell office:value-type="float" office:value="5.9402303849999996"/>
          <table:table-cell office:value-type="float" office:value="5.4440020090000001"/>
          <table:table-cell office:value-type="float" office:value="47"/>
          <table:table-cell office:value-type="float" office:value="5"/>
          <table:table-cell office:value-type="float" office:value="77.1602438500000010"/>
          <table:table-cell office:value-type="float" office:value="22.5039661200000010"/>
          <table:table-cell office:value-type="float" office:value="101"/>
          <table:table-cell office:value-type="float" office:value="8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5.1446968762000003"/>
          <table:table-cell office:value-type="float" office:value="0.0000002680000000"/>
        </table:table-row>
        <table:table-row>
          <table:table-cell office:value-type="string">
            <text:p>39049002900</text:p>
          </table:table-cell>
          <table:table-cell office:value-type="string">
            <text:p>29</text:p>
          </table:table-cell>
          <table:table-cell office:value-type="float" office:value="29.0000000000000000"/>
          <table:table-cell office:value-type="float" office:value="2368"/>
          <table:table-cell office:value-type="float" office:value="0.0409628380000000"/>
          <table:table-cell office:value-type="float" office:value="39.2005610100000010"/>
          <table:table-cell office:value-type="float" office:value="0.319428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893630000000001"/>
          <table:table-cell office:value-type="float" office:value="-0.7930940000000000"/>
          <table:table-cell office:value-type="float" office:value="-0.6577500000000000"/>
          <table:table-cell office:value-type="float" office:value="-1.8172459999999999"/>
          <table:table-cell office:value-type="float" office:value="7.6312364429999997"/>
          <table:table-cell office:value-type="float" office:value="5.7359297240000000"/>
          <table:table-cell office:value-type="float" office:value="27"/>
          <table:table-cell office:value-type="float" office:value="6"/>
          <table:table-cell office:value-type="float" office:value="53.9423912999999970"/>
          <table:table-cell office:value-type="float" office:value="23.4649587699999990"/>
          <table:table-cell office:value-type="float" office:value="100"/>
          <table:table-cell office:value-type="float" office:value="55"/>
          <table:table-cell office:value-type="float" office:value="1970"/>
          <table:table-cell office:value-type="float" office:value="-1.4225276450000000"/>
          <table:table-cell office:value-type="float" office:value="-1.3603412800000001"/>
          <table:table-cell office:value-type="float" office:value="1.0419738110000001"/>
          <table:table-cell office:value-type="float" office:value="0.9506675510000000"/>
          <table:table-cell office:value-type="float" office:value="3.1360995377999998"/>
          <table:table-cell office:value-type="float" office:value="0.0017121108000000"/>
        </table:table-row>
        <table:table-row>
          <table:table-cell office:value-type="string">
            <text:p>39049007020</text:p>
          </table:table-cell>
          <table:table-cell office:value-type="string">
            <text:p>70.20</text:p>
          </table:table-cell>
          <table:table-cell office:value-type="float" office:value="70.2000000000000030"/>
          <table:table-cell office:value-type="float" office:value="6372"/>
          <table:table-cell office:value-type="float" office:value="0.9234149400000000"/>
          <table:table-cell office:value-type="float" office:value="4.3103448279999999"/>
          <table:table-cell office:value-type="float" office:value="1.7157475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553230000000000"/>
          <table:table-cell office:value-type="float" office:value="0.7896780000000000"/>
          <table:table-cell office:value-type="float" office:value="0.7792550000000000"/>
          <table:table-cell office:value-type="float" office:value="0.3970380000000000"/>
          <table:table-cell office:value-type="float" office:value="19.1322547999999980"/>
          <table:table-cell office:value-type="float" office:value="15.0393316899999990"/>
          <table:table-cell office:value-type="float" office:value="88"/>
          <table:table-cell office:value-type="float" office:value="16"/>
          <table:table-cell office:value-type="float" office:value="37.0751164200000010"/>
          <table:table-cell office:value-type="float" office:value="23.2834203200000010"/>
          <table:table-cell office:value-type="float" office:value="101"/>
          <table:table-cell office:value-type="float" office:value="3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707105331000000"/>
          <table:table-cell office:value-type="float" office:value="0.3839122258000000"/>
        </table:table-row>
        <table:table-row>
          <table:table-cell office:value-type="string">
            <text:p>39049007115</text:p>
          </table:table-cell>
          <table:table-cell office:value-type="string">
            <text:p>71.15</text:p>
          </table:table-cell>
          <table:table-cell office:value-type="float" office:value="71.1500000000000060"/>
          <table:table-cell office:value-type="float" office:value="5380"/>
          <table:table-cell office:value-type="float" office:value="0.4511152420000000"/>
          <table:table-cell office:value-type="float" office:value="8.7191358020000003"/>
          <table:table-cell office:value-type="float" office:value="0.68912587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738340000000000"/>
          <table:table-cell office:value-type="float" office:value="-0.0415680000000000"/>
          <table:table-cell office:value-type="float" office:value="0.4586920000000000"/>
          <table:table-cell office:value-type="float" office:value="-0.1956220000000000"/>
          <table:table-cell office:value-type="float" office:value="17.1592517700000010"/>
          <table:table-cell office:value-type="float" office:value="16.7505162799999990"/>
          <table:table-cell office:value-type="float" office:value="85"/>
          <table:table-cell office:value-type="float" office:value="12"/>
          <table:table-cell office:value-type="float" office:value="48.5915065700000000"/>
          <table:table-cell office:value-type="float" office:value="27.0440596300000000"/>
          <table:table-cell office:value-type="float" office:value="101"/>
          <table:table-cell office:value-type="float" office:value="50"/>
          <table:table-cell office:value-type="float" office:value="1978"/>
          <table:table-cell office:value-type="float" office:value="-0.5543328190000000"/>
          <table:table-cell office:value-type="float" office:value="-0.1505800850000000"/>
          <table:table-cell office:value-type="float" office:value="1.7795782970000000"/>
          <table:table-cell office:value-type="float" office:value="0.5312575210000000"/>
          <table:table-cell office:value-type="float" office:value="0.5941660562000000"/>
          <table:table-cell office:value-type="float" office:value="0.5524010533000000"/>
        </table:table-row>
        <table:table-row>
          <table:table-cell office:value-type="string">
            <text:p>39049007120</text:p>
          </table:table-cell>
          <table:table-cell office:value-type="string">
            <text:p>71.20</text:p>
          </table:table-cell>
          <table:table-cell office:value-type="float" office:value="71.2000000000000030"/>
          <table:table-cell office:value-type="float" office:value="5117"/>
          <table:table-cell office:value-type="float" office:value="0.8047684190000000"/>
          <table:table-cell office:value-type="float" office:value="7.1649484540000001"/>
          <table:table-cell office:value-type="float" office:value="1.317364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846120000000000"/>
          <table:table-cell office:value-type="float" office:value="0.5914920000000000"/>
          <table:table-cell office:value-type="float" office:value="0.9913920000000001"/>
          <table:table-cell office:value-type="float" office:value="0.1709520000000000"/>
          <table:table-cell office:value-type="float" office:value="19.6010034299999990"/>
          <table:table-cell office:value-type="float" office:value="20.9798910099999990"/>
          <table:table-cell office:value-type="float" office:value="93"/>
          <table:table-cell office:value-type="float" office:value="13"/>
          <table:table-cell office:value-type="float" office:value="39.9789529099999970"/>
          <table:table-cell office:value-type="float" office:value="26.391315429999999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614242848000000"/>
          <table:table-cell office:value-type="float" office:value="0.5083402562000000"/>
        </table:table-row>
        <table:table-row>
          <table:table-cell office:value-type="string">
            <text:p>39049007132</text:p>
          </table:table-cell>
          <table:table-cell office:value-type="string">
            <text:p>71.32</text:p>
          </table:table-cell>
          <table:table-cell office:value-type="float" office:value="71.3199999999999930"/>
          <table:table-cell office:value-type="float" office:value="7422"/>
          <table:table-cell office:value-type="float" office:value="0.7539746700000000"/>
          <table:table-cell office:value-type="float" office:value="7.3110624319999999"/>
          <table:table-cell office:value-type="float" office:value="2.2892213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4596510000000000"/>
          <table:table-cell office:value-type="float" office:value="0.3412690000000000"/>
          <table:table-cell office:value-type="float" office:value="0.5842730000000000"/>
          <table:table-cell office:value-type="float" office:value="0.4534100000000000"/>
          <table:table-cell office:value-type="float" office:value="40.7454821600000020"/>
          <table:table-cell office:value-type="float" office:value="34.2372432800000010"/>
          <table:table-cell office:value-type="float" office:value="95"/>
          <table:table-cell office:value-type="float" office:value="24"/>
          <table:table-cell office:value-type="float" office:value="22.4088078999999990"/>
          <table:table-cell office:value-type="float" office:value="27.5760878500000000"/>
          <table:table-cell office:value-type="float" office:value="101"/>
          <table:table-cell office:value-type="float" office:value="4"/>
          <table:table-cell office:value-type="float" office:value="1978"/>
          <table:table-cell office:value-type="float" office:value="2.3986295640000002"/>
          <table:table-cell office:value-type="float" office:value="2.8441365770000000"/>
          <table:table-cell office:value-type="float" office:value="-1.3567691300000000"/>
          <table:table-cell office:value-type="float" office:value="-1.5209800030000000"/>
          <table:table-cell office:value-type="float" office:value="-3.2802028216000001"/>
          <table:table-cell office:value-type="float" office:value="0.0010373248000000"/>
        </table:table-row>
        <table:table-row>
          <table:table-cell office:value-type="string">
            <text:p>39049007193</text:p>
          </table:table-cell>
          <table:table-cell office:value-type="string">
            <text:p>71.93</text:p>
          </table:table-cell>
          <table:table-cell office:value-type="float" office:value="71.9300000000000070"/>
          <table:table-cell office:value-type="float" office:value="6316"/>
          <table:table-cell office:value-type="float" office:value="0.9160861300000001"/>
          <table:table-cell office:value-type="float" office:value="2.3599999999999999"/>
          <table:table-cell office:value-type="float" office:value="1.7562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94990000000000"/>
          <table:table-cell office:value-type="float" office:value="0.8312040000000001"/>
          <table:table-cell office:value-type="float" office:value="0.8239600000000000"/>
          <table:table-cell office:value-type="float" office:value="0.5333320000000000"/>
          <table:table-cell office:value-type="float" office:value="22.6093409900000000"/>
          <table:table-cell office:value-type="float" office:value="18.6214109100000020"/>
          <table:table-cell office:value-type="float" office:value="89"/>
          <table:table-cell office:value-type="float" office:value="17"/>
          <table:table-cell office:value-type="float" office:value="30.7609254499999980"/>
          <table:table-cell office:value-type="float" office:value="21.4188525600000010"/>
          <table:table-cell office:value-type="float" office:value="101"/>
          <table:table-cell office:value-type="float" office:value="32"/>
          <table:table-cell office:value-type="float" office:value="1977"/>
          <table:table-cell office:value-type="float" office:value="0.1280105730000000"/>
          <table:table-cell office:value-type="float" office:value="0.5414115020000000"/>
          <table:table-cell office:value-type="float" office:value="-0.3562938650000000"/>
          <table:table-cell office:value-type="float" office:value="-0.8663290340000001"/>
          <table:table-cell office:value-type="float" office:value="-1.4925701369000000"/>
          <table:table-cell office:value-type="float" office:value="0.1355497453000000"/>
        </table:table-row>
        <table:table-row>
          <table:table-cell office:value-type="string">
            <text:p>39049007194</text:p>
          </table:table-cell>
          <table:table-cell office:value-type="string">
            <text:p>71.94</text:p>
          </table:table-cell>
          <table:table-cell office:value-type="float" office:value="71.9399999999999980"/>
          <table:table-cell office:value-type="float" office:value="6417"/>
          <table:table-cell office:value-type="float" office:value="0.8865513480000000"/>
          <table:table-cell office:value-type="float" office:value="3.9039039039999999"/>
          <table:table-cell office:value-type="float" office:value="1.898248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7156410000000000"/>
          <table:table-cell office:value-type="float" office:value="0.9574720000000000"/>
          <table:table-cell office:value-type="float" office:value="0.8140900000000000"/>
          <table:table-cell office:value-type="float" office:value="0.3753600000000000"/>
          <table:table-cell office:value-type="float" office:value="25.1252517900000000"/>
          <table:table-cell office:value-type="float" office:value="24.7698149600000010"/>
          <table:table-cell office:value-type="float" office:value="93"/>
          <table:table-cell office:value-type="float" office:value="16"/>
          <table:table-cell office:value-type="float" office:value="32.4687671700000000"/>
          <table:table-cell office:value-type="float" office:value="25.2566145599999990"/>
          <table:table-cell office:value-type="float" office:value="101"/>
          <table:table-cell office:value-type="float" office:value="33"/>
          <table:table-cell office:value-type="float" office:value="1979"/>
          <table:table-cell office:value-type="float" office:value="0.4429990140000000"/>
          <table:table-cell office:value-type="float" office:value="0.8608538150000000"/>
          <table:table-cell office:value-type="float" office:value="-0.1517165950000000"/>
          <table:table-cell office:value-type="float" office:value="-0.7324659470000000"/>
          <table:table-cell office:value-type="float" office:value="-1.3527836181999999"/>
          <table:table-cell office:value-type="float" office:value="0.1761247677000000"/>
        </table:table-row>
        <table:table-row>
          <table:table-cell office:value-type="string">
            <text:p>39049002800</text:p>
          </table:table-cell>
          <table:table-cell office:value-type="string">
            <text:p>28</text:p>
          </table:table-cell>
          <table:table-cell office:value-type="float" office:value="28.0000000000000000"/>
          <table:table-cell office:value-type="float" office:value="2629"/>
          <table:table-cell office:value-type="float" office:value="0.1053632560000000"/>
          <table:table-cell office:value-type="float" office:value="27.5478690499999990"/>
          <table:table-cell office:value-type="float" office:value="0.4406273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93830000000000"/>
          <table:table-cell office:value-type="float" office:value="-0.6109270000000000"/>
          <table:table-cell office:value-type="float" office:value="-0.4367080000000000"/>
          <table:table-cell office:value-type="float" office:value="-0.8105140000000000"/>
          <table:table-cell office:value-type="float" office:value="10.7301587299999990"/>
          <table:table-cell office:value-type="float" office:value="6.9804860639999999"/>
          <table:table-cell office:value-type="float" office:value="40"/>
          <table:table-cell office:value-type="float" office:value="10"/>
          <table:table-cell office:value-type="float" office:value="55.6159936700000020"/>
          <table:table-cell office:value-type="float" office:value="20.1662283800000000"/>
          <table:table-cell office:value-type="float" office:value="99"/>
          <table:table-cell office:value-type="float" office:value="56"/>
          <table:table-cell office:value-type="float" office:value="1910"/>
          <table:table-cell office:value-type="float" office:value="-0.8185309350000000"/>
          <table:table-cell office:value-type="float" office:value="-0.9668746660000001"/>
          <table:table-cell office:value-type="float" office:value="0.3299938000000000"/>
          <table:table-cell office:value-type="float" office:value="1.0818469079999999"/>
          <table:table-cell office:value-type="float" office:value="2.5324891721000000"/>
          <table:table-cell office:value-type="float" office:value="0.0113255868000000"/>
        </table:table-row>
        <table:table-row>
          <table:table-cell office:value-type="string">
            <text:p>39049002780</text:p>
          </table:table-cell>
          <table:table-cell office:value-type="string">
            <text:p>27.80</text:p>
          </table:table-cell>
          <table:table-cell office:value-type="float" office:value="27.8000000000000010"/>
          <table:table-cell office:value-type="float" office:value="2423"/>
          <table:table-cell office:value-type="float" office:value="0.5938918700000000"/>
          <table:table-cell office:value-type="float" office:value="5.1003344479999999"/>
          <table:table-cell office:value-type="float" office:value="0.68358692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0.0000520000000000"/>
          <table:table-cell office:value-type="float" office:value="-0.1003900000000000"/>
          <table:table-cell office:value-type="float" office:value="-0.2008520000000000"/>
          <table:table-cell office:value-type="float" office:value="0.3013980000000000"/>
          <table:table-cell office:value-type="float" office:value="24.5416243700000010"/>
          <table:table-cell office:value-type="float" office:value="16.1530919399999990"/>
          <table:table-cell office:value-type="float" office:value="88"/>
          <table:table-cell office:value-type="float" office:value="20"/>
          <table:table-cell office:value-type="float" office:value="37.3767748499999970"/>
          <table:table-cell office:value-type="float" office:value="22.13327526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0640812696999999"/>
          <table:table-cell office:value-type="float" office:value="0.2872918851000000"/>
        </table:table-row>
        <table:table-row>
          <table:table-cell office:value-type="string">
            <text:p>39049002770</text:p>
          </table:table-cell>
          <table:table-cell office:value-type="string">
            <text:p>27.70</text:p>
          </table:table-cell>
          <table:table-cell office:value-type="float" office:value="27.6999999999999990"/>
          <table:table-cell office:value-type="float" office:value="1995"/>
          <table:table-cell office:value-type="float" office:value="0.2711779450000000"/>
          <table:table-cell office:value-type="float" office:value="15.5577299400000000"/>
          <table:table-cell office:value-type="float" office:value="0.3611665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424020000000000"/>
          <table:table-cell office:value-type="float" office:value="-0.9527240000000000"/>
          <table:table-cell office:value-type="float" office:value="-0.2622150000000000"/>
          <table:table-cell office:value-type="float" office:value="-1.0122660000000001"/>
          <table:table-cell office:value-type="float" office:value="14.9980750700000010"/>
          <table:table-cell office:value-type="float" office:value="10.1186415500000000"/>
          <table:table-cell office:value-type="float" office:value="57"/>
          <table:table-cell office:value-type="float" office:value="14"/>
          <table:table-cell office:value-type="float" office:value="46.8924111400000000"/>
          <table:table-cell office:value-type="float" office:value="23.9087673199999990"/>
          <table:table-cell office:value-type="float" office:value="99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442011517000000"/>
          <table:table-cell office:value-type="float" office:value="0.3985570111000000"/>
        </table:table-row>
        <table:table-row>
          <table:table-cell office:value-type="string">
            <text:p>39049002760</text:p>
          </table:table-cell>
          <table:table-cell office:value-type="string">
            <text:p>27.60</text:p>
          </table:table-cell>
          <table:table-cell office:value-type="float" office:value="27.6000000000000010"/>
          <table:table-cell office:value-type="float" office:value="3066"/>
          <table:table-cell office:value-type="float" office:value="0.5629484670000000"/>
          <table:table-cell office:value-type="float" office:value="12.1144139100000000"/>
          <table:table-cell office:value-type="float" office:value="0.5002116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36640000000000"/>
          <table:table-cell office:value-type="float" office:value="-0.3940800000000000"/>
          <table:table-cell office:value-type="float" office:value="-0.2522400000000000"/>
          <table:table-cell office:value-type="float" office:value="0.0653280000000000"/>
          <table:table-cell office:value-type="float" office:value="16.3686030400000000"/>
          <table:table-cell office:value-type="float" office:value="8.9432873740000005"/>
          <table:table-cell office:value-type="float" office:value="52"/>
          <table:table-cell office:value-type="float" office:value="15"/>
          <table:table-cell office:value-type="float" office:value="48.6077616099999970"/>
          <table:table-cell office:value-type="float" office:value="17.9256181099999980"/>
          <table:table-cell office:value-type="float" office:value="100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073329775000000"/>
          <table:table-cell office:value-type="float" office:value="0.3642307402000000"/>
        </table:table-row>
        <table:table-row>
          <table:table-cell office:value-type="string">
            <text:p>39049002750</text:p>
          </table:table-cell>
          <table:table-cell office:value-type="string">
            <text:p>27.50</text:p>
          </table:table-cell>
          <table:table-cell office:value-type="float" office:value="27.5000000000000000"/>
          <table:table-cell office:value-type="float" office:value="2349"/>
          <table:table-cell office:value-type="float" office:value="0.2954448700000000"/>
          <table:table-cell office:value-type="float" office:value="14.5354185800000000"/>
          <table:table-cell office:value-type="float" office:value="0.3733037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43920000000000"/>
          <table:table-cell office:value-type="float" office:value="-1.1341570000000001"/>
          <table:table-cell office:value-type="float" office:value="-0.2954300000000000"/>
          <table:table-cell office:value-type="float" office:value="-0.5635880000000000"/>
          <table:table-cell office:value-type="float" office:value="15.7429906499999990"/>
          <table:table-cell office:value-type="float" office:value="9.8227431319999994"/>
          <table:table-cell office:value-type="float" office:value="58"/>
          <table:table-cell office:value-type="float" office:value="14"/>
          <table:table-cell office:value-type="float" office:value="47.6566884900000010"/>
          <table:table-cell office:value-type="float" office:value="20.5944629299999990"/>
          <table:table-cell office:value-type="float" office:value="99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001820966000000"/>
          <table:table-cell office:value-type="float" office:value="0.2712527896000000"/>
        </table:table-row>
        <table:table-row>
          <table:table-cell office:value-type="string">
            <text:p>39049002740</text:p>
          </table:table-cell>
          <table:table-cell office:value-type="string">
            <text:p>27.40</text:p>
          </table:table-cell>
          <table:table-cell office:value-type="float" office:value="27.3999999999999990"/>
          <table:table-cell office:value-type="float" office:value="2316"/>
          <table:table-cell office:value-type="float" office:value="0.7517271160000000"/>
          <table:table-cell office:value-type="float" office:value="8.4792626729999991"/>
          <table:table-cell office:value-type="float" office:value="0.544004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360290000000000"/>
          <table:table-cell office:value-type="float" office:value="-0.5620520000000000"/>
          <table:table-cell office:value-type="float" office:value="-0.3439250000000000"/>
          <table:table-cell office:value-type="float" office:value="0.1978920000000000"/>
          <table:table-cell office:value-type="float" office:value="26.1559105400000010"/>
          <table:table-cell office:value-type="float" office:value="12.4887670400000010"/>
          <table:table-cell office:value-type="float" office:value="62"/>
          <table:table-cell office:value-type="float" office:value="23"/>
          <table:table-cell office:value-type="float" office:value="38.0440894600000020"/>
          <table:table-cell office:value-type="float" office:value="16.4024458100000000"/>
          <table:table-cell office:value-type="float" office:value="96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619988452000000"/>
          <table:table-cell office:value-type="float" office:value="0.3360501840000000"/>
        </table:table-row>
        <table:table-row>
          <table:table-cell office:value-type="string">
            <text:p>39049002730</text:p>
          </table:table-cell>
          <table:table-cell office:value-type="string">
            <text:p>27.30</text:p>
          </table:table-cell>
          <table:table-cell office:value-type="float" office:value="27.3000000000000010"/>
          <table:table-cell office:value-type="float" office:value="2104"/>
          <table:table-cell office:value-type="float" office:value="0.2713878330000000"/>
          <table:table-cell office:value-type="float" office:value="17.8635547600000000"/>
          <table:table-cell office:value-type="float" office:value="0.3659554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787100000000000"/>
          <table:table-cell office:value-type="float" office:value="-0.9342210000000000"/>
          <table:table-cell office:value-type="float" office:value="-0.4934530000000000"/>
          <table:table-cell office:value-type="float" office:value="-0.6084560000000000"/>
          <table:table-cell office:value-type="float" office:value="12.7667611000000000"/>
          <table:table-cell office:value-type="float" office:value="11.2997359300000010"/>
          <table:table-cell office:value-type="float" office:value="54"/>
          <table:table-cell office:value-type="float" office:value="11"/>
          <table:table-cell office:value-type="float" office:value="58.2983947099999970"/>
          <table:table-cell office:value-type="float" office:value="25.6986918799999980"/>
          <table:table-cell office:value-type="float" office:value="100"/>
          <table:table-cell office:value-type="float" office:value="5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0973622954000000"/>
          <table:table-cell office:value-type="float" office:value="0.2724830488000000"/>
        </table:table-row>
        <table:table-row>
          <table:table-cell office:value-type="string">
            <text:p>39049002710</text:p>
          </table:table-cell>
          <table:table-cell office:value-type="string">
            <text:p>27.10</text:p>
          </table:table-cell>
          <table:table-cell office:value-type="float" office:value="27.1000000000000010"/>
          <table:table-cell office:value-type="float" office:value="1858"/>
          <table:table-cell office:value-type="float" office:value="0.2282023680000000"/>
          <table:table-cell office:value-type="float" office:value="16.0869565200000010"/>
          <table:table-cell office:value-type="float" office:value="0.3280298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267800000000000"/>
          <table:table-cell office:value-type="float" office:value="-0.8951180000000000"/>
          <table:table-cell office:value-type="float" office:value="-0.4105930000000000"/>
          <table:table-cell office:value-type="float" office:value="-0.2746280000000000"/>
          <table:table-cell office:value-type="float" office:value="11.7717622100000000"/>
          <table:table-cell office:value-type="float" office:value="8.9812217919999995"/>
          <table:table-cell office:value-type="float" office:value="48"/>
          <table:table-cell office:value-type="float" office:value="10"/>
          <table:table-cell office:value-type="float" office:value="46.7798941799999990"/>
          <table:table-cell office:value-type="float" office:value="23.61481505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0727936528999999"/>
          <table:table-cell office:value-type="float" office:value="0.2833637092000000"/>
        </table:table-row>
        <table:table-row>
          <table:table-cell office:value-type="string">
            <text:p>39049002600</text:p>
          </table:table-cell>
          <table:table-cell office:value-type="string">
            <text:p>26</text:p>
          </table:table-cell>
          <table:table-cell office:value-type="float" office:value="26.0000000000000000"/>
          <table:table-cell office:value-type="float" office:value="4028"/>
          <table:table-cell office:value-type="float" office:value="0.2378351540000000"/>
          <table:table-cell office:value-type="float" office:value="16.1909704199999990"/>
          <table:table-cell office:value-type="float" office:value="1.3914949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82580000000000"/>
          <table:table-cell office:value-type="float" office:value="-0.9390520000000000"/>
          <table:table-cell office:value-type="float" office:value="-0.2303100000000000"/>
          <table:table-cell office:value-type="float" office:value="-0.8354120000000000"/>
          <table:table-cell office:value-type="float" office:value="14.9003255700000000"/>
          <table:table-cell office:value-type="float" office:value="17.3316548100000000"/>
          <table:table-cell office:value-type="float" office:value="89"/>
          <table:table-cell office:value-type="float" office:value="10"/>
          <table:table-cell office:value-type="float" office:value="46.8145926999999990"/>
          <table:table-cell office:value-type="float" office:value="32.1455586100000020"/>
          <table:table-cell office:value-type="float" office:value="101"/>
          <table:table-cell office:value-type="float" office:value="48"/>
          <table:table-cell office:value-type="float" office:value="1951"/>
          <table:table-cell office:value-type="float" office:value="-0.5044959290000000"/>
          <table:table-cell office:value-type="float" office:value="-0.4373933580000000"/>
          <table:table-cell office:value-type="float" office:value="0.2081379280000000"/>
          <table:table-cell office:value-type="float" office:value="0.3919804600000000"/>
          <table:table-cell office:value-type="float" office:value="0.2924891069000000"/>
          <table:table-cell office:value-type="float" office:value="0.7699126874000000"/>
        </table:table-row>
        <table:table-row>
          <table:table-cell office:value-type="string">
            <text:p>39049002520</text:p>
          </table:table-cell>
          <table:table-cell office:value-type="string">
            <text:p>25.20</text:p>
          </table:table-cell>
          <table:table-cell office:value-type="float" office:value="25.1999999999999990"/>
          <table:table-cell office:value-type="float" office:value="2648"/>
          <table:table-cell office:value-type="float" office:value="0.1737160120000000"/>
          <table:table-cell office:value-type="float" office:value="18.9676616900000000"/>
          <table:table-cell office:value-type="float" office:value="0.6163852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3815340000000000"/>
          <table:table-cell office:value-type="float" office:value="-0.8928980000000000"/>
          <table:table-cell office:value-type="float" office:value="-0.3603050000000000"/>
          <table:table-cell office:value-type="float" office:value="0.1086020000000000"/>
          <table:table-cell office:value-type="float" office:value="20.9707207199999990"/>
          <table:table-cell office:value-type="float" office:value="17.0943407299999990"/>
          <table:table-cell office:value-type="float" office:value="84"/>
          <table:table-cell office:value-type="float" office:value="17"/>
          <table:table-cell office:value-type="float" office:value="44.9001692000000010"/>
          <table:table-cell office:value-type="float" office:value="25.656625920000000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883010503000000"/>
          <table:table-cell office:value-type="float" office:value="0.3230052312000000"/>
        </table:table-row>
        <table:table-row>
          <table:table-cell office:value-type="string">
            <text:p>39049006942</text:p>
          </table:table-cell>
          <table:table-cell office:value-type="string">
            <text:p>69.42</text:p>
          </table:table-cell>
          <table:table-cell office:value-type="float" office:value="69.4200000000000020"/>
          <table:table-cell office:value-type="float" office:value="1167"/>
          <table:table-cell office:value-type="float" office:value="0.5484147390000000"/>
          <table:table-cell office:value-type="float" office:value="4.4483985769999999"/>
          <table:table-cell office:value-type="float" office:value="0.1392921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0491810000000000"/>
          <table:table-cell office:value-type="float" office:value="-0.5079230000000000"/>
          <table:table-cell office:value-type="float" office:value="0.1810650000000000"/>
          <table:table-cell office:value-type="float" office:value="0.4744000000000000"/>
          <table:table-cell office:value-type="float" office:value="16.9925925900000010"/>
          <table:table-cell office:value-type="float" office:value="16.5534657699999990"/>
          <table:table-cell office:value-type="float" office:value="61"/>
          <table:table-cell office:value-type="float" office:value="12"/>
          <table:table-cell office:value-type="float" office:value="49.3050000000000000"/>
          <table:table-cell office:value-type="float" office:value="25.7070413500000010"/>
          <table:table-cell office:value-type="float" office:value="96"/>
          <table:table-cell office:value-type="float" office:value="48"/>
          <table:table-cell office:value-type="float" office:value="1972"/>
          <table:table-cell office:value-type="float" office:value="-0.0926170890000000"/>
          <table:table-cell office:value-type="float" office:value="-0.1717406100000000"/>
          <table:table-cell office:value-type="float" office:value="0.6655810310000000"/>
          <table:table-cell office:value-type="float" office:value="0.5871821610000000"/>
          <table:table-cell office:value-type="float" office:value="-0.2085502265000000"/>
          <table:table-cell office:value-type="float" office:value="0.8347993696000000"/>
        </table:table-row>
        <table:table-row>
          <table:table-cell office:value-type="string">
            <text:p>39049006943</text:p>
          </table:table-cell>
          <table:table-cell office:value-type="string">
            <text:p>69.43</text:p>
          </table:table-cell>
          <table:table-cell office:value-type="float" office:value="69.4300000000000070"/>
          <table:table-cell office:value-type="float" office:value="4489"/>
          <table:table-cell office:value-type="float" office:value="0.6030296280000000"/>
          <table:table-cell office:value-type="float" office:value="5.6399132319999996"/>
          <table:table-cell office:value-type="float" office:value="0.71794730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-0.0069540000000000"/>
          <table:table-cell office:value-type="float" office:value="-0.3277440000000000"/>
          <table:table-cell office:value-type="float" office:value="0.3887900000000000"/>
          <table:table-cell office:value-type="float" office:value="-0.0819080000000000"/>
          <table:table-cell office:value-type="float" office:value="13.5641025600000000"/>
          <table:table-cell office:value-type="float" office:value="8.3001931189999993"/>
          <table:table-cell office:value-type="float" office:value="56"/>
          <table:table-cell office:value-type="float" office:value="12"/>
          <table:table-cell office:value-type="float" office:value="48.3197674400000000"/>
          <table:table-cell office:value-type="float" office:value="19.4130809000000010"/>
          <table:table-cell office:value-type="float" office:value="100"/>
          <table:table-cell office:value-type="float" office:value="48"/>
          <table:table-cell office:value-type="float" office:value="1966"/>
          <table:table-cell office:value-type="float" office:value="-0.5796816770000000"/>
          <table:table-cell office:value-type="float" office:value="-0.6070520620000000"/>
          <table:table-cell office:value-type="float" office:value="0.5856148610000000"/>
          <table:table-cell office:value-type="float" office:value="0.5099582180000000"/>
          <table:table-cell office:value-type="float" office:value="0.9591434241000000"/>
          <table:table-cell office:value-type="float" office:value="0.3374864972000000"/>
        </table:table-row>
        <table:table-row>
          <table:table-cell office:value-type="string">
            <text:p>39049006944</text:p>
          </table:table-cell>
          <table:table-cell office:value-type="string">
            <text:p>69.44</text:p>
          </table:table-cell>
          <table:table-cell office:value-type="float" office:value="69.4399999999999980"/>
          <table:table-cell office:value-type="float" office:value="4112"/>
          <table:table-cell office:value-type="float" office:value="0.7096303500000000"/>
          <table:table-cell office:value-type="float" office:value="4.1242635239999998"/>
          <table:table-cell office:value-type="float" office:value="0.9875428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473240000000000"/>
          <table:table-cell office:value-type="float" office:value="0.0350070000000000"/>
          <table:table-cell office:value-type="float" office:value="0.3832620000000000"/>
          <table:table-cell office:value-type="float" office:value="0.3237020000000000"/>
          <table:table-cell office:value-type="float" office:value="21.7810296200000020"/>
          <table:table-cell office:value-type="float" office:value="19.3948924900000000"/>
          <table:table-cell office:value-type="float" office:value="93"/>
          <table:table-cell office:value-type="float" office:value="16"/>
          <table:table-cell office:value-type="float" office:value="39.1809523800000010"/>
          <table:table-cell office:value-type="float" office:value="24.6821070800000020"/>
          <table:table-cell office:value-type="float" office:value="101"/>
          <table:table-cell office:value-type="float" office:value="42"/>
          <table:table-cell office:value-type="float" office:value="1971"/>
          <table:table-cell office:value-type="float" office:value="0.5876468440000000"/>
          <table:table-cell office:value-type="float" office:value="0.4362417560000000"/>
          <table:table-cell office:value-type="float" office:value="-0.1561349250000000"/>
          <table:table-cell office:value-type="float" office:value="-0.2063552310000000"/>
          <table:table-cell office:value-type="float" office:value="0.1998868291000000"/>
          <table:table-cell office:value-type="float" office:value="0.8415690914000000"/>
        </table:table-row>
        <table:table-row>
          <table:table-cell office:value-type="string">
            <text:p>39049006945</text:p>
          </table:table-cell>
          <table:table-cell office:value-type="string">
            <text:p>69.45</text:p>
          </table:table-cell>
          <table:table-cell office:value-type="float" office:value="69.4500000000000030"/>
          <table:table-cell office:value-type="float" office:value="5353"/>
          <table:table-cell office:value-type="float" office:value="0.3784793570000000"/>
          <table:table-cell office:value-type="float" office:value="11.2037708500000000"/>
          <table:table-cell office:value-type="float" office:value="0.7599700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876360000000000"/>
          <table:table-cell office:value-type="float" office:value="-0.0219310000000000"/>
          <table:table-cell office:value-type="float" office:value="0.3718580000000000"/>
          <table:table-cell office:value-type="float" office:value="-0.0870180000000000"/>
          <table:table-cell office:value-type="float" office:value="10.3069533400000000"/>
          <table:table-cell office:value-type="float" office:value="9.0893962710000000"/>
          <table:table-cell office:value-type="float" office:value="63"/>
          <table:table-cell office:value-type="float" office:value="8"/>
          <table:table-cell office:value-type="float" office:value="46.8913242000000000"/>
          <table:table-cell office:value-type="float" office:value="26.4069326000000010"/>
          <table:table-cell office:value-type="float" office:value="99"/>
          <table:table-cell office:value-type="float" office:value="51"/>
          <table:table-cell office:value-type="float" office:value="1975"/>
          <table:table-cell office:value-type="float" office:value="-1.4122308029999999"/>
          <table:table-cell office:value-type="float" office:value="-1.0206085690000000"/>
          <table:table-cell office:value-type="float" office:value="1.5759185190000000"/>
          <table:table-cell office:value-type="float" office:value="0.3979947850000000"/>
          <table:table-cell office:value-type="float" office:value="0.7112977468000000"/>
          <table:table-cell office:value-type="float" office:value="0.4768997476000000"/>
        </table:table-row>
        <table:table-row>
          <table:table-cell office:value-type="string">
            <text:p>39049006990</text:p>
          </table:table-cell>
          <table:table-cell office:value-type="string">
            <text:p>69.90</text:p>
          </table:table-cell>
          <table:table-cell office:value-type="float" office:value="69.9000000000000060"/>
          <table:table-cell office:value-type="float" office:value="6376"/>
          <table:table-cell office:value-type="float" office:value="0.7291405270000000"/>
          <table:table-cell office:value-type="float" office:value="7.6815642459999998"/>
          <table:table-cell office:value-type="float" office:value="2.9636678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5130000000000"/>
          <table:table-cell office:value-type="float" office:value="0.7174390000000001"/>
          <table:table-cell office:value-type="float" office:value="0.5343080000000000"/>
          <table:table-cell office:value-type="float" office:value="0.5467919999999999"/>
          <table:table-cell office:value-type="float" office:value="35.3395474300000030"/>
          <table:table-cell office:value-type="float" office:value="32.5265382600000020"/>
          <table:table-cell office:value-type="float" office:value="95"/>
          <table:table-cell office:value-type="float" office:value="19"/>
          <table:table-cell office:value-type="float" office:value="21.3895921200000000"/>
          <table:table-cell office:value-type="float" office:value="27.2088280299999990"/>
          <table:table-cell office:value-type="float" office:value="101"/>
          <table:table-cell office:value-type="float" office:value="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607343064000000"/>
          <table:table-cell office:value-type="float" office:value="0.6449892387000000"/>
        </table:table-row>
        <table:table-row>
          <table:table-cell office:value-type="string">
            <text:p>39049007424</text:p>
          </table:table-cell>
          <table:table-cell office:value-type="string">
            <text:p>74.24</text:p>
          </table:table-cell>
          <table:table-cell office:value-type="float" office:value="74.2399999999999950"/>
          <table:table-cell office:value-type="float" office:value="5470"/>
          <table:table-cell office:value-type="float" office:value="0.7643510050000000"/>
          <table:table-cell office:value-type="float" office:value="5.9611231099999999"/>
          <table:table-cell office:value-type="float" office:value="1.69590988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729180000000000"/>
          <table:table-cell office:value-type="float" office:value="0.5387150000000001"/>
          <table:table-cell office:value-type="float" office:value="0.2263530000000000"/>
          <table:table-cell office:value-type="float" office:value="0.3536860000000000"/>
          <table:table-cell office:value-type="float" office:value="22.7653082100000010"/>
          <table:table-cell office:value-type="float" office:value="19.4924175099999990"/>
          <table:table-cell office:value-type="float" office:value="91"/>
          <table:table-cell office:value-type="float" office:value="16"/>
          <table:table-cell office:value-type="float" office:value="33.3673427600000000"/>
          <table:table-cell office:value-type="float" office:value="25.3490056300000010"/>
          <table:table-cell office:value-type="float" office:value="101"/>
          <table:table-cell office:value-type="float" office:value="35"/>
          <table:table-cell office:value-type="float" office:value="1962"/>
          <table:table-cell office:value-type="float" office:value="0.3988141060000000"/>
          <table:table-cell office:value-type="float" office:value="0.5612144820000000"/>
          <table:table-cell office:value-type="float" office:value="-0.6048947790000000"/>
          <table:table-cell office:value-type="float" office:value="-0.6620343030000000"/>
          <table:table-cell office:value-type="float" office:value="-1.2175684752000000"/>
          <table:table-cell office:value-type="float" office:value="0.2233880003000000"/>
        </table:table-row>
        <table:table-row>
          <table:table-cell office:value-type="string">
            <text:p>39049002510</text:p>
          </table:table-cell>
          <table:table-cell office:value-type="string">
            <text:p>25.10</text:p>
          </table:table-cell>
          <table:table-cell office:value-type="float" office:value="25.1000000000000010"/>
          <table:table-cell office:value-type="float" office:value="2856"/>
          <table:table-cell office:value-type="float" office:value="0.1306022410000000"/>
          <table:table-cell office:value-type="float" office:value="13.6935603300000000"/>
          <table:table-cell office:value-type="float" office:value="1.9125745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866860000000000"/>
          <table:table-cell office:value-type="float" office:value="-0.3587760000000000"/>
          <table:table-cell office:value-type="float" office:value="-0.3530250000000000"/>
          <table:table-cell office:value-type="float" office:value="-0.1482580000000000"/>
          <table:table-cell office:value-type="float" office:value="14.8644715299999990"/>
          <table:table-cell office:value-type="float" office:value="16.4811347499999990"/>
          <table:table-cell office:value-type="float" office:value="91"/>
          <table:table-cell office:value-type="float" office:value="10"/>
          <table:table-cell office:value-type="float" office:value="42.5564032699999970"/>
          <table:table-cell office:value-type="float" office:value="30.197433100000001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044626559000000"/>
          <table:table-cell office:value-type="float" office:value="0.0882946870000000"/>
        </table:table-row>
        <table:table-row>
          <table:table-cell office:value-type="string">
            <text:p>39049002300</text:p>
          </table:table-cell>
          <table:table-cell office:value-type="string">
            <text:p>23</text:p>
          </table:table-cell>
          <table:table-cell office:value-type="float" office:value="23.0000000000000000"/>
          <table:table-cell office:value-type="float" office:value="1453"/>
          <table:table-cell office:value-type="float" office:value="0.1135581560000000"/>
          <table:table-cell office:value-type="float" office:value="31.9809069199999990"/>
          <table:table-cell office:value-type="float" office:value="0.9934982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516580000000000"/>
          <table:table-cell office:value-type="float" office:value="-0.7065560000000000"/>
          <table:table-cell office:value-type="float" office:value="-0.4885680000000000"/>
          <table:table-cell office:value-type="float" office:value="-1.3598479999999999"/>
          <table:table-cell office:value-type="float" office:value="8.5136078160000004"/>
          <table:table-cell office:value-type="float" office:value="9.2698546709999992"/>
          <table:table-cell office:value-type="float" office:value="63"/>
          <table:table-cell office:value-type="float" office:value="6"/>
          <table:table-cell office:value-type="float" office:value="63.5284865400000030"/>
          <table:table-cell office:value-type="float" office:value="26.0990700400000010"/>
          <table:table-cell office:value-type="float" office:value="10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1968394421999999"/>
          <table:table-cell office:value-type="float" office:value="0.0000270666000000"/>
        </table:table-row>
        <table:table-row>
          <table:table-cell office:value-type="string">
            <text:p>39049002200</text:p>
          </table:table-cell>
          <table:table-cell office:value-type="string">
            <text:p>22</text:p>
          </table:table-cell>
          <table:table-cell office:value-type="float" office:value="22.0000000000000000"/>
          <table:table-cell office:value-type="float" office:value="1851"/>
          <table:table-cell office:value-type="float" office:value="0.7860615880000000"/>
          <table:table-cell office:value-type="float" office:value="8.7214225229999993"/>
          <table:table-cell office:value-type="float" office:value="0.2697649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547470000000000"/>
          <table:table-cell office:value-type="float" office:value="-0.1472490000000000"/>
          <table:table-cell office:value-type="float" office:value="0.1164530000000000"/>
          <table:table-cell office:value-type="float" office:value="0.1950360000000000"/>
          <table:table-cell office:value-type="float" office:value="8.5513654100000007"/>
          <table:table-cell office:value-type="float" office:value="6.6795712729999996"/>
          <table:table-cell office:value-type="float" office:value="34"/>
          <table:table-cell office:value-type="float" office:value="6"/>
          <table:table-cell office:value-type="float" office:value="72.9571428600000050"/>
          <table:table-cell office:value-type="float" office:value="19.6745463399999990"/>
          <table:table-cell office:value-type="float" office:value="79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5.2814244529999996"/>
          <table:table-cell office:value-type="float" office:value="0.0000001282000000"/>
        </table:table-row>
        <table:table-row>
          <table:table-cell office:value-type="string">
            <text:p>39049002100</text:p>
          </table:table-cell>
          <table:table-cell office:value-type="string">
            <text:p>21</text:p>
          </table:table-cell>
          <table:table-cell office:value-type="float" office:value="21.0000000000000000"/>
          <table:table-cell office:value-type="float" office:value="1808"/>
          <table:table-cell office:value-type="float" office:value="0.9115044250000000"/>
          <table:table-cell office:value-type="float" office:value="5.2964426880000000"/>
          <table:table-cell office:value-type="float" office:value="0.20271827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032930000000000"/>
          <table:table-cell office:value-type="float" office:value="-0.2188890000000000"/>
          <table:table-cell office:value-type="float" office:value="0.4613620000000000"/>
          <table:table-cell office:value-type="float" office:value="0.9674060000000000"/>
          <table:table-cell office:value-type="float" office:value="13.7913793100000000"/>
          <table:table-cell office:value-type="float" office:value="10.3716919900000000"/>
          <table:table-cell office:value-type="float" office:value="49"/>
          <table:table-cell office:value-type="float" office:value="12"/>
          <table:table-cell office:value-type="float" office:value="58.4828767099999990"/>
          <table:table-cell office:value-type="float" office:value="26.8888449100000000"/>
          <table:table-cell office:value-type="float" office:value="96"/>
          <table:table-cell office:value-type="float" office:value="64"/>
          <table:table-cell office:value-type="float" office:value="1962"/>
          <table:table-cell office:value-type="float" office:value="-0.6627263500000000"/>
          <table:table-cell office:value-type="float" office:value="-0.5781949940000000"/>
          <table:table-cell office:value-type="float" office:value="1.5846213800000000"/>
          <table:table-cell office:value-type="float" office:value="1.3065573180000001"/>
          <table:table-cell office:value-type="float" office:value="4.2866911702000001"/>
          <table:table-cell office:value-type="float" office:value="0.0000181354000000"/>
        </table:table-row>
        <table:table-row>
          <table:table-cell office:value-type="string">
            <text:p>39049002000</text:p>
          </table:table-cell>
          <table:table-cell office:value-type="string">
            <text:p>20</text:p>
          </table:table-cell>
          <table:table-cell office:value-type="float" office:value="20.0000000000000000"/>
          <table:table-cell office:value-type="float" office:value="3252"/>
          <table:table-cell office:value-type="float" office:value="0.8723862240000000"/>
          <table:table-cell office:value-type="float" office:value="6.5356004250000002"/>
          <table:table-cell office:value-type="float" office:value="0.26856031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306720000000000"/>
          <table:table-cell office:value-type="float" office:value="-0.3423000000000000"/>
          <table:table-cell office:value-type="float" office:value="0.3503170000000000"/>
          <table:table-cell office:value-type="float" office:value="0.6840000000000001"/>
          <table:table-cell office:value-type="float" office:value="14.1849935300000000"/>
          <table:table-cell office:value-type="float" office:value="7.4109238910000004"/>
          <table:table-cell office:value-type="float" office:value="44"/>
          <table:table-cell office:value-type="float" office:value="13"/>
          <table:table-cell office:value-type="float" office:value="63.8874514899999970"/>
          <table:table-cell office:value-type="float" office:value="14.0898616800000000"/>
          <table:table-cell office:value-type="float" office:value="74"/>
          <table:table-cell office:value-type="float" office:value="6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6328933517999999"/>
          <table:table-cell office:value-type="float" office:value="0.0002802609000000"/>
        </table:table-row>
        <table:table-row>
          <table:table-cell office:value-type="string">
            <text:p>39049001820</text:p>
          </table:table-cell>
          <table:table-cell office:value-type="string">
            <text:p>18.20</text:p>
          </table:table-cell>
          <table:table-cell office:value-type="float" office:value="18.1999999999999990"/>
          <table:table-cell office:value-type="float" office:value="2598"/>
          <table:table-cell office:value-type="float" office:value="0.8421862970000000"/>
          <table:table-cell office:value-type="float" office:value="11.2131147500000010"/>
          <table:table-cell office:value-type="float" office:value="0.3374295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065600000000000"/>
          <table:table-cell office:value-type="float" office:value="0.1220240000000000"/>
          <table:table-cell office:value-type="float" office:value="0.0224270000000000"/>
          <table:table-cell office:value-type="float" office:value="0.7752300000000000"/>
          <table:table-cell office:value-type="float" office:value="12.4340206200000000"/>
          <table:table-cell office:value-type="float" office:value="8.7116628380000005"/>
          <table:table-cell office:value-type="float" office:value="49"/>
          <table:table-cell office:value-type="float" office:value="11"/>
          <table:table-cell office:value-type="float" office:value="67.1701030899999980"/>
          <table:table-cell office:value-type="float" office:value="19.5197740899999990"/>
          <table:table-cell office:value-type="float" office:value="9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6668267066000002"/>
          <table:table-cell office:value-type="float" office:value="0.0000030589000000"/>
        </table:table-row>
        <table:table-row>
          <table:table-cell office:value-type="string">
            <text:p>39049001810</text:p>
          </table:table-cell>
          <table:table-cell office:value-type="string">
            <text:p>18.10</text:p>
          </table:table-cell>
          <table:table-cell office:value-type="float" office:value="18.1000000000000010"/>
          <table:table-cell office:value-type="float" office:value="4434"/>
          <table:table-cell office:value-type="float" office:value="0.7174109160000000"/>
          <table:table-cell office:value-type="float" office:value="5.4899948690000002"/>
          <table:table-cell office:value-type="float" office:value="0.15251500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97230000000000"/>
          <table:table-cell office:value-type="float" office:value="-0.5433890000000000"/>
          <table:table-cell office:value-type="float" office:value="0.0699670000000000"/>
          <table:table-cell office:value-type="float" office:value="0.2042540000000000"/>
          <table:table-cell office:value-type="float" office:value="8.9209932280000004"/>
          <table:table-cell office:value-type="float" office:value="6.2848549120000001"/>
          <table:table-cell office:value-type="float" office:value="29"/>
          <table:table-cell office:value-type="float" office:value="6"/>
          <table:table-cell office:value-type="float" office:value="74.3453724599999930"/>
          <table:table-cell office:value-type="float" office:value="13.2390896400000000"/>
          <table:table-cell office:value-type="float" office:value="56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5659592538000000"/>
          <table:table-cell office:value-type="float" office:value="0.0003625277000000"/>
        </table:table-row>
        <table:table-row>
          <table:table-cell office:value-type="string">
            <text:p>39049001700</text:p>
          </table:table-cell>
          <table:table-cell office:value-type="string">
            <text:p>17</text:p>
          </table:table-cell>
          <table:table-cell office:value-type="float" office:value="17.0000000000000000"/>
          <table:table-cell office:value-type="float" office:value="2704"/>
          <table:table-cell office:value-type="float" office:value="0.6168639050000000"/>
          <table:table-cell office:value-type="float" office:value="13.1010452999999990"/>
          <table:table-cell office:value-type="float" office:value="0.1981255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84430000000000"/>
          <table:table-cell office:value-type="float" office:value="-0.5078160000000001"/>
          <table:table-cell office:value-type="float" office:value="-0.1046620000000000"/>
          <table:table-cell office:value-type="float" office:value="0.0171500000000000"/>
          <table:table-cell office:value-type="float" office:value="7.6063268890000000"/>
          <table:table-cell office:value-type="float" office:value="4.8813365780000000"/>
          <table:table-cell office:value-type="float" office:value="26"/>
          <table:table-cell office:value-type="float" office:value="6"/>
          <table:table-cell office:value-type="float" office:value="73.9336823700000000"/>
          <table:table-cell office:value-type="float" office:value="17.0901255399999990"/>
          <table:table-cell office:value-type="float" office:value="74"/>
          <table:table-cell office:value-type="float" office:value="76"/>
          <table:table-cell office:value-type="float" office:value="1900"/>
          <table:table-cell office:value-type="float" office:value="-1.2920255020000000"/>
          <table:table-cell office:value-type="float" office:value="-1.3635040169999999"/>
          <table:table-cell office:value-type="float" office:value="1.5937594470000001"/>
          <table:table-cell office:value-type="float" office:value="2.5176136560000000"/>
          <table:table-cell office:value-type="float" office:value="5.1518930834000001"/>
          <table:table-cell office:value-type="float" office:value="0.0000002579000000"/>
        </table:table-row>
        <table:table-row>
          <table:table-cell office:value-type="string">
            <text:p>39049007492</text:p>
          </table:table-cell>
          <table:table-cell office:value-type="string">
            <text:p>74.92</text:p>
          </table:table-cell>
          <table:table-cell office:value-type="float" office:value="74.9200000000000020"/>
          <table:table-cell office:value-type="float" office:value="5738"/>
          <table:table-cell office:value-type="float" office:value="0.7983617990000000"/>
          <table:table-cell office:value-type="float" office:value="3.2759344810000002"/>
          <table:table-cell office:value-type="float" office:value="2.46433643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064270000000000"/>
          <table:table-cell office:value-type="float" office:value="1.0309050000000000"/>
          <table:table-cell office:value-type="float" office:value="0.5649800000000000"/>
          <table:table-cell office:value-type="float" office:value="0.5233960000000000"/>
          <table:table-cell office:value-type="float" office:value="29.1960259300000010"/>
          <table:table-cell office:value-type="float" office:value="25.5619269500000000"/>
          <table:table-cell office:value-type="float" office:value="93"/>
          <table:table-cell office:value-type="float" office:value="19"/>
          <table:table-cell office:value-type="float" office:value="23.6005074700000000"/>
          <table:table-cell office:value-type="float" office:value="26.0401379499999980"/>
          <table:table-cell office:value-type="float" office:value="101"/>
          <table:table-cell office:value-type="float" office:value="13"/>
          <table:table-cell office:value-type="float" office:value="1982"/>
          <table:table-cell office:value-type="float" office:value="0.9526541270000000"/>
          <table:table-cell office:value-type="float" office:value="1.3777153460000000"/>
          <table:table-cell office:value-type="float" office:value="-1.2140189900000000"/>
          <table:table-cell office:value-type="float" office:value="-1.4275728790000000"/>
          <table:table-cell office:value-type="float" office:value="-2.6925068673000001"/>
          <table:table-cell office:value-type="float" office:value="0.0070917075000000"/>
        </table:table-row>
        <table:table-row>
          <table:table-cell office:value-type="string">
            <text:p>39049009326</text:p>
          </table:table-cell>
          <table:table-cell office:value-type="string">
            <text:p>93.26</text:p>
          </table:table-cell>
          <table:table-cell office:value-type="float" office:value="93.2600000000000050"/>
          <table:table-cell office:value-type="float" office:value="1747"/>
          <table:table-cell office:value-type="float" office:value="0.3045220380000000"/>
          <table:table-cell office:value-type="float" office:value="11.2112112100000000"/>
          <table:table-cell office:value-type="float" office:value="0.3110639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078300000000000"/>
          <table:table-cell office:value-type="float" office:value="-0.6712410000000000"/>
          <table:table-cell office:value-type="float" office:value="-0.0347000000000000"/>
          <table:table-cell office:value-type="float" office:value="0.0824520000000000"/>
          <table:table-cell office:value-type="float" office:value="37.5986547099999980"/>
          <table:table-cell office:value-type="float" office:value="26.0025076099999990"/>
          <table:table-cell office:value-type="float" office:value="86"/>
          <table:table-cell office:value-type="float" office:value="34"/>
          <table:table-cell office:value-type="float" office:value="24.7516778500000000"/>
          <table:table-cell office:value-type="float" office:value="30.6641778599999990"/>
          <table:table-cell office:value-type="float" office:value="96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6785831122999999"/>
          <table:table-cell office:value-type="float" office:value="0.0932333201000000"/>
        </table:table-row>
        <table:table-row>
          <table:table-cell office:value-type="string">
            <text:p>39049009362</text:p>
          </table:table-cell>
          <table:table-cell office:value-type="string">
            <text:p>93.62</text:p>
          </table:table-cell>
          <table:table-cell office:value-type="float" office:value="93.6200000000000050"/>
          <table:table-cell office:value-type="float" office:value="6436"/>
          <table:table-cell office:value-type="float" office:value="0.7321317590000001"/>
          <table:table-cell office:value-type="float" office:value="6.3989108239999997"/>
          <table:table-cell office:value-type="float" office:value="1.60966705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0259010000000000"/>
          <table:table-cell office:value-type="float" office:value="-0.1871600000000000"/>
          <table:table-cell office:value-type="float" office:value="0.0980800000000000"/>
          <table:table-cell office:value-type="float" office:value="0.1667820000000000"/>
          <table:table-cell office:value-type="float" office:value="20.1232196799999980"/>
          <table:table-cell office:value-type="float" office:value="15.2263361400000010"/>
          <table:table-cell office:value-type="float" office:value="86"/>
          <table:table-cell office:value-type="float" office:value="17"/>
          <table:table-cell office:value-type="float" office:value="34.6225194100000020"/>
          <table:table-cell office:value-type="float" office:value="22.8385346399999990"/>
          <table:table-cell office:value-type="float" office:value="101"/>
          <table:table-cell office:value-type="float" office:value="35"/>
          <table:table-cell office:value-type="float" office:value="1975"/>
          <table:table-cell office:value-type="float" office:value="-0.1832482670000000"/>
          <table:table-cell office:value-type="float" office:value="0.2257515270000000"/>
          <table:table-cell office:value-type="float" office:value="0.1062749650000000"/>
          <table:table-cell office:value-type="float" office:value="-0.5636517540000000"/>
          <table:table-cell office:value-type="float" office:value="-0.9254408040000000"/>
          <table:table-cell office:value-type="float" office:value="0.3547366621000000"/>
        </table:table-row>
        <table:table-row>
          <table:table-cell office:value-type="string">
            <text:p>39049009371</text:p>
          </table:table-cell>
          <table:table-cell office:value-type="string">
            <text:p>93.71</text:p>
          </table:table-cell>
          <table:table-cell office:value-type="float" office:value="93.7099999999999940"/>
          <table:table-cell office:value-type="float" office:value="5528"/>
          <table:table-cell office:value-type="float" office:value="0.3484081040000000"/>
          <table:table-cell office:value-type="float" office:value="10.3795767600000010"/>
          <table:table-cell office:value-type="float" office:value="1.3380025099999999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040850000000000"/>
          <table:table-cell office:value-type="float" office:value="0.2096700000000000"/>
          <table:table-cell office:value-type="float" office:value="0.0531570000000000"/>
          <table:table-cell office:value-type="float" office:value="0.0494280000000000"/>
          <table:table-cell office:value-type="float" office:value="18.6777893599999980"/>
          <table:table-cell office:value-type="float" office:value="17.6843319500000010"/>
          <table:table-cell office:value-type="float" office:value="90"/>
          <table:table-cell office:value-type="float" office:value="13"/>
          <table:table-cell office:value-type="float" office:value="39.1685773800000020"/>
          <table:table-cell office:value-type="float" office:value="30.5306547299999980"/>
          <table:table-cell office:value-type="float" office:value="101"/>
          <table:table-cell office:value-type="float" office:value="40"/>
          <table:table-cell office:value-type="float" office:value="1971"/>
          <table:table-cell office:value-type="float" office:value="0.1467884990000000"/>
          <table:table-cell office:value-type="float" office:value="0.0422268950000000"/>
          <table:table-cell office:value-type="float" office:value="-0.1571393380000000"/>
          <table:table-cell office:value-type="float" office:value="-0.2073252010000000"/>
          <table:table-cell office:value-type="float" office:value="-0.6969271812000000"/>
          <table:table-cell office:value-type="float" office:value="0.4858483663000000"/>
        </table:table-row>
        <table:table-row>
          <table:table-cell office:value-type="string">
            <text:p>39049009372</text:p>
          </table:table-cell>
          <table:table-cell office:value-type="string">
            <text:p>93.72</text:p>
          </table:table-cell>
          <table:table-cell office:value-type="float" office:value="93.7199999999999990"/>
          <table:table-cell office:value-type="float" office:value="4306"/>
          <table:table-cell office:value-type="float" office:value="0.3594983740000000"/>
          <table:table-cell office:value-type="float" office:value="7.1218363739999999"/>
          <table:table-cell office:value-type="float" office:value="0.8851988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3388230000000000"/>
          <table:table-cell office:value-type="float" office:value="-0.7267150000000000"/>
          <table:table-cell office:value-type="float" office:value="0.3298930000000000"/>
          <table:table-cell office:value-type="float" office:value="-0.6196480000000000"/>
          <table:table-cell office:value-type="float" office:value="18.9925402400000000"/>
          <table:table-cell office:value-type="float" office:value="16.3085538099999990"/>
          <table:table-cell office:value-type="float" office:value="87"/>
          <table:table-cell office:value-type="float" office:value="15"/>
          <table:table-cell office:value-type="float" office:value="37.1239215700000000"/>
          <table:table-cell office:value-type="float" office:value="22.171177549999999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1915032300000000"/>
          <table:table-cell office:value-type="float" office:value="0.0821904530000000"/>
          <table:table-cell office:value-type="float" office:value="-0.3230933490000000"/>
          <table:table-cell office:value-type="float" office:value="-0.3675882600000000"/>
          <table:table-cell office:value-type="float" office:value="-0.6338184540000000"/>
          <table:table-cell office:value-type="float" office:value="0.5261993084000000"/>
        </table:table-row>
        <table:table-row>
          <table:table-cell office:value-type="string">
            <text:p>39049009373</text:p>
          </table:table-cell>
          <table:table-cell office:value-type="string">
            <text:p>93.73</text:p>
          </table:table-cell>
          <table:table-cell office:value-type="float" office:value="93.7300000000000040"/>
          <table:table-cell office:value-type="float" office:value="5773"/>
          <table:table-cell office:value-type="float" office:value="0.2937813960000000"/>
          <table:table-cell office:value-type="float" office:value="10.0692840599999990"/>
          <table:table-cell office:value-type="float" office:value="1.2285870800000001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224380000000000"/>
          <table:table-cell office:value-type="float" office:value="-0.3301240000000000"/>
          <table:table-cell office:value-type="float" office:value="-0.0142430000000000"/>
          <table:table-cell office:value-type="float" office:value="-0.9229480000000000"/>
          <table:table-cell office:value-type="float" office:value="15.6285714299999990"/>
          <table:table-cell office:value-type="float" office:value="16.7123201500000000"/>
          <table:table-cell office:value-type="float" office:value="87"/>
          <table:table-cell office:value-type="float" office:value="10"/>
          <table:table-cell office:value-type="float" office:value="26.9827537500000010"/>
          <table:table-cell office:value-type="float" office:value="24.0673704999999990"/>
          <table:table-cell office:value-type="float" office:value="99"/>
          <table:table-cell office:value-type="float" office:value="28"/>
          <table:table-cell office:value-type="float" office:value="1969"/>
          <table:table-cell office:value-type="float" office:value="-0.2863952250000000"/>
          <table:table-cell office:value-type="float" office:value="-0.3449288150000000"/>
          <table:table-cell office:value-type="float" office:value="-1.1461988620000001"/>
          <table:table-cell office:value-type="float" office:value="-1.1624675590000000"/>
          <table:table-cell office:value-type="float" office:value="-1.7464166790000000"/>
          <table:table-cell office:value-type="float" office:value="0.0807385738000000"/>
        </table:table-row>
        <table:table-row>
          <table:table-cell office:value-type="string">
            <text:p>39049009374</text:p>
          </table:table-cell>
          <table:table-cell office:value-type="string">
            <text:p>93.74</text:p>
          </table:table-cell>
          <table:table-cell office:value-type="float" office:value="93.7399999999999950"/>
          <table:table-cell office:value-type="float" office:value="8056"/>
          <table:table-cell office:value-type="float" office:value="0.4412859980000000"/>
          <table:table-cell office:value-type="float" office:value="8.5753803600000005"/>
          <table:table-cell office:value-type="float" office:value="2.5274532999999999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376450000000000"/>
          <table:table-cell office:value-type="float" office:value="-0.1619970000000000"/>
          <table:table-cell office:value-type="float" office:value="0.2333820000000000"/>
          <table:table-cell office:value-type="float" office:value="-0.1843180000000000"/>
          <table:table-cell office:value-type="float" office:value="10.1195219100000000"/>
          <table:table-cell office:value-type="float" office:value="12.1053330100000010"/>
          <table:table-cell office:value-type="float" office:value="88"/>
          <table:table-cell office:value-type="float" office:value="6"/>
          <table:table-cell office:value-type="float" office:value="50.7367335699999980"/>
          <table:table-cell office:value-type="float" office:value="31.2094550700000010"/>
          <table:table-cell office:value-type="float" office:value="101"/>
          <table:table-cell office:value-type="float" office:value="51"/>
          <table:table-cell office:value-type="float" office:value="1987"/>
          <table:table-cell office:value-type="float" office:value="-0.8589940950000000"/>
          <table:table-cell office:value-type="float" office:value="-1.0444065229999999"/>
          <table:table-cell office:value-type="float" office:value="1.2437608830000000"/>
          <table:table-cell office:value-type="float" office:value="0.6994034940000000"/>
          <table:table-cell office:value-type="float" office:value="-1.2167443309999999"/>
          <table:table-cell office:value-type="float" office:value="0.2237015066000000"/>
        </table:table-row>
        <table:table-row>
          <table:table-cell office:value-type="string">
            <text:p>39049001600</text:p>
          </table:table-cell>
          <table:table-cell office:value-type="string">
            <text:p>16</text:p>
          </table:table-cell>
          <table:table-cell office:value-type="float" office:value="16.0000000000000000"/>
          <table:table-cell office:value-type="float" office:value="1682"/>
          <table:table-cell office:value-type="float" office:value="0.2835909630000000"/>
          <table:table-cell office:value-type="float" office:value="27.5974025999999990"/>
          <table:table-cell office:value-type="float" office:value="0.1892575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4370000000000"/>
          <table:table-cell office:value-type="float" office:value="-0.5414909999999999"/>
          <table:table-cell office:value-type="float" office:value="-0.5015080000000000"/>
          <table:table-cell office:value-type="float" office:value="-0.7493120000000000"/>
          <table:table-cell office:value-type="float" office:value="8.3911439110000003"/>
          <table:table-cell office:value-type="float" office:value="6.0127597240000004"/>
          <table:table-cell office:value-type="float" office:value="30"/>
          <table:table-cell office:value-type="float" office:value="8"/>
          <table:table-cell office:value-type="float" office:value="68.7279411800000020"/>
          <table:table-cell office:value-type="float" office:value="17.1429830099999980"/>
          <table:table-cell office:value-type="float" office:value="71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6856745805999998"/>
          <table:table-cell office:value-type="float" office:value="0.0000027904000000"/>
        </table:table-row>
        <table:table-row>
          <table:table-cell office:value-type="string">
            <text:p>39049001500</text:p>
          </table:table-cell>
          <table:table-cell office:value-type="string">
            <text:p>15</text:p>
          </table:table-cell>
          <table:table-cell office:value-type="float" office:value="15.0000000000000000"/>
          <table:table-cell office:value-type="float" office:value="2031"/>
          <table:table-cell office:value-type="float" office:value="0.0487444610000000"/>
          <table:table-cell office:value-type="float" office:value="16.3242009099999980"/>
          <table:table-cell office:value-type="float" office:value="0.5066203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313190000000000"/>
          <table:table-cell office:value-type="float" office:value="-0.7181250000000000"/>
          <table:table-cell office:value-type="float" office:value="-0.4349820000000000"/>
          <table:table-cell office:value-type="float" office:value="-1.6408499999999999"/>
          <table:table-cell office:value-type="float" office:value="10.0411240600000000"/>
          <table:table-cell office:value-type="float" office:value="11.3388078000000000"/>
          <table:table-cell office:value-type="float" office:value="65"/>
          <table:table-cell office:value-type="float" office:value="7"/>
          <table:table-cell office:value-type="float" office:value="58.9924502399999970"/>
          <table:table-cell office:value-type="float" office:value="23.4559842299999990"/>
          <table:table-cell office:value-type="float" office:value="100"/>
          <table:table-cell office:value-type="float" office:value="60"/>
          <table:table-cell office:value-type="float" office:value="1948"/>
          <table:table-cell office:value-type="float" office:value="-1.0674746020000001"/>
          <table:table-cell office:value-type="float" office:value="-1.0543606089999999"/>
          <table:table-cell office:value-type="float" office:value="1.1197793819999999"/>
          <table:table-cell office:value-type="float" office:value="1.3464984230000001"/>
          <table:table-cell office:value-type="float" office:value="2.3904512925999999"/>
          <table:table-cell office:value-type="float" office:value="0.0168276810000000"/>
        </table:table-row>
        <table:table-row>
          <table:table-cell office:value-type="string">
            <text:p>39049001400</text:p>
          </table:table-cell>
          <table:table-cell office:value-type="string">
            <text:p>14</text:p>
          </table:table-cell>
          <table:table-cell office:value-type="float" office:value="14.0000000000000000"/>
          <table:table-cell office:value-type="float" office:value="1543"/>
          <table:table-cell office:value-type="float" office:value="0.1406351260000000"/>
          <table:table-cell office:value-type="float" office:value="28.0312907399999990"/>
          <table:table-cell office:value-type="float" office:value="0.7161154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7080000000000"/>
          <table:table-cell office:value-type="float" office:value="-0.3215280000000000"/>
          <table:table-cell office:value-type="float" office:value="-0.6327580000000000"/>
          <table:table-cell office:value-type="float" office:value="-0.8388380000000000"/>
          <table:table-cell office:value-type="float" office:value="7.3721494420000004"/>
          <table:table-cell office:value-type="float" office:value="7.3431045590000004"/>
          <table:table-cell office:value-type="float" office:value="50"/>
          <table:table-cell office:value-type="float" office:value="5"/>
          <table:table-cell office:value-type="float" office:value="71.9519184100000050"/>
          <table:table-cell office:value-type="float" office:value="20.5811420799999990"/>
          <table:table-cell office:value-type="float" office:value="92"/>
          <table:table-cell office:value-type="float" office:value="74"/>
          <table:table-cell office:value-type="float" office:value="1966"/>
          <table:table-cell office:value-type="float" office:value="-1.4593345490000000"/>
          <table:table-cell office:value-type="float" office:value="-1.3932372600000000"/>
          <table:table-cell office:value-type="float" office:value="2.5037128630000001"/>
          <table:table-cell office:value-type="float" office:value="2.3622801500000001"/>
          <table:table-cell office:value-type="float" office:value="4.2724725460000004"/>
          <table:table-cell office:value-type="float" office:value="0.0000193317000000"/>
        </table:table-row>
        <table:table-row>
          <table:table-cell office:value-type="string">
            <text:p>39049001300</text:p>
          </table:table-cell>
          <table:table-cell office:value-type="string">
            <text:p>13</text:p>
          </table:table-cell>
          <table:table-cell office:value-type="float" office:value="13.0000000000000000"/>
          <table:table-cell office:value-type="float" office:value="6583"/>
          <table:table-cell office:value-type="float" office:value="0.8603979950000000"/>
          <table:table-cell office:value-type="float" office:value="6.2182741119999996"/>
          <table:table-cell office:value-type="float" office:value="0.264101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4161510000000000"/>
          <table:table-cell office:value-type="float" office:value="-1.1467229999999999"/>
          <table:table-cell office:value-type="float" office:value="-0.0394450000000000"/>
          <table:table-cell office:value-type="float" office:value="-0.0622860000000000"/>
          <table:table-cell office:value-type="float" office:value="11.0552631600000010"/>
          <table:table-cell office:value-type="float" office:value="6.1378548180000001"/>
          <table:table-cell office:value-type="float" office:value="36"/>
          <table:table-cell office:value-type="float" office:value="10"/>
          <table:table-cell office:value-type="float" office:value="69.1068601599999970"/>
          <table:table-cell office:value-type="float" office:value="14.7088877100000010"/>
          <table:table-cell office:value-type="float" office:value="66"/>
          <table:table-cell office:value-type="float" office:value="68"/>
          <table:table-cell office:value-type="float" office:value="1908"/>
          <table:table-cell office:value-type="float" office:value="-0.7692532570000000"/>
          <table:table-cell office:value-type="float" office:value="-0.9255965290000000"/>
          <table:table-cell office:value-type="float" office:value="1.2607495240000000"/>
          <table:table-cell office:value-type="float" office:value="2.1392803979999999"/>
          <table:table-cell office:value-type="float" office:value="4.4630570896000004"/>
          <table:table-cell office:value-type="float" office:value="0.0000080799000000"/>
        </table:table-row>
        <table:table-row>
          <table:table-cell office:value-type="string">
            <text:p>39049001200</text:p>
          </table:table-cell>
          <table:table-cell office:value-type="string">
            <text:p>12</text:p>
          </table:table-cell>
          <table:table-cell office:value-type="float" office:value="12.0000000000000000"/>
          <table:table-cell office:value-type="float" office:value="4822"/>
          <table:table-cell office:value-type="float" office:value="0.8975528830000000"/>
          <table:table-cell office:value-type="float" office:value="4.2577030809999998"/>
          <table:table-cell office:value-type="float" office:value="0.259147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3291860000000000"/>
          <table:table-cell office:value-type="float" office:value="-1.0190790000000001"/>
          <table:table-cell office:value-type="float" office:value="-0.0103950000000000"/>
          <table:table-cell office:value-type="float" office:value="0.0419160000000000"/>
          <table:table-cell office:value-type="float" office:value="17.5555555599999980"/>
          <table:table-cell office:value-type="float" office:value="15.3161438699999990"/>
          <table:table-cell office:value-type="float" office:value="69"/>
          <table:table-cell office:value-type="float" office:value="13"/>
          <table:table-cell office:value-type="float" office:value="59.6005361900000000"/>
          <table:table-cell office:value-type="float" office:value="22.6613653500000010"/>
          <table:table-cell office:value-type="float" office:value="94"/>
          <table:table-cell office:value-type="float" office:value="61"/>
          <table:table-cell office:value-type="float" office:value="1915"/>
          <table:table-cell office:value-type="float" office:value="0.2160280540000000"/>
          <table:table-cell office:value-type="float" office:value="-0.1002618470000000"/>
          <table:table-cell office:value-type="float" office:value="0.6048935450000000"/>
          <table:table-cell office:value-type="float" office:value="1.3941610739999999"/>
          <table:table-cell office:value-type="float" office:value="3.6708824561000002"/>
          <table:table-cell office:value-type="float" office:value="0.0002417145000000"/>
        </table:table-row>
        <table:table-row>
          <table:table-cell office:value-type="string">
            <text:p>39049001110</text:p>
          </table:table-cell>
          <table:table-cell office:value-type="string">
            <text:p>11.10</text:p>
          </table:table-cell>
          <table:table-cell office:value-type="float" office:value="11.1000000000000000"/>
          <table:table-cell office:value-type="float" office:value="3688"/>
          <table:table-cell office:value-type="float" office:value="0.8099240780000000"/>
          <table:table-cell office:value-type="float" office:value="3.7113402060000000"/>
          <table:table-cell office:value-type="float" office:value="0.20643678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998640000000000"/>
          <table:table-cell office:value-type="float" office:value="-0.1728210000000000"/>
          <table:table-cell office:value-type="float" office:value="0.1894570000000000"/>
          <table:table-cell office:value-type="float" office:value="0.2829580000000000"/>
          <table:table-cell office:value-type="float" office:value="17.8487395000000010"/>
          <table:table-cell office:value-type="float" office:value="18.5452608499999980"/>
          <table:table-cell office:value-type="float" office:value="72"/>
          <table:table-cell office:value-type="float" office:value="12"/>
          <table:table-cell office:value-type="float" office:value="51.7680672300000000"/>
          <table:table-cell office:value-type="float" office:value="29.311310610000000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610939847000002"/>
          <table:table-cell office:value-type="float" office:value="0.0138514076000000"/>
        </table:table-row>
        <table:table-row>
          <table:table-cell office:value-type="string">
            <text:p>39049001000</text:p>
          </table:table-cell>
          <table:table-cell office:value-type="string">
            <text:p>10</text:p>
          </table:table-cell>
          <table:table-cell office:value-type="float" office:value="10.0000000000000000"/>
          <table:table-cell office:value-type="float" office:value="5830"/>
          <table:table-cell office:value-type="float" office:value="0.8960548890000000"/>
          <table:table-cell office:value-type="float" office:value="6.1143984219999998"/>
          <table:table-cell office:value-type="float" office:value="0.3450979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459810000000000"/>
          <table:table-cell office:value-type="float" office:value="-0.0045510000000000"/>
          <table:table-cell office:value-type="float" office:value="-0.0300250000000000"/>
          <table:table-cell office:value-type="float" office:value="0.4725200000000000"/>
          <table:table-cell office:value-type="float" office:value="16.3674698800000020"/>
          <table:table-cell office:value-type="float" office:value="8.6575585069999992"/>
          <table:table-cell office:value-type="float" office:value="54"/>
          <table:table-cell office:value-type="float" office:value="15"/>
          <table:table-cell office:value-type="float" office:value="59.2838515500000010"/>
          <table:table-cell office:value-type="float" office:value="14.0388010100000000"/>
          <table:table-cell office:value-type="float" office:value="79"/>
          <table:table-cell office:value-type="float" office:value="58"/>
          <table:table-cell office:value-type="float" office:value="1908"/>
          <table:table-cell office:value-type="float" office:value="0.0359440610000000"/>
          <table:table-cell office:value-type="float" office:value="-0.2511117250000000"/>
          <table:table-cell office:value-type="float" office:value="0.5830449830000000"/>
          <table:table-cell office:value-type="float" office:value="1.3693388769999999"/>
          <table:table-cell office:value-type="float" office:value="2.2671924996000001"/>
          <table:table-cell office:value-type="float" office:value="0.0233784688000000"/>
        </table:table-row>
        <table:table-row>
          <table:table-cell office:value-type="string">
            <text:p>39049000920</text:p>
          </table:table-cell>
          <table:table-cell office:value-type="string">
            <text:p>9.20</text:p>
          </table:table-cell>
          <table:table-cell office:value-type="float" office:value="9.1999999999999993"/>
          <table:table-cell office:value-type="float" office:value="2069"/>
          <table:table-cell office:value-type="float" office:value="0.2083131950000000"/>
          <table:table-cell office:value-type="float" office:value="26.4400377700000000"/>
          <table:table-cell office:value-type="float" office:value="0.35351147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066450000000000"/>
          <table:table-cell office:value-type="float" office:value="-0.3681750000000000"/>
          <table:table-cell office:value-type="float" office:value="-0.6507070000000000"/>
          <table:table-cell office:value-type="float" office:value="-1.1010519999999999"/>
          <table:table-cell office:value-type="float" office:value="15.7517173700000000"/>
          <table:table-cell office:value-type="float" office:value="8.5464834459999999"/>
          <table:table-cell office:value-type="float" office:value="48"/>
          <table:table-cell office:value-type="float" office:value="14"/>
          <table:table-cell office:value-type="float" office:value="50.2781586700000030"/>
          <table:table-cell office:value-type="float" office:value="21.0110973600000010"/>
          <table:table-cell office:value-type="float" office:value="100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048179838000001"/>
          <table:table-cell office:value-type="float" office:value="0.4809235154000000"/>
        </table:table-row>
        <table:table-row>
          <table:table-cell office:value-type="string">
            <text:p>39049000910</text:p>
          </table:table-cell>
          <table:table-cell office:value-type="string">
            <text:p>9.10</text:p>
          </table:table-cell>
          <table:table-cell office:value-type="float" office:value="9.0999999999999996"/>
          <table:table-cell office:value-type="float" office:value="3409"/>
          <table:table-cell office:value-type="float" office:value="0.2367263130000000"/>
          <table:table-cell office:value-type="float" office:value="20.5844980900000000"/>
          <table:table-cell office:value-type="float" office:value="0.4966885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067680000000000"/>
          <table:table-cell office:value-type="float" office:value="-0.8234760000000000"/>
          <table:table-cell office:value-type="float" office:value="-0.5103980000000000"/>
          <table:table-cell office:value-type="float" office:value="-1.0864300000000000"/>
          <table:table-cell office:value-type="float" office:value="14.8045165800000000"/>
          <table:table-cell office:value-type="float" office:value="7.5609427580000004"/>
          <table:table-cell office:value-type="float" office:value="47"/>
          <table:table-cell office:value-type="float" office:value="14"/>
          <table:table-cell office:value-type="float" office:value="47.2489539700000020"/>
          <table:table-cell office:value-type="float" office:value="16.1053046900000010"/>
          <table:table-cell office:value-type="float" office:value="96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232024988000000"/>
          <table:table-cell office:value-type="float" office:value="0.1045461239000000"/>
        </table:table-row>
        <table:table-row>
          <table:table-cell office:value-type="string">
            <text:p>39049000820</text:p>
          </table:table-cell>
          <table:table-cell office:value-type="string">
            <text:p>8.20</text:p>
          </table:table-cell>
          <table:table-cell office:value-type="float" office:value="8.1999999999999993"/>
          <table:table-cell office:value-type="float" office:value="3121"/>
          <table:table-cell office:value-type="float" office:value="0.4793335470000000"/>
          <table:table-cell office:value-type="float" office:value="14.8797920700000010"/>
          <table:table-cell office:value-type="float" office:value="0.55904125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860500000000000"/>
          <table:table-cell office:value-type="float" office:value="-0.7868220000000000"/>
          <table:table-cell office:value-type="float" office:value="-0.3018580000000000"/>
          <table:table-cell office:value-type="float" office:value="-0.6694680000000000"/>
          <table:table-cell office:value-type="float" office:value="17.7835820899999990"/>
          <table:table-cell office:value-type="float" office:value="12.8369192800000000"/>
          <table:table-cell office:value-type="float" office:value="74"/>
          <table:table-cell office:value-type="float" office:value="16"/>
          <table:table-cell office:value-type="float" office:value="49.3878185200000030"/>
          <table:table-cell office:value-type="float" office:value="21.2270276000000000"/>
          <table:table-cell office:value-type="float" office:value="101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3931664458000000"/>
          <table:table-cell office:value-type="float" office:value="0.6941965506000000"/>
        </table:table-row>
        <table:table-row>
          <table:table-cell office:value-type="string">
            <text:p>39049000310</text:p>
          </table:table-cell>
          <table:table-cell office:value-type="string">
            <text:p>3.10</text:p>
          </table:table-cell>
          <table:table-cell office:value-type="float" office:value="3.1000000000000001"/>
          <table:table-cell office:value-type="float" office:value="3147"/>
          <table:table-cell office:value-type="float" office:value="0.6784238960000000"/>
          <table:table-cell office:value-type="float" office:value="11.2748238300000010"/>
          <table:table-cell office:value-type="float" office:value="0.71583456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28720000000000"/>
          <table:table-cell office:value-type="float" office:value="-0.0390120000000000"/>
          <table:table-cell office:value-type="float" office:value="-0.0671500000000000"/>
          <table:table-cell office:value-type="float" office:value="-0.2324540000000000"/>
          <table:table-cell office:value-type="float" office:value="14.7423283000000000"/>
          <table:table-cell office:value-type="float" office:value="12.0001764000000010"/>
          <table:table-cell office:value-type="float" office:value="74"/>
          <table:table-cell office:value-type="float" office:value="12"/>
          <table:table-cell office:value-type="float" office:value="49.7844282200000020"/>
          <table:table-cell office:value-type="float" office:value="23.5077820300000010"/>
          <table:table-cell office:value-type="float" office:value="100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009746401000000"/>
          <table:table-cell office:value-type="float" office:value="0.9195705916000000"/>
        </table:table-row>
        <table:table-row>
          <table:table-cell office:value-type="string">
            <text:p>39049000220</text:p>
          </table:table-cell>
          <table:table-cell office:value-type="string">
            <text:p>2.20</text:p>
          </table:table-cell>
          <table:table-cell office:value-type="float" office:value="2.2000000000000002"/>
          <table:table-cell office:value-type="float" office:value="3727"/>
          <table:table-cell office:value-type="float" office:value="0.9487523480000000"/>
          <table:table-cell office:value-type="float" office:value="2.3767082589999999"/>
          <table:table-cell office:value-type="float" office:value="0.75108444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741540000000001"/>
          <table:table-cell office:value-type="float" office:value="0.5404530000000000"/>
          <table:table-cell office:value-type="float" office:value="0.4710800000000000"/>
          <table:table-cell office:value-type="float" office:value="0.7109300000000000"/>
          <table:table-cell office:value-type="float" office:value="25.2687528800000010"/>
          <table:table-cell office:value-type="float" office:value="16.9319996800000010"/>
          <table:table-cell office:value-type="float" office:value="90"/>
          <table:table-cell office:value-type="float" office:value="23"/>
          <table:table-cell office:value-type="float" office:value="46.5143385800000000"/>
          <table:table-cell office:value-type="float" office:value="22.9322097099999990"/>
          <table:table-cell office:value-type="float" office:value="101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738100588000000"/>
          <table:table-cell office:value-type="float" office:value="0.9411615231000000"/>
        </table:table-row>
        <table:table-row>
          <table:table-cell office:value-type="string">
            <text:p>39049000210</text:p>
          </table:table-cell>
          <table:table-cell office:value-type="string">
            <text:p>2.10</text:p>
          </table:table-cell>
          <table:table-cell office:value-type="float" office:value="2.1000000000000001"/>
          <table:table-cell office:value-type="float" office:value="2935"/>
          <table:table-cell office:value-type="float" office:value="0.9448040890000000"/>
          <table:table-cell office:value-type="float" office:value="3.9482641250000001"/>
          <table:table-cell office:value-type="float" office:value="0.661889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779060000000000"/>
          <table:table-cell office:value-type="float" office:value="0.3006450000000000"/>
          <table:table-cell office:value-type="float" office:value="0.2386150000000000"/>
          <table:table-cell office:value-type="float" office:value="0.5944580000000000"/>
          <table:table-cell office:value-type="float" office:value="37.9889473699999980"/>
          <table:table-cell office:value-type="float" office:value="25.6329841800000010"/>
          <table:table-cell office:value-type="float" office:value="93"/>
          <table:table-cell office:value-type="float" office:value="27"/>
          <table:table-cell office:value-type="float" office:value="31.4921218500000000"/>
          <table:table-cell office:value-type="float" office:value="21.9837349400000020"/>
          <table:table-cell office:value-type="float" office:value="98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558121354000000"/>
          <table:table-cell office:value-type="float" office:value="0.6485250769000001"/>
        </table:table-row>
        <table:table-row>
          <table:table-cell office:value-type="string">
            <text:p>39049000120</text:p>
          </table:table-cell>
          <table:table-cell office:value-type="string">
            <text:p>1.20</text:p>
          </table:table-cell>
          <table:table-cell office:value-type="float" office:value="1.2000000000000000"/>
          <table:table-cell office:value-type="float" office:value="3162"/>
          <table:table-cell office:value-type="float" office:value="0.9538266920000000"/>
          <table:table-cell office:value-type="float" office:value="3.3417402269999998"/>
          <table:table-cell office:value-type="float" office:value="1.1118831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29380000000000"/>
          <table:table-cell office:value-type="float" office:value="0.4198790000000000"/>
          <table:table-cell office:value-type="float" office:value="0.3267220000000000"/>
          <table:table-cell office:value-type="float" office:value="0.5522140000000000"/>
          <table:table-cell office:value-type="float" office:value="29.6649968700000000"/>
          <table:table-cell office:value-type="float" office:value="21.4124270199999990"/>
          <table:table-cell office:value-type="float" office:value="91"/>
          <table:table-cell office:value-type="float" office:value="23"/>
          <table:table-cell office:value-type="float" office:value="32.7614879599999970"/>
          <table:table-cell office:value-type="float" office:value="24.0851037199999990"/>
          <table:table-cell office:value-type="float" office:value="101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247479575000000"/>
          <table:table-cell office:value-type="float" office:value="0.6710204195000000"/>
        </table:table-row>
        <table:table-row>
          <table:table-cell office:value-type="string">
            <text:p>39049009410</text:p>
          </table:table-cell>
          <table:table-cell office:value-type="string">
            <text:p>94.10</text:p>
          </table:table-cell>
          <table:table-cell office:value-type="float" office:value="94.0999999999999940"/>
          <table:table-cell office:value-type="float" office:value="2874"/>
          <table:table-cell office:value-type="float" office:value="0.6510090470000000"/>
          <table:table-cell office:value-type="float" office:value="6.0185185189999997"/>
          <table:table-cell office:value-type="float" office:value="0.498442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3704360000000000"/>
          <table:table-cell office:value-type="float" office:value="-0.8071390000000001"/>
          <table:table-cell office:value-type="float" office:value="0.2443130000000000"/>
          <table:table-cell office:value-type="float" office:value="-0.5484820000000000"/>
          <table:table-cell office:value-type="float" office:value="15.3154221900000000"/>
          <table:table-cell office:value-type="float" office:value="12.1929540800000000"/>
          <table:table-cell office:value-type="float" office:value="69"/>
          <table:table-cell office:value-type="float" office:value="14"/>
          <table:table-cell office:value-type="float" office:value="37.0508002799999970"/>
          <table:table-cell office:value-type="float" office:value="20.4504814900000010"/>
          <table:table-cell office:value-type="float" office:value="94"/>
          <table:table-cell office:value-type="float" office:value="4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420744379999999"/>
          <table:table-cell office:value-type="float" office:value="0.0521280895000000"/>
        </table:table-row>
        <table:table-row>
          <table:table-cell office:value-type="string">
            <text:p>39049009420</text:p>
          </table:table-cell>
          <table:table-cell office:value-type="string">
            <text:p>94.20</text:p>
          </table:table-cell>
          <table:table-cell office:value-type="float" office:value="94.2000000000000030"/>
          <table:table-cell office:value-type="float" office:value="5793"/>
          <table:table-cell office:value-type="float" office:value="0.7122389090000000"/>
          <table:table-cell office:value-type="float" office:value="13.5467980300000000"/>
          <table:table-cell office:value-type="float" office:value="1.58245205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2418740000000000"/>
          <table:table-cell office:value-type="float" office:value="-0.2089090000000000"/>
          <table:table-cell office:value-type="float" office:value="-0.0081080000000000"/>
          <table:table-cell office:value-type="float" office:value="-0.5086040000000000"/>
          <table:table-cell office:value-type="float" office:value="23.3170250099999980"/>
          <table:table-cell office:value-type="float" office:value="21.4947512299999990"/>
          <table:table-cell office:value-type="float" office:value="92"/>
          <table:table-cell office:value-type="float" office:value="16"/>
          <table:table-cell office:value-type="float" office:value="27.2456564800000010"/>
          <table:table-cell office:value-type="float" office:value="24.2312488399999990"/>
          <table:table-cell office:value-type="float" office:value="100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656233203999999"/>
          <table:table-cell office:value-type="float" office:value="0.0102990604000000"/>
        </table:table-row>
        <table:table-row>
          <table:table-cell office:value-type="string">
            <text:p>39049009590</text:p>
          </table:table-cell>
          <table:table-cell office:value-type="string">
            <text:p>95.90</text:p>
          </table:table-cell>
          <table:table-cell office:value-type="float" office:value="95.9000000000000060"/>
          <table:table-cell office:value-type="float" office:value="4732"/>
          <table:table-cell office:value-type="float" office:value="0.9108199490000000"/>
          <table:table-cell office:value-type="float" office:value="6.7388096409999996"/>
          <table:table-cell office:value-type="float" office:value="18.38047539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16130000000000"/>
          <table:table-cell office:value-type="float" office:value="-0.3289540000000000"/>
          <table:table-cell office:value-type="float" office:value="0.0917780000000000"/>
          <table:table-cell office:value-type="float" office:value="-0.1276640000000000"/>
          <table:table-cell office:value-type="float" office:value="13.6307491600000010"/>
          <table:table-cell office:value-type="float" office:value="19.8392357299999990"/>
          <table:table-cell office:value-type="float" office:value="93"/>
          <table:table-cell office:value-type="float" office:value="5"/>
          <table:table-cell office:value-type="float" office:value="13.2098627800000000"/>
          <table:table-cell office:value-type="float" office:value="25.8562982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506343131999998"/>
          <table:table-cell office:value-type="float" office:value="0.0022835852000000"/>
        </table:table-row>
        <table:table-row>
          <table:table-cell office:value-type="string">
            <text:p>39049009440</text:p>
          </table:table-cell>
          <table:table-cell office:value-type="string">
            <text:p>94.40</text:p>
          </table:table-cell>
          <table:table-cell office:value-type="float" office:value="94.4000000000000060"/>
          <table:table-cell office:value-type="float" office:value="4385"/>
          <table:table-cell office:value-type="float" office:value="0.8433295320000001"/>
          <table:table-cell office:value-type="float" office:value="9.7340425530000001"/>
          <table:table-cell office:value-type="float" office:value="3.48903082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087310000000000"/>
          <table:table-cell office:value-type="float" office:value="-0.5122600000000001"/>
          <table:table-cell office:value-type="float" office:value="-0.1951300000000000"/>
          <table:table-cell office:value-type="float" office:value="0.0811960000000000"/>
          <table:table-cell office:value-type="float" office:value="11.3344624900000000"/>
          <table:table-cell office:value-type="float" office:value="16.7645083600000010"/>
          <table:table-cell office:value-type="float" office:value="92"/>
          <table:table-cell office:value-type="float" office:value="5"/>
          <table:table-cell office:value-type="float" office:value="17.7885247500000010"/>
          <table:table-cell office:value-type="float" office:value="24.41697092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493559295999999"/>
          <table:table-cell office:value-type="float" office:value="0.0022933260000000"/>
        </table:table-row>
        <table:table-row>
          <table:table-cell office:value-type="string">
            <text:p>39049000810</text:p>
          </table:table-cell>
          <table:table-cell office:value-type="string">
            <text:p>8.10</text:p>
          </table:table-cell>
          <table:table-cell office:value-type="float" office:value="8.0999999999999996"/>
          <table:table-cell office:value-type="float" office:value="2540"/>
          <table:table-cell office:value-type="float" office:value="0.6397637800000000"/>
          <table:table-cell office:value-type="float" office:value="9.9650349649999992"/>
          <table:table-cell office:value-type="float" office:value="0.383905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30120000000000"/>
          <table:table-cell office:value-type="float" office:value="-0.6664090000000000"/>
          <table:table-cell office:value-type="float" office:value="-0.2187980000000000"/>
          <table:table-cell office:value-type="float" office:value="-0.0838280000000000"/>
          <table:table-cell office:value-type="float" office:value="16.7901459899999990"/>
          <table:table-cell office:value-type="float" office:value="9.0007974900000001"/>
          <table:table-cell office:value-type="float" office:value="49"/>
          <table:table-cell office:value-type="float" office:value="16"/>
          <table:table-cell office:value-type="float" office:value="44.3683257900000000"/>
          <table:table-cell office:value-type="float" office:value="15.2239716699999990"/>
          <table:table-cell office:value-type="float" office:value="8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694205256000001"/>
          <table:table-cell office:value-type="float" office:value="0.2422342441000000"/>
        </table:table-row>
        <table:table-row>
          <table:table-cell office:value-type="string">
            <text:p>39049000730</text:p>
          </table:table-cell>
          <table:table-cell office:value-type="string">
            <text:p>7.30</text:p>
          </table:table-cell>
          <table:table-cell office:value-type="float" office:value="7.2999999999999998"/>
          <table:table-cell office:value-type="float" office:value="3090"/>
          <table:table-cell office:value-type="float" office:value="0.0579288030000000"/>
          <table:table-cell office:value-type="float" office:value="28.6549707600000010"/>
          <table:table-cell office:value-type="float" office:value="0.40266651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610190000000001"/>
          <table:table-cell office:value-type="float" office:value="-0.0349640000000000"/>
          <table:table-cell office:value-type="float" office:value="-0.8524750000000000"/>
          <table:table-cell office:value-type="float" office:value="-0.7956180000000001"/>
          <table:table-cell office:value-type="float" office:value="13.0558419200000010"/>
          <table:table-cell office:value-type="float" office:value="6.1984208629999999"/>
          <table:table-cell office:value-type="float" office:value="37"/>
          <table:table-cell office:value-type="float" office:value="12"/>
          <table:table-cell office:value-type="float" office:value="54.5974137899999970"/>
          <table:table-cell office:value-type="float" office:value="12.6667836100000000"/>
          <table:table-cell office:value-type="float" office:value="73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0359301175000000"/>
          <table:table-cell office:value-type="float" office:value="0.0417573731000000"/>
        </table:table-row>
        <table:table-row>
          <table:table-cell office:value-type="string">
            <text:p>39049000720</text:p>
          </table:table-cell>
          <table:table-cell office:value-type="string">
            <text:p>7.20</text:p>
          </table:table-cell>
          <table:table-cell office:value-type="float" office:value="7.2000000000000002"/>
          <table:table-cell office:value-type="float" office:value="2384"/>
          <table:table-cell office:value-type="float" office:value="0.2491610740000000"/>
          <table:table-cell office:value-type="float" office:value="19.0557939900000020"/>
          <table:table-cell office:value-type="float" office:value="0.844547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038260000000000"/>
          <table:table-cell office:value-type="float" office:value="-0.7492780000000000"/>
          <table:table-cell office:value-type="float" office:value="-0.3771020000000000"/>
          <table:table-cell office:value-type="float" office:value="-0.6850980000000000"/>
          <table:table-cell office:value-type="float" office:value="8.2817133439999999"/>
          <table:table-cell office:value-type="float" office:value="7.6126712000000003"/>
          <table:table-cell office:value-type="float" office:value="49"/>
          <table:table-cell office:value-type="float" office:value="6"/>
          <table:table-cell office:value-type="float" office:value="55.4339234300000000"/>
          <table:table-cell office:value-type="float" office:value="24.769656370000000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4326323180000000"/>
          <table:table-cell office:value-type="float" office:value="0.0005977521000000"/>
        </table:table-row>
        <table:table-row>
          <table:table-cell office:value-type="string">
            <text:p>39049000710</text:p>
          </table:table-cell>
          <table:table-cell office:value-type="string">
            <text:p>7.10</text:p>
          </table:table-cell>
          <table:table-cell office:value-type="float" office:value="7.0999999999999996"/>
          <table:table-cell office:value-type="float" office:value="3102"/>
          <table:table-cell office:value-type="float" office:value="0.6405544810000000"/>
          <table:table-cell office:value-type="float" office:value="13.4408602199999990"/>
          <table:table-cell office:value-type="float" office:value="0.5058373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991350000000000"/>
          <table:table-cell office:value-type="float" office:value="-0.8280000000000000"/>
          <table:table-cell office:value-type="float" office:value="-0.2980280000000000"/>
          <table:table-cell office:value-type="float" office:value="-0.6713760000000000"/>
          <table:table-cell office:value-type="float" office:value="13.4443690600000000"/>
          <table:table-cell office:value-type="float" office:value="7.5757566210000000"/>
          <table:table-cell office:value-type="float" office:value="50"/>
          <table:table-cell office:value-type="float" office:value="12"/>
          <table:table-cell office:value-type="float" office:value="51.3671497599999970"/>
          <table:table-cell office:value-type="float" office:value="18.83037274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529075613000001"/>
          <table:table-cell office:value-type="float" office:value="0.1204452201000000"/>
        </table:table-row>
        <table:table-row>
          <table:table-cell office:value-type="string">
            <text:p>39049000600</text:p>
          </table:table-cell>
          <table:table-cell office:value-type="string">
            <text:p>6</text:p>
          </table:table-cell>
          <table:table-cell office:value-type="float" office:value="6.0000000000000000"/>
          <table:table-cell office:value-type="float" office:value="3780"/>
          <table:table-cell office:value-type="float" office:value="0.8611111110000000"/>
          <table:table-cell office:value-type="float" office:value="9.6003898640000003"/>
          <table:table-cell office:value-type="float" office:value="0.37894268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844560000000000"/>
          <table:table-cell office:value-type="float" office:value="-0.3397890000000000"/>
          <table:table-cell office:value-type="float" office:value="0.1404320000000000"/>
          <table:table-cell office:value-type="float" office:value="0.4527240000000000"/>
          <table:table-cell office:value-type="float" office:value="19.4538745400000010"/>
          <table:table-cell office:value-type="float" office:value="18.1680524800000000"/>
          <table:table-cell office:value-type="float" office:value="81"/>
          <table:table-cell office:value-type="float" office:value="13"/>
          <table:table-cell office:value-type="float" office:value="56.3090405900000020"/>
          <table:table-cell office:value-type="float" office:value="22.5389263799999990"/>
          <table:table-cell office:value-type="float" office:value="90"/>
          <table:table-cell office:value-type="float" office:value="58"/>
          <table:table-cell office:value-type="float" office:value="1918"/>
          <table:table-cell office:value-type="float" office:value="0.5037656050000000"/>
          <table:table-cell office:value-type="float" office:value="0.1407655410000000"/>
          <table:table-cell office:value-type="float" office:value="0.3778081780000000"/>
          <table:table-cell office:value-type="float" office:value="1.1361689210000001"/>
          <table:table-cell office:value-type="float" office:value="1.9026198684000000"/>
          <table:table-cell office:value-type="float" office:value="0.0570901647000000"/>
        </table:table-row>
        <table:table-row>
          <table:table-cell office:value-type="string">
            <text:p>39049000500</text:p>
          </table:table-cell>
          <table:table-cell office:value-type="string">
            <text:p>5</text:p>
          </table:table-cell>
          <table:table-cell office:value-type="float" office:value="5.0000000000000000"/>
          <table:table-cell office:value-type="float" office:value="4057"/>
          <table:table-cell office:value-type="float" office:value="0.8649248210000000"/>
          <table:table-cell office:value-type="float" office:value="4.2253521129999996"/>
          <table:table-cell office:value-type="float" office:value="0.48781233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62630000000000"/>
          <table:table-cell office:value-type="float" office:value="0.1202540000000000"/>
          <table:table-cell office:value-type="float" office:value="0.3202450000000000"/>
          <table:table-cell office:value-type="float" office:value="0.6282900000000000"/>
          <table:table-cell office:value-type="float" office:value="23.6246458900000000"/>
          <table:table-cell office:value-type="float" office:value="19.2215549400000010"/>
          <table:table-cell office:value-type="float" office:value="90"/>
          <table:table-cell office:value-type="float" office:value="18"/>
          <table:table-cell office:value-type="float" office:value="47.5092198600000020"/>
          <table:table-cell office:value-type="float" office:value="24.7622794300000000"/>
          <table:table-cell office:value-type="float" office:value="101"/>
          <table:table-cell office:value-type="float" office:value="52"/>
          <table:table-cell office:value-type="float" office:value="1925"/>
          <table:table-cell office:value-type="float" office:value="1.1359499460000000"/>
          <table:table-cell office:value-type="float" office:value="0.6703236030000001"/>
          <table:table-cell office:value-type="float" office:value="-0.2293050520000000"/>
          <table:table-cell office:value-type="float" office:value="0.4464263340000000"/>
          <table:table-cell office:value-type="float" office:value="1.2264536207000001"/>
          <table:table-cell office:value-type="float" office:value="0.2200280183000000"/>
        </table:table-row>
        <table:table-row>
          <table:table-cell office:value-type="string">
            <text:p>39049000420</text:p>
          </table:table-cell>
          <table:table-cell office:value-type="string">
            <text:p>4.20</text:p>
          </table:table-cell>
          <table:table-cell office:value-type="float" office:value="4.2000000000000002"/>
          <table:table-cell office:value-type="float" office:value="3139"/>
          <table:table-cell office:value-type="float" office:value="0.9356482960000000"/>
          <table:table-cell office:value-type="float" office:value="4.8689138580000000"/>
          <table:table-cell office:value-type="float" office:value="0.56615056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82540000000000"/>
          <table:table-cell office:value-type="float" office:value="0.1985840000000000"/>
          <table:table-cell office:value-type="float" office:value="0.2778770000000000"/>
          <table:table-cell office:value-type="float" office:value="0.6883020000000000"/>
          <table:table-cell office:value-type="float" office:value="29.0966153799999990"/>
          <table:table-cell office:value-type="float" office:value="21.5205065900000000"/>
          <table:table-cell office:value-type="float" office:value="90"/>
          <table:table-cell office:value-type="float" office:value="22"/>
          <table:table-cell office:value-type="float" office:value="42.0735744899999990"/>
          <table:table-cell office:value-type="float" office:value="23.6320295599999990"/>
          <table:table-cell office:value-type="float" office:value="100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809177682000000"/>
          <table:table-cell office:value-type="float" office:value="0.3266332946000000"/>
        </table:table-row>
        <table:table-row>
          <table:table-cell office:value-type="string">
            <text:p>39049000410</text:p>
          </table:table-cell>
          <table:table-cell office:value-type="string">
            <text:p>4.10</text:p>
          </table:table-cell>
          <table:table-cell office:value-type="float" office:value="4.0999999999999996"/>
          <table:table-cell office:value-type="float" office:value="2419"/>
          <table:table-cell office:value-type="float" office:value="0.9189747830000000"/>
          <table:table-cell office:value-type="float" office:value="6.3699155789999997"/>
          <table:table-cell office:value-type="float" office:value="0.2990194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07370000000000"/>
          <table:table-cell office:value-type="float" office:value="0.3326370000000000"/>
          <table:table-cell office:value-type="float" office:value="0.2770180000000000"/>
          <table:table-cell office:value-type="float" office:value="0.7425560000000000"/>
          <table:table-cell office:value-type="float" office:value="22.1337209299999990"/>
          <table:table-cell office:value-type="float" office:value="14.2381579600000010"/>
          <table:table-cell office:value-type="float" office:value="74"/>
          <table:table-cell office:value-type="float" office:value="20"/>
          <table:table-cell office:value-type="float" office:value="45.8383371800000030"/>
          <table:table-cell office:value-type="float" office:value="22.0284134999999990"/>
          <table:table-cell office:value-type="float" office:value="97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014700119000001"/>
          <table:table-cell office:value-type="float" office:value="0.5475269795000000"/>
        </table:table-row>
        <table:table-row>
          <table:table-cell office:value-type="string">
            <text:p>39049000330</text:p>
          </table:table-cell>
          <table:table-cell office:value-type="string">
            <text:p>3.30</text:p>
          </table:table-cell>
          <table:table-cell office:value-type="float" office:value="3.2999999999999998"/>
          <table:table-cell office:value-type="float" office:value="2314"/>
          <table:table-cell office:value-type="float" office:value="0.7013828870000000"/>
          <table:table-cell office:value-type="float" office:value="10.7111501300000000"/>
          <table:table-cell office:value-type="float" office:value="0.3072726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676680000000000"/>
          <table:table-cell office:value-type="float" office:value="-0.6189550000000000"/>
          <table:table-cell office:value-type="float" office:value="-0.0914900000000000"/>
          <table:table-cell office:value-type="float" office:value="-0.6925580000000000"/>
          <table:table-cell office:value-type="float" office:value="15.6417233600000000"/>
          <table:table-cell office:value-type="float" office:value="7.2497388010000003"/>
          <table:table-cell office:value-type="float" office:value="43"/>
          <table:table-cell office:value-type="float" office:value="15"/>
          <table:table-cell office:value-type="float" office:value="46.0757918600000020"/>
          <table:table-cell office:value-type="float" office:value="13.9658569600000000"/>
          <table:table-cell office:value-type="float" office:value="8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322855059000000"/>
          <table:table-cell office:value-type="float" office:value="0.4639943241000000"/>
        </table:table-row>
        <table:table-row>
          <table:table-cell office:value-type="string">
            <text:p>39049000320</text:p>
          </table:table-cell>
          <table:table-cell office:value-type="string">
            <text:p>3.20</text:p>
          </table:table-cell>
          <table:table-cell office:value-type="float" office:value="3.2000000000000002"/>
          <table:table-cell office:value-type="float" office:value="2390"/>
          <table:table-cell office:value-type="float" office:value="0.8046025100000001"/>
          <table:table-cell office:value-type="float" office:value="5.2631578950000000"/>
          <table:table-cell office:value-type="float" office:value="0.49254671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151470000000000"/>
          <table:table-cell office:value-type="float" office:value="-0.7216260000000000"/>
          <table:table-cell office:value-type="float" office:value="0.0448380000000000"/>
          <table:table-cell office:value-type="float" office:value="0.0313480000000000"/>
          <table:table-cell office:value-type="float" office:value="18.4033850500000010"/>
          <table:table-cell office:value-type="float" office:value="11.1181392799999990"/>
          <table:table-cell office:value-type="float" office:value="66"/>
          <table:table-cell office:value-type="float" office:value="16"/>
          <table:table-cell office:value-type="float" office:value="38.8434414700000020"/>
          <table:table-cell office:value-type="float" office:value="18.7838503800000010"/>
          <table:table-cell office:value-type="float" office:value="93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401024343000000"/>
          <table:table-cell office:value-type="float" office:value="0.6598629189000000"/>
        </table:table-row>
        <table:table-row>
          <table:table-cell office:value-type="string">
            <text:p>39049000110</text:p>
          </table:table-cell>
          <table:table-cell office:value-type="string">
            <text:p>1.10</text:p>
          </table:table-cell>
          <table:table-cell office:value-type="float" office:value="1.1000000000000001"/>
          <table:table-cell office:value-type="float" office:value="3344"/>
          <table:table-cell office:value-type="float" office:value="0.9620215310000000"/>
          <table:table-cell office:value-type="float" office:value="5.3384700059999997"/>
          <table:table-cell office:value-type="float" office:value="0.7579255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07400000000000"/>
          <table:table-cell office:value-type="float" office:value="0.2630020000000000"/>
          <table:table-cell office:value-type="float" office:value="0.2929800000000000"/>
          <table:table-cell office:value-type="float" office:value="0.5862360000000000"/>
          <table:table-cell office:value-type="float" office:value="26.8816513800000010"/>
          <table:table-cell office:value-type="float" office:value="19.1513942499999990"/>
          <table:table-cell office:value-type="float" office:value="89"/>
          <table:table-cell office:value-type="float" office:value="21"/>
          <table:table-cell office:value-type="float" office:value="38.3483249200000030"/>
          <table:table-cell office:value-type="float" office:value="21.4365518600000020"/>
          <table:table-cell office:value-type="float" office:value="100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716665494000000"/>
          <table:table-cell office:value-type="float" office:value="0.4403119475000000"/>
        </table:table-row>
        <table:table-row>
          <table:table-cell office:value-type="string">
            <text:p>39049009752</text:p>
          </table:table-cell>
          <table:table-cell office:value-type="string">
            <text:p>97.52</text:p>
          </table:table-cell>
          <table:table-cell office:value-type="float" office:value="97.5199999999999960"/>
          <table:table-cell office:value-type="float" office:value="6124"/>
          <table:table-cell office:value-type="float" office:value="0.8814500330000000"/>
          <table:table-cell office:value-type="float" office:value="4.7358834239999998"/>
          <table:table-cell office:value-type="float" office:value="3.14861142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374310000000000"/>
          <table:table-cell office:value-type="float" office:value="-0.0646450000000000"/>
          <table:table-cell office:value-type="float" office:value="0.2014300000000000"/>
          <table:table-cell office:value-type="float" office:value="0.2755080000000000"/>
          <table:table-cell office:value-type="float" office:value="7.9550325930000003"/>
          <table:table-cell office:value-type="float" office:value="11.6026101000000000"/>
          <table:table-cell office:value-type="float" office:value="89"/>
          <table:table-cell office:value-type="float" office:value="4"/>
          <table:table-cell office:value-type="float" office:value="18.8502927900000010"/>
          <table:table-cell office:value-type="float" office:value="22.6125590199999990"/>
          <table:table-cell office:value-type="float" office:value="99"/>
          <table:table-cell office:value-type="float" office:value="7"/>
          <table:table-cell office:value-type="float" office:value="1964"/>
          <table:table-cell office:value-type="float" office:value="-1.3765279090000000"/>
          <table:table-cell office:value-type="float" office:value="-1.3192292530000000"/>
          <table:table-cell office:value-type="float" office:value="-1.8062681530000000"/>
          <table:table-cell office:value-type="float" office:value="-1.7999015279999999"/>
          <table:table-cell office:value-type="float" office:value="-3.5828362891999999"/>
          <table:table-cell office:value-type="float" office:value="0.0003398836000000"/>
        </table:table-row>
        <table:table-row>
          <table:table-cell office:value-type="string">
            <text:p>39049009740</text:p>
          </table:table-cell>
          <table:table-cell office:value-type="string">
            <text:p>97.40</text:p>
          </table:table-cell>
          <table:table-cell office:value-type="float" office:value="97.4000000000000060"/>
          <table:table-cell office:value-type="float" office:value="13583"/>
          <table:table-cell office:value-type="float" office:value="0.9413973350000000"/>
          <table:table-cell office:value-type="float" office:value="5.1807677969999997"/>
          <table:table-cell office:value-type="float" office:value="15.48797562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2410000000000"/>
          <table:table-cell office:value-type="float" office:value="0.3397110000000000"/>
          <table:table-cell office:value-type="float" office:value="0.5245380000000000"/>
          <table:table-cell office:value-type="float" office:value="0.2404720000000000"/>
          <table:table-cell office:value-type="float" office:value="16.9007809999999980"/>
          <table:table-cell office:value-type="float" office:value="23.3279295400000000"/>
          <table:table-cell office:value-type="float" office:value="95"/>
          <table:table-cell office:value-type="float" office:value="6"/>
          <table:table-cell office:value-type="float" office:value="13.1194686300000000"/>
          <table:table-cell office:value-type="float" office:value="23.22927617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7616748698000002"/>
          <table:table-cell office:value-type="float" office:value="0.0057505712000000"/>
        </table:table-row>
        <table:table-row>
          <table:table-cell office:value-type="string">
            <text:p>39049009720</text:p>
          </table:table-cell>
          <table:table-cell office:value-type="string">
            <text:p>97.20</text:p>
          </table:table-cell>
          <table:table-cell office:value-type="float" office:value="97.2000000000000030"/>
          <table:table-cell office:value-type="float" office:value="6810"/>
          <table:table-cell office:value-type="float" office:value="0.9073421440000000"/>
          <table:table-cell office:value-type="float" office:value="5.1023622050000004"/>
          <table:table-cell office:value-type="float" office:value="2.75615764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0.0690180000000000"/>
          <table:table-cell office:value-type="float" office:value="0.2042250000000000"/>
          <table:table-cell office:value-type="float" office:value="-0.0846830000000000"/>
          <table:table-cell office:value-type="float" office:value="0.0875120000000000"/>
          <table:table-cell office:value-type="float" office:value="14.5681302000000010"/>
          <table:table-cell office:value-type="float" office:value="17.6279959600000000"/>
          <table:table-cell office:value-type="float" office:value="93"/>
          <table:table-cell office:value-type="float" office:value="8"/>
          <table:table-cell office:value-type="float" office:value="43.3303920299999990"/>
          <table:table-cell office:value-type="float" office:value="29.497820210000000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626393766000000"/>
          <table:table-cell office:value-type="float" office:value="0.0625130204000000"/>
        </table:table-row>
        <table:table-row>
          <table:table-cell office:value-type="string">
            <text:p>39049008500</text:p>
          </table:table-cell>
          <table:table-cell office:value-type="string">
            <text:p>85</text:p>
          </table:table-cell>
          <table:table-cell office:value-type="float" office:value="85.0000000000000000"/>
          <table:table-cell office:value-type="float" office:value="4280"/>
          <table:table-cell office:value-type="float" office:value="0.9439252340000000"/>
          <table:table-cell office:value-type="float" office:value="4.9172346640000004"/>
          <table:table-cell office:value-type="float" office:value="1.22109293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68420000000001"/>
          <table:table-cell office:value-type="float" office:value="0.4746610000000000"/>
          <table:table-cell office:value-type="float" office:value="0.6049950000000000"/>
          <table:table-cell office:value-type="float" office:value="0.9208700000000000"/>
          <table:table-cell office:value-type="float" office:value="13.2220642600000000"/>
          <table:table-cell office:value-type="float" office:value="16.2946075700000000"/>
          <table:table-cell office:value-type="float" office:value="92"/>
          <table:table-cell office:value-type="float" office:value="9"/>
          <table:table-cell office:value-type="float" office:value="60.1328790500000000"/>
          <table:table-cell office:value-type="float" office:value="27.7314011799999990"/>
          <table:table-cell office:value-type="float" office:value="101"/>
          <table:table-cell office:value-type="float" office:value="60"/>
          <table:table-cell office:value-type="float" office:value="1940"/>
          <table:table-cell office:value-type="float" office:value="-0.6989363780000000"/>
          <table:table-cell office:value-type="float" office:value="-0.6504802740000000"/>
          <table:table-cell office:value-type="float" office:value="1.2051525420000000"/>
          <table:table-cell office:value-type="float" office:value="1.4358868709999999"/>
          <table:table-cell office:value-type="float" office:value="2.7960345933999999"/>
          <table:table-cell office:value-type="float" office:value="0.0051733863000000"/>
        </table:table-row>
        <table:table-row>
          <table:table-cell office:value-type="string">
            <text:p>39049008400</text:p>
          </table:table-cell>
          <table:table-cell office:value-type="string">
            <text:p>84</text:p>
          </table:table-cell>
          <table:table-cell office:value-type="float" office:value="84.0000000000000000"/>
          <table:table-cell office:value-type="float" office:value="2962"/>
          <table:table-cell office:value-type="float" office:value="0.9486833220000001"/>
          <table:table-cell office:value-type="float" office:value="6.5979381439999996"/>
          <table:table-cell office:value-type="float" office:value="0.86279634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76300000000000"/>
          <table:table-cell office:value-type="float" office:value="0.7535980000000000"/>
          <table:table-cell office:value-type="float" office:value="0.2011820000000000"/>
          <table:table-cell office:value-type="float" office:value="0.8081120000000001"/>
          <table:table-cell office:value-type="float" office:value="23.4414486900000010"/>
          <table:table-cell office:value-type="float" office:value="16.9713064799999990"/>
          <table:table-cell office:value-type="float" office:value="88"/>
          <table:table-cell office:value-type="float" office:value="20"/>
          <table:table-cell office:value-type="float" office:value="45.8745476499999970"/>
          <table:table-cell office:value-type="float" office:value="25.2410243799999990"/>
          <table:table-cell office:value-type="float" office:value="101"/>
          <table:table-cell office:value-type="float" office:value="46"/>
          <table:table-cell office:value-type="float" office:value="1926"/>
          <table:table-cell office:value-type="float" office:value="1.1081818450000001"/>
          <table:table-cell office:value-type="float" office:value="0.6470632640000000"/>
          <table:table-cell office:value-type="float" office:value="-0.3420836130000000"/>
          <table:table-cell office:value-type="float" office:value="0.3182983790000000"/>
          <table:table-cell office:value-type="float" office:value="1.2975820246000001"/>
          <table:table-cell office:value-type="float" office:value="0.1944310023000000"/>
        </table:table-row>
        <table:table-row>
          <table:table-cell office:value-type="string">
            <text:p>39049007425</text:p>
          </table:table-cell>
          <table:table-cell office:value-type="string">
            <text:p>74.25</text:p>
          </table:table-cell>
          <table:table-cell office:value-type="float" office:value="74.2500000000000000"/>
          <table:table-cell office:value-type="float" office:value="2867"/>
          <table:table-cell office:value-type="float" office:value="0.8385071500000000"/>
          <table:table-cell office:value-type="float" office:value="4.0482342810000000"/>
          <table:table-cell office:value-type="float" office:value="0.97309133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94800000000000"/>
          <table:table-cell office:value-type="float" office:value="0.3648910000000000"/>
          <table:table-cell office:value-type="float" office:value="0.0279220000000000"/>
          <table:table-cell office:value-type="float" office:value="0.3856280000000000"/>
          <table:table-cell office:value-type="float" office:value="22.9098712400000010"/>
          <table:table-cell office:value-type="float" office:value="18.6203628899999990"/>
          <table:table-cell office:value-type="float" office:value="87"/>
          <table:table-cell office:value-type="float" office:value="17"/>
          <table:table-cell office:value-type="float" office:value="29.7762312599999990"/>
          <table:table-cell office:value-type="float" office:value="24.4256997799999990"/>
          <table:table-cell office:value-type="float" office:value="100"/>
          <table:table-cell office:value-type="float" office:value="30"/>
          <table:table-cell office:value-type="float" office:value="1965"/>
          <table:table-cell office:value-type="float" office:value="0.7480144630000000"/>
          <table:table-cell office:value-type="float" office:value="0.5795694850000001"/>
          <table:table-cell office:value-type="float" office:value="-0.9194669130000001"/>
          <table:table-cell office:value-type="float" office:value="-0.9435107790000000"/>
          <table:table-cell office:value-type="float" office:value="-1.2346248502999999"/>
          <table:table-cell office:value-type="float" office:value="0.2169701561000000"/>
        </table:table-row>
        <table:table-row>
          <table:table-cell office:value-type="string">
            <text:p>39049007427</text:p>
          </table:table-cell>
          <table:table-cell office:value-type="string">
            <text:p>74.27</text:p>
          </table:table-cell>
          <table:table-cell office:value-type="float" office:value="74.2699999999999960"/>
          <table:table-cell office:value-type="float" office:value="6030"/>
          <table:table-cell office:value-type="float" office:value="0.7734660030000000"/>
          <table:table-cell office:value-type="float" office:value="4.1648776300000003"/>
          <table:table-cell office:value-type="float" office:value="2.80200385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109790000000000"/>
          <table:table-cell office:value-type="float" office:value="0.6778280000000000"/>
          <table:table-cell office:value-type="float" office:value="0.0874750000000000"/>
          <table:table-cell office:value-type="float" office:value="0.4676340000000000"/>
          <table:table-cell office:value-type="float" office:value="21.2734152100000000"/>
          <table:table-cell office:value-type="float" office:value="23.9237494400000020"/>
          <table:table-cell office:value-type="float" office:value="93"/>
          <table:table-cell office:value-type="float" office:value="12"/>
          <table:table-cell office:value-type="float" office:value="35.3887648799999970"/>
          <table:table-cell office:value-type="float" office:value="30.3569869100000000"/>
          <table:table-cell office:value-type="float" office:value="101"/>
          <table:table-cell office:value-type="float" office:value="34"/>
          <table:table-cell office:value-type="float" office:value="1980"/>
          <table:table-cell office:value-type="float" office:value="-0.0392454280000000"/>
          <table:table-cell office:value-type="float" office:value="0.3717905360000000"/>
          <table:table-cell office:value-type="float" office:value="0.1980612260000000"/>
          <table:table-cell office:value-type="float" office:value="-0.5035923340000000"/>
          <table:table-cell office:value-type="float" office:value="-1.6489177054999999"/>
          <table:table-cell office:value-type="float" office:value="0.0991644953000000"/>
        </table:table-row>
        <table:table-row>
          <table:table-cell office:value-type="string">
            <text:p>39049007426</text:p>
          </table:table-cell>
          <table:table-cell office:value-type="string">
            <text:p>74.26</text:p>
          </table:table-cell>
          <table:table-cell office:value-type="float" office:value="74.2600000000000050"/>
          <table:table-cell office:value-type="float" office:value="2823"/>
          <table:table-cell office:value-type="float" office:value="0.8944385410000000"/>
          <table:table-cell office:value-type="float" office:value="5.6488549619999997"/>
          <table:table-cell office:value-type="float" office:value="1.0809363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953540000000000"/>
          <table:table-cell office:value-type="float" office:value="0.5045870000000000"/>
          <table:table-cell office:value-type="float" office:value="0.2960120000000000"/>
          <table:table-cell office:value-type="float" office:value="0.3854620000000000"/>
          <table:table-cell office:value-type="float" office:value="30.2475884200000000"/>
          <table:table-cell office:value-type="float" office:value="21.8743220900000000"/>
          <table:table-cell office:value-type="float" office:value="91"/>
          <table:table-cell office:value-type="float" office:value="22"/>
          <table:table-cell office:value-type="float" office:value="30.2847490300000000"/>
          <table:table-cell office:value-type="float" office:value="26.2802500600000000"/>
          <table:table-cell office:value-type="float" office:value="101"/>
          <table:table-cell office:value-type="float" office:value="30"/>
          <table:table-cell office:value-type="float" office:value="1960"/>
          <table:table-cell office:value-type="float" office:value="1.2839050450000000"/>
          <table:table-cell office:value-type="float" office:value="1.5112310320000000"/>
          <table:table-cell office:value-type="float" office:value="-0.8736284150000000"/>
          <table:table-cell office:value-type="float" office:value="-0.9036524260000000"/>
          <table:table-cell office:value-type="float" office:value="-2.4508619134999998"/>
          <table:table-cell office:value-type="float" office:value="0.0142514614000000"/>
        </table:table-row>
        <table:table-row>
          <table:table-cell office:value-type="string">
            <text:p>39049007010</text:p>
          </table:table-cell>
          <table:table-cell office:value-type="string">
            <text:p>70.10</text:p>
          </table:table-cell>
          <table:table-cell office:value-type="float" office:value="70.0999999999999940"/>
          <table:table-cell office:value-type="float" office:value="3802"/>
          <table:table-cell office:value-type="float" office:value="0.7927406630000000"/>
          <table:table-cell office:value-type="float" office:value="4.2190305209999996"/>
          <table:table-cell office:value-type="float" office:value="1.0997261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536280000000000"/>
          <table:table-cell office:value-type="float" office:value="0.7795490000000001"/>
          <table:table-cell office:value-type="float" office:value="0.7987830000000000"/>
          <table:table-cell office:value-type="float" office:value="0.0825520000000000"/>
          <table:table-cell office:value-type="float" office:value="26.4353720099999980"/>
          <table:table-cell office:value-type="float" office:value="23.4553972299999990"/>
          <table:table-cell office:value-type="float" office:value="92"/>
          <table:table-cell office:value-type="float" office:value="18"/>
          <table:table-cell office:value-type="float" office:value="32.6401263799999980"/>
          <table:table-cell office:value-type="float" office:value="29.1197945400000010"/>
          <table:table-cell office:value-type="float" office:value="101"/>
          <table:table-cell office:value-type="float" office:value="3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713618148000000"/>
          <table:table-cell office:value-type="float" office:value="0.2414533742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